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83.41mm"/>
    </style:style>
    <style:style style:name="co8" style:family="table-column">
      <style:table-column-properties fo:break-before="auto" style:column-width="60.8mm"/>
    </style:style>
    <style:style style:name="co13" style:family="table-column">
      <style:table-column-properties fo:break-before="auto" style:column-width="35.49mm"/>
    </style:style>
    <style:style style:name="co14" style:family="table-column">
      <style:table-column-properties fo:break-before="auto" style:column-width="33.85mm"/>
    </style:style>
    <style:style style:name="co15" style:family="table-column">
      <style:table-column-properties fo:break-before="auto" style:column-width="76.06mm"/>
    </style:style>
    <style:style style:name="co7" style:family="table-column">
      <style:table-column-properties fo:break-before="auto" style:column-width="15.33mm"/>
    </style:style>
    <style:style style:name="co9" style:family="table-column">
      <style:table-column-properties fo:break-before="auto" style:column-width="22.95mm"/>
    </style:style>
    <style:style style:name="co10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22.4mm"/>
    </style:style>
    <style:style style:name="co17" style:family="table-column">
      <style:table-column-properties fo:break-before="auto" style:column-width="15.59mm"/>
    </style:style>
    <style:style style:name="co18" style:family="table-column">
      <style:table-column-properties fo:break-before="auto" style:column-width="28.86mm"/>
    </style:style>
    <style:style style:name="co19" style:family="table-column">
      <style:table-column-properties fo:break-before="auto" style:column-width="77.96mm"/>
    </style:style>
    <style:style style:name="co20" style:family="table-column">
      <style:table-column-properties fo:break-before="auto" style:column-width="37.92mm"/>
    </style:style>
    <style:style style:name="co21" style:family="table-column">
      <style:table-column-properties fo:break-before="auto" style:column-width="33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09"/>
    <style:style style:name="ce3" style:family="table-cell" style:parent-style-name="Default">
      <style:text-properties fo:color="#ce181e"/>
    </style:style>
    <style:style style:name="ce5" style:family="table-cell" style:parent-style-name="Default"/>
    <style:style style:name="ce6" style:family="table-cell" style:parent-style-name="Default" style:data-style-name="N109"/>
    <style:style style:name="ce7" style:family="table-cell" style:parent-style-name="Default">
      <style:text-properties fo:color="#ce181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CohMetrixOutput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number-columns-repeated="5" table:default-cell-style-name="Default"/>
        <table:table-column table:style-name="co7" table:default-cell-style-name="Default"/>
        <table:table-column table:style-name="co17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e_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 V2.x</text:p>
          </table:table-cell>
          <table:table-cell office:value-type="string" calcext:value-type="string">
            <text:p>E_DBH1_L1</text:p>
          </table:table-cell>
          <table:table-cell office:value-type="string" calcext:value-type="string">
            <text:p>E_DBH1_L2</text:p>
          </table:table-cell>
          <table:table-cell office:value-type="string" calcext:value-type="string">
            <text:p>E_DBH1_L3</text:p>
          </table:table-cell>
          <table:table-cell office:value-type="string" calcext:value-type="string">
            <text:p>E_DBH1_L4</text:p>
          </table:table-cell>
          <table:table-cell office:value-type="string" calcext:value-type="string">
            <text:p>E_DBH1_L5</text:p>
          </table:table-cell>
          <table:table-cell office:value-type="string" calcext:value-type="string">
            <text:p>E_DBH1_L6</text:p>
          </table:table-cell>
          <table:table-cell office:value-type="string" calcext:value-type="string">
            <text:p>E_DBH1_L7</text:p>
          </table:table-cell>
          <table:table-cell office:value-type="string" calcext:value-type="string">
            <text:p>E_DBH1_L8</text:p>
          </table:table-cell>
          <table:table-cell office:value-type="string" calcext:value-type="string">
            <text:p>E_DBH1_L9</text:p>
          </table:table-cell>
          <table:table-cell office:value-type="string" calcext:value-type="string">
            <text:p>E_DBH1_L10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Full descrip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PC</text:p>
          </table:table-cell>
          <table:table-cell office:value-type="string" calcext:value-type="string">
            <text:p>READN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AVERAGE ([.D2:.M2])" office:value-type="float" office:value="4.5" calcext:value-type="float">
            <text:p>4,5</text:p>
          </table:table-cell>
          <table:table-cell office:value-type="string" calcext:value-type="string">
            <text:p>Paragraph count</text:p>
          </table:table-cell>
          <table:table-cell office:value-type="string" calcext:value-type="string">
            <text:p><text:s/>number of paragraph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SC</text:p>
          </table:table-cell>
          <table:table-cell office:value-type="string" calcext:value-type="string">
            <text:p>READNS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AVERAGE ([.D3:.M3])" office:value-type="float" office:value="19.9" calcext:value-type="float">
            <text:p>19,9</text:p>
          </table:table-cell>
          <table:table-cell office:value-type="string" calcext:value-type="string">
            <text:p>Sentence count</text:p>
          </table:table-cell>
          <table:table-cell office:value-type="string" calcext:value-type="string">
            <text:p><text:s/>number of sentenc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WC</text:p>
          </table:table-cell>
          <table:table-cell office:value-type="string" calcext:value-type="string">
            <text:p>READNW</text:p>
          </table:table-cell>
          <table:table-cell office:value-type="float" office:value="270" calcext:value-type="float">
            <text:p>270</text:p>
          </table:table-cell>
          <table:table-cell office:value-type="float" office:value="203" calcext:value-type="float">
            <text:p>203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313" calcext:value-type="float">
            <text:p>313</text:p>
          </table:table-cell>
          <table:table-cell office:value-type="float" office:value="136" calcext:value-type="float">
            <text:p>136</text:p>
          </table:table-cell>
          <table:table-cell office:value-type="float" office:value="260" calcext:value-type="float">
            <text:p>260</text:p>
          </table:table-cell>
          <table:table-cell office:value-type="float" office:value="128" calcext:value-type="float">
            <text:p>128</text:p>
          </table:table-cell>
          <table:table-cell office:value-type="float" office:value="347" calcext:value-type="float">
            <text:p>347</text:p>
          </table:table-cell>
          <table:table-cell office:value-type="float" office:value="340" calcext:value-type="float">
            <text:p>340</text:p>
          </table:table-cell>
          <table:table-cell table:formula="of:=AVERAGE ([.D4:.M4])" office:value-type="float" office:value="252.7" calcext:value-type="float">
            <text:p>252,7</text:p>
          </table:table-cell>
          <table:table-cell office:value-type="string" calcext:value-type="string">
            <text:p>Word count</text:p>
          </table:table-cell>
          <table:table-cell office:value-type="string" calcext:value-type="string">
            <text:p><text:s/>number of word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PL</text:p>
          </table:table-cell>
          <table:table-cell office:value-type="string" calcext:value-type="string">
            <text:p>READAPL</text:p>
          </table:table-cell>
          <table:table-cell office:value-type="float" office:value="4.2" calcext:value-type="float">
            <text:p>4,2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4.2" calcext:value-type="float">
            <text:p>4,2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,6</text:p>
          </table:table-cell>
          <table:table-cell office:value-type="float" office:value="5" calcext:value-type="float">
            <text:p>5</text:p>
          </table:table-cell>
          <table:table-cell office:value-type="float" office:value="3.125" calcext:value-type="float">
            <text:p>3,125</text:p>
          </table:table-cell>
          <table:table-cell office:value-type="float" office:value="5.2" calcext:value-type="float">
            <text:p>5,2</text:p>
          </table:table-cell>
          <table:table-cell table:formula="of:=AVERAGE ([.D5:.M5])" office:value-type="float" office:value="4.6325" calcext:value-type="float">
            <text:p>4,6325</text:p>
          </table:table-cell>
          <table:table-cell office:value-type="string" calcext:value-type="string">
            <text:p>Paragraph length</text:p>
          </table:table-cell>
          <table:table-cell office:value-type="string" calcext:value-type="string">
            <text:p><text:s/>number of sentences in a paragraph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PLd</text:p>
          </table:table-cell>
          <table:table-cell office:value-type="string" calcext:value-type="string">
            <text:p>n/a</text:p>
          </table:table-cell>
          <table:table-cell office:value-type="float" office:value="3.421" calcext:value-type="float">
            <text:p>3,421</text:p>
          </table:table-cell>
          <table:table-cell office:value-type="float" office:value="3.391" calcext:value-type="float">
            <text:p>3,391</text:p>
          </table:table-cell>
          <table:table-cell office:value-type="float" office:value="5.447" calcext:value-type="float">
            <text:p>5,447</text:p>
          </table:table-cell>
          <table:table-cell office:value-type="float" office:value="2.168" calcext:value-type="float">
            <text:p>2,168</text:p>
          </table:table-cell>
          <table:table-cell office:value-type="float" office:value="4.041" calcext:value-type="float">
            <text:p>4,041</text:p>
          </table:table-cell>
          <table:table-cell office:value-type="float" office:value="5.657" calcext:value-type="float">
            <text:p>5,657</text:p>
          </table:table-cell>
          <table:table-cell office:value-type="float" office:value="4.278" calcext:value-type="float">
            <text:p>4,278</text:p>
          </table:table-cell>
          <table:table-cell office:value-type="float" office:value="5.657" calcext:value-type="float">
            <text:p>5,657</text:p>
          </table:table-cell>
          <table:table-cell office:value-type="float" office:value="1.885" calcext:value-type="float">
            <text:p>1,885</text:p>
          </table:table-cell>
          <table:table-cell office:value-type="float" office:value="2.683" calcext:value-type="float">
            <text:p>2,683</text:p>
          </table:table-cell>
          <table:table-cell table:formula="of:=AVERAGE ([.D6:.M6])" office:value-type="float" office:value="3.8628" calcext:value-type="float">
            <text:p>3,8628</text:p>
          </table:table-cell>
          <table:table-cell office:value-type="string" calcext:value-type="string">
            <text:p>Paragraph length</text:p>
          </table:table-cell>
          <table:table-cell office:value-type="string" calcext:value-type="string">
            <text:p><text:s/>number of sentences in a pragraph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SL</text:p>
          </table:table-cell>
          <table:table-cell office:value-type="string" calcext:value-type="string">
            <text:p>READASL</text:p>
          </table:table-cell>
          <table:table-cell office:value-type="float" office:value="12.857" calcext:value-type="float">
            <text:p>12,857</text:p>
          </table:table-cell>
          <table:table-cell office:value-type="float" office:value="13.533" calcext:value-type="float">
            <text:p>13,533</text:p>
          </table:table-cell>
          <table:table-cell office:value-type="float" office:value="12.091" calcext:value-type="float">
            <text:p>12,091</text:p>
          </table:table-cell>
          <table:table-cell office:value-type="float" office:value="12.571" calcext:value-type="float">
            <text:p>12,571</text:p>
          </table:table-cell>
          <table:table-cell office:value-type="float" office:value="12.038" calcext:value-type="float">
            <text:p>12,038</text:p>
          </table:table-cell>
          <table:table-cell office:value-type="float" office:value="13.6" calcext:value-type="float">
            <text:p>13,6</text:p>
          </table:table-cell>
          <table:table-cell office:value-type="float" office:value="11.304" calcext:value-type="float">
            <text:p>11,304</text:p>
          </table:table-cell>
          <table:table-cell office:value-type="float" office:value="12.8" calcext:value-type="float">
            <text:p>12,8</text:p>
          </table:table-cell>
          <table:table-cell office:value-type="float" office:value="13.88" calcext:value-type="float">
            <text:p>13,88</text:p>
          </table:table-cell>
          <table:table-cell office:value-type="float" office:value="13.077" calcext:value-type="float">
            <text:p>13,077</text:p>
          </table:table-cell>
          <table:table-cell table:formula="of:=AVERAGE ([.D7:.M7])" office:value-type="float" office:value="12.7751" calcext:value-type="float">
            <text:p>12,7751</text:p>
          </table:table-cell>
          <table:table-cell office:value-type="string" calcext:value-type="string">
            <text:p>Sentence length</text:p>
          </table:table-cell>
          <table:table-cell office:value-type="string" calcext:value-type="string">
            <text:p><text:s/>number of word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SLd</text:p>
          </table:table-cell>
          <table:table-cell office:value-type="string" calcext:value-type="string">
            <text:p>n/a</text:p>
          </table:table-cell>
          <table:table-cell office:value-type="float" office:value="6.964" calcext:value-type="float">
            <text:p>6,964</text:p>
          </table:table-cell>
          <table:table-cell office:value-type="float" office:value="7.935" calcext:value-type="float">
            <text:p>7,935</text:p>
          </table:table-cell>
          <table:table-cell office:value-type="float" office:value="5.395" calcext:value-type="float">
            <text:p>5,395</text:p>
          </table:table-cell>
          <table:table-cell office:value-type="float" office:value="7.322" calcext:value-type="float">
            <text:p>7,322</text:p>
          </table:table-cell>
          <table:table-cell office:value-type="float" office:value="4.673" calcext:value-type="float">
            <text:p>4,673</text:p>
          </table:table-cell>
          <table:table-cell office:value-type="float" office:value="6.552" calcext:value-type="float">
            <text:p>6,552</text:p>
          </table:table-cell>
          <table:table-cell office:value-type="float" office:value="5.62" calcext:value-type="float">
            <text:p>5,62</text:p>
          </table:table-cell>
          <table:table-cell office:value-type="float" office:value="7.49" calcext:value-type="float">
            <text:p>7,49</text:p>
          </table:table-cell>
          <table:table-cell office:value-type="float" office:value="7.951" calcext:value-type="float">
            <text:p>7,951</text:p>
          </table:table-cell>
          <table:table-cell office:value-type="float" office:value="7.775" calcext:value-type="float">
            <text:p>7,775</text:p>
          </table:table-cell>
          <table:table-cell table:formula="of:=AVERAGE ([.D8:.M8])" office:value-type="float" office:value="6.7677" calcext:value-type="float">
            <text:p>6,7677</text:p>
          </table:table-cell>
          <table:table-cell office:value-type="string" calcext:value-type="string">
            <text:p>Sentence length</text:p>
          </table:table-cell>
          <table:table-cell office:value-type="string" calcext:value-type="string">
            <text:p><text:s/>number of word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WLsy</text:p>
          </table:table-cell>
          <table:table-cell office:value-type="string" calcext:value-type="string">
            <text:p>READASW</text:p>
          </table:table-cell>
          <table:table-cell office:value-type="float" office:value="1.415" calcext:value-type="float">
            <text:p>1,415</text:p>
          </table:table-cell>
          <table:table-cell office:value-type="float" office:value="1.448" calcext:value-type="float">
            <text:p>1,448</text:p>
          </table:table-cell>
          <table:table-cell office:value-type="float" office:value="1.617" calcext:value-type="float">
            <text:p>1,617</text:p>
          </table:table-cell>
          <table:table-cell office:value-type="float" office:value="1.519" calcext:value-type="float">
            <text:p>1,519</text:p>
          </table:table-cell>
          <table:table-cell office:value-type="float" office:value="1.377" calcext:value-type="float">
            <text:p>1,377</text:p>
          </table:table-cell>
          <table:table-cell office:value-type="float" office:value="1.618" calcext:value-type="float">
            <text:p>1,618</text:p>
          </table:table-cell>
          <table:table-cell office:value-type="float" office:value="1.388" calcext:value-type="float">
            <text:p>1,388</text:p>
          </table:table-cell>
          <table:table-cell office:value-type="float" office:value="1.406" calcext:value-type="float">
            <text:p>1,406</text:p>
          </table:table-cell>
          <table:table-cell office:value-type="float" office:value="1.331" calcext:value-type="float">
            <text:p>1,331</text:p>
          </table:table-cell>
          <table:table-cell office:value-type="float" office:value="1.424" calcext:value-type="float">
            <text:p>1,424</text:p>
          </table:table-cell>
          <table:table-cell table:formula="of:=AVERAGE ([.D9:.M9])" office:value-type="float" office:value="1.4543" calcext:value-type="float">
            <text:p>1,4543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syllabl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WLsyd</text:p>
          </table:table-cell>
          <table:table-cell office:value-type="string" calcext:value-type="string">
            <text:p>n/a</text:p>
          </table:table-cell>
          <table:table-cell office:value-type="float" office:value="0.725" calcext:value-type="float">
            <text:p>0,725</text:p>
          </table:table-cell>
          <table:table-cell office:value-type="float" office:value="0.797" calcext:value-type="float">
            <text:p>0,797</text:p>
          </table:table-cell>
          <table:table-cell office:value-type="float" office:value="0.945" calcext:value-type="float">
            <text:p>0,945</text:p>
          </table:table-cell>
          <table:table-cell office:value-type="float" office:value="0.785" calcext:value-type="float">
            <text:p>0,785</text:p>
          </table:table-cell>
          <table:table-cell office:value-type="float" office:value="0.678" calcext:value-type="float">
            <text:p>0,678</text:p>
          </table:table-cell>
          <table:table-cell office:value-type="float" office:value="0.967" calcext:value-type="float">
            <text:p>0,967</text:p>
          </table:table-cell>
          <table:table-cell office:value-type="float" office:value="0.657" calcext:value-type="float">
            <text:p>0,657</text:p>
          </table:table-cell>
          <table:table-cell office:value-type="float" office:value="0.758" calcext:value-type="float">
            <text:p>0,758</text:p>
          </table:table-cell>
          <table:table-cell office:value-type="float" office:value="0.601" calcext:value-type="float">
            <text:p>0,601</text:p>
          </table:table-cell>
          <table:table-cell office:value-type="float" office:value="0.781" calcext:value-type="float">
            <text:p>0,781</text:p>
          </table:table-cell>
          <table:table-cell table:formula="of:=AVERAGE ([.D10:.M10])" office:value-type="float" office:value="0.7694" calcext:value-type="float">
            <text:p>0,7694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syllabl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WLlt</text:p>
          </table:table-cell>
          <table:table-cell office:value-type="string" calcext:value-type="string">
            <text:p>n/a</text:p>
          </table:table-cell>
          <table:table-cell office:value-type="float" office:value="4.3" calcext:value-type="float">
            <text:p>4,3</text:p>
          </table:table-cell>
          <table:table-cell office:value-type="float" office:value="4.517" calcext:value-type="float">
            <text:p>4,517</text:p>
          </table:table-cell>
          <table:table-cell office:value-type="float" office:value="4.838" calcext:value-type="float">
            <text:p>4,838</text:p>
          </table:table-cell>
          <table:table-cell office:value-type="float" office:value="4.629" calcext:value-type="float">
            <text:p>4,629</text:p>
          </table:table-cell>
          <table:table-cell office:value-type="float" office:value="4.217" calcext:value-type="float">
            <text:p>4,217</text:p>
          </table:table-cell>
          <table:table-cell office:value-type="float" office:value="4.691" calcext:value-type="float">
            <text:p>4,691</text:p>
          </table:table-cell>
          <table:table-cell office:value-type="float" office:value="4.481" calcext:value-type="float">
            <text:p>4,481</text:p>
          </table:table-cell>
          <table:table-cell office:value-type="float" office:value="4.188" calcext:value-type="float">
            <text:p>4,188</text:p>
          </table:table-cell>
          <table:table-cell office:value-type="float" office:value="4.13" calcext:value-type="float">
            <text:p>4,13</text:p>
          </table:table-cell>
          <table:table-cell office:value-type="float" office:value="4.532" calcext:value-type="float">
            <text:p>4,532</text:p>
          </table:table-cell>
          <table:table-cell table:formula="of:=AVERAGE ([.D11:.M11])" office:value-type="float" office:value="4.4523" calcext:value-type="float">
            <text:p>4,4523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letter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WLltd</text:p>
          </table:table-cell>
          <table:table-cell office:value-type="string" calcext:value-type="string">
            <text:p>n/a</text:p>
          </table:table-cell>
          <table:table-cell office:value-type="float" office:value="2.306" calcext:value-type="float">
            <text:p>2,306</text:p>
          </table:table-cell>
          <table:table-cell office:value-type="float" office:value="2.432" calcext:value-type="float">
            <text:p>2,432</text:p>
          </table:table-cell>
          <table:table-cell office:value-type="float" office:value="2.577" calcext:value-type="float">
            <text:p>2,577</text:p>
          </table:table-cell>
          <table:table-cell office:value-type="float" office:value="2.37" calcext:value-type="float">
            <text:p>2,37</text:p>
          </table:table-cell>
          <table:table-cell office:value-type="float" office:value="2.172" calcext:value-type="float">
            <text:p>2,172</text:p>
          </table:table-cell>
          <table:table-cell office:value-type="float" office:value="2.424" calcext:value-type="float">
            <text:p>2,424</text:p>
          </table:table-cell>
          <table:table-cell office:value-type="float" office:value="2.292" calcext:value-type="float">
            <text:p>2,292</text:p>
          </table:table-cell>
          <table:table-cell office:value-type="float" office:value="2.36" calcext:value-type="float">
            <text:p>2,36</text:p>
          </table:table-cell>
          <table:table-cell office:value-type="float" office:value="2.032" calcext:value-type="float">
            <text:p>2,032</text:p>
          </table:table-cell>
          <table:table-cell office:value-type="float" office:value="2.276" calcext:value-type="float">
            <text:p>2,276</text:p>
          </table:table-cell>
          <table:table-cell table:formula="of:=AVERAGE ([.D12:.M12])" office:value-type="float" office:value="2.3241" calcext:value-type="float">
            <text:p>2,3241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letter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CNARz</text:p>
          </table:table-cell>
          <table:table-cell office:value-type="string" calcext:value-type="string">
            <text:p>n/a</text:p>
          </table:table-cell>
          <table:table-cell office:value-type="float" office:value="0.135" calcext:value-type="float">
            <text:p>0,135</text:p>
          </table:table-cell>
          <table:table-cell office:value-type="float" office:value="-0.046" calcext:value-type="float">
            <text:p>-0,046</text:p>
          </table:table-cell>
          <table:table-cell office:value-type="float" office:value="-0.771" calcext:value-type="float">
            <text:p>-0,771</text:p>
          </table:table-cell>
          <table:table-cell office:value-type="float" office:value="0.346" calcext:value-type="float">
            <text:p>0,346</text:p>
          </table:table-cell>
          <table:table-cell office:value-type="float" office:value="1.087" calcext:value-type="float">
            <text:p>1,087</text:p>
          </table:table-cell>
          <table:table-cell office:value-type="float" office:value="0.631" calcext:value-type="float">
            <text:p>0,631</text:p>
          </table:table-cell>
          <table:table-cell office:value-type="float" office:value="0.088" calcext:value-type="float">
            <text:p>0,088</text:p>
          </table:table-cell>
          <table:table-cell office:value-type="float" office:value="0.739" calcext:value-type="float">
            <text:p>0,739</text:p>
          </table:table-cell>
          <table:table-cell office:value-type="float" office:value="0.218" calcext:value-type="float">
            <text:p>0,218</text:p>
          </table:table-cell>
          <table:table-cell office:value-type="float" office:value="0.316" calcext:value-type="float">
            <text:p>0,316</text:p>
          </table:table-cell>
          <table:table-cell table:formula="of:=AVERAGE ([.D13:.M13])" office:value-type="float" office:value="0.2743" calcext:value-type="float">
            <text:p>0,2743</text:p>
          </table:table-cell>
          <table:table-cell office:value-type="string" calcext:value-type="string">
            <text:p>Text Easability PC Narrativ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CNARp</text:p>
          </table:table-cell>
          <table:table-cell office:value-type="string" calcext:value-type="string">
            <text:p>n/a</text:p>
          </table:table-cell>
          <table:table-cell office:value-type="float" office:value="55.17" calcext:value-type="float">
            <text:p>55,17</text:p>
          </table:table-cell>
          <table:table-cell office:value-type="float" office:value="48.4" calcext:value-type="float">
            <text:p>48,4</text:p>
          </table:table-cell>
          <table:table-cell office:value-type="float" office:value="22.06" calcext:value-type="float">
            <text:p>22,06</text:p>
          </table:table-cell>
          <table:table-cell office:value-type="float" office:value="63.31" calcext:value-type="float">
            <text:p>63,31</text:p>
          </table:table-cell>
          <table:table-cell office:value-type="float" office:value="85.99" calcext:value-type="float">
            <text:p>85,99</text:p>
          </table:table-cell>
          <table:table-cell office:value-type="float" office:value="73.57" calcext:value-type="float">
            <text:p>73,57</text:p>
          </table:table-cell>
          <table:table-cell office:value-type="float" office:value="53.19" calcext:value-type="float">
            <text:p>53,19</text:p>
          </table:table-cell>
          <table:table-cell office:value-type="float" office:value="76.73" calcext:value-type="float">
            <text:p>76,73</text:p>
          </table:table-cell>
          <table:table-cell office:value-type="float" office:value="58.32" calcext:value-type="float">
            <text:p>58,32</text:p>
          </table:table-cell>
          <table:table-cell office:value-type="float" office:value="62.17" calcext:value-type="float">
            <text:p>62,17</text:p>
          </table:table-cell>
          <table:table-cell table:formula="of:=AVERAGE ([.D14:.M14])" office:value-type="float" office:value="59.891" calcext:value-type="float">
            <text:p>59,891</text:p>
          </table:table-cell>
          <table:table-cell office:value-type="string" calcext:value-type="string">
            <text:p>Text Easability PC Narrativ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CSYNz</text:p>
          </table:table-cell>
          <table:table-cell office:value-type="string" calcext:value-type="string">
            <text:p>n/a</text:p>
          </table:table-cell>
          <table:table-cell office:value-type="float" office:value="0.126" calcext:value-type="float">
            <text:p>0,126</text:p>
          </table:table-cell>
          <table:table-cell office:value-type="float" office:value="0.149" calcext:value-type="float">
            <text:p>0,149</text:p>
          </table:table-cell>
          <table:table-cell office:value-type="float" office:value="1.038" calcext:value-type="float">
            <text:p>1,038</text:p>
          </table:table-cell>
          <table:table-cell office:value-type="float" office:value="0.417" calcext:value-type="float">
            <text:p>0,417</text:p>
          </table:table-cell>
          <table:table-cell office:value-type="float" office:value="0.45" calcext:value-type="float">
            <text:p>0,45</text:p>
          </table:table-cell>
          <table:table-cell office:value-type="float" office:value="0.778" calcext:value-type="float">
            <text:p>0,778</text:p>
          </table:table-cell>
          <table:table-cell office:value-type="float" office:value="0.529" calcext:value-type="float">
            <text:p>0,529</text:p>
          </table:table-cell>
          <table:table-cell office:value-type="float" office:value="-0.583" calcext:value-type="float">
            <text:p>-0,583</text:p>
          </table:table-cell>
          <table:table-cell office:value-type="float" office:value="0.469" calcext:value-type="float">
            <text:p>0,469</text:p>
          </table:table-cell>
          <table:table-cell office:value-type="float" office:value="0.436" calcext:value-type="float">
            <text:p>0,436</text:p>
          </table:table-cell>
          <table:table-cell table:formula="of:=AVERAGE ([.D15:.M15])" office:value-type="float" office:value="0.3809" calcext:value-type="float">
            <text:p>0,3809</text:p>
          </table:table-cell>
          <table:table-cell office:value-type="string" calcext:value-type="string">
            <text:p>Text Easability PC Syntactic simplic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SYNp</text:p>
          </table:table-cell>
          <table:table-cell office:value-type="string" calcext:value-type="string">
            <text:p>n/a</text:p>
          </table:table-cell>
          <table:table-cell office:value-type="float" office:value="54.78" calcext:value-type="float">
            <text:p>54,78</text:p>
          </table:table-cell>
          <table:table-cell office:value-type="float" office:value="55.57" calcext:value-type="float">
            <text:p>55,57</text:p>
          </table:table-cell>
          <table:table-cell office:value-type="float" office:value="84.85" calcext:value-type="float">
            <text:p>84,85</text:p>
          </table:table-cell>
          <table:table-cell office:value-type="float" office:value="65.91" calcext:value-type="float">
            <text:p>65,91</text:p>
          </table:table-cell>
          <table:table-cell office:value-type="float" office:value="67.36" calcext:value-type="float">
            <text:p>67,36</text:p>
          </table:table-cell>
          <table:table-cell office:value-type="float" office:value="77.94" calcext:value-type="float">
            <text:p>77,94</text:p>
          </table:table-cell>
          <table:table-cell office:value-type="float" office:value="69.85" calcext:value-type="float">
            <text:p>69,85</text:p>
          </table:table-cell>
          <table:table-cell office:value-type="float" office:value="28.1" calcext:value-type="float">
            <text:p>28,1</text:p>
          </table:table-cell>
          <table:table-cell office:value-type="float" office:value="67.72" calcext:value-type="float">
            <text:p>67,72</text:p>
          </table:table-cell>
          <table:table-cell office:value-type="float" office:value="66.64" calcext:value-type="float">
            <text:p>66,64</text:p>
          </table:table-cell>
          <table:table-cell table:formula="of:=AVERAGE ([.D16:.M16])" office:value-type="float" office:value="63.872" calcext:value-type="float">
            <text:p>63,872</text:p>
          </table:table-cell>
          <table:table-cell office:value-type="string" calcext:value-type="string">
            <text:p>Text Easability PC Syntactic simplic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CNCz</text:p>
          </table:table-cell>
          <table:table-cell office:value-type="string" calcext:value-type="string">
            <text:p>n/a</text:p>
          </table:table-cell>
          <table:table-cell office:value-type="float" office:value="1.488" calcext:value-type="float">
            <text:p>1,488</text:p>
          </table:table-cell>
          <table:table-cell office:value-type="float" office:value="0.469" calcext:value-type="float">
            <text:p>0,469</text:p>
          </table:table-cell>
          <table:table-cell office:value-type="float" office:value="1.957" calcext:value-type="float">
            <text:p>1,957</text:p>
          </table:table-cell>
          <table:table-cell office:value-type="float" office:value="0.304" calcext:value-type="float">
            <text:p>0,304</text:p>
          </table:table-cell>
          <table:table-cell office:value-type="float" office:value="1.237" calcext:value-type="float">
            <text:p>1,237</text:p>
          </table:table-cell>
          <table:table-cell office:value-type="float" office:value="0.728" calcext:value-type="float">
            <text:p>0,728</text:p>
          </table:table-cell>
          <table:table-cell office:value-type="float" office:value="-0.282" calcext:value-type="float">
            <text:p>-0,282</text:p>
          </table:table-cell>
          <table:table-cell office:value-type="float" office:value="0.757" calcext:value-type="float">
            <text:p>0,757</text:p>
          </table:table-cell>
          <table:table-cell office:value-type="float" office:value="0.6" calcext:value-type="float">
            <text:p>0,6</text:p>
          </table:table-cell>
          <table:table-cell office:value-type="float" office:value="0.404" calcext:value-type="float">
            <text:p>0,404</text:p>
          </table:table-cell>
          <table:table-cell table:formula="of:=AVERAGE ([.D17:.M17])" office:value-type="float" office:value="0.7662" calcext:value-type="float">
            <text:p>0,7662</text:p>
          </table:table-cell>
          <table:table-cell office:value-type="string" calcext:value-type="string">
            <text:p>Text Easability PC Word concreteness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CNCp</text:p>
          </table:table-cell>
          <table:table-cell office:value-type="string" calcext:value-type="string">
            <text:p>n/a</text:p>
          </table:table-cell>
          <table:table-cell office:value-type="float" office:value="93.06" calcext:value-type="float">
            <text:p>93,06</text:p>
          </table:table-cell>
          <table:table-cell office:value-type="float" office:value="67.72" calcext:value-type="float">
            <text:p>67,72</text:p>
          </table:table-cell>
          <table:table-cell office:value-type="float" office:value="97.44" calcext:value-type="float">
            <text:p>97,44</text:p>
          </table:table-cell>
          <table:table-cell office:value-type="float" office:value="61.79" calcext:value-type="float">
            <text:p>61,79</text:p>
          </table:table-cell>
          <table:table-cell office:value-type="float" office:value="89.07" calcext:value-type="float">
            <text:p>89,07</text:p>
          </table:table-cell>
          <table:table-cell office:value-type="float" office:value="76.42" calcext:value-type="float">
            <text:p>76,42</text:p>
          </table:table-cell>
          <table:table-cell office:value-type="float" office:value="38.97" calcext:value-type="float">
            <text:p>38,97</text:p>
          </table:table-cell>
          <table:table-cell office:value-type="float" office:value="77.34" calcext:value-type="float">
            <text:p>77,34</text:p>
          </table:table-cell>
          <table:table-cell office:value-type="float" office:value="72.24" calcext:value-type="float">
            <text:p>72,24</text:p>
          </table:table-cell>
          <table:table-cell office:value-type="float" office:value="65.54" calcext:value-type="float">
            <text:p>65,54</text:p>
          </table:table-cell>
          <table:table-cell table:formula="of:=AVERAGE ([.D18:.M18])" office:value-type="float" office:value="73.959" calcext:value-type="float">
            <text:p>73,959</text:p>
          </table:table-cell>
          <table:table-cell office:value-type="string" calcext:value-type="string">
            <text:p>Text Easability PC Word concreteness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REFz</text:p>
          </table:table-cell>
          <table:table-cell office:value-type="string" calcext:value-type="string">
            <text:p>n/a</text:p>
          </table:table-cell>
          <table:table-cell office:value-type="float" office:value="0.498" calcext:value-type="float">
            <text:p>0,498</text:p>
          </table:table-cell>
          <table:table-cell office:value-type="float" office:value="0.081" calcext:value-type="float">
            <text:p>0,081</text:p>
          </table:table-cell>
          <table:table-cell office:value-type="float" office:value="-0.682" calcext:value-type="float">
            <text:p>-0,682</text:p>
          </table:table-cell>
          <table:table-cell office:value-type="float" office:value="-0.525" calcext:value-type="float">
            <text:p>-0,525</text:p>
          </table:table-cell>
          <table:table-cell office:value-type="float" office:value="-0.231" calcext:value-type="float">
            <text:p>-0,231</text:p>
          </table:table-cell>
          <table:table-cell office:value-type="float" office:value="1.382" calcext:value-type="float">
            <text:p>1,382</text:p>
          </table:table-cell>
          <table:table-cell office:value-type="float" office:value="-0.12" calcext:value-type="float">
            <text:p>-0,12</text:p>
          </table:table-cell>
          <table:table-cell office:value-type="float" office:value="-0.141" calcext:value-type="float">
            <text:p>-0,141</text:p>
          </table:table-cell>
          <table:table-cell office:value-type="float" office:value="0.214" calcext:value-type="float">
            <text:p>0,214</text:p>
          </table:table-cell>
          <table:table-cell office:value-type="float" office:value="-1.153" calcext:value-type="float">
            <text:p>-1,153</text:p>
          </table:table-cell>
          <table:table-cell table:formula="of:=AVERAGE ([.D19:.M19])" office:value-type="float" office:value="-0.0677" calcext:value-type="float">
            <text:p>-0,0677</text:p>
          </table:table-cell>
          <table:table-cell office:value-type="string" calcext:value-type="string">
            <text:p>Text Easability PC Referential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CREFp</text:p>
          </table:table-cell>
          <table:table-cell office:value-type="string" calcext:value-type="string">
            <text:p>n/a</text:p>
          </table:table-cell>
          <table:table-cell office:value-type="float" office:value="68.79" calcext:value-type="float">
            <text:p>68,79</text:p>
          </table:table-cell>
          <table:table-cell office:value-type="float" office:value="53.19" calcext:value-type="float">
            <text:p>53,19</text:p>
          </table:table-cell>
          <table:table-cell office:value-type="float" office:value="24.83" calcext:value-type="float">
            <text:p>24,83</text:p>
          </table:table-cell>
          <table:table-cell office:value-type="float" office:value="30.15" calcext:value-type="float">
            <text:p>30,15</text:p>
          </table:table-cell>
          <table:table-cell office:value-type="float" office:value="40.9" calcext:value-type="float">
            <text:p>40,9</text:p>
          </table:table-cell>
          <table:table-cell office:value-type="float" office:value="91.62" calcext:value-type="float">
            <text:p>91,62</text:p>
          </table:table-cell>
          <table:table-cell office:value-type="float" office:value="45.22" calcext:value-type="float">
            <text:p>45,22</text:p>
          </table:table-cell>
          <table:table-cell office:value-type="float" office:value="44.43" calcext:value-type="float">
            <text:p>44,43</text:p>
          </table:table-cell>
          <table:table-cell office:value-type="float" office:value="58.32" calcext:value-type="float">
            <text:p>58,32</text:p>
          </table:table-cell>
          <table:table-cell office:value-type="float" office:value="12.51" calcext:value-type="float">
            <text:p>12,51</text:p>
          </table:table-cell>
          <table:table-cell table:formula="of:=AVERAGE ([.D20:.M20])" office:value-type="float" office:value="46.996" calcext:value-type="float">
            <text:p>46,996</text:p>
          </table:table-cell>
          <table:table-cell office:value-type="string" calcext:value-type="string">
            <text:p>Text Easability PC Referential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CDCz</text:p>
          </table:table-cell>
          <table:table-cell office:value-type="string" calcext:value-type="string">
            <text:p>n/a</text:p>
          </table:table-cell>
          <table:table-cell office:value-type="float" office:value="-1.26" calcext:value-type="float">
            <text:p>-1,26</text:p>
          </table:table-cell>
          <table:table-cell office:value-type="float" office:value="-1.547" calcext:value-type="float">
            <text:p>-1,547</text:p>
          </table:table-cell>
          <table:table-cell office:value-type="float" office:value="0.33" calcext:value-type="float">
            <text:p>0,33</text:p>
          </table:table-cell>
          <table:table-cell office:value-type="float" office:value="0.12" calcext:value-type="float">
            <text:p>0,12</text:p>
          </table:table-cell>
          <table:table-cell office:value-type="float" office:value="0.459" calcext:value-type="float">
            <text:p>0,459</text:p>
          </table:table-cell>
          <table:table-cell office:value-type="float" office:value="0.42" calcext:value-type="float">
            <text:p>0,42</text:p>
          </table:table-cell>
          <table:table-cell office:value-type="float" office:value="0.228" calcext:value-type="float">
            <text:p>0,228</text:p>
          </table:table-cell>
          <table:table-cell office:value-type="float" office:value="-1.403" calcext:value-type="float">
            <text:p>-1,403</text:p>
          </table:table-cell>
          <table:table-cell office:value-type="float" office:value="-0.07" calcext:value-type="float">
            <text:p>-0,07</text:p>
          </table:table-cell>
          <table:table-cell office:value-type="float" office:value="-0.402" calcext:value-type="float">
            <text:p>-0,402</text:p>
          </table:table-cell>
          <table:table-cell table:formula="of:=AVERAGE ([.D21:.M21])" office:value-type="float" office:value="-0.3125" calcext:value-type="float">
            <text:p>-0,3125</text:p>
          </table:table-cell>
          <table:table-cell office:value-type="string" calcext:value-type="string">
            <text:p>Text Easability PC Deep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CDCp</text:p>
          </table:table-cell>
          <table:table-cell office:value-type="string" calcext:value-type="string">
            <text:p>n/a</text:p>
          </table:table-cell>
          <table:table-cell office:value-type="float" office:value="10.38" calcext:value-type="float">
            <text:p>10,38</text:p>
          </table:table-cell>
          <table:table-cell office:value-type="float" office:value="6.18" calcext:value-type="float">
            <text:p>6,18</text:p>
          </table:table-cell>
          <table:table-cell office:value-type="float" office:value="62.93" calcext:value-type="float">
            <text:p>62,93</text:p>
          </table:table-cell>
          <table:table-cell office:value-type="float" office:value="54.78" calcext:value-type="float">
            <text:p>54,78</text:p>
          </table:table-cell>
          <table:table-cell office:value-type="float" office:value="67.36" calcext:value-type="float">
            <text:p>67,36</text:p>
          </table:table-cell>
          <table:table-cell office:value-type="float" office:value="66.28" calcext:value-type="float">
            <text:p>66,28</text:p>
          </table:table-cell>
          <table:table-cell office:value-type="float" office:value="58.71" calcext:value-type="float">
            <text:p>58,71</text:p>
          </table:table-cell>
          <table:table-cell office:value-type="float" office:value="8.08" calcext:value-type="float">
            <text:p>8,08</text:p>
          </table:table-cell>
          <table:table-cell office:value-type="float" office:value="47.21" calcext:value-type="float">
            <text:p>47,21</text:p>
          </table:table-cell>
          <table:table-cell office:value-type="float" office:value="34.46" calcext:value-type="float">
            <text:p>34,46</text:p>
          </table:table-cell>
          <table:table-cell table:formula="of:=AVERAGE ([.D22:.M22])" office:value-type="float" office:value="41.637" calcext:value-type="float">
            <text:p>41,637</text:p>
          </table:table-cell>
          <table:table-cell office:value-type="string" calcext:value-type="string">
            <text:p>Text Easability PC Deep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CVERBz</text:p>
          </table:table-cell>
          <table:table-cell office:value-type="string" calcext:value-type="string">
            <text:p>n/a</text:p>
          </table:table-cell>
          <table:table-cell office:value-type="float" office:value="2.082" calcext:value-type="float">
            <text:p>2,082</text:p>
          </table:table-cell>
          <table:table-cell office:value-type="float" office:value="-0.114" calcext:value-type="float">
            <text:p>-0,114</text:p>
          </table:table-cell>
          <table:table-cell office:value-type="float" office:value="1.745" calcext:value-type="float">
            <text:p>1,745</text:p>
          </table:table-cell>
          <table:table-cell office:value-type="float" office:value="0.425" calcext:value-type="float">
            <text:p>0,425</text:p>
          </table:table-cell>
          <table:table-cell office:value-type="float" office:value="-0.533" calcext:value-type="float">
            <text:p>-0,533</text:p>
          </table:table-cell>
          <table:table-cell office:value-type="float" office:value="-2.868" calcext:value-type="float">
            <text:p>-2,868</text:p>
          </table:table-cell>
          <table:table-cell office:value-type="float" office:value="0.924" calcext:value-type="float">
            <text:p>0,924</text:p>
          </table:table-cell>
          <table:table-cell office:value-type="float" office:value="0.517" calcext:value-type="float">
            <text:p>0,517</text:p>
          </table:table-cell>
          <table:table-cell office:value-type="float" office:value="2.142" calcext:value-type="float">
            <text:p>2,142</text:p>
          </table:table-cell>
          <table:table-cell office:value-type="float" office:value="-0.171" calcext:value-type="float">
            <text:p>-0,171</text:p>
          </table:table-cell>
          <table:table-cell table:formula="of:=AVERAGE ([.D23:.M23])" office:value-type="float" office:value="0.4149" calcext:value-type="float">
            <text:p>0,4149</text:p>
          </table:table-cell>
          <table:table-cell office:value-type="string" calcext:value-type="string">
            <text:p>Text Easability PC Verb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CVERBp</text:p>
          </table:table-cell>
          <table:table-cell office:value-type="string" calcext:value-type="string">
            <text:p>n/a</text:p>
          </table:table-cell>
          <table:table-cell office:value-type="float" office:value="98.12" calcext:value-type="float">
            <text:p>98,12</text:p>
          </table:table-cell>
          <table:table-cell office:value-type="float" office:value="45.62" calcext:value-type="float">
            <text:p>45,62</text:p>
          </table:table-cell>
          <table:table-cell office:value-type="float" office:value="95.91" calcext:value-type="float">
            <text:p>95,91</text:p>
          </table:table-cell>
          <table:table-cell office:value-type="float" office:value="66.28" calcext:value-type="float">
            <text:p>66,28</text:p>
          </table:table-cell>
          <table:table-cell office:value-type="float" office:value="29.81" calcext:value-type="float">
            <text:p>29,81</text:p>
          </table:table-cell>
          <table:table-cell office:value-type="float" office:value="0.21" calcext:value-type="float">
            <text:p>0,21</text:p>
          </table:table-cell>
          <table:table-cell office:value-type="float" office:value="82.12" calcext:value-type="float">
            <text:p>82,12</text:p>
          </table:table-cell>
          <table:table-cell office:value-type="float" office:value="69.5" calcext:value-type="float">
            <text:p>69,5</text:p>
          </table:table-cell>
          <table:table-cell office:value-type="float" office:value="98.38" calcext:value-type="float">
            <text:p>98,38</text:p>
          </table:table-cell>
          <table:table-cell office:value-type="float" office:value="43.25" calcext:value-type="float">
            <text:p>43,25</text:p>
          </table:table-cell>
          <table:table-cell table:formula="of:=AVERAGE ([.D24:.M24])" office:value-type="float" office:value="62.92" calcext:value-type="float">
            <text:p>62,92</text:p>
          </table:table-cell>
          <table:table-cell office:value-type="string" calcext:value-type="string">
            <text:p>Text Easability PC Verb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CONNz</text:p>
          </table:table-cell>
          <table:table-cell office:value-type="string" calcext:value-type="string">
            <text:p>n/a</text:p>
          </table:table-cell>
          <table:table-cell office:value-type="float" office:value="-4.866" calcext:value-type="float">
            <text:p>-4,866</text:p>
          </table:table-cell>
          <table:table-cell office:value-type="float" office:value="-3.607" calcext:value-type="float">
            <text:p>-3,607</text:p>
          </table:table-cell>
          <table:table-cell office:value-type="float" office:value="-4.009" calcext:value-type="float">
            <text:p>-4,009</text:p>
          </table:table-cell>
          <table:table-cell office:value-type="float" office:value="-3.604" calcext:value-type="float">
            <text:p>-3,604</text:p>
          </table:table-cell>
          <table:table-cell office:value-type="float" office:value="-2.028" calcext:value-type="float">
            <text:p>-2,028</text:p>
          </table:table-cell>
          <table:table-cell office:value-type="float" office:value="-2.797" calcext:value-type="float">
            <text:p>-2,797</text:p>
          </table:table-cell>
          <table:table-cell office:value-type="float" office:value="-2.072" calcext:value-type="float">
            <text:p>-2,072</text:p>
          </table:table-cell>
          <table:table-cell office:value-type="float" office:value="-2.703" calcext:value-type="float">
            <text:p>-2,703</text:p>
          </table:table-cell>
          <table:table-cell office:value-type="float" office:value="-3.915" calcext:value-type="float">
            <text:p>-3,915</text:p>
          </table:table-cell>
          <table:table-cell office:value-type="float" office:value="-2.903" calcext:value-type="float">
            <text:p>-2,903</text:p>
          </table:table-cell>
          <table:table-cell table:formula="of:=AVERAGE ([.D25:.M25])" office:value-type="float" office:value="-3.2504" calcext:value-type="float">
            <text:p>-3,2504</text:p>
          </table:table-cell>
          <table:table-cell office:value-type="string" calcext:value-type="string">
            <text:p>Text Easability PC Connectiv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CONNp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7" calcext:value-type="float">
            <text:p>2,17</text:p>
          </table:table-cell>
          <table:table-cell office:value-type="float" office:value="0.26" calcext:value-type="float">
            <text:p>0,26</text:p>
          </table:table-cell>
          <table:table-cell office:value-type="float" office:value="1.92" calcext:value-type="float">
            <text:p>1,92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formula="of:=AVERAGE ([.D26:.M26])" office:value-type="float" office:value="0.489" calcext:value-type="float">
            <text:p>0,489</text:p>
          </table:table-cell>
          <table:table-cell office:value-type="string" calcext:value-type="string">
            <text:p>Text Easability PC Connectiv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TEMPz</text:p>
          </table:table-cell>
          <table:table-cell office:value-type="string" calcext:value-type="string">
            <text:p>n/a</text:p>
          </table:table-cell>
          <table:table-cell office:value-type="float" office:value="0.738" calcext:value-type="float">
            <text:p>0,738</text:p>
          </table:table-cell>
          <table:table-cell office:value-type="float" office:value="0.78" calcext:value-type="float">
            <text:p>0,78</text:p>
          </table:table-cell>
          <table:table-cell office:value-type="float" office:value="-0.465" calcext:value-type="float">
            <text:p>-0,465</text:p>
          </table:table-cell>
          <table:table-cell office:value-type="float" office:value="0.719" calcext:value-type="float">
            <text:p>0,719</text:p>
          </table:table-cell>
          <table:table-cell office:value-type="float" office:value="0.264" calcext:value-type="float">
            <text:p>0,264</text:p>
          </table:table-cell>
          <table:table-cell office:value-type="float" office:value="1.524" calcext:value-type="float">
            <text:p>1,524</text:p>
          </table:table-cell>
          <table:table-cell office:value-type="float" office:value="0.24" calcext:value-type="float">
            <text:p>0,24</text:p>
          </table:table-cell>
          <table:table-cell office:value-type="float" office:value="-0.158" calcext:value-type="float">
            <text:p>-0,158</text:p>
          </table:table-cell>
          <table:table-cell office:value-type="float" office:value="0.088" calcext:value-type="float">
            <text:p>0,088</text:p>
          </table:table-cell>
          <table:table-cell office:value-type="float" office:value="-0.097" calcext:value-type="float">
            <text:p>-0,097</text:p>
          </table:table-cell>
          <table:table-cell table:formula="of:=AVERAGE ([.D27:.M27])" office:value-type="float" office:value="0.3633" calcext:value-type="float">
            <text:p>0,3633</text:p>
          </table:table-cell>
          <table:table-cell office:value-type="string" calcext:value-type="string">
            <text:p>Text Easability PC Temporal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TEMPp</text:p>
          </table:table-cell>
          <table:table-cell office:value-type="string" calcext:value-type="string">
            <text:p>n/a</text:p>
          </table:table-cell>
          <table:table-cell office:value-type="float" office:value="76.73" calcext:value-type="float">
            <text:p>76,73</text:p>
          </table:table-cell>
          <table:table-cell office:value-type="float" office:value="77.94" calcext:value-type="float">
            <text:p>77,94</text:p>
          </table:table-cell>
          <table:table-cell office:value-type="float" office:value="32.28" calcext:value-type="float">
            <text:p>32,28</text:p>
          </table:table-cell>
          <table:table-cell office:value-type="float" office:value="76.11" calcext:value-type="float">
            <text:p>76,11</text:p>
          </table:table-cell>
          <table:table-cell office:value-type="float" office:value="60.26" calcext:value-type="float">
            <text:p>60,26</text:p>
          </table:table-cell>
          <table:table-cell office:value-type="float" office:value="93.57" calcext:value-type="float">
            <text:p>93,57</text:p>
          </table:table-cell>
          <table:table-cell office:value-type="float" office:value="59.1" calcext:value-type="float">
            <text:p>59,1</text:p>
          </table:table-cell>
          <table:table-cell office:value-type="float" office:value="44.04" calcext:value-type="float">
            <text:p>44,04</text:p>
          </table:table-cell>
          <table:table-cell office:value-type="float" office:value="53.19" calcext:value-type="float">
            <text:p>53,19</text:p>
          </table:table-cell>
          <table:table-cell office:value-type="float" office:value="46.41" calcext:value-type="float">
            <text:p>46,41</text:p>
          </table:table-cell>
          <table:table-cell table:formula="of:=AVERAGE ([.D28:.M28])" office:value-type="float" office:value="61.963" calcext:value-type="float">
            <text:p>61,963</text:p>
          </table:table-cell>
          <table:table-cell office:value-type="string" calcext:value-type="string">
            <text:p>Text Easability PC Temporal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FNO1</text:p>
          </table:table-cell>
          <table:table-cell office:value-type="string" calcext:value-type="string">
            <text:p>CRFBN1um</text:p>
          </table:table-cell>
          <table:table-cell office:value-type="float" office:value="0.35" calcext:value-type="float">
            <text:p>0,35</text:p>
          </table:table-cell>
          <table:table-cell office:value-type="float" office:value="0.357" calcext:value-type="float">
            <text:p>0,357</text:p>
          </table:table-cell>
          <table:table-cell office:value-type="float" office:value="0.429" calcext:value-type="float">
            <text:p>0,429</text:p>
          </table:table-cell>
          <table:table-cell office:value-type="float" office:value="0.45" calcext:value-type="float">
            <text:p>0,45</text:p>
          </table:table-cell>
          <table:table-cell office:value-type="float" office:value="0.28" calcext:value-type="float">
            <text:p>0,28</text:p>
          </table:table-cell>
          <table:table-cell office:value-type="float" office:value="0.444" calcext:value-type="float">
            <text:p>0,444</text:p>
          </table:table-cell>
          <table:table-cell office:value-type="float" office:value="0.455" calcext:value-type="float">
            <text:p>0,455</text:p>
          </table:table-cell>
          <table:table-cell office:value-type="float" office:value="0.333" calcext:value-type="float">
            <text:p>0,333</text:p>
          </table:table-cell>
          <table:table-cell office:value-type="float" office:value="0.458" calcext:value-type="float">
            <text:p>0,458</text:p>
          </table:table-cell>
          <table:table-cell office:value-type="float" office:value="0.2" calcext:value-type="float">
            <text:p>0,2</text:p>
          </table:table-cell>
          <table:table-cell table:formula="of:=AVERAGE ([.D29:.M29])" office:value-type="float" office:value="0.3756" calcext:value-type="float">
            <text:p>0,3756</text:p>
          </table:table-cell>
          <table:table-cell office:value-type="string" calcext:value-type="string">
            <text:p>Noun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FAO1</text:p>
          </table:table-cell>
          <table:table-cell office:value-type="string" calcext:value-type="string">
            <text:p>CRFBA1um</text:p>
          </table:table-cell>
          <table:table-cell office:value-type="float" office:value="0.55" calcext:value-type="float">
            <text:p>0,55</text:p>
          </table:table-cell>
          <table:table-cell office:value-type="float" office:value="0.357" calcext:value-type="float">
            <text:p>0,357</text:p>
          </table:table-cell>
          <table:table-cell office:value-type="float" office:value="0.476" calcext:value-type="float">
            <text:p>0,476</text:p>
          </table:table-cell>
          <table:table-cell office:value-type="float" office:value="0.55" calcext:value-type="float">
            <text:p>0,55</text:p>
          </table:table-cell>
          <table:table-cell office:value-type="float" office:value="0.56" calcext:value-type="float">
            <text:p>0,56</text:p>
          </table:table-cell>
          <table:table-cell office:value-type="float" office:value="0.556" calcext:value-type="float">
            <text:p>0,556</text:p>
          </table:table-cell>
          <table:table-cell office:value-type="float" office:value="0.636" calcext:value-type="float">
            <text:p>0,636</text:p>
          </table:table-cell>
          <table:table-cell office:value-type="float" office:value="0.444" calcext:value-type="float">
            <text:p>0,444</text:p>
          </table:table-cell>
          <table:table-cell office:value-type="float" office:value="0.5" calcext:value-type="float">
            <text:p>0,5</text:p>
          </table:table-cell>
          <table:table-cell office:value-type="float" office:value="0.32" calcext:value-type="float">
            <text:p>0,32</text:p>
          </table:table-cell>
          <table:table-cell table:formula="of:=AVERAGE ([.D30:.M30])" office:value-type="float" office:value="0.4949" calcext:value-type="float">
            <text:p>0,4949</text:p>
          </table:table-cell>
          <table:table-cell office:value-type="string" calcext:value-type="string">
            <text:p>Argument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FSO1</text:p>
          </table:table-cell>
          <table:table-cell office:value-type="string" calcext:value-type="string">
            <text:p>CRFBS1um</text:p>
          </table:table-cell>
          <table:table-cell office:value-type="float" office:value="0.55" calcext:value-type="float">
            <text:p>0,55</text:p>
          </table:table-cell>
          <table:table-cell office:value-type="float" office:value="0.357" calcext:value-type="float">
            <text:p>0,357</text:p>
          </table:table-cell>
          <table:table-cell office:value-type="float" office:value="0.429" calcext:value-type="float">
            <text:p>0,429</text:p>
          </table:table-cell>
          <table:table-cell office:value-type="float" office:value="0.6" calcext:value-type="float">
            <text:p>0,6</text:p>
          </table:table-cell>
          <table:table-cell office:value-type="float" office:value="0.36" calcext:value-type="float">
            <text:p>0,36</text:p>
          </table:table-cell>
          <table:table-cell office:value-type="float" office:value="0.556" calcext:value-type="float">
            <text:p>0,556</text:p>
          </table:table-cell>
          <table:table-cell office:value-type="float" office:value="0.591" calcext:value-type="float">
            <text:p>0,591</text:p>
          </table:table-cell>
          <table:table-cell office:value-type="float" office:value="0.333" calcext:value-type="float">
            <text:p>0,333</text:p>
          </table:table-cell>
          <table:table-cell office:value-type="float" office:value="0.458" calcext:value-type="float">
            <text:p>0,458</text:p>
          </table:table-cell>
          <table:table-cell office:value-type="float" office:value="0.2" calcext:value-type="float">
            <text:p>0,2</text:p>
          </table:table-cell>
          <table:table-cell table:formula="of:=AVERAGE ([.D31:.M31])" office:value-type="float" office:value="0.4434" calcext:value-type="float">
            <text:p>0,4434</text:p>
          </table:table-cell>
          <table:table-cell office:value-type="string" calcext:value-type="string">
            <text:p>Stem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FNOa</text:p>
          </table:table-cell>
          <table:table-cell office:value-type="string" calcext:value-type="string">
            <text:p>CRFBNaum</text:p>
          </table:table-cell>
          <table:table-cell office:value-type="float" office:value="0.329" calcext:value-type="float">
            <text:p>0,329</text:p>
          </table:table-cell>
          <table:table-cell office:value-type="float" office:value="0.379" calcext:value-type="float">
            <text:p>0,379</text:p>
          </table:table-cell>
          <table:table-cell office:value-type="float" office:value="0.248" calcext:value-type="float">
            <text:p>0,248</text:p>
          </table:table-cell>
          <table:table-cell office:value-type="float" office:value="0.232" calcext:value-type="float">
            <text:p>0,232</text:p>
          </table:table-cell>
          <table:table-cell office:value-type="float" office:value="0.21" calcext:value-type="float">
            <text:p>0,21</text:p>
          </table:table-cell>
          <table:table-cell office:value-type="float" office:value="0.489" calcext:value-type="float">
            <text:p>0,489</text:p>
          </table:table-cell>
          <table:table-cell office:value-type="float" office:value="0.229" calcext:value-type="float">
            <text:p>0,229</text:p>
          </table:table-cell>
          <table:table-cell office:value-type="float" office:value="0.111" calcext:value-type="float">
            <text:p>0,111</text:p>
          </table:table-cell>
          <table:table-cell office:value-type="float" office:value="0.359" calcext:value-type="float">
            <text:p>0,359</text:p>
          </table:table-cell>
          <table:table-cell office:value-type="float" office:value="0.127" calcext:value-type="float">
            <text:p>0,127</text:p>
          </table:table-cell>
          <table:table-cell table:formula="of:=AVERAGE ([.D32:.M32])" office:value-type="float" office:value="0.2713" calcext:value-type="float">
            <text:p>0,2713</text:p>
          </table:table-cell>
          <table:table-cell office:value-type="string" calcext:value-type="string">
            <text:p>Noun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FAOa</text:p>
          </table:table-cell>
          <table:table-cell office:value-type="string" calcext:value-type="string">
            <text:p>CRFBAaum</text:p>
          </table:table-cell>
          <table:table-cell office:value-type="float" office:value="0.452" calcext:value-type="float">
            <text:p>0,452</text:p>
          </table:table-cell>
          <table:table-cell office:value-type="float" office:value="0.442" calcext:value-type="float">
            <text:p>0,442</text:p>
          </table:table-cell>
          <table:table-cell office:value-type="float" office:value="0.297" calcext:value-type="float">
            <text:p>0,297</text:p>
          </table:table-cell>
          <table:table-cell office:value-type="float" office:value="0.316" calcext:value-type="float">
            <text:p>0,316</text:p>
          </table:table-cell>
          <table:table-cell office:value-type="float" office:value="0.444" calcext:value-type="float">
            <text:p>0,444</text:p>
          </table:table-cell>
          <table:table-cell office:value-type="float" office:value="0.667" calcext:value-type="float">
            <text:p>0,667</text:p>
          </table:table-cell>
          <table:table-cell office:value-type="float" office:value="0.411" calcext:value-type="float">
            <text:p>0,411</text:p>
          </table:table-cell>
          <table:table-cell office:value-type="float" office:value="0.444" calcext:value-type="float">
            <text:p>0,444</text:p>
          </table:table-cell>
          <table:table-cell office:value-type="float" office:value="0.395" calcext:value-type="float">
            <text:p>0,395</text:p>
          </table:table-cell>
          <table:table-cell office:value-type="float" office:value="0.273" calcext:value-type="float">
            <text:p>0,273</text:p>
          </table:table-cell>
          <table:table-cell table:formula="of:=AVERAGE ([.D33:.M33])" office:value-type="float" office:value="0.4141" calcext:value-type="float">
            <text:p>0,4141</text:p>
          </table:table-cell>
          <table:table-cell office:value-type="string" calcext:value-type="string">
            <text:p>Argument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FSOa</text:p>
          </table:table-cell>
          <table:table-cell office:value-type="string" calcext:value-type="string">
            <text:p>CRFBSaum</text:p>
          </table:table-cell>
          <table:table-cell office:value-type="float" office:value="0.497" calcext:value-type="float">
            <text:p>0,497</text:p>
          </table:table-cell>
          <table:table-cell office:value-type="float" office:value="0.421" calcext:value-type="float">
            <text:p>0,421</text:p>
          </table:table-cell>
          <table:table-cell office:value-type="float" office:value="0.333" calcext:value-type="float">
            <text:p>0,333</text:p>
          </table:table-cell>
          <table:table-cell office:value-type="float" office:value="0.374" calcext:value-type="float">
            <text:p>0,374</text:p>
          </table:table-cell>
          <table:table-cell office:value-type="float" office:value="0.249" calcext:value-type="float">
            <text:p>0,249</text:p>
          </table:table-cell>
          <table:table-cell office:value-type="float" office:value="0.578" calcext:value-type="float">
            <text:p>0,578</text:p>
          </table:table-cell>
          <table:table-cell office:value-type="float" office:value="0.394" calcext:value-type="float">
            <text:p>0,394</text:p>
          </table:table-cell>
          <table:table-cell office:value-type="float" office:value="0.156" calcext:value-type="float">
            <text:p>0,156</text:p>
          </table:table-cell>
          <table:table-cell office:value-type="float" office:value="0.379" calcext:value-type="float">
            <text:p>0,379</text:p>
          </table:table-cell>
          <table:table-cell office:value-type="float" office:value="0.161" calcext:value-type="float">
            <text:p>0,161</text:p>
          </table:table-cell>
          <table:table-cell table:formula="of:=AVERAGE ([.D34:.M34])" office:value-type="float" office:value="0.3542" calcext:value-type="float">
            <text:p>0,3542</text:p>
          </table:table-cell>
          <table:table-cell office:value-type="string" calcext:value-type="string">
            <text:p>Stem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FCWO1</text:p>
          </table:table-cell>
          <table:table-cell office:value-type="string" calcext:value-type="string">
            <text:p>CRFPC1um</text:p>
          </table:table-cell>
          <table:table-cell office:value-type="float" office:value="0.115" calcext:value-type="float">
            <text:p>0,115</text:p>
          </table:table-cell>
          <table:table-cell office:value-type="float" office:value="0.135" calcext:value-type="float">
            <text:p>0,135</text:p>
          </table:table-cell>
          <table:table-cell office:value-type="float" office:value="0.096" calcext:value-type="float">
            <text:p>0,096</text:p>
          </table:table-cell>
          <table:table-cell office:value-type="float" office:value="0.095" calcext:value-type="float">
            <text:p>0,095</text:p>
          </table:table-cell>
          <table:table-cell office:value-type="float" office:value="0.114" calcext:value-type="float">
            <text:p>0,114</text:p>
          </table:table-cell>
          <table:table-cell office:value-type="float" office:value="0.158" calcext:value-type="float">
            <text:p>0,158</text:p>
          </table:table-cell>
          <table:table-cell office:value-type="float" office:value="0.109" calcext:value-type="float">
            <text:p>0,109</text:p>
          </table:table-cell>
          <table:table-cell office:value-type="float" office:value="0.144" calcext:value-type="float">
            <text:p>0,144</text:p>
          </table:table-cell>
          <table:table-cell office:value-type="float" office:value="0.111" calcext:value-type="float">
            <text:p>0,111</text:p>
          </table:table-cell>
          <table:table-cell office:value-type="float" office:value="0.069" calcext:value-type="float">
            <text:p>0,069</text:p>
          </table:table-cell>
          <table:table-cell table:formula="of:=AVERAGE ([.D35:.M35])" office:value-type="float" office:value="0.1146" calcext:value-type="float">
            <text:p>0,1146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FCWO1d</text:p>
          </table:table-cell>
          <table:table-cell office:value-type="string" calcext:value-type="string">
            <text:p>n/a</text:p>
          </table:table-cell>
          <table:table-cell office:value-type="float" office:value="0.122" calcext:value-type="float">
            <text:p>0,122</text:p>
          </table:table-cell>
          <table:table-cell office:value-type="float" office:value="0.201" calcext:value-type="float">
            <text:p>0,201</text:p>
          </table:table-cell>
          <table:table-cell office:value-type="float" office:value="0.097" calcext:value-type="float">
            <text:p>0,097</text:p>
          </table:table-cell>
          <table:table-cell office:value-type="float" office:value="0.1" calcext:value-type="float">
            <text:p>0,1</text:p>
          </table:table-cell>
          <table:table-cell office:value-type="float" office:value="0.122" calcext:value-type="float">
            <text:p>0,122</text:p>
          </table:table-cell>
          <table:table-cell office:value-type="float" office:value="0.233" calcext:value-type="float">
            <text:p>0,233</text:p>
          </table:table-cell>
          <table:table-cell office:value-type="float" office:value="0.143" calcext:value-type="float">
            <text:p>0,143</text:p>
          </table:table-cell>
          <table:table-cell office:value-type="float" office:value="0.14" calcext:value-type="float">
            <text:p>0,14</text:p>
          </table:table-cell>
          <table:table-cell office:value-type="float" office:value="0.135" calcext:value-type="float">
            <text:p>0,135</text:p>
          </table:table-cell>
          <table:table-cell office:value-type="float" office:value="0.108" calcext:value-type="float">
            <text:p>0,108</text:p>
          </table:table-cell>
          <table:table-cell table:formula="of:=AVERAGE ([.D36:.M36])" office:value-type="float" office:value="0.1401" calcext:value-type="float">
            <text:p>0,1401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standard deviat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FCWOa</text:p>
          </table:table-cell>
          <table:table-cell office:value-type="string" calcext:value-type="string">
            <text:p>CRFPCaum</text:p>
          </table:table-cell>
          <table:table-cell office:value-type="float" office:value="0.115" calcext:value-type="float">
            <text:p>0,115</text:p>
          </table:table-cell>
          <table:table-cell office:value-type="float" office:value="0.101" calcext:value-type="float">
            <text:p>0,101</text:p>
          </table:table-cell>
          <table:table-cell office:value-type="float" office:value="0.059" calcext:value-type="float">
            <text:p>0,059</text:p>
          </table:table-cell>
          <table:table-cell office:value-type="float" office:value="0.061" calcext:value-type="float">
            <text:p>0,061</text:p>
          </table:table-cell>
          <table:table-cell office:value-type="float" office:value="0.081" calcext:value-type="float">
            <text:p>0,081</text:p>
          </table:table-cell>
          <table:table-cell office:value-type="float" office:value="0.142" calcext:value-type="float">
            <text:p>0,142</text:p>
          </table:table-cell>
          <table:table-cell office:value-type="float" office:value="0.064" calcext:value-type="float">
            <text:p>0,064</text:p>
          </table:table-cell>
          <table:table-cell office:value-type="float" office:value="0.095" calcext:value-type="float">
            <text:p>0,095</text:p>
          </table:table-cell>
          <table:table-cell office:value-type="float" office:value="0.078" calcext:value-type="float">
            <text:p>0,078</text:p>
          </table:table-cell>
          <table:table-cell office:value-type="float" office:value="0.05" calcext:value-type="float">
            <text:p>0,05</text:p>
          </table:table-cell>
          <table:table-cell table:formula="of:=AVERAGE ([.D37:.M37])" office:value-type="float" office:value="0.0846" calcext:value-type="float">
            <text:p>0,0846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FCWOad</text:p>
          </table:table-cell>
          <table:table-cell office:value-type="string" calcext:value-type="string">
            <text:p>n/a</text:p>
          </table:table-cell>
          <table:table-cell office:value-type="float" office:value="0.124" calcext:value-type="float">
            <text:p>0,124</text:p>
          </table:table-cell>
          <table:table-cell office:value-type="float" office:value="0.141" calcext:value-type="float">
            <text:p>0,141</text:p>
          </table:table-cell>
          <table:table-cell office:value-type="float" office:value="0.088" calcext:value-type="float">
            <text:p>0,088</text:p>
          </table:table-cell>
          <table:table-cell office:value-type="float" office:value="0.1" calcext:value-type="float">
            <text:p>0,1</text:p>
          </table:table-cell>
          <table:table-cell office:value-type="float" office:value="0.098" calcext:value-type="float">
            <text:p>0,098</text:p>
          </table:table-cell>
          <table:table-cell office:value-type="float" office:value="0.142" calcext:value-type="float">
            <text:p>0,142</text:p>
          </table:table-cell>
          <table:table-cell office:value-type="float" office:value="0.109" calcext:value-type="float">
            <text:p>0,109</text:p>
          </table:table-cell>
          <table:table-cell office:value-type="float" office:value="0.11" calcext:value-type="float">
            <text:p>0,11</text:p>
          </table:table-cell>
          <table:table-cell office:value-type="float" office:value="0.107" calcext:value-type="float">
            <text:p>0,107</text:p>
          </table:table-cell>
          <table:table-cell office:value-type="float" office:value="0.089" calcext:value-type="float">
            <text:p>0,089</text:p>
          </table:table-cell>
          <table:table-cell table:formula="of:=AVERAGE ([.D38:.M38])" office:value-type="float" office:value="0.1108" calcext:value-type="float">
            <text:p>0,1108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standard deviati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SASS1</text:p>
          </table:table-cell>
          <table:table-cell office:value-type="string" calcext:value-type="string">
            <text:p>LSAassa</text:p>
          </table:table-cell>
          <table:table-cell office:value-type="float" office:value="0.255" calcext:value-type="float">
            <text:p>0,255</text:p>
          </table:table-cell>
          <table:table-cell office:value-type="float" office:value="0.321" calcext:value-type="float">
            <text:p>0,321</text:p>
          </table:table-cell>
          <table:table-cell office:value-type="float" office:value="0.179" calcext:value-type="float">
            <text:p>0,179</text:p>
          </table:table-cell>
          <table:table-cell office:value-type="float" office:value="0.213" calcext:value-type="float">
            <text:p>0,213</text:p>
          </table:table-cell>
          <table:table-cell office:value-type="float" office:value="0.173" calcext:value-type="float">
            <text:p>0,173</text:p>
          </table:table-cell>
          <table:table-cell office:value-type="float" office:value="0.539" calcext:value-type="float">
            <text:p>0,539</text:p>
          </table:table-cell>
          <table:table-cell office:value-type="float" office:value="0.305" calcext:value-type="float">
            <text:p>0,305</text:p>
          </table:table-cell>
          <table:table-cell office:value-type="float" office:value="0.18" calcext:value-type="float">
            <text:p>0,18</text:p>
          </table:table-cell>
          <table:table-cell office:value-type="float" office:value="0.182" calcext:value-type="float">
            <text:p>0,182</text:p>
          </table:table-cell>
          <table:table-cell office:value-type="float" office:value="0.111" calcext:value-type="float">
            <text:p>0,111</text:p>
          </table:table-cell>
          <table:table-cell table:formula="of:=AVERAGE ([.D39:.M39])" office:value-type="float" office:value="0.2458" calcext:value-type="float">
            <text:p>0,2458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SASS1d</text:p>
          </table:table-cell>
          <table:table-cell office:value-type="string" calcext:value-type="string">
            <text:p>LSAassd</text:p>
          </table:table-cell>
          <table:table-cell office:value-type="float" office:value="0.173" calcext:value-type="float">
            <text:p>0,173</text:p>
          </table:table-cell>
          <table:table-cell office:value-type="float" office:value="0.288" calcext:value-type="float">
            <text:p>0,288</text:p>
          </table:table-cell>
          <table:table-cell office:value-type="float" office:value="0.147" calcext:value-type="float">
            <text:p>0,147</text:p>
          </table:table-cell>
          <table:table-cell office:value-type="float" office:value="0.231" calcext:value-type="float">
            <text:p>0,231</text:p>
          </table:table-cell>
          <table:table-cell office:value-type="float" office:value="0.203" calcext:value-type="float">
            <text:p>0,203</text:p>
          </table:table-cell>
          <table:table-cell office:value-type="float" office:value="0.207" calcext:value-type="float">
            <text:p>0,207</text:p>
          </table:table-cell>
          <table:table-cell office:value-type="float" office:value="0.226" calcext:value-type="float">
            <text:p>0,226</text:p>
          </table:table-cell>
          <table:table-cell office:value-type="float" office:value="0.175" calcext:value-type="float">
            <text:p>0,175</text:p>
          </table:table-cell>
          <table:table-cell office:value-type="float" office:value="0.198" calcext:value-type="float">
            <text:p>0,198</text:p>
          </table:table-cell>
          <table:table-cell office:value-type="float" office:value="0.123" calcext:value-type="float">
            <text:p>0,123</text:p>
          </table:table-cell>
          <table:table-cell table:formula="of:=AVERAGE ([.D40:.M40])" office:value-type="float" office:value="0.1971" calcext:value-type="float">
            <text:p>0,1971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SASSp</text:p>
          </table:table-cell>
          <table:table-cell office:value-type="string" calcext:value-type="string">
            <text:p>LSApssa</text:p>
          </table:table-cell>
          <table:table-cell office:value-type="float" office:value="0.244" calcext:value-type="float">
            <text:p>0,244</text:p>
          </table:table-cell>
          <table:table-cell office:value-type="float" office:value="0.255" calcext:value-type="float">
            <text:p>0,255</text:p>
          </table:table-cell>
          <table:table-cell office:value-type="float" office:value="0.121" calcext:value-type="float">
            <text:p>0,121</text:p>
          </table:table-cell>
          <table:table-cell office:value-type="float" office:value="0.24" calcext:value-type="float">
            <text:p>0,24</text:p>
          </table:table-cell>
          <table:table-cell office:value-type="float" office:value="0.105" calcext:value-type="float">
            <text:p>0,105</text:p>
          </table:table-cell>
          <table:table-cell office:value-type="float" office:value="0.545" calcext:value-type="float">
            <text:p>0,545</text:p>
          </table:table-cell>
          <table:table-cell office:value-type="float" office:value="0.222" calcext:value-type="float">
            <text:p>0,222</text:p>
          </table:table-cell>
          <table:table-cell office:value-type="float" office:value="0.131" calcext:value-type="float">
            <text:p>0,131</text:p>
          </table:table-cell>
          <table:table-cell office:value-type="float" office:value="0.174" calcext:value-type="float">
            <text:p>0,174</text:p>
          </table:table-cell>
          <table:table-cell office:value-type="float" office:value="0.085" calcext:value-type="float">
            <text:p>0,085</text:p>
          </table:table-cell>
          <table:table-cell table:formula="of:=AVERAGE ([.D41:.M41])" office:value-type="float" office:value="0.2122" calcext:value-type="float">
            <text:p>0,2122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ll sentences in paragraph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SASSpd</text:p>
          </table:table-cell>
          <table:table-cell office:value-type="string" calcext:value-type="string">
            <text:p>LSApssd</text:p>
          </table:table-cell>
          <table:table-cell office:value-type="float" office:value="0.188" calcext:value-type="float">
            <text:p>0,188</text:p>
          </table:table-cell>
          <table:table-cell office:value-type="float" office:value="0.246" calcext:value-type="float">
            <text:p>0,246</text:p>
          </table:table-cell>
          <table:table-cell office:value-type="float" office:value="0.122" calcext:value-type="float">
            <text:p>0,122</text:p>
          </table:table-cell>
          <table:table-cell office:value-type="float" office:value="0.209" calcext:value-type="float">
            <text:p>0,209</text:p>
          </table:table-cell>
          <table:table-cell office:value-type="float" office:value="0.17" calcext:value-type="float">
            <text:p>0,17</text:p>
          </table:table-cell>
          <table:table-cell office:value-type="float" office:value="0.191" calcext:value-type="float">
            <text:p>0,191</text:p>
          </table:table-cell>
          <table:table-cell office:value-type="float" office:value="0.222" calcext:value-type="float">
            <text:p>0,222</text:p>
          </table:table-cell>
          <table:table-cell office:value-type="float" office:value="0.141" calcext:value-type="float">
            <text:p>0,141</text:p>
          </table:table-cell>
          <table:table-cell office:value-type="float" office:value="0.21" calcext:value-type="float">
            <text:p>0,21</text:p>
          </table:table-cell>
          <table:table-cell office:value-type="float" office:value="0.104" calcext:value-type="float">
            <text:p>0,104</text:p>
          </table:table-cell>
          <table:table-cell table:formula="of:=AVERAGE ([.D42:.M42])" office:value-type="float" office:value="0.1803" calcext:value-type="float">
            <text:p>0,1803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ll sentences in paragraph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SAPP1</text:p>
          </table:table-cell>
          <table:table-cell office:value-type="string" calcext:value-type="string">
            <text:p>LSAppa</text:p>
          </table:table-cell>
          <table:table-cell office:value-type="float" office:value="0.487" calcext:value-type="float">
            <text:p>0,487</text:p>
          </table:table-cell>
          <table:table-cell office:value-type="float" office:value="0.462" calcext:value-type="float">
            <text:p>0,462</text:p>
          </table:table-cell>
          <table:table-cell office:value-type="float" office:value="0.371" calcext:value-type="float">
            <text:p>0,371</text:p>
          </table:table-cell>
          <table:table-cell office:value-type="float" office:value="0.172" calcext:value-type="float">
            <text:p>0,172</text:p>
          </table:table-cell>
          <table:table-cell office:value-type="float" office:value="0.263" calcext:value-type="float">
            <text:p>0,263</text:p>
          </table:table-cell>
          <table:table-cell office:value-type="float" office:value="0.907" calcext:value-type="float">
            <text:p>0,907</text:p>
          </table:table-cell>
          <table:table-cell office:value-type="float" office:value="0.4" calcext:value-type="float">
            <text:p>0,4</text:p>
          </table:table-cell>
          <table:table-cell office:value-type="float" office:value="0.326" calcext:value-type="float">
            <text:p>0,326</text:p>
          </table:table-cell>
          <table:table-cell office:value-type="float" office:value="0.317" calcext:value-type="float">
            <text:p>0,317</text:p>
          </table:table-cell>
          <table:table-cell office:value-type="float" office:value="0.299" calcext:value-type="float">
            <text:p>0,299</text:p>
          </table:table-cell>
          <table:table-cell table:formula="of:=AVERAGE ([.D43:.M43])" office:value-type="float" office:value="0.4004" calcext:value-type="float">
            <text:p>0,4004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paragraph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SAPP1d</text:p>
          </table:table-cell>
          <table:table-cell office:value-type="string" calcext:value-type="string">
            <text:p>LSAppd</text:p>
          </table:table-cell>
          <table:table-cell office:value-type="float" office:value="0.164" calcext:value-type="float">
            <text:p>0,164</text:p>
          </table:table-cell>
          <table:table-cell office:value-type="float" office:value="0.289" calcext:value-type="float">
            <text:p>0,289</text:p>
          </table:table-cell>
          <table:table-cell office:value-type="float" office:value="0.091" calcext:value-type="float">
            <text:p>0,091</text:p>
          </table:table-cell>
          <table:table-cell office:value-type="float" office:value="0.155" calcext:value-type="float">
            <text:p>0,155</text:p>
          </table:table-cell>
          <table:table-cell office:value-type="float" office:value="0.259" calcext:value-type="float">
            <text:p>0,259</text:p>
          </table:table-cell>
          <table:table-cell office:value-type="float" office:value="0" calcext:value-type="float">
            <text:p>0</text:p>
          </table:table-cell>
          <table:table-cell office:value-type="float" office:value="0.282" calcext:value-type="float">
            <text:p>0,282</text:p>
          </table:table-cell>
          <table:table-cell office:value-type="float" office:value="0" calcext:value-type="float">
            <text:p>0</text:p>
          </table:table-cell>
          <table:table-cell office:value-type="float" office:value="0.197" calcext:value-type="float">
            <text:p>0,197</text:p>
          </table:table-cell>
          <table:table-cell office:value-type="float" office:value="0.078" calcext:value-type="float">
            <text:p>0,078</text:p>
          </table:table-cell>
          <table:table-cell table:formula="of:=AVERAGE ([.D44:.M44])" office:value-type="float" office:value="0.1515" calcext:value-type="float">
            <text:p>0,1515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paragraph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LSAGN</text:p>
          </table:table-cell>
          <table:table-cell office:value-type="float" office:value="0.387" calcext:value-type="float">
            <text:p>0,387</text:p>
          </table:table-cell>
          <table:table-cell office:value-type="float" office:value="0.388" calcext:value-type="float">
            <text:p>0,388</text:p>
          </table:table-cell>
          <table:table-cell office:value-type="float" office:value="0.288" calcext:value-type="float">
            <text:p>0,288</text:p>
          </table:table-cell>
          <table:table-cell office:value-type="float" office:value="0.306" calcext:value-type="float">
            <text:p>0,306</text:p>
          </table:table-cell>
          <table:table-cell office:value-type="float" office:value="0.302" calcext:value-type="float">
            <text:p>0,302</text:p>
          </table:table-cell>
          <table:table-cell office:value-type="float" office:value="0.508" calcext:value-type="float">
            <text:p>0,508</text:p>
          </table:table-cell>
          <table:table-cell office:value-type="float" office:value="0.361" calcext:value-type="float">
            <text:p>0,361</text:p>
          </table:table-cell>
          <table:table-cell office:value-type="float" office:value="0.251" calcext:value-type="float">
            <text:p>0,251</text:p>
          </table:table-cell>
          <table:table-cell office:value-type="float" office:value="0.332" calcext:value-type="float">
            <text:p>0,332</text:p>
          </table:table-cell>
          <table:table-cell office:value-type="float" office:value="0.258" calcext:value-type="float">
            <text:p>0,258</text:p>
          </table:table-cell>
          <table:table-cell table:formula="of:=AVERAGE ([.D45:.M45])" office:value-type="float" office:value="0.3381" calcext:value-type="float">
            <text:p>0,3381</text:p>
          </table:table-cell>
          <table:table-cell office:value-type="string" calcext:value-type="string">
            <text:p>LSA given/new</text:p>
          </table:table-cell>
          <table:table-cell office:value-type="string" calcext:value-type="string">
            <text:p><text:s/>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SAGNd</text:p>
          </table:table-cell>
          <table:table-cell office:value-type="string" calcext:value-type="string">
            <text:p>n/a</text:p>
          </table:table-cell>
          <table:table-cell office:value-type="float" office:value="0.13" calcext:value-type="float">
            <text:p>0,13</text:p>
          </table:table-cell>
          <table:table-cell office:value-type="float" office:value="0.154" calcext:value-type="float">
            <text:p>0,154</text:p>
          </table:table-cell>
          <table:table-cell office:value-type="float" office:value="0.116" calcext:value-type="float">
            <text:p>0,116</text:p>
          </table:table-cell>
          <table:table-cell office:value-type="float" office:value="0.159" calcext:value-type="float">
            <text:p>0,159</text:p>
          </table:table-cell>
          <table:table-cell office:value-type="float" office:value="0.132" calcext:value-type="float">
            <text:p>0,132</text:p>
          </table:table-cell>
          <table:table-cell office:value-type="float" office:value="0.224" calcext:value-type="float">
            <text:p>0,224</text:p>
          </table:table-cell>
          <table:table-cell office:value-type="float" office:value="0.161" calcext:value-type="float">
            <text:p>0,161</text:p>
          </table:table-cell>
          <table:table-cell office:value-type="float" office:value="0.132" calcext:value-type="float">
            <text:p>0,132</text:p>
          </table:table-cell>
          <table:table-cell office:value-type="float" office:value="0.165" calcext:value-type="float">
            <text:p>0,165</text:p>
          </table:table-cell>
          <table:table-cell office:value-type="float" office:value="0.126" calcext:value-type="float">
            <text:p>0,126</text:p>
          </table:table-cell>
          <table:table-cell table:formula="of:=AVERAGE ([.D46:.M46])" office:value-type="float" office:value="0.1499" calcext:value-type="float">
            <text:p>0,1499</text:p>
          </table:table-cell>
          <table:table-cell office:value-type="string" calcext:value-type="string">
            <text:p>LSA given/new</text:p>
          </table:table-cell>
          <table:table-cell office:value-type="string" calcext:value-type="string">
            <text:p><text:s/>sentenc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DTTRc</text:p>
          </table:table-cell>
          <table:table-cell office:value-type="string" calcext:value-type="string">
            <text:p>TYPTOKc</text:p>
          </table:table-cell>
          <table:table-cell office:value-type="float" office:value="0.605" calcext:value-type="float">
            <text:p>0,605</text:p>
          </table:table-cell>
          <table:table-cell office:value-type="float" office:value="0.72" calcext:value-type="float">
            <text:p>0,72</text:p>
          </table:table-cell>
          <table:table-cell office:value-type="float" office:value="0.701" calcext:value-type="float">
            <text:p>0,701</text:p>
          </table:table-cell>
          <table:table-cell office:value-type="float" office:value="0.698" calcext:value-type="float">
            <text:p>0,698</text:p>
          </table:table-cell>
          <table:table-cell office:value-type="float" office:value="0.69" calcext:value-type="float">
            <text:p>0,69</text:p>
          </table:table-cell>
          <table:table-cell office:value-type="float" office:value="0.737" calcext:value-type="float">
            <text:p>0,737</text:p>
          </table:table-cell>
          <table:table-cell office:value-type="float" office:value="0.654" calcext:value-type="float">
            <text:p>0,654</text:p>
          </table:table-cell>
          <table:table-cell office:value-type="float" office:value="0.763" calcext:value-type="float">
            <text:p>0,763</text:p>
          </table:table-cell>
          <table:table-cell office:value-type="float" office:value="0.633" calcext:value-type="float">
            <text:p>0,633</text:p>
          </table:table-cell>
          <table:table-cell office:value-type="float" office:value="0.746" calcext:value-type="float">
            <text:p>0,746</text:p>
          </table:table-cell>
          <table:table-cell table:formula="of:=AVERAGE ([.D47:.M47])" office:value-type="float" office:value="0.6947" calcext:value-type="float">
            <text:p>0,6947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type-token ratio</text:p>
          </table:table-cell>
          <table:table-cell office:value-type="string" calcext:value-type="string">
            <text:p><text:s/>content word lemma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DTTRa</text:p>
          </table:table-cell>
          <table:table-cell office:value-type="string" calcext:value-type="string">
            <text:p>n/a</text:p>
          </table:table-cell>
          <table:table-cell office:value-type="float" office:value="0.451" calcext:value-type="float">
            <text:p>0,451</text:p>
          </table:table-cell>
          <table:table-cell office:value-type="float" office:value="0.554" calcext:value-type="float">
            <text:p>0,554</text:p>
          </table:table-cell>
          <table:table-cell office:value-type="float" office:value="0.493" calcext:value-type="float">
            <text:p>0,493</text:p>
          </table:table-cell>
          <table:table-cell office:value-type="float" office:value="0.558" calcext:value-type="float">
            <text:p>0,558</text:p>
          </table:table-cell>
          <table:table-cell office:value-type="float" office:value="0.517" calcext:value-type="float">
            <text:p>0,517</text:p>
          </table:table-cell>
          <table:table-cell office:value-type="float" office:value="0.566" calcext:value-type="float">
            <text:p>0,566</text:p>
          </table:table-cell>
          <table:table-cell office:value-type="float" office:value="0.535" calcext:value-type="float">
            <text:p>0,535</text:p>
          </table:table-cell>
          <table:table-cell office:value-type="float" office:value="0.597" calcext:value-type="float">
            <text:p>0,597</text:p>
          </table:table-cell>
          <table:table-cell office:value-type="float" office:value="0.449" calcext:value-type="float">
            <text:p>0,449</text:p>
          </table:table-cell>
          <table:table-cell office:value-type="float" office:value="0.522" calcext:value-type="float">
            <text:p>0,522</text:p>
          </table:table-cell>
          <table:table-cell table:formula="of:=AVERAGE ([.D48:.M48])" office:value-type="float" office:value="0.5242" calcext:value-type="float">
            <text:p>0,5242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type-token ratio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DMTLD</text:p>
          </table:table-cell>
          <table:table-cell office:value-type="string" calcext:value-type="string">
            <text:p>LEXDIVTD</text:p>
          </table:table-cell>
          <table:table-cell office:value-type="float" office:value="51.256" calcext:value-type="float">
            <text:p>51,256</text:p>
          </table:table-cell>
          <table:table-cell office:value-type="float" office:value="64.102" calcext:value-type="float">
            <text:p>64,102</text:p>
          </table:table-cell>
          <table:table-cell office:value-type="float" office:value="73.22" calcext:value-type="float">
            <text:p>73,22</text:p>
          </table:table-cell>
          <table:table-cell office:value-type="float" office:value="65.718" calcext:value-type="float">
            <text:p>65,718</text:p>
          </table:table-cell>
          <table:table-cell office:value-type="float" office:value="78.745" calcext:value-type="float">
            <text:p>78,745</text:p>
          </table:table-cell>
          <table:table-cell office:value-type="float" office:value="44.398" calcext:value-type="float">
            <text:p>44,398</text:p>
          </table:table-cell>
          <table:table-cell office:value-type="float" office:value="77.489" calcext:value-type="float">
            <text:p>77,489</text:p>
          </table:table-cell>
          <table:table-cell office:value-type="float" office:value="53.228" calcext:value-type="float">
            <text:p>53,228</text:p>
          </table:table-cell>
          <table:table-cell office:value-type="float" office:value="54.245" calcext:value-type="float">
            <text:p>54,245</text:p>
          </table:table-cell>
          <table:table-cell office:value-type="float" office:value="84.407" calcext:value-type="float">
            <text:p>84,407</text:p>
          </table:table-cell>
          <table:table-cell table:formula="of:=AVERAGE ([.D49:.M49])" office:value-type="float" office:value="64.6808" calcext:value-type="float">
            <text:p>64,6808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MTLD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DVOCD</text:p>
          </table:table-cell>
          <table:table-cell office:value-type="string" calcext:value-type="string">
            <text:p>LEXDIVVD</text:p>
          </table:table-cell>
          <table:table-cell office:value-type="float" office:value="56.227" calcext:value-type="float">
            <text:p>56,227</text:p>
          </table:table-cell>
          <table:table-cell office:value-type="float" office:value="72.065" calcext:value-type="float">
            <text:p>72,065</text:p>
          </table:table-cell>
          <table:table-cell office:value-type="float" office:value="69.439" calcext:value-type="float">
            <text:p>69,439</text:p>
          </table:table-cell>
          <table:table-cell office:value-type="float" office:value="104.927" calcext:value-type="float">
            <text:p>104,927</text:p>
          </table:table-cell>
          <table:table-cell office:value-type="float" office:value="100.59" calcext:value-type="float">
            <text:p>100,59</text:p>
          </table:table-cell>
          <table:table-cell office:value-type="float" office:value="53.43" calcext:value-type="float">
            <text:p>53,43</text:p>
          </table:table-cell>
          <table:table-cell office:value-type="float" office:value="89.112" calcext:value-type="float">
            <text:p>89,112</text:p>
          </table:table-cell>
          <table:table-cell office:value-type="float" office:value="67.256" calcext:value-type="float">
            <text:p>67,256</text:p>
          </table:table-cell>
          <table:table-cell office:value-type="float" office:value="66.152" calcext:value-type="float">
            <text:p>66,152</text:p>
          </table:table-cell>
          <table:table-cell office:value-type="float" office:value="100.899" calcext:value-type="float">
            <text:p>100,899</text:p>
          </table:table-cell>
          <table:table-cell table:formula="of:=AVERAGE ([.D50:.M50])" office:value-type="float" office:value="78.0097" calcext:value-type="float">
            <text:p>78,0097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VOCD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NCAll</text:p>
          </table:table-cell>
          <table:table-cell office:value-type="string" calcext:value-type="string">
            <text:p>CONi</text:p>
          </table:table-cell>
          <table:table-cell office:value-type="float" office:value="77.778" calcext:value-type="float">
            <text:p>77,778</text:p>
          </table:table-cell>
          <table:table-cell office:value-type="float" office:value="83.744" calcext:value-type="float">
            <text:p>83,744</text:p>
          </table:table-cell>
          <table:table-cell office:value-type="float" office:value="97.744" calcext:value-type="float">
            <text:p>97,744</text:p>
          </table:table-cell>
          <table:table-cell office:value-type="float" office:value="102.273" calcext:value-type="float">
            <text:p>102,273</text:p>
          </table:table-cell>
          <table:table-cell office:value-type="float" office:value="79.872" calcext:value-type="float">
            <text:p>79,872</text:p>
          </table:table-cell>
          <table:table-cell office:value-type="float" office:value="117.647" calcext:value-type="float">
            <text:p>117,647</text:p>
          </table:table-cell>
          <table:table-cell office:value-type="float" office:value="80.769" calcext:value-type="float">
            <text:p>80,769</text:p>
          </table:table-cell>
          <table:table-cell office:value-type="float" office:value="70.313" calcext:value-type="float">
            <text:p>70,313</text:p>
          </table:table-cell>
          <table:table-cell office:value-type="float" office:value="100.865" calcext:value-type="float">
            <text:p>100,865</text:p>
          </table:table-cell>
          <table:table-cell office:value-type="float" office:value="67.647" calcext:value-type="float">
            <text:p>67,647</text:p>
          </table:table-cell>
          <table:table-cell table:formula="of:=AVERAGE ([.D51:.M51])" office:value-type="float" office:value="87.8652" calcext:value-type="float">
            <text:p>87,8652</text:p>
          </table:table-cell>
          <table:table-cell office:value-type="string" calcext:value-type="string">
            <text:p>All connectives incidence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NCCaus</text:p>
          </table:table-cell>
          <table:table-cell office:value-type="string" calcext:value-type="string">
            <text:p>CONCAUSi</text:p>
          </table:table-cell>
          <table:table-cell office:value-type="float" office:value="7.407" calcext:value-type="float">
            <text:p>7,407</text:p>
          </table:table-cell>
          <table:table-cell office:value-type="float" office:value="4.926" calcext:value-type="float">
            <text:p>4,926</text:p>
          </table:table-cell>
          <table:table-cell office:value-type="float" office:value="30.075" calcext:value-type="float">
            <text:p>30,075</text:p>
          </table:table-cell>
          <table:table-cell office:value-type="float" office:value="15.152" calcext:value-type="float">
            <text:p>15,152</text:p>
          </table:table-cell>
          <table:table-cell office:value-type="float" office:value="28.754" calcext:value-type="float">
            <text:p>28,754</text:p>
          </table:table-cell>
          <table:table-cell office:value-type="float" office:value="22.059" calcext:value-type="float">
            <text:p>22,059</text:p>
          </table:table-cell>
          <table:table-cell office:value-type="float" office:value="23.077" calcext:value-type="float">
            <text:p>23,077</text:p>
          </table:table-cell>
          <table:table-cell office:value-type="float" office:value="7.813" calcext:value-type="float">
            <text:p>7,813</text:p>
          </table:table-cell>
          <table:table-cell office:value-type="float" office:value="28.818" calcext:value-type="float">
            <text:p>28,818</text:p>
          </table:table-cell>
          <table:table-cell office:value-type="float" office:value="11.765" calcext:value-type="float">
            <text:p>11,765</text:p>
          </table:table-cell>
          <table:table-cell table:formula="of:=AVERAGE ([.D52:.M52])" office:value-type="float" office:value="17.9846" calcext:value-type="float">
            <text:p>17,9846</text:p>
          </table:table-cell>
          <table:table-cell office:value-type="string" calcext:value-type="string">
            <text:p>Causal connectives incidence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NCLogic</text:p>
          </table:table-cell>
          <table:table-cell office:value-type="string" calcext:value-type="string">
            <text:p>CONLOGi</text:p>
          </table:table-cell>
          <table:table-cell office:value-type="float" office:value="37.037" calcext:value-type="float">
            <text:p>37,037</text:p>
          </table:table-cell>
          <table:table-cell office:value-type="float" office:value="14.778" calcext:value-type="float">
            <text:p>14,778</text:p>
          </table:table-cell>
          <table:table-cell office:value-type="float" office:value="37.594" calcext:value-type="float">
            <text:p>37,594</text:p>
          </table:table-cell>
          <table:table-cell office:value-type="float" office:value="34.091" calcext:value-type="float">
            <text:p>34,091</text:p>
          </table:table-cell>
          <table:table-cell office:value-type="float" office:value="31.949" calcext:value-type="float">
            <text:p>31,949</text:p>
          </table:table-cell>
          <table:table-cell office:value-type="float" office:value="36.765" calcext:value-type="float">
            <text:p>36,765</text:p>
          </table:table-cell>
          <table:table-cell office:value-type="float" office:value="34.615" calcext:value-type="float">
            <text:p>34,615</text:p>
          </table:table-cell>
          <table:table-cell office:value-type="float" office:value="23.438" calcext:value-type="float">
            <text:p>23,438</text:p>
          </table:table-cell>
          <table:table-cell office:value-type="float" office:value="28.818" calcext:value-type="float">
            <text:p>28,818</text:p>
          </table:table-cell>
          <table:table-cell office:value-type="float" office:value="50" calcext:value-type="float">
            <text:p>50</text:p>
          </table:table-cell>
          <table:table-cell table:formula="of:=AVERAGE ([.D53:.M53])" office:value-type="float" office:value="32.9085" calcext:value-type="float">
            <text:p>32,9085</text:p>
          </table:table-cell>
          <table:table-cell office:value-type="string" calcext:value-type="string">
            <text:p>Logical connectives incidence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NCADC</text:p>
          </table:table-cell>
          <table:table-cell office:value-type="string" calcext:value-type="string">
            <text:p>CONADVCONi</text:p>
          </table:table-cell>
          <table:table-cell office:value-type="float" office:value="25.926" calcext:value-type="float">
            <text:p>25,926</text:p>
          </table:table-cell>
          <table:table-cell office:value-type="float" office:value="9.852" calcext:value-type="float">
            <text:p>9,852</text:p>
          </table:table-cell>
          <table:table-cell office:value-type="float" office:value="11.278" calcext:value-type="float">
            <text:p>11,278</text:p>
          </table:table-cell>
          <table:table-cell office:value-type="float" office:value="22.727" calcext:value-type="float">
            <text:p>22,727</text:p>
          </table:table-cell>
          <table:table-cell office:value-type="float" office:value="9.585" calcext:value-type="float">
            <text:p>9,585</text:p>
          </table:table-cell>
          <table:table-cell office:value-type="float" office:value="14.706" calcext:value-type="float">
            <text:p>14,706</text:p>
          </table:table-cell>
          <table:table-cell office:value-type="float" office:value="11.538" calcext:value-type="float">
            <text:p>11,538</text:p>
          </table:table-cell>
          <table:table-cell office:value-type="float" office:value="15.625" calcext:value-type="float">
            <text:p>15,625</text:p>
          </table:table-cell>
          <table:table-cell office:value-type="float" office:value="8.646" calcext:value-type="float">
            <text:p>8,646</text:p>
          </table:table-cell>
          <table:table-cell office:value-type="float" office:value="23.529" calcext:value-type="float">
            <text:p>23,529</text:p>
          </table:table-cell>
          <table:table-cell table:formula="of:=AVERAGE ([.D54:.M54])" office:value-type="float" office:value="15.3412" calcext:value-type="float">
            <text:p>15,3412</text:p>
          </table:table-cell>
          <table:table-cell office:value-type="string" calcext:value-type="string">
            <text:p>Adversative and contrastive connectives incidence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NCTemp</text:p>
          </table:table-cell>
          <table:table-cell office:value-type="string" calcext:value-type="string">
            <text:p>CONTEMPi</text:p>
          </table:table-cell>
          <table:table-cell office:value-type="float" office:value="0" calcext:value-type="float">
            <text:p>0</text:p>
          </table:table-cell>
          <table:table-cell office:value-type="float" office:value="9.852" calcext:value-type="float">
            <text:p>9,852</text:p>
          </table:table-cell>
          <table:table-cell office:value-type="float" office:value="7.519" calcext:value-type="float">
            <text:p>7,519</text:p>
          </table:table-cell>
          <table:table-cell office:value-type="float" office:value="30.303" calcext:value-type="float">
            <text:p>30,303</text:p>
          </table:table-cell>
          <table:table-cell office:value-type="float" office:value="15.974" calcext:value-type="float">
            <text:p>15,974</text:p>
          </table:table-cell>
          <table:table-cell office:value-type="float" office:value="22.059" calcext:value-type="float">
            <text:p>22,059</text:p>
          </table:table-cell>
          <table:table-cell office:value-type="float" office:value="23.077" calcext:value-type="float">
            <text:p>23,077</text:p>
          </table:table-cell>
          <table:table-cell office:value-type="float" office:value="7.813" calcext:value-type="float">
            <text:p>7,813</text:p>
          </table:table-cell>
          <table:table-cell office:value-type="float" office:value="5.764" calcext:value-type="float">
            <text:p>5,764</text:p>
          </table:table-cell>
          <table:table-cell office:value-type="float" office:value="2.941" calcext:value-type="float">
            <text:p>2,941</text:p>
          </table:table-cell>
          <table:table-cell table:formula="of:=AVERAGE ([.D55:.M55])" office:value-type="float" office:value="12.5302" calcext:value-type="float">
            <text:p>12,5302</text:p>
          </table:table-cell>
          <table:table-cell office:value-type="string" calcext:value-type="string">
            <text:p>Temporal connectives incidence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NCTempx</text:p>
          </table:table-cell>
          <table:table-cell office:value-type="string" calcext:value-type="string">
            <text:p>CONTEMPEXi</text:p>
          </table:table-cell>
          <table:table-cell office:value-type="float" office:value="7.407" calcext:value-type="float">
            <text:p>7,407</text:p>
          </table:table-cell>
          <table:table-cell office:value-type="float" office:value="14.778" calcext:value-type="float">
            <text:p>14,778</text:p>
          </table:table-cell>
          <table:table-cell office:value-type="float" office:value="26.316" calcext:value-type="float">
            <text:p>26,316</text:p>
          </table:table-cell>
          <table:table-cell office:value-type="float" office:value="11.364" calcext:value-type="float">
            <text:p>11,364</text:p>
          </table:table-cell>
          <table:table-cell office:value-type="float" office:value="41.534" calcext:value-type="float">
            <text:p>41,534</text:p>
          </table:table-cell>
          <table:table-cell office:value-type="float" office:value="22.059" calcext:value-type="float">
            <text:p>22,059</text:p>
          </table:table-cell>
          <table:table-cell office:value-type="float" office:value="42.308" calcext:value-type="float">
            <text:p>42,308</text:p>
          </table:table-cell>
          <table:table-cell office:value-type="float" office:value="39.063" calcext:value-type="float">
            <text:p>39,063</text:p>
          </table:table-cell>
          <table:table-cell office:value-type="float" office:value="17.291" calcext:value-type="float">
            <text:p>17,291</text:p>
          </table:table-cell>
          <table:table-cell office:value-type="float" office:value="11.765" calcext:value-type="float">
            <text:p>11,765</text:p>
          </table:table-cell>
          <table:table-cell table:formula="of:=AVERAGE ([.D56:.M56])" office:value-type="float" office:value="23.3885" calcext:value-type="float">
            <text:p>23,3885</text:p>
          </table:table-cell>
          <table:table-cell office:value-type="string" calcext:value-type="string">
            <text:p>Expanded temporal connectives incidence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NCAdd</text:p>
          </table:table-cell>
          <table:table-cell office:value-type="string" calcext:value-type="string">
            <text:p>CONADDi</text:p>
          </table:table-cell>
          <table:table-cell office:value-type="float" office:value="70.37" calcext:value-type="float">
            <text:p>70,37</text:p>
          </table:table-cell>
          <table:table-cell office:value-type="float" office:value="68.966" calcext:value-type="float">
            <text:p>68,966</text:p>
          </table:table-cell>
          <table:table-cell office:value-type="float" office:value="75.188" calcext:value-type="float">
            <text:p>75,188</text:p>
          </table:table-cell>
          <table:table-cell office:value-type="float" office:value="56.818" calcext:value-type="float">
            <text:p>56,818</text:p>
          </table:table-cell>
          <table:table-cell office:value-type="float" office:value="44.728" calcext:value-type="float">
            <text:p>44,728</text:p>
          </table:table-cell>
          <table:table-cell office:value-type="float" office:value="66.176" calcext:value-type="float">
            <text:p>66,176</text:p>
          </table:table-cell>
          <table:table-cell office:value-type="float" office:value="38.462" calcext:value-type="float">
            <text:p>38,462</text:p>
          </table:table-cell>
          <table:table-cell office:value-type="float" office:value="46.875" calcext:value-type="float">
            <text:p>46,875</text:p>
          </table:table-cell>
          <table:table-cell office:value-type="float" office:value="69.164" calcext:value-type="float">
            <text:p>69,164</text:p>
          </table:table-cell>
          <table:table-cell office:value-type="float" office:value="44.118" calcext:value-type="float">
            <text:p>44,118</text:p>
          </table:table-cell>
          <table:table-cell table:formula="of:=AVERAGE ([.D57:.M57])" office:value-type="float" office:value="58.0865" calcext:value-type="float">
            <text:p>58,0865</text:p>
          </table:table-cell>
          <table:table-cell office:value-type="string" calcext:value-type="string">
            <text:p>Additive connectives incidence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NCPos</text:p>
          </table:table-cell>
          <table:table-cell office:value-type="string" calcext:value-type="string">
            <text:p>n/a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AVERAGE ([.D58:.M58])" office:value-type="float" office:value="0" calcext:value-type="float">
            <text:p>0</text:p>
          </table:table-cell>
          <table:table-cell office:value-type="string" calcext:value-type="string">
            <text:p>Positive connectives incidence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NCNeg</text:p>
          </table:table-cell>
          <table:table-cell office:value-type="string" calcext:value-type="string">
            <text:p>n/a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AVERAGE ([.D59:.M59])" office:value-type="float" office:value="0" calcext:value-type="float">
            <text:p>0</text:p>
          </table:table-cell>
          <table:table-cell office:value-type="string" calcext:value-type="string">
            <text:p>Negative connectives incidence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MCAUSv</text:p>
          </table:table-cell>
          <table:table-cell office:value-type="string" calcext:value-type="string">
            <text:p>CAUSV</text:p>
          </table:table-cell>
          <table:table-cell office:value-type="float" office:value="14.815" calcext:value-type="float">
            <text:p>14,815</text:p>
          </table:table-cell>
          <table:table-cell office:value-type="float" office:value="24.631" calcext:value-type="float">
            <text:p>24,631</text:p>
          </table:table-cell>
          <table:table-cell office:value-type="float" office:value="48.872" calcext:value-type="float">
            <text:p>48,872</text:p>
          </table:table-cell>
          <table:table-cell office:value-type="float" office:value="22.727" calcext:value-type="float">
            <text:p>22,727</text:p>
          </table:table-cell>
          <table:table-cell office:value-type="float" office:value="41.534" calcext:value-type="float">
            <text:p>41,534</text:p>
          </table:table-cell>
          <table:table-cell office:value-type="float" office:value="58.824" calcext:value-type="float">
            <text:p>58,824</text:p>
          </table:table-cell>
          <table:table-cell office:value-type="float" office:value="26.923" calcext:value-type="float">
            <text:p>26,923</text:p>
          </table:table-cell>
          <table:table-cell office:value-type="float" office:value="31.25" calcext:value-type="float">
            <text:p>31,25</text:p>
          </table:table-cell>
          <table:table-cell office:value-type="float" office:value="48.991" calcext:value-type="float">
            <text:p>48,991</text:p>
          </table:table-cell>
          <table:table-cell office:value-type="float" office:value="29.412" calcext:value-type="float">
            <text:p>29,412</text:p>
          </table:table-cell>
          <table:table-cell table:formula="of:=AVERAGE ([.D60:.M60])" office:value-type="float" office:value="34.7979" calcext:value-type="float">
            <text:p>34,7979</text:p>
          </table:table-cell>
          <table:table-cell office:value-type="string" calcext:value-type="string">
            <text:p>Causal verb incidence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MCAUSvp</text:p>
          </table:table-cell>
          <table:table-cell office:value-type="string" calcext:value-type="string">
            <text:p>CAUSVP</text:p>
          </table:table-cell>
          <table:table-cell office:value-type="float" office:value="14.815" calcext:value-type="float">
            <text:p>14,815</text:p>
          </table:table-cell>
          <table:table-cell office:value-type="float" office:value="24.631" calcext:value-type="float">
            <text:p>24,631</text:p>
          </table:table-cell>
          <table:table-cell office:value-type="float" office:value="56.391" calcext:value-type="float">
            <text:p>56,391</text:p>
          </table:table-cell>
          <table:table-cell office:value-type="float" office:value="30.303" calcext:value-type="float">
            <text:p>30,303</text:p>
          </table:table-cell>
          <table:table-cell office:value-type="float" office:value="54.313" calcext:value-type="float">
            <text:p>54,313</text:p>
          </table:table-cell>
          <table:table-cell office:value-type="float" office:value="73.529" calcext:value-type="float">
            <text:p>73,529</text:p>
          </table:table-cell>
          <table:table-cell office:value-type="float" office:value="38.462" calcext:value-type="float">
            <text:p>38,462</text:p>
          </table:table-cell>
          <table:table-cell office:value-type="float" office:value="39.063" calcext:value-type="float">
            <text:p>39,063</text:p>
          </table:table-cell>
          <table:table-cell office:value-type="float" office:value="57.637" calcext:value-type="float">
            <text:p>57,637</text:p>
          </table:table-cell>
          <table:table-cell office:value-type="float" office:value="35.294" calcext:value-type="float">
            <text:p>35,294</text:p>
          </table:table-cell>
          <table:table-cell table:formula="of:=AVERAGE ([.D61:.M61])" office:value-type="float" office:value="42.4438" calcext:value-type="float">
            <text:p>42,4438</text:p>
          </table:table-cell>
          <table:table-cell office:value-type="string" calcext:value-type="string">
            <text:p>Causal verbs and causal particles incidence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MINTEp</text:p>
          </table:table-cell>
          <table:table-cell office:value-type="string" calcext:value-type="string">
            <text:p>INTEi</text:p>
          </table:table-cell>
          <table:table-cell office:value-type="float" office:value="18.519" calcext:value-type="float">
            <text:p>18,519</text:p>
          </table:table-cell>
          <table:table-cell office:value-type="float" office:value="24.631" calcext:value-type="float">
            <text:p>24,631</text:p>
          </table:table-cell>
          <table:table-cell office:value-type="float" office:value="33.835" calcext:value-type="float">
            <text:p>33,835</text:p>
          </table:table-cell>
          <table:table-cell office:value-type="float" office:value="34.091" calcext:value-type="float">
            <text:p>34,091</text:p>
          </table:table-cell>
          <table:table-cell office:value-type="float" office:value="44.728" calcext:value-type="float">
            <text:p>44,728</text:p>
          </table:table-cell>
          <table:table-cell office:value-type="float" office:value="58.824" calcext:value-type="float">
            <text:p>58,824</text:p>
          </table:table-cell>
          <table:table-cell office:value-type="float" office:value="23.077" calcext:value-type="float">
            <text:p>23,077</text:p>
          </table:table-cell>
          <table:table-cell office:value-type="float" office:value="7.813" calcext:value-type="float">
            <text:p>7,813</text:p>
          </table:table-cell>
          <table:table-cell office:value-type="float" office:value="20.173" calcext:value-type="float">
            <text:p>20,173</text:p>
          </table:table-cell>
          <table:table-cell office:value-type="float" office:value="26.471" calcext:value-type="float">
            <text:p>26,471</text:p>
          </table:table-cell>
          <table:table-cell table:formula="of:=AVERAGE ([.D62:.M62])" office:value-type="float" office:value="29.2162" calcext:value-type="float">
            <text:p>29,2162</text:p>
          </table:table-cell>
          <table:table-cell office:value-type="string" calcext:value-type="string">
            <text:p>Intentional verbs incidence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MCAUSr</text:p>
          </table:table-cell>
          <table:table-cell office:value-type="string" calcext:value-type="string">
            <text:p>CAUS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" calcext:value-type="float">
            <text:p>0,143</text:p>
          </table:table-cell>
          <table:table-cell table:number-columns-repeated="2" office:value-type="float" office:value="0.286" calcext:value-type="float">
            <text:p>0,286</text:p>
          </table:table-cell>
          <table:table-cell office:value-type="float" office:value="0.222" calcext:value-type="float">
            <text:p>0,222</text:p>
          </table:table-cell>
          <table:table-cell office:value-type="float" office:value="0.375" calcext:value-type="float">
            <text:p>0,375</text:p>
          </table:table-cell>
          <table:table-cell office:value-type="float" office:value="0.2" calcext:value-type="float">
            <text:p>0,2</text:p>
          </table:table-cell>
          <table:table-cell office:value-type="float" office:value="0.167" calcext:value-type="float">
            <text:p>0,167</text:p>
          </table:table-cell>
          <table:table-cell office:value-type="float" office:value="0.182" calcext:value-type="float">
            <text:p>0,182</text:p>
          </table:table-cell>
          <table:table-cell table:formula="of:=AVERAGE ([.D63:.M63])" office:value-type="float" office:value="0.1861" calcext:value-type="float">
            <text:p>0,1861</text:p>
          </table:table-cell>
          <table:table-cell office:value-type="string" calcext:value-type="string">
            <text:p>Ratio of casual particles to causal verbs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MINTEr</text:p>
          </table:table-cell>
          <table:table-cell office:value-type="string" calcext:value-type="string">
            <text:p>INTEC</text:p>
          </table:table-cell>
          <table:table-cell office:value-type="float" office:value="0.333" calcext:value-type="float">
            <text:p>0,333</text:p>
          </table:table-cell>
          <table:table-cell office:value-type="float" office:value="0.167" calcext:value-type="float">
            <text:p>0,167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222" calcext:value-type="float">
            <text:p>0,222</text:p>
          </table:table-cell>
          <table:table-cell office:value-type="float" office:value="0.714" calcext:value-type="float">
            <text:p>0,714</text:p>
          </table:table-cell>
          <table:table-cell office:value-type="float" office:value="0.5" calcext:value-type="float">
            <text:p>0,5</text:p>
          </table:table-cell>
          <table:table-cell office:value-type="float" office:value="1.25" calcext:value-type="float">
            <text:p>1,25</text:p>
          </table:table-cell>
          <table:table-cell office:value-type="float" office:value="0.2" calcext:value-type="float">
            <text:p>0,2</text:p>
          </table:table-cell>
          <table:table-cell table:formula="of:=AVERAGE ([.D64:.M64])" office:value-type="float" office:value="0.5086" calcext:value-type="float">
            <text:p>0,5086</text:p>
          </table:table-cell>
          <table:table-cell office:value-type="string" calcext:value-type="string">
            <text:p>Ratio of intentional particles to intentional verbs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MCAUSlsa</text:p>
          </table:table-cell>
          <table:table-cell office:value-type="string" calcext:value-type="string">
            <text:p>CAUSLSA</text:p>
          </table:table-cell>
          <table:table-cell office:value-type="float" office:value="0.136" calcext:value-type="float">
            <text:p>0,136</text:p>
          </table:table-cell>
          <table:table-cell office:value-type="float" office:value="0.103" calcext:value-type="float">
            <text:p>0,103</text:p>
          </table:table-cell>
          <table:table-cell office:value-type="float" office:value="0.057" calcext:value-type="float">
            <text:p>0,057</text:p>
          </table:table-cell>
          <table:table-cell office:value-type="float" office:value="0.132" calcext:value-type="float">
            <text:p>0,132</text:p>
          </table:table-cell>
          <table:table-cell office:value-type="float" office:value="0.066" calcext:value-type="float">
            <text:p>0,066</text:p>
          </table:table-cell>
          <table:table-cell office:value-type="float" office:value="0.036" calcext:value-type="float">
            <text:p>0,036</text:p>
          </table:table-cell>
          <table:table-cell office:value-type="float" office:value="0.218" calcext:value-type="float">
            <text:p>0,218</text:p>
          </table:table-cell>
          <table:table-cell office:value-type="float" office:value="0.091" calcext:value-type="float">
            <text:p>0,091</text:p>
          </table:table-cell>
          <table:table-cell office:value-type="float" office:value="0.22" calcext:value-type="float">
            <text:p>0,22</text:p>
          </table:table-cell>
          <table:table-cell office:value-type="float" office:value="0.089" calcext:value-type="float">
            <text:p>0,089</text:p>
          </table:table-cell>
          <table:table-cell table:formula="of:=AVERAGE ([.D65:.M65])" office:value-type="float" office:value="0.1148" calcext:value-type="float">
            <text:p>0,1148</text:p>
          </table:table-cell>
          <table:table-cell office:value-type="string" calcext:value-type="string">
            <text:p>LSA verb overlap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MCAUSwn</text:p>
          </table:table-cell>
          <table:table-cell office:value-type="string" calcext:value-type="string">
            <text:p>CAUSWN</text:p>
          </table:table-cell>
          <table:table-cell office:value-type="float" office:value="0.642" calcext:value-type="float">
            <text:p>0,642</text:p>
          </table:table-cell>
          <table:table-cell office:value-type="float" office:value="0.535" calcext:value-type="float">
            <text:p>0,535</text:p>
          </table:table-cell>
          <table:table-cell office:value-type="float" office:value="0.626" calcext:value-type="float">
            <text:p>0,626</text:p>
          </table:table-cell>
          <table:table-cell office:value-type="float" office:value="0.537" calcext:value-type="float">
            <text:p>0,537</text:p>
          </table:table-cell>
          <table:table-cell office:value-type="float" office:value="0.373" calcext:value-type="float">
            <text:p>0,373</text:p>
          </table:table-cell>
          <table:table-cell office:value-type="float" office:value="0.294" calcext:value-type="float">
            <text:p>0,294</text:p>
          </table:table-cell>
          <table:table-cell office:value-type="float" office:value="0.392" calcext:value-type="float">
            <text:p>0,392</text:p>
          </table:table-cell>
          <table:table-cell office:value-type="float" office:value="0.283" calcext:value-type="float">
            <text:p>0,283</text:p>
          </table:table-cell>
          <table:table-cell office:value-type="float" office:value="0.674" calcext:value-type="float">
            <text:p>0,674</text:p>
          </table:table-cell>
          <table:table-cell office:value-type="float" office:value="0.335" calcext:value-type="float">
            <text:p>0,335</text:p>
          </table:table-cell>
          <table:table-cell table:formula="of:=AVERAGE ([.D66:.M66])" office:value-type="float" office:value="0.4691" calcext:value-type="float">
            <text:p>0,4691</text:p>
          </table:table-cell>
          <table:table-cell office:value-type="string" calcext:value-type="string">
            <text:p>WordNet verb overlap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MTEMP</text:p>
          </table:table-cell>
          <table:table-cell office:value-type="string" calcext:value-type="string">
            <text:p>TEMPta</text:p>
          </table:table-cell>
          <table:table-cell office:value-type="float" office:value="0.925" calcext:value-type="float">
            <text:p>0,925</text:p>
          </table:table-cell>
          <table:table-cell office:value-type="float" office:value="0.929" calcext:value-type="float">
            <text:p>0,929</text:p>
          </table:table-cell>
          <table:table-cell office:value-type="float" office:value="0.833" calcext:value-type="float">
            <text:p>0,833</text:p>
          </table:table-cell>
          <table:table-cell office:value-type="float" office:value="0.925" calcext:value-type="float">
            <text:p>0,92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886" calcext:value-type="float">
            <text:p>0,886</text:p>
          </table:table-cell>
          <table:table-cell office:value-type="float" office:value="0.833" calcext:value-type="float">
            <text:p>0,833</text:p>
          </table:table-cell>
          <table:table-cell office:value-type="float" office:value="0.854" calcext:value-type="float">
            <text:p>0,854</text:p>
          </table:table-cell>
          <table:table-cell office:value-type="float" office:value="0.86" calcext:value-type="float">
            <text:p>0,86</text:p>
          </table:table-cell>
          <table:table-cell table:formula="of:=AVERAGE ([.D67:.M67])" office:value-type="float" office:value="0.8945" calcext:value-type="float">
            <text:p>0,8945</text:p>
          </table:table-cell>
          <table:table-cell office:value-type="string" calcext:value-type="string">
            <text:p>Temporal cohesion</text:p>
          </table:table-cell>
          <table:table-cell office:value-type="string" calcext:value-type="string">
            <text:p><text:s/>tense and aspect repetition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SYNLE</text:p>
          </table:table-cell>
          <table:table-cell office:value-type="float" office:value="1.619" calcext:value-type="float">
            <text:p>1,619</text:p>
          </table:table-cell>
          <table:table-cell office:value-type="float" office:value="2.533" calcext:value-type="float">
            <text:p>2,533</text:p>
          </table:table-cell>
          <table:table-cell office:value-type="float" office:value="2.455" calcext:value-type="float">
            <text:p>2,455</text:p>
          </table:table-cell>
          <table:table-cell office:value-type="float" office:value="2" calcext:value-type="float">
            <text:p>2</text:p>
          </table:table-cell>
          <table:table-cell office:value-type="float" office:value="3.423" calcext:value-type="float">
            <text:p>3,423</text:p>
          </table:table-cell>
          <table:table-cell office:value-type="float" office:value="2" calcext:value-type="float">
            <text:p>2</text:p>
          </table:table-cell>
          <table:table-cell office:value-type="float" office:value="2.435" calcext:value-type="float">
            <text:p>2,435</text:p>
          </table:table-cell>
          <table:table-cell office:value-type="float" office:value="3.8" calcext:value-type="float">
            <text:p>3,8</text:p>
          </table:table-cell>
          <table:table-cell office:value-type="float" office:value="1.92" calcext:value-type="float">
            <text:p>1,92</text:p>
          </table:table-cell>
          <table:table-cell office:value-type="float" office:value="4.923" calcext:value-type="float">
            <text:p>4,923</text:p>
          </table:table-cell>
          <table:table-cell table:formula="of:=AVERAGE ([.D68:.M68])" office:value-type="float" office:value="2.7108" calcext:value-type="float">
            <text:p>2,7108</text:p>
          </table:table-cell>
          <table:table-cell office:value-type="string" calcext:value-type="string">
            <text:p>Left embeddedness</text:p>
          </table:table-cell>
          <table:table-cell office:value-type="string" calcext:value-type="string">
            <text:p><text:s/>words before main verb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SYNNP</text:p>
          </table:table-cell>
          <table:table-cell office:value-type="float" office:value="0.965" calcext:value-type="float">
            <text:p>0,965</text:p>
          </table:table-cell>
          <table:table-cell office:value-type="float" office:value="0.895" calcext:value-type="float">
            <text:p>0,895</text:p>
          </table:table-cell>
          <table:table-cell office:value-type="float" office:value="0.902" calcext:value-type="float">
            <text:p>0,902</text:p>
          </table:table-cell>
          <table:table-cell office:value-type="float" office:value="0.583" calcext:value-type="float">
            <text:p>0,583</text:p>
          </table:table-cell>
          <table:table-cell office:value-type="float" office:value="0.698" calcext:value-type="float">
            <text:p>0,698</text:p>
          </table:table-cell>
          <table:table-cell office:value-type="float" office:value="0.54" calcext:value-type="float">
            <text:p>0,54</text:p>
          </table:table-cell>
          <table:table-cell office:value-type="float" office:value="0.84" calcext:value-type="float">
            <text:p>0,84</text:p>
          </table:table-cell>
          <table:table-cell office:value-type="float" office:value="0.968" calcext:value-type="float">
            <text:p>0,968</text:p>
          </table:table-cell>
          <table:table-cell office:value-type="float" office:value="0.772" calcext:value-type="float">
            <text:p>0,772</text:p>
          </table:table-cell>
          <table:table-cell office:value-type="float" office:value="0.828" calcext:value-type="float">
            <text:p>0,828</text:p>
          </table:table-cell>
          <table:table-cell table:formula="of:=AVERAGE ([.D69:.M69])" office:value-type="float" office:value="0.7991" calcext:value-type="float">
            <text:p>0,7991</text:p>
          </table:table-cell>
          <table:table-cell office:value-type="string" calcext:value-type="string">
            <text:p>Number of modifiers per noun phrase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YNMEDpos</text:p>
          </table:table-cell>
          <table:table-cell office:value-type="string" calcext:value-type="string">
            <text:p>MEDwtm</text:p>
          </table:table-cell>
          <table:table-cell office:value-type="float" office:value="0.705" calcext:value-type="float">
            <text:p>0,705</text:p>
          </table:table-cell>
          <table:table-cell office:value-type="float" office:value="0.658" calcext:value-type="float">
            <text:p>0,658</text:p>
          </table:table-cell>
          <table:table-cell office:value-type="float" office:value="0.682" calcext:value-type="float">
            <text:p>0,682</text:p>
          </table:table-cell>
          <table:table-cell office:value-type="float" office:value="0.683" calcext:value-type="float">
            <text:p>0,683</text:p>
          </table:table-cell>
          <table:table-cell office:value-type="float" office:value="0.689" calcext:value-type="float">
            <text:p>0,689</text:p>
          </table:table-cell>
          <table:table-cell office:value-type="float" office:value="0.678" calcext:value-type="float">
            <text:p>0,678</text:p>
          </table:table-cell>
          <table:table-cell office:value-type="float" office:value="0.636" calcext:value-type="float">
            <text:p>0,636</text:p>
          </table:table-cell>
          <table:table-cell office:value-type="float" office:value="0.681" calcext:value-type="float">
            <text:p>0,681</text:p>
          </table:table-cell>
          <table:table-cell table:number-columns-repeated="2" office:value-type="float" office:value="0.694" calcext:value-type="float">
            <text:p>0,694</text:p>
          </table:table-cell>
          <table:table-cell table:formula="of:=AVERAGE ([.D70:.M70])" office:value-type="float" office:value="0.68" calcext:value-type="float">
            <text:p>0,68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part of speech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YNMEDwrd</text:p>
          </table:table-cell>
          <table:table-cell office:value-type="string" calcext:value-type="string">
            <text:p>MEDawm</text:p>
          </table:table-cell>
          <table:table-cell office:value-type="float" office:value="0.89" calcext:value-type="float">
            <text:p>0,89</text:p>
          </table:table-cell>
          <table:table-cell office:value-type="float" office:value="0.898" calcext:value-type="float">
            <text:p>0,898</text:p>
          </table:table-cell>
          <table:table-cell office:value-type="float" office:value="0.887" calcext:value-type="float">
            <text:p>0,887</text:p>
          </table:table-cell>
          <table:table-cell office:value-type="float" office:value="0.921" calcext:value-type="float">
            <text:p>0,921</text:p>
          </table:table-cell>
          <table:table-cell office:value-type="float" office:value="0.914" calcext:value-type="float">
            <text:p>0,914</text:p>
          </table:table-cell>
          <table:table-cell office:value-type="float" office:value="0.891" calcext:value-type="float">
            <text:p>0,891</text:p>
          </table:table-cell>
          <table:table-cell office:value-type="float" office:value="0.929" calcext:value-type="float">
            <text:p>0,929</text:p>
          </table:table-cell>
          <table:table-cell office:value-type="float" office:value="0.861" calcext:value-type="float">
            <text:p>0,861</text:p>
          </table:table-cell>
          <table:table-cell office:value-type="float" office:value="0.865" calcext:value-type="float">
            <text:p>0,865</text:p>
          </table:table-cell>
          <table:table-cell office:value-type="float" office:value="0.935" calcext:value-type="float">
            <text:p>0,935</text:p>
          </table:table-cell>
          <table:table-cell table:formula="of:=AVERAGE ([.D71:.M71])" office:value-type="float" office:value="0.8991" calcext:value-type="float">
            <text:p>0,8991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all words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NMEDlem</text:p>
          </table:table-cell>
          <table:table-cell office:value-type="string" calcext:value-type="string">
            <text:p>MEDalm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8" calcext:value-type="float">
            <text:p>0,868</text:p>
          </table:table-cell>
          <table:table-cell office:value-type="float" office:value="0.871" calcext:value-type="float">
            <text:p>0,871</text:p>
          </table:table-cell>
          <table:table-cell office:value-type="float" office:value="0.902" calcext:value-type="float">
            <text:p>0,902</text:p>
          </table:table-cell>
          <table:table-cell office:value-type="float" office:value="0.899" calcext:value-type="float">
            <text:p>0,899</text:p>
          </table:table-cell>
          <table:table-cell office:value-type="float" office:value="0.866" calcext:value-type="float">
            <text:p>0,866</text:p>
          </table:table-cell>
          <table:table-cell office:value-type="float" office:value="0.879" calcext:value-type="float">
            <text:p>0,879</text:p>
          </table:table-cell>
          <table:table-cell office:value-type="float" office:value="0.856" calcext:value-type="float">
            <text:p>0,856</text:p>
          </table:table-cell>
          <table:table-cell office:value-type="float" office:value="0.846" calcext:value-type="float">
            <text:p>0,846</text:p>
          </table:table-cell>
          <table:table-cell office:value-type="float" office:value="0.92" calcext:value-type="float">
            <text:p>0,92</text:p>
          </table:table-cell>
          <table:table-cell table:formula="of:=AVERAGE ([.D72:.M72])" office:value-type="float" office:value="0.8771" calcext:value-type="float">
            <text:p>0,8771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lemmas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NSTRUTa</text:p>
          </table:table-cell>
          <table:table-cell office:value-type="string" calcext:value-type="string">
            <text:p>STRUTa</text:p>
          </table:table-cell>
          <table:table-cell office:value-type="float" office:value="0.129" calcext:value-type="float">
            <text:p>0,129</text:p>
          </table:table-cell>
          <table:table-cell office:value-type="float" office:value="0.077" calcext:value-type="float">
            <text:p>0,077</text:p>
          </table:table-cell>
          <table:table-cell office:value-type="float" office:value="0.165" calcext:value-type="float">
            <text:p>0,165</text:p>
          </table:table-cell>
          <table:table-cell office:value-type="float" office:value="0.097" calcext:value-type="float">
            <text:p>0,097</text:p>
          </table:table-cell>
          <table:table-cell office:value-type="float" office:value="0.147" calcext:value-type="float">
            <text:p>0,147</text:p>
          </table:table-cell>
          <table:table-cell office:value-type="float" office:value="0.128" calcext:value-type="float">
            <text:p>0,128</text:p>
          </table:table-cell>
          <table:table-cell office:value-type="float" office:value="0.174" calcext:value-type="float">
            <text:p>0,174</text:p>
          </table:table-cell>
          <table:table-cell office:value-type="float" office:value="0.145" calcext:value-type="float">
            <text:p>0,145</text:p>
          </table:table-cell>
          <table:table-cell office:value-type="float" office:value="0.073" calcext:value-type="float">
            <text:p>0,073</text:p>
          </table:table-cell>
          <table:table-cell office:value-type="float" office:value="0.089" calcext:value-type="float">
            <text:p>0,089</text:p>
          </table:table-cell>
          <table:table-cell table:formula="of:=AVERAGE ([.D73:.M73])" office:value-type="float" office:value="0.1224" calcext:value-type="float">
            <text:p>0,1224</text:p>
          </table:table-cell>
          <table:table-cell office:value-type="string" calcext:value-type="string">
            <text:p>Sentence syntax similarity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YNSTRUTt</text:p>
          </table:table-cell>
          <table:table-cell office:value-type="string" calcext:value-type="string">
            <text:p>STRUTt</text:p>
          </table:table-cell>
          <table:table-cell office:value-type="float" office:value="0.119" calcext:value-type="float">
            <text:p>0,119</text:p>
          </table:table-cell>
          <table:table-cell office:value-type="float" office:value="0.083" calcext:value-type="float">
            <text:p>0,083</text:p>
          </table:table-cell>
          <table:table-cell office:value-type="float" office:value="0.159" calcext:value-type="float">
            <text:p>0,159</text:p>
          </table:table-cell>
          <table:table-cell office:value-type="float" office:value="0.102" calcext:value-type="float">
            <text:p>0,102</text:p>
          </table:table-cell>
          <table:table-cell office:value-type="float" office:value="0.132" calcext:value-type="float">
            <text:p>0,132</text:p>
          </table:table-cell>
          <table:table-cell office:value-type="float" office:value="0.113" calcext:value-type="float">
            <text:p>0,113</text:p>
          </table:table-cell>
          <table:table-cell office:value-type="float" office:value="0.139" calcext:value-type="float">
            <text:p>0,139</text:p>
          </table:table-cell>
          <table:table-cell office:value-type="float" office:value="0.111" calcext:value-type="float">
            <text:p>0,111</text:p>
          </table:table-cell>
          <table:table-cell office:value-type="float" office:value="0.076" calcext:value-type="float">
            <text:p>0,076</text:p>
          </table:table-cell>
          <table:table-cell office:value-type="float" office:value="0.087" calcext:value-type="float">
            <text:p>0,087</text:p>
          </table:table-cell>
          <table:table-cell table:formula="of:=AVERAGE ([.D74:.M74])" office:value-type="float" office:value="0.1121" calcext:value-type="float">
            <text:p>0,1121</text:p>
          </table:table-cell>
          <table:table-cell office:value-type="string" calcext:value-type="string">
            <text:p>Sentence syntax similarity</text:p>
          </table:table-cell>
          <table:table-cell office:value-type="string" calcext:value-type="string">
            <text:p><text:s/>all combinations</text:p>
          </table:table-cell>
          <table:table-cell office:value-type="string" calcext:value-type="string">
            <text:p><text:s/>across paragraphs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RNP</text:p>
          </table:table-cell>
          <table:table-cell office:value-type="string" calcext:value-type="string">
            <text:p>n/a</text:p>
          </table:table-cell>
          <table:table-cell office:value-type="float" office:value="411.111" calcext:value-type="float">
            <text:p>411,111</text:p>
          </table:table-cell>
          <table:table-cell office:value-type="float" office:value="300.493" calcext:value-type="float">
            <text:p>300,493</text:p>
          </table:table-cell>
          <table:table-cell office:value-type="float" office:value="398.496" calcext:value-type="float">
            <text:p>398,496</text:p>
          </table:table-cell>
          <table:table-cell office:value-type="float" office:value="344.697" calcext:value-type="float">
            <text:p>344,697</text:p>
          </table:table-cell>
          <table:table-cell office:value-type="float" office:value="380.192" calcext:value-type="float">
            <text:p>380,192</text:p>
          </table:table-cell>
          <table:table-cell office:value-type="float" office:value="455.882" calcext:value-type="float">
            <text:p>455,882</text:p>
          </table:table-cell>
          <table:table-cell office:value-type="float" office:value="369.231" calcext:value-type="float">
            <text:p>369,231</text:p>
          </table:table-cell>
          <table:table-cell office:value-type="float" office:value="312.5" calcext:value-type="float">
            <text:p>312,5</text:p>
          </table:table-cell>
          <table:table-cell office:value-type="float" office:value="351.585" calcext:value-type="float">
            <text:p>351,585</text:p>
          </table:table-cell>
          <table:table-cell office:value-type="float" office:value="338.235" calcext:value-type="float">
            <text:p>338,235</text:p>
          </table:table-cell>
          <table:table-cell table:formula="of:=AVERAGE ([.D75:.M75])" office:value-type="float" office:value="366.2422" calcext:value-type="float">
            <text:p>366,2422</text:p>
          </table:table-cell>
          <table:table-cell office:value-type="string" calcext:value-type="string">
            <text:p>Noun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RVP</text:p>
          </table:table-cell>
          <table:table-cell office:value-type="string" calcext:value-type="string">
            <text:p>n/a</text:p>
          </table:table-cell>
          <table:table-cell office:value-type="float" office:value="148.148" calcext:value-type="float">
            <text:p>148,148</text:p>
          </table:table-cell>
          <table:table-cell office:value-type="float" office:value="241.379" calcext:value-type="float">
            <text:p>241,379</text:p>
          </table:table-cell>
          <table:table-cell office:value-type="float" office:value="218.045" calcext:value-type="float">
            <text:p>218,045</text:p>
          </table:table-cell>
          <table:table-cell office:value-type="float" office:value="212.121" calcext:value-type="float">
            <text:p>212,121</text:p>
          </table:table-cell>
          <table:table-cell office:value-type="float" office:value="226.837" calcext:value-type="float">
            <text:p>226,837</text:p>
          </table:table-cell>
          <table:table-cell office:value-type="float" office:value="183.824" calcext:value-type="float">
            <text:p>183,824</text:p>
          </table:table-cell>
          <table:table-cell office:value-type="float" office:value="169.231" calcext:value-type="float">
            <text:p>169,231</text:p>
          </table:table-cell>
          <table:table-cell office:value-type="float" office:value="210.938" calcext:value-type="float">
            <text:p>210,938</text:p>
          </table:table-cell>
          <table:table-cell office:value-type="float" office:value="239.193" calcext:value-type="float">
            <text:p>239,193</text:p>
          </table:table-cell>
          <table:table-cell office:value-type="float" office:value="223.529" calcext:value-type="float">
            <text:p>223,529</text:p>
          </table:table-cell>
          <table:table-cell table:formula="of:=AVERAGE ([.D76:.M76])" office:value-type="float" office:value="207.3245" calcext:value-type="float">
            <text:p>207,3245</text:p>
          </table:table-cell>
          <table:table-cell office:value-type="string" calcext:value-type="string">
            <text:p>Verb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/a</text:p>
          </table:table-cell>
          <table:table-cell office:value-type="float" office:value="18.519" calcext:value-type="float">
            <text:p>18,519</text:p>
          </table:table-cell>
          <table:table-cell office:value-type="float" office:value="34.483" calcext:value-type="float">
            <text:p>34,483</text:p>
          </table:table-cell>
          <table:table-cell office:value-type="float" office:value="22.556" calcext:value-type="float">
            <text:p>22,556</text:p>
          </table:table-cell>
          <table:table-cell office:value-type="float" office:value="30.303" calcext:value-type="float">
            <text:p>30,303</text:p>
          </table:table-cell>
          <table:table-cell office:value-type="float" office:value="38.339" calcext:value-type="float">
            <text:p>38,339</text:p>
          </table:table-cell>
          <table:table-cell office:value-type="float" office:value="14.706" calcext:value-type="float">
            <text:p>14,706</text:p>
          </table:table-cell>
          <table:table-cell office:value-type="float" office:value="42.308" calcext:value-type="float">
            <text:p>42,308</text:p>
          </table:table-cell>
          <table:table-cell office:value-type="float" office:value="23.438" calcext:value-type="float">
            <text:p>23,438</text:p>
          </table:table-cell>
          <table:table-cell office:value-type="float" office:value="25.937" calcext:value-type="float">
            <text:p>25,937</text:p>
          </table:table-cell>
          <table:table-cell office:value-type="float" office:value="38.235" calcext:value-type="float">
            <text:p>38,235</text:p>
          </table:table-cell>
          <table:table-cell table:formula="of:=AVERAGE ([.D77:.M77])" office:value-type="float" office:value="28.8824" calcext:value-type="float">
            <text:p>28,8824</text:p>
          </table:table-cell>
          <table:table-cell office:value-type="string" calcext:value-type="string">
            <text:p>Adverbial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RPP</text:p>
          </table:table-cell>
          <table:table-cell office:value-type="string" calcext:value-type="string">
            <text:p>n/a</text:p>
          </table:table-cell>
          <table:table-cell office:value-type="float" office:value="92.593" calcext:value-type="float">
            <text:p>92,593</text:p>
          </table:table-cell>
          <table:table-cell office:value-type="float" office:value="98.522" calcext:value-type="float">
            <text:p>98,522</text:p>
          </table:table-cell>
          <table:table-cell office:value-type="float" office:value="109.023" calcext:value-type="float">
            <text:p>109,023</text:p>
          </table:table-cell>
          <table:table-cell office:value-type="float" office:value="121.212" calcext:value-type="float">
            <text:p>121,212</text:p>
          </table:table-cell>
          <table:table-cell office:value-type="float" office:value="99.042" calcext:value-type="float">
            <text:p>99,042</text:p>
          </table:table-cell>
          <table:table-cell office:value-type="float" office:value="102.941" calcext:value-type="float">
            <text:p>102,941</text:p>
          </table:table-cell>
          <table:table-cell office:value-type="float" office:value="96.154" calcext:value-type="float">
            <text:p>96,154</text:p>
          </table:table-cell>
          <table:table-cell office:value-type="float" office:value="85.938" calcext:value-type="float">
            <text:p>85,938</text:p>
          </table:table-cell>
          <table:table-cell office:value-type="float" office:value="77.81" calcext:value-type="float">
            <text:p>77,81</text:p>
          </table:table-cell>
          <table:table-cell office:value-type="float" office:value="102.941" calcext:value-type="float">
            <text:p>102,941</text:p>
          </table:table-cell>
          <table:table-cell table:formula="of:=AVERAGE ([.D78:.M78])" office:value-type="float" office:value="98.6176" calcext:value-type="float">
            <text:p>98,6176</text:p>
          </table:table-cell>
          <table:table-cell office:value-type="string" calcext:value-type="string">
            <text:p>Preposition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RPVAL</text:p>
          </table:table-cell>
          <table:table-cell office:value-type="string" calcext:value-type="string">
            <text:p>AGLSPSV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195" calcext:value-type="float">
            <text:p>3,195</text:p>
          </table:table-cell>
          <table:table-cell office:value-type="float" office:value="7.353" calcext:value-type="float">
            <text:p>7,35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 ([.D79:.M79])" office:value-type="float" office:value="1.0548" calcext:value-type="float">
            <text:p>1,0548</text:p>
          </table:table-cell>
          <table:table-cell office:value-type="string" calcext:value-type="string">
            <text:p>Agentless passive voic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RNEG</text:p>
          </table:table-cell>
          <table:table-cell office:value-type="string" calcext:value-type="string">
            <text:p>DENNEGi</text:p>
          </table:table-cell>
          <table:table-cell office:value-type="float" office:value="18.519" calcext:value-type="float">
            <text:p>18,519</text:p>
          </table:table-cell>
          <table:table-cell office:value-type="float" office:value="9.852" calcext:value-type="float">
            <text:p>9,852</text:p>
          </table:table-cell>
          <table:table-cell office:value-type="float" office:value="3.759" calcext:value-type="float">
            <text:p>3,759</text:p>
          </table:table-cell>
          <table:table-cell office:value-type="float" office:value="11.364" calcext:value-type="float">
            <text:p>11,364</text:p>
          </table:table-cell>
          <table:table-cell office:value-type="float" office:value="9.585" calcext:value-type="float">
            <text:p>9,585</text:p>
          </table:table-cell>
          <table:table-cell office:value-type="float" office:value="0" calcext:value-type="float">
            <text:p>0</text:p>
          </table:table-cell>
          <table:table-cell office:value-type="float" office:value="26.923" calcext:value-type="float">
            <text:p>26,923</text:p>
          </table:table-cell>
          <table:table-cell office:value-type="float" office:value="15.625" calcext:value-type="float">
            <text:p>15,625</text:p>
          </table:table-cell>
          <table:table-cell office:value-type="float" office:value="23.055" calcext:value-type="float">
            <text:p>23,055</text:p>
          </table:table-cell>
          <table:table-cell office:value-type="float" office:value="20.588" calcext:value-type="float">
            <text:p>20,588</text:p>
          </table:table-cell>
          <table:table-cell table:formula="of:=AVERAGE ([.D80:.M80])" office:value-type="float" office:value="13.927" calcext:value-type="float">
            <text:p>13,927</text:p>
          </table:table-cell>
          <table:table-cell office:value-type="string" calcext:value-type="string">
            <text:p>Negation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RGERUND</text:p>
          </table:table-cell>
          <table:table-cell office:value-type="string" calcext:value-type="string">
            <text:p>GERUNDi</text:p>
          </table:table-cell>
          <table:table-cell office:value-type="float" office:value="3.704" calcext:value-type="float">
            <text:p>3,704</text:p>
          </table:table-cell>
          <table:table-cell office:value-type="float" office:value="29.557" calcext:value-type="float">
            <text:p>29,557</text:p>
          </table:table-cell>
          <table:table-cell office:value-type="float" office:value="33.835" calcext:value-type="float">
            <text:p>33,835</text:p>
          </table:table-cell>
          <table:table-cell office:value-type="float" office:value="18.939" calcext:value-type="float">
            <text:p>18,939</text:p>
          </table:table-cell>
          <table:table-cell office:value-type="float" office:value="9.585" calcext:value-type="float">
            <text:p>9,585</text:p>
          </table:table-cell>
          <table:table-cell office:value-type="float" office:value="0" calcext:value-type="float">
            <text:p>0</text:p>
          </table:table-cell>
          <table:table-cell office:value-type="float" office:value="23.077" calcext:value-type="float">
            <text:p>23,077</text:p>
          </table:table-cell>
          <table:table-cell office:value-type="float" office:value="23.438" calcext:value-type="float">
            <text:p>23,438</text:p>
          </table:table-cell>
          <table:table-cell office:value-type="float" office:value="37.464" calcext:value-type="float">
            <text:p>37,464</text:p>
          </table:table-cell>
          <table:table-cell office:value-type="float" office:value="14.706" calcext:value-type="float">
            <text:p>14,706</text:p>
          </table:table-cell>
          <table:table-cell table:formula="of:=AVERAGE ([.D81:.M81])" office:value-type="float" office:value="19.4305" calcext:value-type="float">
            <text:p>19,4305</text:p>
          </table:table-cell>
          <table:table-cell office:value-type="string" calcext:value-type="string">
            <text:p>Gerund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RINF</text:p>
          </table:table-cell>
          <table:table-cell office:value-type="string" calcext:value-type="string">
            <text:p>INFi</text:p>
          </table:table-cell>
          <table:table-cell office:value-type="float" office:value="3.704" calcext:value-type="float">
            <text:p>3,704</text:p>
          </table:table-cell>
          <table:table-cell office:value-type="float" office:value="19.704" calcext:value-type="float">
            <text:p>19,704</text:p>
          </table:table-cell>
          <table:table-cell office:value-type="float" office:value="30.075" calcext:value-type="float">
            <text:p>30,075</text:p>
          </table:table-cell>
          <table:table-cell office:value-type="float" office:value="15.152" calcext:value-type="float">
            <text:p>15,152</text:p>
          </table:table-cell>
          <table:table-cell office:value-type="float" office:value="15.974" calcext:value-type="float">
            <text:p>15,974</text:p>
          </table:table-cell>
          <table:table-cell office:value-type="float" office:value="14.706" calcext:value-type="float">
            <text:p>14,706</text:p>
          </table:table-cell>
          <table:table-cell office:value-type="float" office:value="7.692" calcext:value-type="float">
            <text:p>7,692</text:p>
          </table:table-cell>
          <table:table-cell office:value-type="float" office:value="15.625" calcext:value-type="float">
            <text:p>15,625</text:p>
          </table:table-cell>
          <table:table-cell office:value-type="float" office:value="37.464" calcext:value-type="float">
            <text:p>37,464</text:p>
          </table:table-cell>
          <table:table-cell office:value-type="float" office:value="14.706" calcext:value-type="float">
            <text:p>14,706</text:p>
          </table:table-cell>
          <table:table-cell table:formula="of:=AVERAGE ([.D82:.M82])" office:value-type="float" office:value="17.4802" calcext:value-type="float">
            <text:p>17,4802</text:p>
          </table:table-cell>
          <table:table-cell office:value-type="string" calcext:value-type="string">
            <text:p>Infinitiv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RDNOUN</text:p>
          </table:table-cell>
          <table:table-cell office:value-type="string" calcext:value-type="string">
            <text:p>NOUNi</text:p>
          </table:table-cell>
          <table:table-cell office:value-type="float" office:value="325.926" calcext:value-type="float">
            <text:p>325,926</text:p>
          </table:table-cell>
          <table:table-cell office:value-type="float" office:value="280.788" calcext:value-type="float">
            <text:p>280,788</text:p>
          </table:table-cell>
          <table:table-cell office:value-type="float" office:value="357.144" calcext:value-type="float">
            <text:p>357,144</text:p>
          </table:table-cell>
          <table:table-cell office:value-type="float" office:value="261.364" calcext:value-type="float">
            <text:p>261,364</text:p>
          </table:table-cell>
          <table:table-cell office:value-type="float" office:value="246.007" calcext:value-type="float">
            <text:p>246,007</text:p>
          </table:table-cell>
          <table:table-cell office:value-type="float" office:value="323.529" calcext:value-type="float">
            <text:p>323,529</text:p>
          </table:table-cell>
          <table:table-cell office:value-type="float" office:value="292.309" calcext:value-type="float">
            <text:p>292,309</text:p>
          </table:table-cell>
          <table:table-cell office:value-type="float" office:value="257.814" calcext:value-type="float">
            <text:p>257,814</text:p>
          </table:table-cell>
          <table:table-cell office:value-type="float" office:value="293.949" calcext:value-type="float">
            <text:p>293,949</text:p>
          </table:table-cell>
          <table:table-cell office:value-type="float" office:value="255.882" calcext:value-type="float">
            <text:p>255,882</text:p>
          </table:table-cell>
          <table:table-cell table:formula="of:=AVERAGE ([.D83:.M83])" office:value-type="float" office:value="289.4712" calcext:value-type="float">
            <text:p>289,4712</text:p>
          </table:table-cell>
          <table:table-cell office:value-type="string" calcext:value-type="string">
            <text:p>Noun incidence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RDVERB</text:p>
          </table:table-cell>
          <table:table-cell office:value-type="string" calcext:value-type="string">
            <text:p>VERBi</text:p>
          </table:table-cell>
          <table:table-cell office:value-type="float" office:value="85.186" calcext:value-type="float">
            <text:p>85,186</text:p>
          </table:table-cell>
          <table:table-cell office:value-type="float" office:value="142.858" calcext:value-type="float">
            <text:p>142,858</text:p>
          </table:table-cell>
          <table:table-cell office:value-type="float" office:value="86.467" calcext:value-type="float">
            <text:p>86,467</text:p>
          </table:table-cell>
          <table:table-cell office:value-type="float" office:value="98.485" calcext:value-type="float">
            <text:p>98,485</text:p>
          </table:table-cell>
          <table:table-cell office:value-type="float" office:value="159.745" calcext:value-type="float">
            <text:p>159,745</text:p>
          </table:table-cell>
          <table:table-cell office:value-type="float" office:value="154.412" calcext:value-type="float">
            <text:p>154,412</text:p>
          </table:table-cell>
          <table:table-cell office:value-type="float" office:value="111.538" calcext:value-type="float">
            <text:p>111,538</text:p>
          </table:table-cell>
          <table:table-cell office:value-type="float" office:value="140.627" calcext:value-type="float">
            <text:p>140,627</text:p>
          </table:table-cell>
          <table:table-cell office:value-type="float" office:value="129.683" calcext:value-type="float">
            <text:p>129,683</text:p>
          </table:table-cell>
          <table:table-cell office:value-type="float" office:value="120.588" calcext:value-type="float">
            <text:p>120,588</text:p>
          </table:table-cell>
          <table:table-cell table:formula="of:=AVERAGE ([.D84:.M84])" office:value-type="float" office:value="122.9589" calcext:value-type="float">
            <text:p>122,9589</text:p>
          </table:table-cell>
          <table:table-cell office:value-type="string" calcext:value-type="string">
            <text:p>Verb incidence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RDADJ</text:p>
          </table:table-cell>
          <table:table-cell office:value-type="string" calcext:value-type="string">
            <text:p>ADJi</text:p>
          </table:table-cell>
          <table:table-cell office:value-type="float" office:value="66.667" calcext:value-type="float">
            <text:p>66,667</text:p>
          </table:table-cell>
          <table:table-cell office:value-type="float" office:value="68.965" calcext:value-type="float">
            <text:p>68,965</text:p>
          </table:table-cell>
          <table:table-cell office:value-type="float" office:value="90.225" calcext:value-type="float">
            <text:p>90,225</text:p>
          </table:table-cell>
          <table:table-cell office:value-type="float" office:value="98.485" calcext:value-type="float">
            <text:p>98,485</text:p>
          </table:table-cell>
          <table:table-cell office:value-type="float" office:value="70.288" calcext:value-type="float">
            <text:p>70,288</text:p>
          </table:table-cell>
          <table:table-cell office:value-type="float" office:value="44.118" calcext:value-type="float">
            <text:p>44,118</text:p>
          </table:table-cell>
          <table:table-cell office:value-type="float" office:value="96.154" calcext:value-type="float">
            <text:p>96,154</text:p>
          </table:table-cell>
          <table:table-cell office:value-type="float" office:value="140.625" calcext:value-type="float">
            <text:p>140,625</text:p>
          </table:table-cell>
          <table:table-cell office:value-type="float" office:value="37.464" calcext:value-type="float">
            <text:p>37,464</text:p>
          </table:table-cell>
          <table:table-cell office:value-type="float" office:value="85.294" calcext:value-type="float">
            <text:p>85,294</text:p>
          </table:table-cell>
          <table:table-cell table:formula="of:=AVERAGE ([.D85:.M85])" office:value-type="float" office:value="79.8285" calcext:value-type="float">
            <text:p>79,8285</text:p>
          </table:table-cell>
          <table:table-cell office:value-type="string" calcext:value-type="string">
            <text:p>Adjective incidence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RDADV</text:p>
          </table:table-cell>
          <table:table-cell office:value-type="string" calcext:value-type="string">
            <text:p>ADVi</text:p>
          </table:table-cell>
          <table:table-cell office:value-type="float" office:value="55.556" calcext:value-type="float">
            <text:p>55,556</text:p>
          </table:table-cell>
          <table:table-cell office:value-type="float" office:value="59.113" calcext:value-type="float">
            <text:p>59,113</text:p>
          </table:table-cell>
          <table:table-cell office:value-type="float" office:value="45.113" calcext:value-type="float">
            <text:p>45,113</text:p>
          </table:table-cell>
          <table:table-cell office:value-type="float" office:value="75.758" calcext:value-type="float">
            <text:p>75,758</text:p>
          </table:table-cell>
          <table:table-cell office:value-type="float" office:value="70.288" calcext:value-type="float">
            <text:p>70,288</text:p>
          </table:table-cell>
          <table:table-cell office:value-type="float" office:value="22.059" calcext:value-type="float">
            <text:p>22,059</text:p>
          </table:table-cell>
          <table:table-cell office:value-type="float" office:value="76.923" calcext:value-type="float">
            <text:p>76,923</text:p>
          </table:table-cell>
          <table:table-cell office:value-type="float" office:value="78.125" calcext:value-type="float">
            <text:p>78,125</text:p>
          </table:table-cell>
          <table:table-cell office:value-type="float" office:value="54.755" calcext:value-type="float">
            <text:p>54,755</text:p>
          </table:table-cell>
          <table:table-cell office:value-type="float" office:value="61.765" calcext:value-type="float">
            <text:p>61,765</text:p>
          </table:table-cell>
          <table:table-cell table:formula="of:=AVERAGE ([.D86:.M86])" office:value-type="float" office:value="59.9455" calcext:value-type="float">
            <text:p>59,9455</text:p>
          </table:table-cell>
          <table:table-cell office:value-type="string" calcext:value-type="string">
            <text:p>Adverb incidence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RDPRO</text:p>
          </table:table-cell>
          <table:table-cell office:value-type="string" calcext:value-type="string">
            <text:p>DENPRPi</text:p>
          </table:table-cell>
          <table:table-cell office:value-type="float" office:value="44.444" calcext:value-type="float">
            <text:p>44,444</text:p>
          </table:table-cell>
          <table:table-cell office:value-type="float" office:value="59.113" calcext:value-type="float">
            <text:p>59,113</text:p>
          </table:table-cell>
          <table:table-cell office:value-type="float" office:value="30.075" calcext:value-type="float">
            <text:p>30,075</text:p>
          </table:table-cell>
          <table:table-cell office:value-type="float" office:value="87.121" calcext:value-type="float">
            <text:p>87,121</text:p>
          </table:table-cell>
          <table:table-cell office:value-type="float" office:value="111.821" calcext:value-type="float">
            <text:p>111,821</text:p>
          </table:table-cell>
          <table:table-cell office:value-type="float" office:value="88.235" calcext:value-type="float">
            <text:p>88,235</text:p>
          </table:table-cell>
          <table:table-cell office:value-type="float" office:value="57.692" calcext:value-type="float">
            <text:p>57,692</text:p>
          </table:table-cell>
          <table:table-cell office:value-type="float" office:value="125" calcext:value-type="float">
            <text:p>125</text:p>
          </table:table-cell>
          <table:table-cell office:value-type="float" office:value="72.046" calcext:value-type="float">
            <text:p>72,046</text:p>
          </table:table-cell>
          <table:table-cell office:value-type="float" office:value="88.235" calcext:value-type="float">
            <text:p>88,235</text:p>
          </table:table-cell>
          <table:table-cell table:formula="of:=AVERAGE ([.D87:.M87])" office:value-type="float" office:value="76.3782" calcext:value-type="float">
            <text:p>76,3782</text:p>
          </table:table-cell>
          <table:table-cell office:value-type="string" calcext:value-type="string">
            <text:p>Pronoun incidence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RDPRP1s</text:p>
          </table:table-cell>
          <table:table-cell office:value-type="string" calcext:value-type="string">
            <text:p>n/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585" calcext:value-type="float">
            <text:p>9,585</text:p>
          </table:table-cell>
          <table:table-cell office:value-type="float" office:value="0" calcext:value-type="float">
            <text:p>0</text:p>
          </table:table-cell>
          <table:table-cell office:value-type="float" office:value="7.692" calcext:value-type="float">
            <text:p>7,692</text:p>
          </table:table-cell>
          <table:table-cell office:value-type="float" office:value="31.25" calcext:value-type="float">
            <text:p>31,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 ([.D88:.M88])" office:value-type="float" office:value="4.8527" calcext:value-type="float">
            <text:p>4,8527</text:p>
          </table:table-cell>
          <table:table-cell office:value-type="string" calcext:value-type="string">
            <text:p>First person singular pronoun incidence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RDPRP1p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76" calcext:value-type="float">
            <text:p>7,576</text:p>
          </table:table-cell>
          <table:table-cell office:value-type="float" office:value="3.195" calcext:value-type="float">
            <text:p>3,195</text:p>
          </table:table-cell>
          <table:table-cell office:value-type="float" office:value="0" calcext:value-type="float">
            <text:p>0</text:p>
          </table:table-cell>
          <table:table-cell office:value-type="float" office:value="15.385" calcext:value-type="float">
            <text:p>15,385</text:p>
          </table:table-cell>
          <table:table-cell office:value-type="float" office:value="46.875" calcext:value-type="float">
            <text:p>46,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 ([.D89:.M89])" office:value-type="float" office:value="7.3031" calcext:value-type="float">
            <text:p>7,3031</text:p>
          </table:table-cell>
          <table:table-cell office:value-type="string" calcext:value-type="string">
            <text:p>First person plural pronoun incidence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RDPRP2</text:p>
          </table:table-cell>
          <table:table-cell office:value-type="string" calcext:value-type="string">
            <text:p>PRO2i</text:p>
          </table:table-cell>
          <table:table-cell office:value-type="float" office:value="0" calcext:value-type="float">
            <text:p>0</text:p>
          </table:table-cell>
          <table:table-cell office:value-type="float" office:value="14.778" calcext:value-type="float">
            <text:p>14,7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46" calcext:value-type="float">
            <text:p>3,846</text:p>
          </table:table-cell>
          <table:table-cell office:value-type="float" office:value="0" calcext:value-type="float">
            <text:p>0</text:p>
          </table:table-cell>
          <table:table-cell office:value-type="float" office:value="14.409" calcext:value-type="float">
            <text:p>14,409</text:p>
          </table:table-cell>
          <table:table-cell office:value-type="float" office:value="44.118" calcext:value-type="float">
            <text:p>44,118</text:p>
          </table:table-cell>
          <table:table-cell table:formula="of:=AVERAGE ([.D90:.M90])" office:value-type="float" office:value="7.7151" calcext:value-type="float">
            <text:p>7,7151</text:p>
          </table:table-cell>
          <table:table-cell office:value-type="string" calcext:value-type="string">
            <text:p>Second person pronoun incidence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RDPRP3s</text:p>
          </table:table-cell>
          <table:table-cell office:value-type="string" calcext:value-type="string">
            <text:p>n/a</text:p>
          </table:table-cell>
          <table:table-cell office:value-type="float" office:value="22.222" calcext:value-type="float">
            <text:p>22,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39" calcext:value-type="float">
            <text:p>18,939</text:p>
          </table:table-cell>
          <table:table-cell office:value-type="float" office:value="67.093" calcext:value-type="float">
            <text:p>67,093</text:p>
          </table:table-cell>
          <table:table-cell office:value-type="float" office:value="73.529" calcext:value-type="float">
            <text:p>73,529</text:p>
          </table:table-cell>
          <table:table-cell office:value-type="float" office:value="3.846" calcext:value-type="float">
            <text:p>3,846</text:p>
          </table:table-cell>
          <table:table-cell office:value-type="float" office:value="23.438" calcext:value-type="float">
            <text:p>23,438</text:p>
          </table:table-cell>
          <table:table-cell office:value-type="float" office:value="17.291" calcext:value-type="float">
            <text:p>17,291</text:p>
          </table:table-cell>
          <table:table-cell office:value-type="float" office:value="5.882" calcext:value-type="float">
            <text:p>5,882</text:p>
          </table:table-cell>
          <table:table-cell table:formula="of:=AVERAGE ([.D91:.M91])" office:value-type="float" office:value="23.224" calcext:value-type="float">
            <text:p>23,224</text:p>
          </table:table-cell>
          <table:table-cell office:value-type="string" calcext:value-type="string">
            <text:p>Third person singular pronoun incidence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RDPRP3p</text:p>
          </table:table-cell>
          <table:table-cell office:value-type="string" calcext:value-type="string">
            <text:p>n/a</text:p>
          </table:table-cell>
          <table:table-cell office:value-type="float" office:value="18.519" calcext:value-type="float">
            <text:p>18,519</text:p>
          </table:table-cell>
          <table:table-cell office:value-type="float" office:value="34.483" calcext:value-type="float">
            <text:p>34,483</text:p>
          </table:table-cell>
          <table:table-cell office:value-type="float" office:value="22.556" calcext:value-type="float">
            <text:p>22,556</text:p>
          </table:table-cell>
          <table:table-cell office:value-type="float" office:value="45.455" calcext:value-type="float">
            <text:p>45,455</text:p>
          </table:table-cell>
          <table:table-cell office:value-type="float" office:value="19.169" calcext:value-type="float">
            <text:p>19,169</text:p>
          </table:table-cell>
          <table:table-cell office:value-type="float" office:value="14.706" calcext:value-type="float">
            <text:p>14,706</text:p>
          </table:table-cell>
          <table:table-cell office:value-type="float" office:value="11.538" calcext:value-type="float">
            <text:p>11,538</text:p>
          </table:table-cell>
          <table:table-cell office:value-type="float" office:value="0" calcext:value-type="float">
            <text:p>0</text:p>
          </table:table-cell>
          <table:table-cell office:value-type="float" office:value="34.582" calcext:value-type="float">
            <text:p>34,582</text:p>
          </table:table-cell>
          <table:table-cell office:value-type="float" office:value="23.529" calcext:value-type="float">
            <text:p>23,529</text:p>
          </table:table-cell>
          <table:table-cell table:formula="of:=AVERAGE ([.D92:.M92])" office:value-type="float" office:value="22.4537" calcext:value-type="float">
            <text:p>22,4537</text:p>
          </table:table-cell>
          <table:table-cell office:value-type="string" calcext:value-type="string">
            <text:p>Third person plural pronoun incidence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RDFRQc</text:p>
          </table:table-cell>
          <table:table-cell office:value-type="string" calcext:value-type="string">
            <text:p>FRCLacwm</text:p>
          </table:table-cell>
          <table:table-cell office:value-type="float" office:value="2.519" calcext:value-type="float">
            <text:p>2,519</text:p>
          </table:table-cell>
          <table:table-cell office:value-type="float" office:value="2.265" calcext:value-type="float">
            <text:p>2,265</text:p>
          </table:table-cell>
          <table:table-cell office:value-type="float" office:value="2.369" calcext:value-type="float">
            <text:p>2,369</text:p>
          </table:table-cell>
          <table:table-cell table:number-columns-repeated="2" office:value-type="float" office:value="2.426" calcext:value-type="float">
            <text:p>2,426</text:p>
          </table:table-cell>
          <table:table-cell office:value-type="float" office:value="2.328" calcext:value-type="float">
            <text:p>2,328</text:p>
          </table:table-cell>
          <table:table-cell office:value-type="float" office:value="2.422" calcext:value-type="float">
            <text:p>2,422</text:p>
          </table:table-cell>
          <table:table-cell office:value-type="float" office:value="2.493" calcext:value-type="float">
            <text:p>2,493</text:p>
          </table:table-cell>
          <table:table-cell office:value-type="float" office:value="2.436" calcext:value-type="float">
            <text:p>2,436</text:p>
          </table:table-cell>
          <table:table-cell office:value-type="float" office:value="2.414" calcext:value-type="float">
            <text:p>2,414</text:p>
          </table:table-cell>
          <table:table-cell table:formula="of:=AVERAGE ([.D93:.M93])" office:value-type="float" office:value="2.4098" calcext:value-type="float">
            <text:p>2,4098</text:p>
          </table:table-cell>
          <table:table-cell office:value-type="string" calcext:value-type="string">
            <text:p>CELEX word frequenc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RDFRQa</text:p>
          </table:table-cell>
          <table:table-cell office:value-type="string" calcext:value-type="string">
            <text:p>FRCLaewm</text:p>
          </table:table-cell>
          <table:table-cell office:value-type="float" office:value="3.222" calcext:value-type="float">
            <text:p>3,222</text:p>
          </table:table-cell>
          <table:table-cell office:value-type="float" office:value="2.979" calcext:value-type="float">
            <text:p>2,979</text:p>
          </table:table-cell>
          <table:table-cell office:value-type="float" office:value="3.084" calcext:value-type="float">
            <text:p>3,084</text:p>
          </table:table-cell>
          <table:table-cell office:value-type="float" office:value="2.985" calcext:value-type="float">
            <text:p>2,985</text:p>
          </table:table-cell>
          <table:table-cell office:value-type="float" office:value="3.064" calcext:value-type="float">
            <text:p>3,064</text:p>
          </table:table-cell>
          <table:table-cell office:value-type="float" office:value="3.202" calcext:value-type="float">
            <text:p>3,202</text:p>
          </table:table-cell>
          <table:table-cell office:value-type="float" office:value="3.028" calcext:value-type="float">
            <text:p>3,028</text:p>
          </table:table-cell>
          <table:table-cell office:value-type="float" office:value="3.032" calcext:value-type="float">
            <text:p>3,032</text:p>
          </table:table-cell>
          <table:table-cell office:value-type="float" office:value="3.204" calcext:value-type="float">
            <text:p>3,204</text:p>
          </table:table-cell>
          <table:table-cell office:value-type="float" office:value="2.999" calcext:value-type="float">
            <text:p>2,999</text:p>
          </table:table-cell>
          <table:table-cell table:formula="of:=AVERAGE ([.D94:.M94])" office:value-type="float" office:value="3.0799" calcext:value-type="float">
            <text:p>3,0799</text:p>
          </table:table-cell>
          <table:table-cell office:value-type="string" calcext:value-type="string">
            <text:p>CELEX Log frequency for all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RDFRQmc</text:p>
          </table:table-cell>
          <table:table-cell office:value-type="string" calcext:value-type="string">
            <text:p>FRCLmcsm</text:p>
          </table:table-cell>
          <table:table-cell office:value-type="float" office:value="1.827" calcext:value-type="float">
            <text:p>1,827</text:p>
          </table:table-cell>
          <table:table-cell office:value-type="float" office:value="1.212" calcext:value-type="float">
            <text:p>1,212</text:p>
          </table:table-cell>
          <table:table-cell office:value-type="float" office:value="1.898" calcext:value-type="float">
            <text:p>1,898</text:p>
          </table:table-cell>
          <table:table-cell office:value-type="float" office:value="1.81" calcext:value-type="float">
            <text:p>1,81</text:p>
          </table:table-cell>
          <table:table-cell office:value-type="float" office:value="0.907" calcext:value-type="float">
            <text:p>0,907</text:p>
          </table:table-cell>
          <table:table-cell office:value-type="float" office:value="0" calcext:value-type="float">
            <text:p>0</text:p>
          </table:table-cell>
          <table:table-cell office:value-type="float" office:value="1.523" calcext:value-type="float">
            <text:p>1,523</text:p>
          </table:table-cell>
          <table:table-cell office:value-type="float" office:value="1.09" calcext:value-type="float">
            <text:p>1,09</text:p>
          </table:table-cell>
          <table:table-cell office:value-type="float" office:value="1.506" calcext:value-type="float">
            <text:p>1,506</text:p>
          </table:table-cell>
          <table:table-cell office:value-type="float" office:value="1.652" calcext:value-type="float">
            <text:p>1,652</text:p>
          </table:table-cell>
          <table:table-cell table:formula="of:=AVERAGE ([.D95:.M95])" office:value-type="float" office:value="1.3425" calcext:value-type="float">
            <text:p>1,3425</text:p>
          </table:table-cell>
          <table:table-cell office:value-type="string" calcext:value-type="string">
            <text:p>CELEX Log minimum frequenc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RDAOAc</text:p>
          </table:table-cell>
          <table:table-cell office:value-type="string" calcext:value-type="string">
            <text:p>WRDAacwm</text:p>
          </table:table-cell>
          <table:table-cell office:value-type="float" office:value="221.316" calcext:value-type="float">
            <text:p>221,316</text:p>
          </table:table-cell>
          <table:table-cell office:value-type="float" office:value="383.458" calcext:value-type="float">
            <text:p>383,458</text:p>
          </table:table-cell>
          <table:table-cell office:value-type="float" office:value="285.805" calcext:value-type="float">
            <text:p>285,805</text:p>
          </table:table-cell>
          <table:table-cell office:value-type="float" office:value="274.333" calcext:value-type="float">
            <text:p>274,333</text:p>
          </table:table-cell>
          <table:table-cell office:value-type="float" office:value="260.592" calcext:value-type="float">
            <text:p>260,592</text:p>
          </table:table-cell>
          <table:table-cell office:value-type="float" office:value="356.5" calcext:value-type="float">
            <text:p>356,5</text:p>
          </table:table-cell>
          <table:table-cell office:value-type="float" office:value="256.167" calcext:value-type="float">
            <text:p>256,167</text:p>
          </table:table-cell>
          <table:table-cell office:value-type="float" office:value="248.688" calcext:value-type="float">
            <text:p>248,688</text:p>
          </table:table-cell>
          <table:table-cell office:value-type="float" office:value="307.5" calcext:value-type="float">
            <text:p>307,5</text:p>
          </table:table-cell>
          <table:table-cell office:value-type="float" office:value="317.08" calcext:value-type="float">
            <text:p>317,08</text:p>
          </table:table-cell>
          <table:table-cell table:formula="of:=AVERAGE ([.D96:.M96])" office:value-type="float" office:value="291.1439" calcext:value-type="float">
            <text:p>291,1439</text:p>
          </table:table-cell>
          <table:table-cell office:value-type="string" calcext:value-type="string">
            <text:p>Age of acquisition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RDFAMc</text:p>
          </table:table-cell>
          <table:table-cell office:value-type="string" calcext:value-type="string">
            <text:p>WRDFacwm</text:p>
          </table:table-cell>
          <table:table-cell office:value-type="float" office:value="597.644" calcext:value-type="float">
            <text:p>597,644</text:p>
          </table:table-cell>
          <table:table-cell office:value-type="float" office:value="572.647" calcext:value-type="float">
            <text:p>572,647</text:p>
          </table:table-cell>
          <table:table-cell office:value-type="float" office:value="584.922" calcext:value-type="float">
            <text:p>584,922</text:p>
          </table:table-cell>
          <table:table-cell office:value-type="float" office:value="584.478" calcext:value-type="float">
            <text:p>584,478</text:p>
          </table:table-cell>
          <table:table-cell office:value-type="float" office:value="600.122" calcext:value-type="float">
            <text:p>600,122</text:p>
          </table:table-cell>
          <table:table-cell office:value-type="float" office:value="575.026" calcext:value-type="float">
            <text:p>575,026</text:p>
          </table:table-cell>
          <table:table-cell office:value-type="float" office:value="591.936" calcext:value-type="float">
            <text:p>591,936</text:p>
          </table:table-cell>
          <table:table-cell office:value-type="float" office:value="588.946" calcext:value-type="float">
            <text:p>588,946</text:p>
          </table:table-cell>
          <table:table-cell office:value-type="float" office:value="590.453" calcext:value-type="float">
            <text:p>590,453</text:p>
          </table:table-cell>
          <table:table-cell office:value-type="float" office:value="580.033" calcext:value-type="float">
            <text:p>580,033</text:p>
          </table:table-cell>
          <table:table-cell table:formula="of:=AVERAGE ([.D97:.M97])" office:value-type="float" office:value="586.6207" calcext:value-type="float">
            <text:p>586,6207</text:p>
          </table:table-cell>
          <table:table-cell office:value-type="string" calcext:value-type="string">
            <text:p>Familiarit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RDCNCc</text:p>
          </table:table-cell>
          <table:table-cell office:value-type="string" calcext:value-type="string">
            <text:p>WRDCacwm</text:p>
          </table:table-cell>
          <table:table-cell office:value-type="float" office:value="433.299" calcext:value-type="float">
            <text:p>433,299</text:p>
          </table:table-cell>
          <table:table-cell office:value-type="float" office:value="396.038" calcext:value-type="float">
            <text:p>396,038</text:p>
          </table:table-cell>
          <table:table-cell office:value-type="float" office:value="413.972" calcext:value-type="float">
            <text:p>413,972</text:p>
          </table:table-cell>
          <table:table-cell office:value-type="float" office:value="394.039" calcext:value-type="float">
            <text:p>394,039</text:p>
          </table:table-cell>
          <table:table-cell office:value-type="float" office:value="393.246" calcext:value-type="float">
            <text:p>393,246</text:p>
          </table:table-cell>
          <table:table-cell office:value-type="float" office:value="362.944" calcext:value-type="float">
            <text:p>362,944</text:p>
          </table:table-cell>
          <table:table-cell office:value-type="float" office:value="374.051" calcext:value-type="float">
            <text:p>374,051</text:p>
          </table:table-cell>
          <table:table-cell office:value-type="float" office:value="402.782" calcext:value-type="float">
            <text:p>402,782</text:p>
          </table:table-cell>
          <table:table-cell office:value-type="float" office:value="389.696" calcext:value-type="float">
            <text:p>389,696</text:p>
          </table:table-cell>
          <table:table-cell office:value-type="float" office:value="405.366" calcext:value-type="float">
            <text:p>405,366</text:p>
          </table:table-cell>
          <table:table-cell table:formula="of:=AVERAGE ([.D98:.M98])" office:value-type="float" office:value="396.5433" calcext:value-type="float">
            <text:p>396,5433</text:p>
          </table:table-cell>
          <table:table-cell office:value-type="string" calcext:value-type="string">
            <text:p>Concreteness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RDIMGc</text:p>
          </table:table-cell>
          <table:table-cell office:value-type="string" calcext:value-type="string">
            <text:p>WRDIacwm</text:p>
          </table:table-cell>
          <table:table-cell office:value-type="float" office:value="452.178" calcext:value-type="float">
            <text:p>452,178</text:p>
          </table:table-cell>
          <table:table-cell office:value-type="float" office:value="414.882" calcext:value-type="float">
            <text:p>414,882</text:p>
          </table:table-cell>
          <table:table-cell office:value-type="float" office:value="445.296" calcext:value-type="float">
            <text:p>445,296</text:p>
          </table:table-cell>
          <table:table-cell office:value-type="float" office:value="421.143" calcext:value-type="float">
            <text:p>421,143</text:p>
          </table:table-cell>
          <table:table-cell office:value-type="float" office:value="437.553" calcext:value-type="float">
            <text:p>437,553</text:p>
          </table:table-cell>
          <table:table-cell office:value-type="float" office:value="416.105" calcext:value-type="float">
            <text:p>416,105</text:p>
          </table:table-cell>
          <table:table-cell office:value-type="float" office:value="423.898" calcext:value-type="float">
            <text:p>423,898</text:p>
          </table:table-cell>
          <table:table-cell office:value-type="float" office:value="447.071" calcext:value-type="float">
            <text:p>447,071</text:p>
          </table:table-cell>
          <table:table-cell office:value-type="float" office:value="428.932" calcext:value-type="float">
            <text:p>428,932</text:p>
          </table:table-cell>
          <table:table-cell office:value-type="float" office:value="433.867" calcext:value-type="float">
            <text:p>433,867</text:p>
          </table:table-cell>
          <table:table-cell table:formula="of:=AVERAGE ([.D99:.M99])" office:value-type="float" office:value="432.0925" calcext:value-type="float">
            <text:p>432,0925</text:p>
          </table:table-cell>
          <table:table-cell office:value-type="string" calcext:value-type="string">
            <text:p>Imagabilit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RDMEAc</text:p>
          </table:table-cell>
          <table:table-cell office:value-type="string" calcext:value-type="string">
            <text:p>WRDMacwm</text:p>
          </table:table-cell>
          <table:table-cell office:value-type="float" office:value="443.133" calcext:value-type="float">
            <text:p>443,133</text:p>
          </table:table-cell>
          <table:table-cell office:value-type="float" office:value="448.277" calcext:value-type="float">
            <text:p>448,277</text:p>
          </table:table-cell>
          <table:table-cell office:value-type="float" office:value="460.554" calcext:value-type="float">
            <text:p>460,554</text:p>
          </table:table-cell>
          <table:table-cell office:value-type="float" office:value="427.102" calcext:value-type="float">
            <text:p>427,102</text:p>
          </table:table-cell>
          <table:table-cell office:value-type="float" office:value="458.745" calcext:value-type="float">
            <text:p>458,745</text:p>
          </table:table-cell>
          <table:table-cell office:value-type="float" office:value="448" calcext:value-type="float">
            <text:p>448</text:p>
          </table:table-cell>
          <table:table-cell office:value-type="float" office:value="432.917" calcext:value-type="float">
            <text:p>432,917</text:p>
          </table:table-cell>
          <table:table-cell office:value-type="float" office:value="445.729" calcext:value-type="float">
            <text:p>445,729</text:p>
          </table:table-cell>
          <table:table-cell office:value-type="float" office:value="440.573" calcext:value-type="float">
            <text:p>440,573</text:p>
          </table:table-cell>
          <table:table-cell office:value-type="float" office:value="452.644" calcext:value-type="float">
            <text:p>452,644</text:p>
          </table:table-cell>
          <table:table-cell table:formula="of:=AVERAGE ([.D100:.M100])" office:value-type="float" office:value="445.7674" calcext:value-type="float">
            <text:p>445,7674</text:p>
          </table:table-cell>
          <table:table-cell office:value-type="string" calcext:value-type="string">
            <text:p>Meaningfulness</text:p>
          </table:table-cell>
          <table:table-cell office:value-type="string" calcext:value-type="string">
            <text:p><text:s/>Colorado norms</text:p>
          </table:table-cell>
          <table:table-cell office:value-type="string" calcext:value-type="string">
            <text:p><text:s/>content words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RDPOLc</text:p>
          </table:table-cell>
          <table:table-cell office:value-type="string" calcext:value-type="string">
            <text:p>POLm</text:p>
          </table:table-cell>
          <table:table-cell office:value-type="float" office:value="4.283" calcext:value-type="float">
            <text:p>4,283</text:p>
          </table:table-cell>
          <table:table-cell office:value-type="float" office:value="3.902" calcext:value-type="float">
            <text:p>3,902</text:p>
          </table:table-cell>
          <table:table-cell office:value-type="float" office:value="4.606" calcext:value-type="float">
            <text:p>4,606</text:p>
          </table:table-cell>
          <table:table-cell office:value-type="float" office:value="3.832" calcext:value-type="float">
            <text:p>3,832</text:p>
          </table:table-cell>
          <table:table-cell office:value-type="float" office:value="4.102" calcext:value-type="float">
            <text:p>4,102</text:p>
          </table:table-cell>
          <table:table-cell office:value-type="float" office:value="3.218" calcext:value-type="float">
            <text:p>3,218</text:p>
          </table:table-cell>
          <table:table-cell office:value-type="float" office:value="4.249" calcext:value-type="float">
            <text:p>4,249</text:p>
          </table:table-cell>
          <table:table-cell office:value-type="float" office:value="3.786" calcext:value-type="float">
            <text:p>3,786</text:p>
          </table:table-cell>
          <table:table-cell office:value-type="float" office:value="4.615" calcext:value-type="float">
            <text:p>4,615</text:p>
          </table:table-cell>
          <table:table-cell office:value-type="float" office:value="3.836" calcext:value-type="float">
            <text:p>3,836</text:p>
          </table:table-cell>
          <table:table-cell table:formula="of:=AVERAGE ([.D101:.M101])" office:value-type="float" office:value="4.0429" calcext:value-type="float">
            <text:p>4,0429</text:p>
          </table:table-cell>
          <table:table-cell office:value-type="string" calcext:value-type="string">
            <text:p>Polysem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RDHYPn</text:p>
          </table:table-cell>
          <table:table-cell office:value-type="string" calcext:value-type="string">
            <text:p>HYNOUNaw</text:p>
          </table:table-cell>
          <table:table-cell office:value-type="float" office:value="6.442" calcext:value-type="float">
            <text:p>6,442</text:p>
          </table:table-cell>
          <table:table-cell office:value-type="float" office:value="6.419" calcext:value-type="float">
            <text:p>6,419</text:p>
          </table:table-cell>
          <table:table-cell office:value-type="float" office:value="5.63" calcext:value-type="float">
            <text:p>5,63</text:p>
          </table:table-cell>
          <table:table-cell office:value-type="float" office:value="6.22" calcext:value-type="float">
            <text:p>6,22</text:p>
          </table:table-cell>
          <table:table-cell office:value-type="float" office:value="5.957" calcext:value-type="float">
            <text:p>5,957</text:p>
          </table:table-cell>
          <table:table-cell office:value-type="float" office:value="4.802" calcext:value-type="float">
            <text:p>4,802</text:p>
          </table:table-cell>
          <table:table-cell office:value-type="float" office:value="6.217" calcext:value-type="float">
            <text:p>6,217</text:p>
          </table:table-cell>
          <table:table-cell office:value-type="float" office:value="5.385" calcext:value-type="float">
            <text:p>5,385</text:p>
          </table:table-cell>
          <table:table-cell office:value-type="float" office:value="6.076" calcext:value-type="float">
            <text:p>6,076</text:p>
          </table:table-cell>
          <table:table-cell office:value-type="float" office:value="6.759" calcext:value-type="float">
            <text:p>6,759</text:p>
          </table:table-cell>
          <table:table-cell table:formula="of:=AVERAGE ([.D102:.M102])" office:value-type="float" office:value="5.9907" calcext:value-type="float">
            <text:p>5,9907</text:p>
          </table:table-cell>
          <table:table-cell office:value-type="string" calcext:value-type="string">
            <text:p>Hypernymy for noun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RDHYPv</text:p>
          </table:table-cell>
          <table:table-cell office:value-type="string" calcext:value-type="string">
            <text:p>HYVERBaw</text:p>
          </table:table-cell>
          <table:table-cell office:value-type="float" office:value="1.186" calcext:value-type="float">
            <text:p>1,186</text:p>
          </table:table-cell>
          <table:table-cell office:value-type="float" office:value="1.846" calcext:value-type="float">
            <text:p>1,846</text:p>
          </table:table-cell>
          <table:table-cell office:value-type="float" office:value="1.57" calcext:value-type="float">
            <text:p>1,57</text:p>
          </table:table-cell>
          <table:table-cell office:value-type="float" office:value="1.665" calcext:value-type="float">
            <text:p>1,665</text:p>
          </table:table-cell>
          <table:table-cell office:value-type="float" office:value="1.627" calcext:value-type="float">
            <text:p>1,627</text:p>
          </table:table-cell>
          <table:table-cell office:value-type="float" office:value="1.44" calcext:value-type="float">
            <text:p>1,44</text:p>
          </table:table-cell>
          <table:table-cell office:value-type="float" office:value="1.249" calcext:value-type="float">
            <text:p>1,249</text:p>
          </table:table-cell>
          <table:table-cell office:value-type="float" office:value="1.238" calcext:value-type="float">
            <text:p>1,238</text:p>
          </table:table-cell>
          <table:table-cell office:value-type="float" office:value="1.297" calcext:value-type="float">
            <text:p>1,297</text:p>
          </table:table-cell>
          <table:table-cell office:value-type="float" office:value="1.542" calcext:value-type="float">
            <text:p>1,542</text:p>
          </table:table-cell>
          <table:table-cell table:formula="of:=AVERAGE ([.D103:.M103])" office:value-type="float" office:value="1.466" calcext:value-type="float">
            <text:p>1,466</text:p>
          </table:table-cell>
          <table:table-cell office:value-type="string" calcext:value-type="string">
            <text:p>Hypernymy for verb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RDHYPnv</text:p>
          </table:table-cell>
          <table:table-cell office:value-type="string" calcext:value-type="string">
            <text:p>HYPm</text:p>
          </table:table-cell>
          <table:table-cell office:value-type="float" office:value="1.975" calcext:value-type="float">
            <text:p>1,975</text:p>
          </table:table-cell>
          <table:table-cell office:value-type="float" office:value="1.903" calcext:value-type="float">
            <text:p>1,903</text:p>
          </table:table-cell>
          <table:table-cell office:value-type="float" office:value="2.074" calcext:value-type="float">
            <text:p>2,074</text:p>
          </table:table-cell>
          <table:table-cell office:value-type="float" office:value="1.703" calcext:value-type="float">
            <text:p>1,703</text:p>
          </table:table-cell>
          <table:table-cell office:value-type="float" office:value="1.541" calcext:value-type="float">
            <text:p>1,541</text:p>
          </table:table-cell>
          <table:table-cell office:value-type="float" office:value="1.692" calcext:value-type="float">
            <text:p>1,692</text:p>
          </table:table-cell>
          <table:table-cell office:value-type="float" office:value="1.792" calcext:value-type="float">
            <text:p>1,792</text:p>
          </table:table-cell>
          <table:table-cell office:value-type="float" office:value="1.405" calcext:value-type="float">
            <text:p>1,405</text:p>
          </table:table-cell>
          <table:table-cell office:value-type="float" office:value="1.842" calcext:value-type="float">
            <text:p>1,842</text:p>
          </table:table-cell>
          <table:table-cell office:value-type="float" office:value="1.817" calcext:value-type="float">
            <text:p>1,817</text:p>
          </table:table-cell>
          <table:table-cell table:formula="of:=AVERAGE ([.D104:.M104])" office:value-type="float" office:value="1.7744" calcext:value-type="float">
            <text:p>1,7744</text:p>
          </table:table-cell>
          <table:table-cell office:value-type="string" calcext:value-type="string">
            <text:p>Hypernymy for nouns and verb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DFRE</text:p>
          </table:table-cell>
          <table:table-cell office:value-type="string" calcext:value-type="string">
            <text:p>READFRE</text:p>
          </table:table-cell>
          <table:table-cell office:value-type="float" office:value="74.076" calcext:value-type="float">
            <text:p>74,076</text:p>
          </table:table-cell>
          <table:table-cell office:value-type="float" office:value="70.598" calcext:value-type="float">
            <text:p>70,598</text:p>
          </table:table-cell>
          <table:table-cell office:value-type="float" office:value="57.764" calcext:value-type="float">
            <text:p>57,764</text:p>
          </table:table-cell>
          <table:table-cell office:value-type="float" office:value="65.568" calcext:value-type="float">
            <text:p>65,568</text:p>
          </table:table-cell>
          <table:table-cell office:value-type="float" office:value="78.122" calcext:value-type="float">
            <text:p>78,122</text:p>
          </table:table-cell>
          <table:table-cell office:value-type="float" office:value="56.148" calcext:value-type="float">
            <text:p>56,148</text:p>
          </table:table-cell>
          <table:table-cell office:value-type="float" office:value="77.937" calcext:value-type="float">
            <text:p>77,937</text:p>
          </table:table-cell>
          <table:table-cell office:value-type="float" office:value="74.895" calcext:value-type="float">
            <text:p>74,895</text:p>
          </table:table-cell>
          <table:table-cell office:value-type="float" office:value="80.144" calcext:value-type="float">
            <text:p>80,144</text:p>
          </table:table-cell>
          <table:table-cell office:value-type="float" office:value="73.091" calcext:value-type="float">
            <text:p>73,091</text:p>
          </table:table-cell>
          <table:table-cell table:formula="of:=AVERAGE ([.D105:.M105])" office:value-type="float" office:value="70.8343" calcext:value-type="float">
            <text:p>70,8343</text:p>
          </table:table-cell>
          <table:table-cell office:value-type="string" calcext:value-type="string">
            <text:p>Flesch Reading Ease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DFKGL</text:p>
          </table:table-cell>
          <table:table-cell office:value-type="string" calcext:value-type="string">
            <text:p>READFKGL</text:p>
          </table:table-cell>
          <table:table-cell office:value-type="float" office:value="6.121" calcext:value-type="float">
            <text:p>6,121</text:p>
          </table:table-cell>
          <table:table-cell office:value-type="float" office:value="6.774" calcext:value-type="float">
            <text:p>6,774</text:p>
          </table:table-cell>
          <table:table-cell office:value-type="float" office:value="8.206" calcext:value-type="float">
            <text:p>8,206</text:p>
          </table:table-cell>
          <table:table-cell office:value-type="float" office:value="7.237" calcext:value-type="float">
            <text:p>7,237</text:p>
          </table:table-cell>
          <table:table-cell office:value-type="float" office:value="5.353" calcext:value-type="float">
            <text:p>5,353</text:p>
          </table:table-cell>
          <table:table-cell office:value-type="float" office:value="8.806" calcext:value-type="float">
            <text:p>8,806</text:p>
          </table:table-cell>
          <table:table-cell office:value-type="float" office:value="5.197" calcext:value-type="float">
            <text:p>5,197</text:p>
          </table:table-cell>
          <table:table-cell office:value-type="float" office:value="5.993" calcext:value-type="float">
            <text:p>5,993</text:p>
          </table:table-cell>
          <table:table-cell office:value-type="float" office:value="5.529" calcext:value-type="float">
            <text:p>5,529</text:p>
          </table:table-cell>
          <table:table-cell office:value-type="float" office:value="6.313" calcext:value-type="float">
            <text:p>6,313</text:p>
          </table:table-cell>
          <table:table-cell table:formula="of:=AVERAGE ([.D106:.M106])" office:value-type="float" office:value="6.5529" calcext:value-type="float">
            <text:p>6,5529</text:p>
          </table:table-cell>
          <table:table-cell office:value-type="string" calcext:value-type="string">
            <text:p>Flesch-Kincaid Grade level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DL2</text:p>
          </table:table-cell>
          <table:table-cell office:value-type="string" calcext:value-type="string">
            <text:p>L2</text:p>
          </table:table-cell>
          <table:table-cell office:value-type="float" office:value="24.819" calcext:value-type="float">
            <text:p>24,819</text:p>
          </table:table-cell>
          <table:table-cell office:value-type="float" office:value="17.025" calcext:value-type="float">
            <text:p>17,025</text:p>
          </table:table-cell>
          <table:table-cell office:value-type="float" office:value="22.699" calcext:value-type="float">
            <text:p>22,699</text:p>
          </table:table-cell>
          <table:table-cell office:value-type="float" office:value="19.746" calcext:value-type="float">
            <text:p>19,746</text:p>
          </table:table-cell>
          <table:table-cell office:value-type="float" office:value="23.809" calcext:value-type="float">
            <text:p>23,809</text:p>
          </table:table-cell>
          <table:table-cell office:value-type="float" office:value="22.752" calcext:value-type="float">
            <text:p>22,752</text:p>
          </table:table-cell>
          <table:table-cell office:value-type="float" office:value="25.099" calcext:value-type="float">
            <text:p>25,099</text:p>
          </table:table-cell>
          <table:table-cell office:value-type="float" office:value="26.744" calcext:value-type="float">
            <text:p>26,744</text:p>
          </table:table-cell>
          <table:table-cell office:value-type="float" office:value="19.332" calcext:value-type="float">
            <text:p>19,332</text:p>
          </table:table-cell>
          <table:table-cell office:value-type="float" office:value="17.626" calcext:value-type="float">
            <text:p>17,626</text:p>
          </table:table-cell>
          <table:table-cell table:formula="of:=AVERAGE ([.D107:.M107])" office:value-type="float" office:value="21.9651" calcext:value-type="float">
            <text:p>21,9651</text:p>
          </table:table-cell>
          <table:table-cell office:value-type="string" calcext:value-type="string">
            <text:p>Coh-Metrix L2 Readability</text:p>
          </table:table-cell>
          <table:table-cell table:number-columns-repeated="3"/>
        </table:table-row>
      </table:table>
      <table:table table:name="comparative dbh1_E_H_full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3" table:default-cell-style-name="ce6"/>
        <table:table-column table:style-name="co14" table:number-columns-repeated="2" table:default-cell-style-name="ce7"/>
        <table:table-column table:style-name="co15" table:default-cell-style-name="ce7"/>
        <table:table-column table:style-name="co11" table:default-cell-style-name="Default"/>
        <table:table-row table:style-name="ro1">
          <table:table-cell table:formula="of:=[$CohMetrixOutput.A1]" office:value-type="string" office:string-value="e_" calcext:value-type="string">
            <text:p>e_</text:p>
          </table:table-cell>
          <table:table-cell table:formula="of:=[$CohMetrixOutput.O1]" office:value-type="string" office:string-value="Full description" calcext:value-type="string">
            <text:p>Full description</text:p>
          </table:table-cell>
          <table:table-cell table:formula="of:=[$CohMetrixOutput.P1]" office:value-type="float" office:value="0" calcext:value-type="float">
            <text:p>0</text:p>
          </table:table-cell>
          <table:table-cell office:value-type="string" calcext:value-type="string">
            <text:p>media edbh1</text:p>
          </table:table-cell>
          <table:table-cell office:value-type="string" calcext:value-type="string">
            <text:p>media Hdbh1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formula="of:=[$CohMetrixOutput.A2]" office:value-type="float" office:value="1" calcext:value-type="float">
            <text:p>1</text:p>
          </table:table-cell>
          <table:table-cell table:formula="of:=[$CohMetrixOutput.O2]" office:value-type="string" office:string-value="Paragraph count" calcext:value-type="string">
            <text:p>Paragraph count</text:p>
          </table:table-cell>
          <table:table-cell table:formula="of:=[$CohMetrixOutput.P2]" office:value-type="string" office:string-value=" number of paragraphs" calcext:value-type="string">
            <text:p><text:s/>number of paragraphs</text:p>
          </table:table-cell>
          <table:table-cell table:formula="of:=[$CohMetrixOutput.N2]" office:value-type="float" office:value="4.5" calcext:value-type="float">
            <text:p>4,5</text:p>
          </table:table-cell>
          <table:table-cell table:formula="of:=['file:///C:/Users/aagui/Dropbox/TFG/estadisticas/CohMetrixOutput_H_DBH1_l1-3.ods'#$CohMetrixOutput.G2]" office:value-type="float" office:value="78.3333333333333" calcext:value-type="float">
            <text:p>78,3333333</text:p>
          </table:table-cell>
          <table:table-cell table:number-columns-repeated="4"/>
        </table:table-row>
        <table:table-row table:style-name="ro1">
          <table:table-cell table:formula="of:=[$CohMetrixOutput.A3]" office:value-type="float" office:value="2" calcext:value-type="float">
            <text:p>2</text:p>
          </table:table-cell>
          <table:table-cell table:formula="of:=[$CohMetrixOutput.O3]" office:value-type="string" office:string-value="Sentence count" calcext:value-type="string">
            <text:p>Sentence count</text:p>
          </table:table-cell>
          <table:table-cell table:formula="of:=[$CohMetrixOutput.P3]" office:value-type="string" office:string-value=" number of sentences" calcext:value-type="string">
            <text:p><text:s/>number of sentences</text:p>
          </table:table-cell>
          <table:table-cell table:formula="of:=[$CohMetrixOutput.N3]" office:value-type="float" office:value="19.9" calcext:value-type="float">
            <text:p>19,9</text:p>
          </table:table-cell>
          <table:table-cell table:formula="of:=['file:///C:/Users/aagui/Dropbox/TFG/estadisticas/CohMetrixOutput_H_DBH1_l1-3.ods'#$CohMetrixOutput.G3]" office:value-type="float" office:value="158.333333333333" calcext:value-type="float">
            <text:p>158,3333333</text:p>
          </table:table-cell>
          <table:table-cell table:number-columns-repeated="4"/>
        </table:table-row>
        <table:table-row table:style-name="ro1">
          <table:table-cell table:formula="of:=[$CohMetrixOutput.A4]" office:value-type="float" office:value="3" calcext:value-type="float">
            <text:p>3</text:p>
          </table:table-cell>
          <table:table-cell table:formula="of:=[$CohMetrixOutput.O4]" office:value-type="string" office:string-value="Word count" calcext:value-type="string">
            <text:p>Word count</text:p>
          </table:table-cell>
          <table:table-cell table:formula="of:=[$CohMetrixOutput.P4]" office:value-type="string" office:string-value=" number of words" calcext:value-type="string">
            <text:p><text:s/>number of words</text:p>
          </table:table-cell>
          <table:table-cell table:formula="of:=[$CohMetrixOutput.N4]" office:value-type="float" office:value="252.7" calcext:value-type="float">
            <text:p>252,7</text:p>
          </table:table-cell>
          <table:table-cell table:formula="of:=['file:///C:/Users/aagui/Dropbox/TFG/estadisticas/CohMetrixOutput_H_DBH1_l1-3.ods'#$CohMetrixOutput.G4]" office:value-type="float" office:value="2240" calcext:value-type="float">
            <text:p>2240,0000000</text:p>
          </table:table-cell>
          <table:table-cell table:number-columns-repeated="4"/>
        </table:table-row>
        <table:table-row table:style-name="ro1">
          <table:table-cell table:formula="of:=[$CohMetrixOutput.A5]" office:value-type="float" office:value="4" calcext:value-type="float">
            <text:p>4</text:p>
          </table:table-cell>
          <table:table-cell table:formula="of:=[$CohMetrixOutput.O5]" office:value-type="string" office:string-value="Paragraph length" calcext:value-type="string">
            <text:p>Paragraph length</text:p>
          </table:table-cell>
          <table:table-cell table:formula="of:=[$CohMetrixOutput.P5]" office:value-type="string" office:string-value=" number of sentences in a paragraph" calcext:value-type="string">
            <text:p><text:s/>number of sentences in a paragraph</text:p>
          </table:table-cell>
          <table:table-cell table:formula="of:=[$CohMetrixOutput.N5]" office:value-type="float" office:value="4.6325" calcext:value-type="float">
            <text:p>4,6325</text:p>
          </table:table-cell>
          <table:table-cell table:formula="of:=['file:///C:/Users/aagui/Dropbox/TFG/estadisticas/CohMetrixOutput_H_DBH1_l1-3.ods'#$CohMetrixOutput.G5]" office:value-type="float" office:value="2.018" calcext:value-type="float">
            <text:p>2,0180000</text:p>
          </table:table-cell>
          <table:table-cell table:formula="of:=[.E5]-[.D5]" office:value-type="float" office:value="-2.6145" calcext:value-type="float">
            <text:p>-2,6145</text:p>
          </table:table-cell>
          <table:table-cell table:formula="of:=[.F5]*100/[.D5]" office:value-type="float" office:value="-56.4382083108473" calcext:value-type="float">
            <text:p>-56,4382083108473</text:p>
          </table:table-cell>
          <table:table-cell office:value-type="string" calcext:value-type="string">
            <text:p>Menos sentencias por parrafo</text:p>
          </table:table-cell>
          <table:table-cell/>
        </table:table-row>
        <table:table-row table:style-name="ro1">
          <table:table-cell table:formula="of:=[$CohMetrixOutput.A6]" office:value-type="float" office:value="5" calcext:value-type="float">
            <text:p>5</text:p>
          </table:table-cell>
          <table:table-cell table:formula="of:=[$CohMetrixOutput.O6]" office:value-type="string" office:string-value="Paragraph length" calcext:value-type="string">
            <text:p>Paragraph length</text:p>
          </table:table-cell>
          <table:table-cell table:formula="of:=[$CohMetrixOutput.P6]" office:value-type="string" office:string-value=" number of sentences in a pragraph" calcext:value-type="string">
            <text:p><text:s/>number of sentences in a pragraph</text:p>
          </table:table-cell>
          <table:table-cell table:formula="of:=[$CohMetrixOutput.N6]" office:value-type="float" office:value="3.8628" calcext:value-type="float">
            <text:p>3,8628</text:p>
          </table:table-cell>
          <table:table-cell table:formula="of:=['file:///C:/Users/aagui/Dropbox/TFG/estadisticas/CohMetrixOutput_H_DBH1_l1-3.ods'#$CohMetrixOutput.G6]" office:value-type="float" office:value="1.25033333333333" calcext:value-type="float">
            <text:p>1,2503333</text:p>
          </table:table-cell>
          <table:table-cell table:number-columns-repeated="4"/>
        </table:table-row>
        <table:table-row table:style-name="ro1">
          <table:table-cell table:formula="of:=[$CohMetrixOutput.A7]" office:value-type="float" office:value="6" calcext:value-type="float">
            <text:p>6</text:p>
          </table:table-cell>
          <table:table-cell table:formula="of:=[$CohMetrixOutput.O7]" office:value-type="string" office:string-value="Sentence length" calcext:value-type="string">
            <text:p>Sentence length</text:p>
          </table:table-cell>
          <table:table-cell table:formula="of:=[$CohMetrixOutput.P7]" office:value-type="string" office:string-value=" number of words" calcext:value-type="string">
            <text:p><text:s/>number of words</text:p>
          </table:table-cell>
          <table:table-cell table:formula="of:=[$CohMetrixOutput.N7]" office:value-type="float" office:value="12.7751" calcext:value-type="float">
            <text:p>12,7751</text:p>
          </table:table-cell>
          <table:table-cell table:formula="of:=['file:///C:/Users/aagui/Dropbox/TFG/estadisticas/CohMetrixOutput_H_DBH1_l1-3.ods'#$CohMetrixOutput.G7]" office:value-type="float" office:value="14.1366666666667" calcext:value-type="float">
            <text:p>14,1366667</text:p>
          </table:table-cell>
          <table:table-cell table:formula="of:=[.E7]-[.D7]" office:value-type="float" office:value="1.3615666666667" calcext:value-type="float">
            <text:p>1,3615666666667</text:p>
          </table:table-cell>
          <table:table-cell table:formula="of:=[.F7]*100/[.D7]" office:value-type="float" office:value="10.6579726707948" calcext:value-type="float">
            <text:p>10,6579726707948</text:p>
          </table:table-cell>
          <table:table-cell office:value-type="string" calcext:value-type="string">
            <text:p>Similar sentences in length</text:p>
          </table:table-cell>
          <table:table-cell/>
        </table:table-row>
        <table:table-row table:style-name="ro1">
          <table:table-cell table:formula="of:=[$CohMetrixOutput.A8]" office:value-type="float" office:value="7" calcext:value-type="float">
            <text:p>7</text:p>
          </table:table-cell>
          <table:table-cell table:formula="of:=[$CohMetrixOutput.O8]" office:value-type="string" office:string-value="Sentence length" calcext:value-type="string">
            <text:p>Sentence length</text:p>
          </table:table-cell>
          <table:table-cell table:formula="of:=[$CohMetrixOutput.P8]" office:value-type="string" office:string-value=" number of words" calcext:value-type="string">
            <text:p><text:s/>number of words</text:p>
          </table:table-cell>
          <table:table-cell table:formula="of:=[$CohMetrixOutput.N8]" office:value-type="float" office:value="6.7677" calcext:value-type="float">
            <text:p>6,7677</text:p>
          </table:table-cell>
          <table:table-cell table:formula="of:=['file:///C:/Users/aagui/Dropbox/TFG/estadisticas/CohMetrixOutput_H_DBH1_l1-3.ods'#$CohMetrixOutput.G8]" office:value-type="float" office:value="8.52566666666667" calcext:value-type="float">
            <text:p>8,5256667</text:p>
          </table:table-cell>
          <table:table-cell table:number-columns-repeated="4"/>
        </table:table-row>
        <table:table-row table:style-name="ro1">
          <table:table-cell table:formula="of:=[$CohMetrixOutput.A9]" office:value-type="float" office:value="8" calcext:value-type="float">
            <text:p>8</text:p>
          </table:table-cell>
          <table:table-cell table:formula="of:=[$CohMetrixOutput.O9]" office:value-type="string" office:string-value="Word length" calcext:value-type="string">
            <text:p>Word length</text:p>
          </table:table-cell>
          <table:table-cell table:formula="of:=[$CohMetrixOutput.P9]" office:value-type="string" office:string-value=" number of syllables" calcext:value-type="string">
            <text:p><text:s/>number of syllables</text:p>
          </table:table-cell>
          <table:table-cell table:formula="of:=[$CohMetrixOutput.N9]" office:value-type="float" office:value="1.4543" calcext:value-type="float">
            <text:p>1,4543</text:p>
          </table:table-cell>
          <table:table-cell table:formula="of:=['file:///C:/Users/aagui/Dropbox/TFG/estadisticas/CohMetrixOutput_H_DBH1_l1-3.ods'#$CohMetrixOutput.G9]" office:value-type="float" office:value="1.59466666666667" calcext:value-type="float">
            <text:p>1,5946667</text:p>
          </table:table-cell>
          <table:table-cell table:number-columns-repeated="4"/>
        </table:table-row>
        <table:table-row table:style-name="ro1">
          <table:table-cell table:formula="of:=[$CohMetrixOutput.A10]" office:value-type="float" office:value="9" calcext:value-type="float">
            <text:p>9</text:p>
          </table:table-cell>
          <table:table-cell table:formula="of:=[$CohMetrixOutput.O10]" office:value-type="string" office:string-value="Word length" calcext:value-type="string">
            <text:p>Word length</text:p>
          </table:table-cell>
          <table:table-cell table:formula="of:=[$CohMetrixOutput.P10]" office:value-type="string" office:string-value=" number of syllables" calcext:value-type="string">
            <text:p><text:s/>number of syllables</text:p>
          </table:table-cell>
          <table:table-cell table:formula="of:=[$CohMetrixOutput.N10]" office:value-type="float" office:value="0.7694" calcext:value-type="float">
            <text:p>0,7694</text:p>
          </table:table-cell>
          <table:table-cell table:formula="of:=['file:///C:/Users/aagui/Dropbox/TFG/estadisticas/CohMetrixOutput_H_DBH1_l1-3.ods'#$CohMetrixOutput.G10]" office:value-type="float" office:value="0.934666666666667" calcext:value-type="float">
            <text:p>0,9346667</text:p>
          </table:table-cell>
          <table:table-cell table:number-columns-repeated="4"/>
        </table:table-row>
        <table:table-row table:style-name="ro1">
          <table:table-cell table:formula="of:=[$CohMetrixOutput.A11]" office:value-type="float" office:value="10" calcext:value-type="float">
            <text:p>10</text:p>
          </table:table-cell>
          <table:table-cell table:formula="of:=[$CohMetrixOutput.O11]" office:value-type="string" office:string-value="Word length" calcext:value-type="string">
            <text:p>Word length</text:p>
          </table:table-cell>
          <table:table-cell table:formula="of:=[$CohMetrixOutput.P11]" office:value-type="string" office:string-value=" number of letters" calcext:value-type="string">
            <text:p><text:s/>number of letters</text:p>
          </table:table-cell>
          <table:table-cell table:formula="of:=[$CohMetrixOutput.N11]" office:value-type="float" office:value="4.4523" calcext:value-type="float">
            <text:p>4,4523</text:p>
          </table:table-cell>
          <table:table-cell table:formula="of:=['file:///C:/Users/aagui/Dropbox/TFG/estadisticas/CohMetrixOutput_H_DBH1_l1-3.ods'#$CohMetrixOutput.G11]" office:value-type="float" office:value="4.817" calcext:value-type="float">
            <text:p>4,8170000</text:p>
          </table:table-cell>
          <table:table-cell table:number-columns-repeated="4"/>
        </table:table-row>
        <table:table-row table:style-name="ro1">
          <table:table-cell table:formula="of:=[$CohMetrixOutput.A12]" office:value-type="float" office:value="11" calcext:value-type="float">
            <text:p>11</text:p>
          </table:table-cell>
          <table:table-cell table:formula="of:=[$CohMetrixOutput.O12]" office:value-type="string" office:string-value="Word length" calcext:value-type="string">
            <text:p>Word length</text:p>
          </table:table-cell>
          <table:table-cell table:formula="of:=[$CohMetrixOutput.P12]" office:value-type="string" office:string-value=" number of letters" calcext:value-type="string">
            <text:p><text:s/>number of letters</text:p>
          </table:table-cell>
          <table:table-cell table:formula="of:=[$CohMetrixOutput.N12]" office:value-type="float" office:value="2.3241" calcext:value-type="float">
            <text:p>2,3241</text:p>
          </table:table-cell>
          <table:table-cell table:formula="of:=['file:///C:/Users/aagui/Dropbox/TFG/estadisticas/CohMetrixOutput_H_DBH1_l1-3.ods'#$CohMetrixOutput.G12]" office:value-type="float" office:value="2.666" calcext:value-type="float">
            <text:p>2,6660000</text:p>
          </table:table-cell>
          <table:table-cell table:number-columns-repeated="4"/>
        </table:table-row>
        <table:table-row table:style-name="ro1">
          <table:table-cell table:formula="of:=[$CohMetrixOutput.A13]" office:value-type="float" office:value="12" calcext:value-type="float">
            <text:p>12</text:p>
          </table:table-cell>
          <table:table-cell table:formula="of:=[$CohMetrixOutput.O13]" office:value-type="string" office:string-value="Text Easability PC Narrativity" calcext:value-type="string">
            <text:p>Text Easability PC Narrativity</text:p>
          </table:table-cell>
          <table:table-cell table:formula="of:=[$CohMetrixOutput.P13]" office:value-type="string" office:string-value=" z score" calcext:value-type="string">
            <text:p><text:s/>z score</text:p>
          </table:table-cell>
          <table:table-cell table:formula="of:=[$CohMetrixOutput.N13]" office:value-type="float" office:value="0.2743" calcext:value-type="float">
            <text:p>0,2743</text:p>
          </table:table-cell>
          <table:table-cell table:formula="of:=['file:///C:/Users/aagui/Dropbox/TFG/estadisticas/CohMetrixOutput_H_DBH1_l1-3.ods'#$CohMetrixOutput.G13]" office:value-type="float" office:value="-1.155" calcext:value-type="float">
            <text:p>-1,1550000</text:p>
          </table:table-cell>
          <table:table-cell table:number-columns-repeated="4"/>
        </table:table-row>
        <table:table-row table:style-name="ro1">
          <table:table-cell table:formula="of:=[$CohMetrixOutput.A14]" office:value-type="float" office:value="13" calcext:value-type="float">
            <text:p>13</text:p>
          </table:table-cell>
          <table:table-cell table:formula="of:=[$CohMetrixOutput.O14]" office:value-type="string" office:string-value="Text Easability PC Narrativity" calcext:value-type="string">
            <text:p>Text Easability PC Narrativity</text:p>
          </table:table-cell>
          <table:table-cell table:formula="of:=[$CohMetrixOutput.P14]" office:value-type="string" office:string-value=" percentile" calcext:value-type="string">
            <text:p><text:s/>percentile</text:p>
          </table:table-cell>
          <table:table-cell table:formula="of:=[$CohMetrixOutput.N14]" office:value-type="float" office:value="59.891" calcext:value-type="float">
            <text:p>59,891</text:p>
          </table:table-cell>
          <table:table-cell table:formula="of:=['file:///C:/Users/aagui/Dropbox/TFG/estadisticas/CohMetrixOutput_H_DBH1_l1-3.ods'#$CohMetrixOutput.G14]" office:value-type="float" office:value="13.3633333333333" calcext:value-type="float">
            <text:p>13,3633333</text:p>
          </table:table-cell>
          <table:table-cell table:number-columns-repeated="4"/>
        </table:table-row>
        <table:table-row table:style-name="ro1">
          <table:table-cell table:formula="of:=[$CohMetrixOutput.A15]" office:value-type="float" office:value="14" calcext:value-type="float">
            <text:p>14</text:p>
          </table:table-cell>
          <table:table-cell table:formula="of:=[$CohMetrixOutput.O15]" office:value-type="string" office:string-value="Text Easability PC Syntactic simplicity" calcext:value-type="string">
            <text:p>Text Easability PC Syntactic simplicity</text:p>
          </table:table-cell>
          <table:table-cell table:formula="of:=[$CohMetrixOutput.P15]" office:value-type="string" office:string-value=" z score" calcext:value-type="string">
            <text:p><text:s/>z score</text:p>
          </table:table-cell>
          <table:table-cell table:formula="of:=[$CohMetrixOutput.N15]" office:value-type="float" office:value="0.3809" calcext:value-type="float">
            <text:p>0,3809</text:p>
          </table:table-cell>
          <table:table-cell table:formula="of:=['file:///C:/Users/aagui/Dropbox/TFG/estadisticas/CohMetrixOutput_H_DBH1_l1-3.ods'#$CohMetrixOutput.G15]" office:value-type="float" office:value="0.713666666666667" calcext:value-type="float">
            <text:p>0,7136667</text:p>
          </table:table-cell>
          <table:table-cell table:number-columns-repeated="4"/>
        </table:table-row>
        <table:table-row table:style-name="ro1">
          <table:table-cell table:formula="of:=[$CohMetrixOutput.A16]" office:value-type="float" office:value="15" calcext:value-type="float">
            <text:p>15</text:p>
          </table:table-cell>
          <table:table-cell table:formula="of:=[$CohMetrixOutput.O16]" office:value-type="string" office:string-value="Text Easability PC Syntactic simplicity" calcext:value-type="string">
            <text:p>Text Easability PC Syntactic simplicity</text:p>
          </table:table-cell>
          <table:table-cell table:formula="of:=[$CohMetrixOutput.P16]" office:value-type="string" office:string-value=" percentile" calcext:value-type="string">
            <text:p><text:s/>percentile</text:p>
          </table:table-cell>
          <table:table-cell table:formula="of:=[$CohMetrixOutput.N16]" office:value-type="float" office:value="63.872" calcext:value-type="float">
            <text:p>63,872</text:p>
          </table:table-cell>
          <table:table-cell table:formula="of:=['file:///C:/Users/aagui/Dropbox/TFG/estadisticas/CohMetrixOutput_H_DBH1_l1-3.ods'#$CohMetrixOutput.G16]" office:value-type="float" office:value="75.6" calcext:value-type="float">
            <text:p>75,6000000</text:p>
          </table:table-cell>
          <table:table-cell table:number-columns-repeated="4"/>
        </table:table-row>
        <table:table-row table:style-name="ro1">
          <table:table-cell table:formula="of:=[$CohMetrixOutput.A17]" office:value-type="float" office:value="16" calcext:value-type="float">
            <text:p>16</text:p>
          </table:table-cell>
          <table:table-cell table:formula="of:=[$CohMetrixOutput.O17]" office:value-type="string" office:string-value="Text Easability PC Word concreteness" calcext:value-type="string">
            <text:p>Text Easability PC Word concreteness</text:p>
          </table:table-cell>
          <table:table-cell table:formula="of:=[$CohMetrixOutput.P17]" office:value-type="string" office:string-value=" z score" calcext:value-type="string">
            <text:p><text:s/>z score</text:p>
          </table:table-cell>
          <table:table-cell table:formula="of:=[$CohMetrixOutput.N17]" office:value-type="float" office:value="0.7662" calcext:value-type="float">
            <text:p>0,7662</text:p>
          </table:table-cell>
          <table:table-cell table:formula="of:=['file:///C:/Users/aagui/Dropbox/TFG/estadisticas/CohMetrixOutput_H_DBH1_l1-3.ods'#$CohMetrixOutput.G17]" office:value-type="float" office:value="0.723" calcext:value-type="float">
            <text:p>0,7230000</text:p>
          </table:table-cell>
          <table:table-cell table:number-columns-repeated="4"/>
        </table:table-row>
        <table:table-row table:style-name="ro1">
          <table:table-cell table:formula="of:=[$CohMetrixOutput.A18]" office:value-type="float" office:value="17" calcext:value-type="float">
            <text:p>17</text:p>
          </table:table-cell>
          <table:table-cell table:formula="of:=[$CohMetrixOutput.O18]" office:value-type="string" office:string-value="Text Easability PC Word concreteness" calcext:value-type="string">
            <text:p>Text Easability PC Word concreteness</text:p>
          </table:table-cell>
          <table:table-cell table:formula="of:=[$CohMetrixOutput.P18]" office:value-type="string" office:string-value=" percentile" calcext:value-type="string">
            <text:p><text:s/>percentile</text:p>
          </table:table-cell>
          <table:table-cell table:formula="of:=[$CohMetrixOutput.N18]" office:value-type="float" office:value="73.959" calcext:value-type="float">
            <text:p>73,959</text:p>
          </table:table-cell>
          <table:table-cell table:formula="of:=['file:///C:/Users/aagui/Dropbox/TFG/estadisticas/CohMetrixOutput_H_DBH1_l1-3.ods'#$CohMetrixOutput.G18]" office:value-type="float" office:value="72.7433333333333" calcext:value-type="float">
            <text:p>72,7433333</text:p>
          </table:table-cell>
          <table:table-cell table:number-columns-repeated="4"/>
        </table:table-row>
        <table:table-row table:style-name="ro1">
          <table:table-cell table:formula="of:=[$CohMetrixOutput.A19]" office:value-type="float" office:value="18" calcext:value-type="float">
            <text:p>18</text:p>
          </table:table-cell>
          <table:table-cell table:formula="of:=[$CohMetrixOutput.O19]" office:value-type="string" office:string-value="Text Easability PC Referential cohesion" calcext:value-type="string">
            <text:p>Text Easability PC Referential cohesion</text:p>
          </table:table-cell>
          <table:table-cell table:formula="of:=[$CohMetrixOutput.P19]" office:value-type="string" office:string-value=" z score" calcext:value-type="string">
            <text:p><text:s/>z score</text:p>
          </table:table-cell>
          <table:table-cell table:formula="of:=[$CohMetrixOutput.N19]" office:value-type="float" office:value="-0.0677" calcext:value-type="float">
            <text:p>-0,0677</text:p>
          </table:table-cell>
          <table:table-cell table:formula="of:=['file:///C:/Users/aagui/Dropbox/TFG/estadisticas/CohMetrixOutput_H_DBH1_l1-3.ods'#$CohMetrixOutput.G19]" office:value-type="float" office:value="0.0963333333333333" calcext:value-type="float">
            <text:p>0,0963333</text:p>
          </table:table-cell>
          <table:table-cell table:number-columns-repeated="4"/>
        </table:table-row>
        <table:table-row table:style-name="ro1">
          <table:table-cell table:formula="of:=[$CohMetrixOutput.A20]" office:value-type="float" office:value="19" calcext:value-type="float">
            <text:p>19</text:p>
          </table:table-cell>
          <table:table-cell table:formula="of:=[$CohMetrixOutput.O20]" office:value-type="string" office:string-value="Text Easability PC Referential cohesion" calcext:value-type="string">
            <text:p>Text Easability PC Referential cohesion</text:p>
          </table:table-cell>
          <table:table-cell table:formula="of:=[$CohMetrixOutput.P20]" office:value-type="string" office:string-value=" percentile" calcext:value-type="string">
            <text:p><text:s/>percentile</text:p>
          </table:table-cell>
          <table:table-cell table:formula="of:=[$CohMetrixOutput.N20]" office:value-type="float" office:value="46.996" calcext:value-type="float">
            <text:p>46,996</text:p>
          </table:table-cell>
          <table:table-cell table:formula="of:=['file:///C:/Users/aagui/Dropbox/TFG/estadisticas/CohMetrixOutput_H_DBH1_l1-3.ods'#$CohMetrixOutput.G20]" office:value-type="float" office:value="53.4266666666667" calcext:value-type="float">
            <text:p>53,4266667</text:p>
          </table:table-cell>
          <table:table-cell table:number-columns-repeated="4"/>
        </table:table-row>
        <table:table-row table:style-name="ro1">
          <table:table-cell table:formula="of:=[$CohMetrixOutput.A21]" office:value-type="float" office:value="20" calcext:value-type="float">
            <text:p>20</text:p>
          </table:table-cell>
          <table:table-cell table:formula="of:=[$CohMetrixOutput.O21]" office:value-type="string" office:string-value="Text Easability PC Deep cohesion" calcext:value-type="string">
            <text:p>Text Easability PC Deep cohesion</text:p>
          </table:table-cell>
          <table:table-cell table:formula="of:=[$CohMetrixOutput.P21]" office:value-type="string" office:string-value=" z score" calcext:value-type="string">
            <text:p><text:s/>z score</text:p>
          </table:table-cell>
          <table:table-cell table:formula="of:=[$CohMetrixOutput.N21]" office:value-type="float" office:value="-0.3125" calcext:value-type="float">
            <text:p>-0,3125</text:p>
          </table:table-cell>
          <table:table-cell table:formula="of:=['file:///C:/Users/aagui/Dropbox/TFG/estadisticas/CohMetrixOutput_H_DBH1_l1-3.ods'#$CohMetrixOutput.G21]" office:value-type="float" office:value="-0.05" calcext:value-type="float">
            <text:p>-0,0500000</text:p>
          </table:table-cell>
          <table:table-cell table:number-columns-repeated="4"/>
        </table:table-row>
        <table:table-row table:style-name="ro1">
          <table:table-cell table:formula="of:=[$CohMetrixOutput.A22]" office:value-type="float" office:value="21" calcext:value-type="float">
            <text:p>21</text:p>
          </table:table-cell>
          <table:table-cell table:formula="of:=[$CohMetrixOutput.O22]" office:value-type="string" office:string-value="Text Easability PC Deep cohesion" calcext:value-type="string">
            <text:p>Text Easability PC Deep cohesion</text:p>
          </table:table-cell>
          <table:table-cell table:formula="of:=[$CohMetrixOutput.P22]" office:value-type="string" office:string-value=" percentile" calcext:value-type="string">
            <text:p><text:s/>percentile</text:p>
          </table:table-cell>
          <table:table-cell table:formula="of:=[$CohMetrixOutput.N22]" office:value-type="float" office:value="41.637" calcext:value-type="float">
            <text:p>41,637</text:p>
          </table:table-cell>
          <table:table-cell table:formula="of:=['file:///C:/Users/aagui/Dropbox/TFG/estadisticas/CohMetrixOutput_H_DBH1_l1-3.ods'#$CohMetrixOutput.G22]" office:value-type="float" office:value="48.2933333333333" calcext:value-type="float">
            <text:p>48,2933333</text:p>
          </table:table-cell>
          <table:table-cell table:number-columns-repeated="4"/>
        </table:table-row>
        <table:table-row table:style-name="ro1">
          <table:table-cell table:formula="of:=[$CohMetrixOutput.A23]" office:value-type="float" office:value="22" calcext:value-type="float">
            <text:p>22</text:p>
          </table:table-cell>
          <table:table-cell table:formula="of:=[$CohMetrixOutput.O23]" office:value-type="string" office:string-value="Text Easability PC Verb cohesion" calcext:value-type="string">
            <text:p>Text Easability PC Verb cohesion</text:p>
          </table:table-cell>
          <table:table-cell table:formula="of:=[$CohMetrixOutput.P23]" office:value-type="string" office:string-value=" z score" calcext:value-type="string">
            <text:p><text:s/>z score</text:p>
          </table:table-cell>
          <table:table-cell table:formula="of:=[$CohMetrixOutput.N23]" office:value-type="float" office:value="0.4149" calcext:value-type="float">
            <text:p>0,4149</text:p>
          </table:table-cell>
          <table:table-cell table:formula="of:=['file:///C:/Users/aagui/Dropbox/TFG/estadisticas/CohMetrixOutput_H_DBH1_l1-3.ods'#$CohMetrixOutput.G23]" office:value-type="float" office:value="-0.113666666666667" calcext:value-type="float">
            <text:p>-0,1136667</text:p>
          </table:table-cell>
          <table:table-cell table:number-columns-repeated="4"/>
        </table:table-row>
        <table:table-row table:style-name="ro1">
          <table:table-cell table:formula="of:=[$CohMetrixOutput.A24]" office:value-type="float" office:value="23" calcext:value-type="float">
            <text:p>23</text:p>
          </table:table-cell>
          <table:table-cell table:formula="of:=[$CohMetrixOutput.O24]" office:value-type="string" office:string-value="Text Easability PC Verb cohesion" calcext:value-type="string">
            <text:p>Text Easability PC Verb cohesion</text:p>
          </table:table-cell>
          <table:table-cell table:formula="of:=[$CohMetrixOutput.P24]" office:value-type="string" office:string-value=" percentile" calcext:value-type="string">
            <text:p><text:s/>percentile</text:p>
          </table:table-cell>
          <table:table-cell table:formula="of:=[$CohMetrixOutput.N24]" office:value-type="float" office:value="62.92" calcext:value-type="float">
            <text:p>62,92</text:p>
          </table:table-cell>
          <table:table-cell table:formula="of:=['file:///C:/Users/aagui/Dropbox/TFG/estadisticas/CohMetrixOutput_H_DBH1_l1-3.ods'#$CohMetrixOutput.G24]" office:value-type="float" office:value="45.6533333333333" calcext:value-type="float">
            <text:p>45,6533333</text:p>
          </table:table-cell>
          <table:table-cell table:number-columns-repeated="4"/>
        </table:table-row>
        <table:table-row table:style-name="ro1">
          <table:table-cell table:formula="of:=[$CohMetrixOutput.A25]" office:value-type="float" office:value="24" calcext:value-type="float">
            <text:p>24</text:p>
          </table:table-cell>
          <table:table-cell table:formula="of:=[$CohMetrixOutput.O25]" office:value-type="string" office:string-value="Text Easability PC Connectivity" calcext:value-type="string">
            <text:p>Text Easability PC Connectivity</text:p>
          </table:table-cell>
          <table:table-cell table:formula="of:=[$CohMetrixOutput.P25]" office:value-type="string" office:string-value=" z score" calcext:value-type="string">
            <text:p><text:s/>z score</text:p>
          </table:table-cell>
          <table:table-cell table:formula="of:=[$CohMetrixOutput.N25]" office:value-type="float" office:value="-3.2504" calcext:value-type="float">
            <text:p>-3,2504</text:p>
          </table:table-cell>
          <table:table-cell table:formula="of:=['file:///C:/Users/aagui/Dropbox/TFG/estadisticas/CohMetrixOutput_H_DBH1_l1-3.ods'#$CohMetrixOutput.G25]" office:value-type="float" office:value="-3.40733333333333" calcext:value-type="float">
            <text:p>-3,4073333</text:p>
          </table:table-cell>
          <table:table-cell table:number-columns-repeated="4"/>
        </table:table-row>
        <table:table-row table:style-name="ro1">
          <table:table-cell table:formula="of:=[$CohMetrixOutput.A26]" office:value-type="float" office:value="25" calcext:value-type="float">
            <text:p>25</text:p>
          </table:table-cell>
          <table:table-cell table:formula="of:=[$CohMetrixOutput.O26]" office:value-type="string" office:string-value="Text Easability PC Connectivity" calcext:value-type="string">
            <text:p>Text Easability PC Connectivity</text:p>
          </table:table-cell>
          <table:table-cell table:formula="of:=[$CohMetrixOutput.P26]" office:value-type="string" office:string-value=" percentile" calcext:value-type="string">
            <text:p><text:s/>percentile</text:p>
          </table:table-cell>
          <table:table-cell table:formula="of:=[$CohMetrixOutput.N26]" office:value-type="float" office:value="0.489" calcext:value-type="float">
            <text:p>0,489</text:p>
          </table:table-cell>
          <table:table-cell table:formula="of:=['file:///C:/Users/aagui/Dropbox/TFG/estadisticas/CohMetrixOutput_H_DBH1_l1-3.ods'#$CohMetrixOutput.G26]" office:value-type="float" office:value="0.123333333333333" calcext:value-type="float">
            <text:p>0,1233333</text:p>
          </table:table-cell>
          <table:table-cell table:number-columns-repeated="4"/>
        </table:table-row>
        <table:table-row table:style-name="ro1">
          <table:table-cell table:formula="of:=[$CohMetrixOutput.A27]" office:value-type="float" office:value="26" calcext:value-type="float">
            <text:p>26</text:p>
          </table:table-cell>
          <table:table-cell table:formula="of:=[$CohMetrixOutput.O27]" office:value-type="string" office:string-value="Text Easability PC Temporality" calcext:value-type="string">
            <text:p>Text Easability PC Temporality</text:p>
          </table:table-cell>
          <table:table-cell table:formula="of:=[$CohMetrixOutput.P27]" office:value-type="string" office:string-value=" z score" calcext:value-type="string">
            <text:p><text:s/>z score</text:p>
          </table:table-cell>
          <table:table-cell table:formula="of:=[$CohMetrixOutput.N27]" office:value-type="float" office:value="0.3633" calcext:value-type="float">
            <text:p>0,3633</text:p>
          </table:table-cell>
          <table:table-cell table:formula="of:=['file:///C:/Users/aagui/Dropbox/TFG/estadisticas/CohMetrixOutput_H_DBH1_l1-3.ods'#$CohMetrixOutput.G27]" office:value-type="float" office:value="1.02766666666667" calcext:value-type="float">
            <text:p>1,0276667</text:p>
          </table:table-cell>
          <table:table-cell table:number-columns-repeated="4"/>
        </table:table-row>
        <table:table-row table:style-name="ro1">
          <table:table-cell table:formula="of:=[$CohMetrixOutput.A28]" office:value-type="float" office:value="27" calcext:value-type="float">
            <text:p>27</text:p>
          </table:table-cell>
          <table:table-cell table:formula="of:=[$CohMetrixOutput.O28]" office:value-type="string" office:string-value="Text Easability PC Temporality" calcext:value-type="string">
            <text:p>Text Easability PC Temporality</text:p>
          </table:table-cell>
          <table:table-cell table:formula="of:=[$CohMetrixOutput.P28]" office:value-type="string" office:string-value=" percentile" calcext:value-type="string">
            <text:p><text:s/>percentile</text:p>
          </table:table-cell>
          <table:table-cell table:formula="of:=[$CohMetrixOutput.N28]" office:value-type="float" office:value="61.963" calcext:value-type="float">
            <text:p>61,963</text:p>
          </table:table-cell>
          <table:table-cell table:formula="of:=['file:///C:/Users/aagui/Dropbox/TFG/estadisticas/CohMetrixOutput_H_DBH1_l1-3.ods'#$CohMetrixOutput.G28]" office:value-type="float" office:value="84.0233333333333" calcext:value-type="float">
            <text:p>84,0233333</text:p>
          </table:table-cell>
          <table:table-cell table:number-columns-repeated="4"/>
        </table:table-row>
        <table:table-row table:style-name="ro1">
          <table:table-cell table:formula="of:=[$CohMetrixOutput.A29]" office:value-type="float" office:value="28" calcext:value-type="float">
            <text:p>28</text:p>
          </table:table-cell>
          <table:table-cell table:formula="of:=[$CohMetrixOutput.O29]" office:value-type="string" office:string-value="Noun overlap" calcext:value-type="string">
            <text:p>Noun overlap</text:p>
          </table:table-cell>
          <table:table-cell table:formula="of:=[$CohMetrixOutput.P29]" office:value-type="string" office:string-value=" adjacent sentences" calcext:value-type="string">
            <text:p><text:s/>adjacent sentences</text:p>
          </table:table-cell>
          <table:table-cell table:formula="of:=[$CohMetrixOutput.N29]" office:value-type="float" office:value="0.3756" calcext:value-type="float">
            <text:p>0,3756</text:p>
          </table:table-cell>
          <table:table-cell table:formula="of:=['file:///C:/Users/aagui/Dropbox/TFG/estadisticas/CohMetrixOutput_H_DBH1_l1-3.ods'#$CohMetrixOutput.G29]" office:value-type="float" office:value="0.438333333333333" calcext:value-type="float">
            <text:p>0,4383333</text:p>
          </table:table-cell>
          <table:table-cell table:number-columns-repeated="2"/>
          <table:table-cell office:value-type="string" calcext:value-type="string">
            <text:p>SIMILAR overlap (correference and cohesion)</text:p>
          </table:table-cell>
          <table:table-cell/>
        </table:table-row>
        <table:table-row table:style-name="ro1">
          <table:table-cell table:formula="of:=[$CohMetrixOutput.A30]" office:value-type="float" office:value="29" calcext:value-type="float">
            <text:p>29</text:p>
          </table:table-cell>
          <table:table-cell table:formula="of:=[$CohMetrixOutput.O30]" office:value-type="string" office:string-value="Argument overlap" calcext:value-type="string">
            <text:p>Argument overlap</text:p>
          </table:table-cell>
          <table:table-cell table:formula="of:=[$CohMetrixOutput.P30]" office:value-type="string" office:string-value=" adjacent sentences" calcext:value-type="string">
            <text:p><text:s/>adjacent sentences</text:p>
          </table:table-cell>
          <table:table-cell table:formula="of:=[$CohMetrixOutput.N30]" office:value-type="float" office:value="0.4949" calcext:value-type="float">
            <text:p>0,4949</text:p>
          </table:table-cell>
          <table:table-cell table:formula="of:=['file:///C:/Users/aagui/Dropbox/TFG/estadisticas/CohMetrixOutput_H_DBH1_l1-3.ods'#$CohMetrixOutput.G30]" office:value-type="float" office:value="0.526666666666667" calcext:value-type="float">
            <text:p>0,5266667</text:p>
          </table:table-cell>
          <table:table-cell table:number-columns-repeated="4"/>
        </table:table-row>
        <table:table-row table:style-name="ro1">
          <table:table-cell table:formula="of:=[$CohMetrixOutput.A31]" office:value-type="float" office:value="30" calcext:value-type="float">
            <text:p>30</text:p>
          </table:table-cell>
          <table:table-cell table:formula="of:=[$CohMetrixOutput.O31]" office:value-type="string" office:string-value="Stem overlap" calcext:value-type="string">
            <text:p>Stem overlap</text:p>
          </table:table-cell>
          <table:table-cell table:formula="of:=[$CohMetrixOutput.P31]" office:value-type="string" office:string-value=" adjacent sentences" calcext:value-type="string">
            <text:p><text:s/>adjacent sentences</text:p>
          </table:table-cell>
          <table:table-cell table:formula="of:=[$CohMetrixOutput.N31]" office:value-type="float" office:value="0.4434" calcext:value-type="float">
            <text:p>0,4434</text:p>
          </table:table-cell>
          <table:table-cell table:formula="of:=['file:///C:/Users/aagui/Dropbox/TFG/estadisticas/CohMetrixOutput_H_DBH1_l1-3.ods'#$CohMetrixOutput.G31]" office:value-type="float" office:value="0.525" calcext:value-type="float">
            <text:p>0,5250000</text:p>
          </table:table-cell>
          <table:table-cell table:number-columns-repeated="4"/>
        </table:table-row>
        <table:table-row table:style-name="ro1">
          <table:table-cell table:formula="of:=[$CohMetrixOutput.A32]" office:value-type="float" office:value="31" calcext:value-type="float">
            <text:p>31</text:p>
          </table:table-cell>
          <table:table-cell table:formula="of:=[$CohMetrixOutput.O32]" office:value-type="string" office:string-value="Noun overlap" calcext:value-type="string">
            <text:p>Noun overlap</text:p>
          </table:table-cell>
          <table:table-cell table:formula="of:=[$CohMetrixOutput.P32]" office:value-type="string" office:string-value=" all sentences" calcext:value-type="string">
            <text:p><text:s/>all sentences</text:p>
          </table:table-cell>
          <table:table-cell table:formula="of:=[$CohMetrixOutput.N32]" office:value-type="float" office:value="0.2713" calcext:value-type="float">
            <text:p>0,2713</text:p>
          </table:table-cell>
          <table:table-cell table:formula="of:=['file:///C:/Users/aagui/Dropbox/TFG/estadisticas/CohMetrixOutput_H_DBH1_l1-3.ods'#$CohMetrixOutput.G32]" office:value-type="float" office:value="0.295333333333333" calcext:value-type="float">
            <text:p>0,2953333</text:p>
          </table:table-cell>
          <table:table-cell table:number-columns-repeated="4"/>
        </table:table-row>
        <table:table-row table:style-name="ro1">
          <table:table-cell table:formula="of:=[$CohMetrixOutput.A33]" office:value-type="float" office:value="32" calcext:value-type="float">
            <text:p>32</text:p>
          </table:table-cell>
          <table:table-cell table:formula="of:=[$CohMetrixOutput.O33]" office:value-type="string" office:string-value="Argument overlap" calcext:value-type="string">
            <text:p>Argument overlap</text:p>
          </table:table-cell>
          <table:table-cell table:formula="of:=[$CohMetrixOutput.P33]" office:value-type="string" office:string-value=" all sentences" calcext:value-type="string">
            <text:p><text:s/>all sentences</text:p>
          </table:table-cell>
          <table:table-cell table:formula="of:=[$CohMetrixOutput.N33]" office:value-type="float" office:value="0.4141" calcext:value-type="float">
            <text:p>0,4141</text:p>
          </table:table-cell>
          <table:table-cell table:formula="of:=['file:///C:/Users/aagui/Dropbox/TFG/estadisticas/CohMetrixOutput_H_DBH1_l1-3.ods'#$CohMetrixOutput.G33]" office:value-type="float" office:value="0.381666666666667" calcext:value-type="float">
            <text:p>0,3816667</text:p>
          </table:table-cell>
          <table:table-cell table:number-columns-repeated="4"/>
        </table:table-row>
        <table:table-row table:style-name="ro1">
          <table:table-cell table:formula="of:=[$CohMetrixOutput.A34]" office:value-type="float" office:value="33" calcext:value-type="float">
            <text:p>33</text:p>
          </table:table-cell>
          <table:table-cell table:formula="of:=[$CohMetrixOutput.O34]" office:value-type="string" office:string-value="Stem overlap" calcext:value-type="string">
            <text:p>Stem overlap</text:p>
          </table:table-cell>
          <table:table-cell table:formula="of:=[$CohMetrixOutput.P34]" office:value-type="string" office:string-value=" all sentences" calcext:value-type="string">
            <text:p><text:s/>all sentences</text:p>
          </table:table-cell>
          <table:table-cell table:formula="of:=[$CohMetrixOutput.N34]" office:value-type="float" office:value="0.3542" calcext:value-type="float">
            <text:p>0,3542</text:p>
          </table:table-cell>
          <table:table-cell table:formula="of:=['file:///C:/Users/aagui/Dropbox/TFG/estadisticas/CohMetrixOutput_H_DBH1_l1-3.ods'#$CohMetrixOutput.G34]" office:value-type="float" office:value="0.384" calcext:value-type="float">
            <text:p>0,3840000</text:p>
          </table:table-cell>
          <table:table-cell table:number-columns-repeated="4"/>
        </table:table-row>
        <table:table-row table:style-name="ro1">
          <table:table-cell table:formula="of:=[$CohMetrixOutput.A35]" office:value-type="float" office:value="34" calcext:value-type="float">
            <text:p>34</text:p>
          </table:table-cell>
          <table:table-cell table:formula="of:=[$CohMetrixOutput.O35]" office:value-type="string" office:string-value="Content word overlap" calcext:value-type="string">
            <text:p>Content word overlap</text:p>
          </table:table-cell>
          <table:table-cell table:formula="of:=[$CohMetrixOutput.P35]" office:value-type="string" office:string-value=" adjacent sentences" calcext:value-type="string">
            <text:p><text:s/>adjacent sentences</text:p>
          </table:table-cell>
          <table:table-cell table:formula="of:=[$CohMetrixOutput.N35]" office:value-type="float" office:value="0.1146" calcext:value-type="float">
            <text:p>0,1146</text:p>
          </table:table-cell>
          <table:table-cell table:formula="of:=['file:///C:/Users/aagui/Dropbox/TFG/estadisticas/CohMetrixOutput_H_DBH1_l1-3.ods'#$CohMetrixOutput.G35]" office:value-type="float" office:value="0.116666666666667" calcext:value-type="float">
            <text:p>0,1166667</text:p>
          </table:table-cell>
          <table:table-cell table:number-columns-repeated="4"/>
        </table:table-row>
        <table:table-row table:style-name="ro1">
          <table:table-cell table:formula="of:=[$CohMetrixOutput.A36]" office:value-type="float" office:value="35" calcext:value-type="float">
            <text:p>35</text:p>
          </table:table-cell>
          <table:table-cell table:formula="of:=[$CohMetrixOutput.O36]" office:value-type="string" office:string-value="Content word overlap" calcext:value-type="string">
            <text:p>Content word overlap</text:p>
          </table:table-cell>
          <table:table-cell table:formula="of:=[$CohMetrixOutput.P36]" office:value-type="string" office:string-value=" adjacent sentences" calcext:value-type="string">
            <text:p><text:s/>adjacent sentences</text:p>
          </table:table-cell>
          <table:table-cell table:formula="of:=[$CohMetrixOutput.N36]" office:value-type="float" office:value="0.1401" calcext:value-type="float">
            <text:p>0,1401</text:p>
          </table:table-cell>
          <table:table-cell table:formula="of:=['file:///C:/Users/aagui/Dropbox/TFG/estadisticas/CohMetrixOutput_H_DBH1_l1-3.ods'#$CohMetrixOutput.G36]" office:value-type="float" office:value="0.147666666666667" calcext:value-type="float">
            <text:p>0,1476667</text:p>
          </table:table-cell>
          <table:table-cell table:number-columns-repeated="4"/>
        </table:table-row>
        <table:table-row table:style-name="ro1">
          <table:table-cell table:formula="of:=[$CohMetrixOutput.A37]" office:value-type="float" office:value="36" calcext:value-type="float">
            <text:p>36</text:p>
          </table:table-cell>
          <table:table-cell table:formula="of:=[$CohMetrixOutput.O37]" office:value-type="string" office:string-value="Content word overlap" calcext:value-type="string">
            <text:p>Content word overlap</text:p>
          </table:table-cell>
          <table:table-cell table:formula="of:=[$CohMetrixOutput.P37]" office:value-type="string" office:string-value=" all sentences" calcext:value-type="string">
            <text:p><text:s/>all sentences</text:p>
          </table:table-cell>
          <table:table-cell table:formula="of:=[$CohMetrixOutput.N37]" office:value-type="float" office:value="0.0846" calcext:value-type="float">
            <text:p>0,0846</text:p>
          </table:table-cell>
          <table:table-cell table:formula="of:=['file:///C:/Users/aagui/Dropbox/TFG/estadisticas/CohMetrixOutput_H_DBH1_l1-3.ods'#$CohMetrixOutput.G37]" office:value-type="float" office:value="0.074" calcext:value-type="float">
            <text:p>0,0740000</text:p>
          </table:table-cell>
          <table:table-cell table:number-columns-repeated="4"/>
        </table:table-row>
        <table:table-row table:style-name="ro1">
          <table:table-cell table:formula="of:=[$CohMetrixOutput.A38]" office:value-type="float" office:value="37" calcext:value-type="float">
            <text:p>37</text:p>
          </table:table-cell>
          <table:table-cell table:formula="of:=[$CohMetrixOutput.O38]" office:value-type="string" office:string-value="Content word overlap" calcext:value-type="string">
            <text:p>Content word overlap</text:p>
          </table:table-cell>
          <table:table-cell table:formula="of:=[$CohMetrixOutput.P38]" office:value-type="string" office:string-value=" all sentences" calcext:value-type="string">
            <text:p><text:s/>all sentences</text:p>
          </table:table-cell>
          <table:table-cell table:formula="of:=[$CohMetrixOutput.N38]" office:value-type="float" office:value="0.1108" calcext:value-type="float">
            <text:p>0,1108</text:p>
          </table:table-cell>
          <table:table-cell table:formula="of:=['file:///C:/Users/aagui/Dropbox/TFG/estadisticas/CohMetrixOutput_H_DBH1_l1-3.ods'#$CohMetrixOutput.G38]" office:value-type="float" office:value="0.114666666666667" calcext:value-type="float">
            <text:p>0,1146667</text:p>
          </table:table-cell>
          <table:table-cell table:number-columns-repeated="4"/>
        </table:table-row>
        <table:table-row table:style-name="ro1">
          <table:table-cell table:formula="of:=[$CohMetrixOutput.A39]" office:value-type="float" office:value="38" calcext:value-type="float">
            <text:p>38</text:p>
          </table:table-cell>
          <table:table-cell table:formula="of:=[$CohMetrixOutput.O39]" office:value-type="string" office:string-value="LSA overlap" calcext:value-type="string">
            <text:p>LSA overlap</text:p>
          </table:table-cell>
          <table:table-cell table:formula="of:=[$CohMetrixOutput.P39]" office:value-type="string" office:string-value=" adjacent sentences" calcext:value-type="string">
            <text:p><text:s/>adjacent sentences</text:p>
          </table:table-cell>
          <table:table-cell table:formula="of:=[$CohMetrixOutput.N39]" office:value-type="float" office:value="0.2458" calcext:value-type="float">
            <text:p>0,2458</text:p>
          </table:table-cell>
          <table:table-cell table:formula="of:=['file:///C:/Users/aagui/Dropbox/TFG/estadisticas/CohMetrixOutput_H_DBH1_l1-3.ods'#$CohMetrixOutput.G39]" office:value-type="float" office:value="0.321" calcext:value-type="float">
            <text:p>0,3210000</text:p>
          </table:table-cell>
          <table:table-cell table:number-columns-repeated="2"/>
          <table:table-cell office:value-type="string" calcext:value-type="string">
            <text:p>slightly higher, semantically closer</text:p>
          </table:table-cell>
          <table:table-cell table:style-name="ce7" office:value-type="string" calcext:value-type="string">
            <text:p>The closer to 1 , the closer the semantic relationships.</text:p>
          </table:table-cell>
        </table:table-row>
        <table:table-row table:style-name="ro1">
          <table:table-cell table:formula="of:=[$CohMetrixOutput.A40]" office:value-type="float" office:value="39" calcext:value-type="float">
            <text:p>39</text:p>
          </table:table-cell>
          <table:table-cell table:formula="of:=[$CohMetrixOutput.O40]" office:value-type="string" office:string-value="LSA overlap" calcext:value-type="string">
            <text:p>LSA overlap</text:p>
          </table:table-cell>
          <table:table-cell table:formula="of:=[$CohMetrixOutput.P40]" office:value-type="string" office:string-value=" adjacent sentences" calcext:value-type="string">
            <text:p><text:s/>adjacent sentences</text:p>
          </table:table-cell>
          <table:table-cell table:formula="of:=[$CohMetrixOutput.N40]" office:value-type="float" office:value="0.1971" calcext:value-type="float">
            <text:p>0,1971</text:p>
          </table:table-cell>
          <table:table-cell table:formula="of:=['file:///C:/Users/aagui/Dropbox/TFG/estadisticas/CohMetrixOutput_H_DBH1_l1-3.ods'#$CohMetrixOutput.G40]" office:value-type="float" office:value="0.216" calcext:value-type="float">
            <text:p>0,2160000</text:p>
          </table:table-cell>
          <table:table-cell table:number-columns-repeated="4"/>
        </table:table-row>
        <table:table-row table:style-name="ro1">
          <table:table-cell table:formula="of:=[$CohMetrixOutput.A41]" office:value-type="float" office:value="40" calcext:value-type="float">
            <text:p>40</text:p>
          </table:table-cell>
          <table:table-cell table:formula="of:=[$CohMetrixOutput.O41]" office:value-type="string" office:string-value="LSA overlap" calcext:value-type="string">
            <text:p>LSA overlap</text:p>
          </table:table-cell>
          <table:table-cell table:formula="of:=[$CohMetrixOutput.P41]" office:value-type="string" office:string-value=" all sentences in paragraph" calcext:value-type="string">
            <text:p><text:s/>all sentences in paragraph</text:p>
          </table:table-cell>
          <table:table-cell table:formula="of:=[$CohMetrixOutput.N41]" office:value-type="float" office:value="0.2122" calcext:value-type="float">
            <text:p>0,2122</text:p>
          </table:table-cell>
          <table:table-cell table:formula="of:=['file:///C:/Users/aagui/Dropbox/TFG/estadisticas/CohMetrixOutput_H_DBH1_l1-3.ods'#$CohMetrixOutput.G41]" office:value-type="float" office:value="0.287666666666667" calcext:value-type="float">
            <text:p>0,2876667</text:p>
          </table:table-cell>
          <table:table-cell table:number-columns-repeated="4"/>
        </table:table-row>
        <table:table-row table:style-name="ro1">
          <table:table-cell table:formula="of:=[$CohMetrixOutput.A42]" office:value-type="float" office:value="41" calcext:value-type="float">
            <text:p>41</text:p>
          </table:table-cell>
          <table:table-cell table:formula="of:=[$CohMetrixOutput.O42]" office:value-type="string" office:string-value="LSA overlap" calcext:value-type="string">
            <text:p>LSA overlap</text:p>
          </table:table-cell>
          <table:table-cell table:formula="of:=[$CohMetrixOutput.P42]" office:value-type="string" office:string-value=" all sentences in paragraph" calcext:value-type="string">
            <text:p><text:s/>all sentences in paragraph</text:p>
          </table:table-cell>
          <table:table-cell table:formula="of:=[$CohMetrixOutput.N42]" office:value-type="float" office:value="0.1803" calcext:value-type="float">
            <text:p>0,1803</text:p>
          </table:table-cell>
          <table:table-cell table:formula="of:=['file:///C:/Users/aagui/Dropbox/TFG/estadisticas/CohMetrixOutput_H_DBH1_l1-3.ods'#$CohMetrixOutput.G42]" office:value-type="float" office:value="0.19" calcext:value-type="float">
            <text:p>0,1900000</text:p>
          </table:table-cell>
          <table:table-cell table:number-columns-repeated="4"/>
        </table:table-row>
        <table:table-row table:style-name="ro1">
          <table:table-cell table:formula="of:=[$CohMetrixOutput.A43]" office:value-type="float" office:value="42" calcext:value-type="float">
            <text:p>42</text:p>
          </table:table-cell>
          <table:table-cell table:formula="of:=[$CohMetrixOutput.O43]" office:value-type="string" office:string-value="LSA overlap" calcext:value-type="string">
            <text:p>LSA overlap</text:p>
          </table:table-cell>
          <table:table-cell table:formula="of:=[$CohMetrixOutput.P43]" office:value-type="string" office:string-value=" adjacent paragraphs" calcext:value-type="string">
            <text:p><text:s/>adjacent paragraphs</text:p>
          </table:table-cell>
          <table:table-cell table:formula="of:=[$CohMetrixOutput.N43]" office:value-type="float" office:value="0.4004" calcext:value-type="float">
            <text:p>0,4004</text:p>
          </table:table-cell>
          <table:table-cell table:formula="of:=['file:///C:/Users/aagui/Dropbox/TFG/estadisticas/CohMetrixOutput_H_DBH1_l1-3.ods'#$CohMetrixOutput.G43]" office:value-type="float" office:value="0.430666666666667" calcext:value-type="float">
            <text:p>0,4306667</text:p>
          </table:table-cell>
          <table:table-cell table:number-columns-repeated="2"/>
          <table:table-cell office:value-type="string" calcext:value-type="string">
            <text:p>slightly higher, semantically closer</text:p>
          </table:table-cell>
          <table:table-cell/>
        </table:table-row>
        <table:table-row table:style-name="ro1">
          <table:table-cell table:formula="of:=[$CohMetrixOutput.A44]" office:value-type="float" office:value="43" calcext:value-type="float">
            <text:p>43</text:p>
          </table:table-cell>
          <table:table-cell table:formula="of:=[$CohMetrixOutput.O44]" office:value-type="string" office:string-value="LSA overlap" calcext:value-type="string">
            <text:p>LSA overlap</text:p>
          </table:table-cell>
          <table:table-cell table:formula="of:=[$CohMetrixOutput.P44]" office:value-type="string" office:string-value=" adjacent paragraphs" calcext:value-type="string">
            <text:p><text:s/>adjacent paragraphs</text:p>
          </table:table-cell>
          <table:table-cell table:formula="of:=[$CohMetrixOutput.N44]" office:value-type="float" office:value="0.1515" calcext:value-type="float">
            <text:p>0,1515</text:p>
          </table:table-cell>
          <table:table-cell table:formula="of:=['file:///C:/Users/aagui/Dropbox/TFG/estadisticas/CohMetrixOutput_H_DBH1_l1-3.ods'#$CohMetrixOutput.G44]" office:value-type="float" office:value="0.217666666666667" calcext:value-type="float">
            <text:p>0,2176667</text:p>
          </table:table-cell>
          <table:table-cell table:number-columns-repeated="4"/>
        </table:table-row>
        <table:table-row table:style-name="ro1">
          <table:table-cell table:formula="of:=[$CohMetrixOutput.A45]" office:value-type="float" office:value="44" calcext:value-type="float">
            <text:p>44</text:p>
          </table:table-cell>
          <table:table-cell table:formula="of:=[$CohMetrixOutput.O45]" office:value-type="string" office:string-value="LSA given/new" calcext:value-type="string">
            <text:p>LSA given/new</text:p>
          </table:table-cell>
          <table:table-cell table:formula="of:=[$CohMetrixOutput.P45]" office:value-type="string" office:string-value=" sentences" calcext:value-type="string">
            <text:p><text:s/>sentences</text:p>
          </table:table-cell>
          <table:table-cell table:formula="of:=[$CohMetrixOutput.N45]" office:value-type="float" office:value="0.3381" calcext:value-type="float">
            <text:p>0,3381</text:p>
          </table:table-cell>
          <table:table-cell table:formula="of:=['file:///C:/Users/aagui/Dropbox/TFG/estadisticas/CohMetrixOutput_H_DBH1_l1-3.ods'#$CohMetrixOutput.G45]" office:value-type="float" office:value="0.411333333333333" calcext:value-type="float">
            <text:p>0,4113333</text:p>
          </table:table-cell>
          <table:table-cell table:number-columns-repeated="2"/>
          <table:table-cell office:value-type="string" calcext:value-type="string">
            <text:p>slightly higher, semantically closer</text:p>
          </table:table-cell>
          <table:table-cell/>
        </table:table-row>
        <table:table-row table:style-name="ro1">
          <table:table-cell table:formula="of:=[$CohMetrixOutput.A46]" office:value-type="float" office:value="45" calcext:value-type="float">
            <text:p>45</text:p>
          </table:table-cell>
          <table:table-cell table:formula="of:=[$CohMetrixOutput.O46]" office:value-type="string" office:string-value="LSA given/new" calcext:value-type="string">
            <text:p>LSA given/new</text:p>
          </table:table-cell>
          <table:table-cell table:formula="of:=[$CohMetrixOutput.P46]" office:value-type="string" office:string-value=" sentences" calcext:value-type="string">
            <text:p><text:s/>sentences</text:p>
          </table:table-cell>
          <table:table-cell table:formula="of:=[$CohMetrixOutput.N46]" office:value-type="float" office:value="0.1499" calcext:value-type="float">
            <text:p>0,1499</text:p>
          </table:table-cell>
          <table:table-cell table:formula="of:=['file:///C:/Users/aagui/Dropbox/TFG/estadisticas/CohMetrixOutput_H_DBH1_l1-3.ods'#$CohMetrixOutput.G46]" office:value-type="float" office:value="0.120666666666667" calcext:value-type="float">
            <text:p>0,1206667</text:p>
          </table:table-cell>
          <table:table-cell table:number-columns-repeated="4"/>
        </table:table-row>
        <table:table-row table:style-name="ro1">
          <table:table-cell table:formula="of:=[$CohMetrixOutput.A47]" office:value-type="float" office:value="46" calcext:value-type="float">
            <text:p>46</text:p>
          </table:table-cell>
          <table:table-cell table:formula="of:=[$CohMetrixOutput.O47]" office:value-type="string" office:string-value="Lexical diversity" calcext:value-type="string">
            <text:p>Lexical diversity</text:p>
          </table:table-cell>
          <table:table-cell table:formula="of:=[$CohMetrixOutput.P47]" office:value-type="string" office:string-value=" type-token ratio" calcext:value-type="string">
            <text:p><text:s/>type-token ratio</text:p>
          </table:table-cell>
          <table:table-cell table:formula="of:=[$CohMetrixOutput.N47]" office:value-type="float" office:value="0.6947" calcext:value-type="float">
            <text:p>0,6947</text:p>
          </table:table-cell>
          <table:table-cell table:formula="of:=['file:///C:/Users/aagui/Dropbox/TFG/estadisticas/CohMetrixOutput_H_DBH1_l1-3.ods'#$CohMetrixOutput.G47]" office:value-type="float" office:value="0.459333333333333" calcext:value-type="float">
            <text:p>0,4593333</text:p>
          </table:table-cell>
          <table:table-cell table:number-columns-repeated="2"/>
          <table:table-cell office:value-type="string" calcext:value-type="string">
            <text:p>Lower TTR, less words to learn</text:p>
          </table:table-cell>
          <table:table-cell/>
        </table:table-row>
        <table:table-row table:style-name="ro1">
          <table:table-cell table:formula="of:=[$CohMetrixOutput.A48]" office:value-type="float" office:value="47" calcext:value-type="float">
            <text:p>47</text:p>
          </table:table-cell>
          <table:table-cell table:formula="of:=[$CohMetrixOutput.O48]" office:value-type="string" office:string-value="Lexical diversity" calcext:value-type="string">
            <text:p>Lexical diversity</text:p>
          </table:table-cell>
          <table:table-cell table:formula="of:=[$CohMetrixOutput.P48]" office:value-type="string" office:string-value=" type-token ratio" calcext:value-type="string">
            <text:p><text:s/>type-token ratio</text:p>
          </table:table-cell>
          <table:table-cell table:formula="of:=[$CohMetrixOutput.N48]" office:value-type="float" office:value="0.5242" calcext:value-type="float">
            <text:p>0,5242</text:p>
          </table:table-cell>
          <table:table-cell table:formula="of:=['file:///C:/Users/aagui/Dropbox/TFG/estadisticas/CohMetrixOutput_H_DBH1_l1-3.ods'#$CohMetrixOutput.G48]" office:value-type="float" office:value="0.279666666666667" calcext:value-type="float">
            <text:p>0,2796667</text:p>
          </table:table-cell>
          <table:table-cell table:number-columns-repeated="2"/>
          <table:table-cell office:value-type="string" calcext:value-type="string">
            <text:p>for content words slightly higer</text:p>
          </table:table-cell>
          <table:table-cell/>
        </table:table-row>
        <table:table-row table:style-name="ro1">
          <table:table-cell table:formula="of:=[$CohMetrixOutput.A49]" office:value-type="float" office:value="48" calcext:value-type="float">
            <text:p>48</text:p>
          </table:table-cell>
          <table:table-cell table:formula="of:=[$CohMetrixOutput.O49]" office:value-type="string" office:string-value="Lexical diversity" calcext:value-type="string">
            <text:p>Lexical diversity</text:p>
          </table:table-cell>
          <table:table-cell table:formula="of:=[$CohMetrixOutput.P49]" office:value-type="string" office:string-value=" MTLD" calcext:value-type="string">
            <text:p><text:s/>MTLD</text:p>
          </table:table-cell>
          <table:table-cell table:formula="of:=[$CohMetrixOutput.N49]" office:value-type="float" office:value="64.6808" calcext:value-type="float">
            <text:p>64,6808</text:p>
          </table:table-cell>
          <table:table-cell table:formula="of:=['file:///C:/Users/aagui/Dropbox/TFG/estadisticas/CohMetrixOutput_H_DBH1_l1-3.ods'#$CohMetrixOutput.G49]" office:value-type="float" office:value="55.268" calcext:value-type="float">
            <text:p>55,2680000</text:p>
          </table:table-cell>
          <table:table-cell table:number-columns-repeated="4"/>
        </table:table-row>
        <table:table-row table:style-name="ro1">
          <table:table-cell table:formula="of:=[$CohMetrixOutput.A50]" office:value-type="float" office:value="49" calcext:value-type="float">
            <text:p>49</text:p>
          </table:table-cell>
          <table:table-cell table:formula="of:=[$CohMetrixOutput.O50]" office:value-type="string" office:string-value="Lexical diversity" calcext:value-type="string">
            <text:p>Lexical diversity</text:p>
          </table:table-cell>
          <table:table-cell table:formula="of:=[$CohMetrixOutput.P50]" office:value-type="string" office:string-value=" VOCD" calcext:value-type="string">
            <text:p><text:s/>VOCD</text:p>
          </table:table-cell>
          <table:table-cell table:formula="of:=[$CohMetrixOutput.N50]" office:value-type="float" office:value="78.0097" calcext:value-type="float">
            <text:p>78,0097</text:p>
          </table:table-cell>
          <table:table-cell table:formula="of:=['file:///C:/Users/aagui/Dropbox/TFG/estadisticas/CohMetrixOutput_H_DBH1_l1-3.ods'#$CohMetrixOutput.G50]" office:value-type="float" office:value="74.024" calcext:value-type="float">
            <text:p>74,0240000</text:p>
          </table:table-cell>
          <table:table-cell table:formula="of:=[.E50]-[.D50]" office:value-type="float" office:value="-3.98569999999999" calcext:value-type="float">
            <text:p>-3,98569999999999</text:p>
          </table:table-cell>
          <table:table-cell table:formula="of:=[.F50]*100/[.D50]" office:value-type="float" office:value="-5.1092364154714" calcext:value-type="float">
            <text:p>-5,1092364154714</text:p>
          </table:table-cell>
          <table:table-cell office:value-type="string" calcext:value-type="string">
            <text:p>less lexical diversity (words are repeated)</text:p>
          </table:table-cell>
          <table:table-cell/>
        </table:table-row>
        <table:table-row table:style-name="ro1">
          <table:table-cell table:formula="of:=[$CohMetrixOutput.A51]" office:value-type="float" office:value="50" calcext:value-type="float">
            <text:p>50</text:p>
          </table:table-cell>
          <table:table-cell table:formula="of:=[$CohMetrixOutput.O51]" office:value-type="string" office:string-value="All connectives incidence" calcext:value-type="string">
            <text:p>All connectives incidence</text:p>
          </table:table-cell>
          <table:table-cell table:formula="of:=[$CohMetrixOutput.P51]" office:value-type="float" office:value="0" calcext:value-type="float">
            <text:p>0</text:p>
          </table:table-cell>
          <table:table-cell table:formula="of:=[$CohMetrixOutput.N51]" office:value-type="float" office:value="87.8652" calcext:value-type="float">
            <text:p>87,8652</text:p>
          </table:table-cell>
          <table:table-cell table:formula="of:=['file:///C:/Users/aagui/Dropbox/TFG/estadisticas/CohMetrixOutput_H_DBH1_l1-3.ods'#$CohMetrixOutput.G51]" office:value-type="float" office:value="92.5376666666667" calcext:value-type="float">
            <text:p>92,5376667</text:p>
          </table:table-cell>
          <table:table-cell table:formula="of:=[.E51]-[.D51]" office:value-type="float" office:value="4.67246666666669" calcext:value-type="float">
            <text:p>4,67246666666669</text:p>
          </table:table-cell>
          <table:table-cell table:formula="of:=[.F51]*100/[.D51]" office:value-type="float" office:value="5.31776706439716" calcext:value-type="float">
            <text:p>5,31776706439716</text:p>
          </table:table-cell>
          <table:table-cell table:number-columns-repeated="2"/>
        </table:table-row>
        <table:table-row table:style-name="ro1">
          <table:table-cell table:formula="of:=[$CohMetrixOutput.A52]" office:value-type="float" office:value="51" calcext:value-type="float">
            <text:p>51</text:p>
          </table:table-cell>
          <table:table-cell table:formula="of:=[$CohMetrixOutput.O52]" office:value-type="string" office:string-value="Causal connectives incidence" calcext:value-type="string">
            <text:p>Causal connectives incidence</text:p>
          </table:table-cell>
          <table:table-cell table:formula="of:=[$CohMetrixOutput.P52]" office:value-type="float" office:value="0" calcext:value-type="float">
            <text:p>0</text:p>
          </table:table-cell>
          <table:table-cell table:formula="of:=[$CohMetrixOutput.N52]" office:value-type="float" office:value="17.9846" calcext:value-type="float">
            <text:p>17,9846</text:p>
          </table:table-cell>
          <table:table-cell table:formula="of:=['file:///C:/Users/aagui/Dropbox/TFG/estadisticas/CohMetrixOutput_H_DBH1_l1-3.ods'#$CohMetrixOutput.G52]" office:value-type="float" office:value="21.4746666666667" calcext:value-type="float">
            <text:p>21,4746667</text:p>
          </table:table-cell>
          <table:table-cell table:formula="of:=[.E52]-[.D52]" office:value-type="float" office:value="3.4900666666667" calcext:value-type="float">
            <text:p>3,4900666666667</text:p>
          </table:table-cell>
          <table:table-cell table:formula="of:=[.F52]*100/[.D52]" office:value-type="float" office:value="19.4058620523486" calcext:value-type="float">
            <text:p>19,4058620523486</text:p>
          </table:table-cell>
          <table:table-cell office:value-type="string" calcext:value-type="string">
            <text:p>Slightly more causal but shouldn`t it be higher ?because thy have tried to simplify it?</text:p>
          </table:table-cell>
          <table:table-cell/>
        </table:table-row>
        <table:table-row table:style-name="ro1">
          <table:table-cell table:formula="of:=[$CohMetrixOutput.A53]" office:value-type="float" office:value="52" calcext:value-type="float">
            <text:p>52</text:p>
          </table:table-cell>
          <table:table-cell table:formula="of:=[$CohMetrixOutput.O53]" office:value-type="string" office:string-value="Logical connectives incidence" calcext:value-type="string">
            <text:p>Logical connectives incidence</text:p>
          </table:table-cell>
          <table:table-cell table:formula="of:=[$CohMetrixOutput.P53]" office:value-type="float" office:value="0" calcext:value-type="float">
            <text:p>0</text:p>
          </table:table-cell>
          <table:table-cell table:formula="of:=[$CohMetrixOutput.N53]" office:value-type="float" office:value="32.9085" calcext:value-type="float">
            <text:p>32,9085</text:p>
          </table:table-cell>
          <table:table-cell table:formula="of:=['file:///C:/Users/aagui/Dropbox/TFG/estadisticas/CohMetrixOutput_H_DBH1_l1-3.ods'#$CohMetrixOutput.G53]" office:value-type="float" office:value="32.2986666666667" calcext:value-type="float">
            <text:p>32,2986667</text:p>
          </table:table-cell>
          <table:table-cell table:formula="of:=[.E53]-[.D53]" office:value-type="float" office:value="-0.609833333333299" calcext:value-type="float">
            <text:p>-0,609833333333299</text:p>
          </table:table-cell>
          <table:table-cell table:formula="of:=[.F53]*100/[.D53]" office:value-type="float" office:value="-1.85311798876673" calcext:value-type="float">
            <text:p>-1,85311798876673</text:p>
          </table:table-cell>
          <table:table-cell office:value-type="string" calcext:value-type="string">
            <text:p>Shoouln´t it be higher , again?</text:p>
          </table:table-cell>
          <table:table-cell/>
        </table:table-row>
        <table:table-row table:style-name="ro1">
          <table:table-cell table:formula="of:=[$CohMetrixOutput.A54]" office:value-type="float" office:value="53" calcext:value-type="float">
            <text:p>53</text:p>
          </table:table-cell>
          <table:table-cell table:formula="of:=[$CohMetrixOutput.O54]" office:value-type="string" office:string-value="Adversative and contrastive connectives incidence" calcext:value-type="string">
            <text:p>Adversative and contrastive connectives incidence</text:p>
          </table:table-cell>
          <table:table-cell table:formula="of:=[$CohMetrixOutput.P54]" office:value-type="float" office:value="0" calcext:value-type="float">
            <text:p>0</text:p>
          </table:table-cell>
          <table:table-cell table:formula="of:=[$CohMetrixOutput.N54]" office:value-type="float" office:value="15.3412" calcext:value-type="float">
            <text:p>15,3412</text:p>
          </table:table-cell>
          <table:table-cell table:formula="of:=['file:///C:/Users/aagui/Dropbox/TFG/estadisticas/CohMetrixOutput_H_DBH1_l1-3.ods'#$CohMetrixOutput.G54]" office:value-type="float" office:value="16.045" calcext:value-type="float">
            <text:p>16,0450000</text:p>
          </table:table-cell>
          <table:table-cell table:formula="of:=[.E54]-[.D54]" office:value-type="float" office:value="0.703800000000005" calcext:value-type="float">
            <text:p>0,703800000000005</text:p>
          </table:table-cell>
          <table:table-cell table:formula="of:=[.F54]*100/[.D54]" office:value-type="float" office:value="4.58764633796577" calcext:value-type="float">
            <text:p>4,58764633796577</text:p>
          </table:table-cell>
          <table:table-cell table:number-columns-repeated="2"/>
        </table:table-row>
        <table:table-row table:style-name="ro1">
          <table:table-cell table:formula="of:=[$CohMetrixOutput.A55]" office:value-type="float" office:value="54" calcext:value-type="float">
            <text:p>54</text:p>
          </table:table-cell>
          <table:table-cell table:formula="of:=[$CohMetrixOutput.O55]" office:value-type="string" office:string-value="Temporal connectives incidence" calcext:value-type="string">
            <text:p>Temporal connectives incidence</text:p>
          </table:table-cell>
          <table:table-cell table:formula="of:=[$CohMetrixOutput.P55]" office:value-type="float" office:value="0" calcext:value-type="float">
            <text:p>0</text:p>
          </table:table-cell>
          <table:table-cell table:formula="of:=[$CohMetrixOutput.N55]" office:value-type="float" office:value="12.5302" calcext:value-type="float">
            <text:p>12,5302</text:p>
          </table:table-cell>
          <table:table-cell table:formula="of:=['file:///C:/Users/aagui/Dropbox/TFG/estadisticas/CohMetrixOutput_H_DBH1_l1-3.ods'#$CohMetrixOutput.G55]" office:value-type="float" office:value="16.42" calcext:value-type="float">
            <text:p>16,4200000</text:p>
          </table:table-cell>
          <table:table-cell table:formula="of:=[.E55]-[.D55]" office:value-type="float" office:value="3.8898" calcext:value-type="float">
            <text:p>3,8898</text:p>
          </table:table-cell>
          <table:table-cell table:formula="of:=[.F55]*100/[.D55]" office:value-type="float" office:value="31.0433991476593" calcext:value-type="float">
            <text:p>31,0433991476593</text:p>
          </table:table-cell>
          <table:table-cell office:value-type="string" calcext:value-type="string">
            <text:p>More temporal conncectiveness</text:p>
          </table:table-cell>
          <table:table-cell/>
        </table:table-row>
        <table:table-row table:style-name="ro1">
          <table:table-cell table:formula="of:=[$CohMetrixOutput.A56]" office:value-type="float" office:value="55" calcext:value-type="float">
            <text:p>55</text:p>
          </table:table-cell>
          <table:table-cell table:formula="of:=[$CohMetrixOutput.O56]" office:value-type="string" office:string-value="Expanded temporal connectives incidence" calcext:value-type="string">
            <text:p>Expanded temporal connectives incidence</text:p>
          </table:table-cell>
          <table:table-cell table:formula="of:=[$CohMetrixOutput.P56]" office:value-type="float" office:value="0" calcext:value-type="float">
            <text:p>0</text:p>
          </table:table-cell>
          <table:table-cell table:formula="of:=[$CohMetrixOutput.N56]" office:value-type="float" office:value="23.3885" calcext:value-type="float">
            <text:p>23,3885</text:p>
          </table:table-cell>
          <table:table-cell table:formula="of:=['file:///C:/Users/aagui/Dropbox/TFG/estadisticas/CohMetrixOutput_H_DBH1_l1-3.ods'#$CohMetrixOutput.G56]" office:value-type="float" office:value="14.493" calcext:value-type="float">
            <text:p>14,4930000</text:p>
          </table:table-cell>
          <table:table-cell table:formula="of:=[.E56]-[.D56]" office:value-type="float" office:value="-8.8955" calcext:value-type="float">
            <text:p>-8,8955</text:p>
          </table:table-cell>
          <table:table-cell table:formula="of:=[.F56]*100/[.D56]" office:value-type="float" office:value="-38.0336490155418" calcext:value-type="float">
            <text:p>-38,0336490155418</text:p>
          </table:table-cell>
          <table:table-cell office:value-type="string" calcext:value-type="string">
            <text:p>Less expanded temporal incidence</text:p>
          </table:table-cell>
          <table:table-cell/>
        </table:table-row>
        <table:table-row table:style-name="ro1">
          <table:table-cell table:formula="of:=[$CohMetrixOutput.A57]" office:value-type="float" office:value="56" calcext:value-type="float">
            <text:p>56</text:p>
          </table:table-cell>
          <table:table-cell table:formula="of:=[$CohMetrixOutput.O57]" office:value-type="string" office:string-value="Additive connectives incidence" calcext:value-type="string">
            <text:p>Additive connectives incidence</text:p>
          </table:table-cell>
          <table:table-cell table:formula="of:=[$CohMetrixOutput.P57]" office:value-type="float" office:value="0" calcext:value-type="float">
            <text:p>0</text:p>
          </table:table-cell>
          <table:table-cell table:formula="of:=[$CohMetrixOutput.N57]" office:value-type="float" office:value="58.0865" calcext:value-type="float">
            <text:p>58,0865</text:p>
          </table:table-cell>
          <table:table-cell table:formula="of:=['file:///C:/Users/aagui/Dropbox/TFG/estadisticas/CohMetrixOutput_H_DBH1_l1-3.ods'#$CohMetrixOutput.G57]" office:value-type="float" office:value="60.629" calcext:value-type="float">
            <text:p>60,6290000</text:p>
          </table:table-cell>
          <table:table-cell table:formula="of:=[.E57]-[.D57]" office:value-type="float" office:value="2.5425" calcext:value-type="float">
            <text:p>2,5425</text:p>
          </table:table-cell>
          <table:table-cell table:formula="of:=[.F57]*100/[.D57]" office:value-type="float" office:value="4.37709278403759" calcext:value-type="float">
            <text:p>4,37709278403759</text:p>
          </table:table-cell>
          <table:table-cell table:number-columns-repeated="2"/>
        </table:table-row>
        <table:table-row table:style-name="ro1">
          <table:table-cell table:formula="of:=[$CohMetrixOutput.A58]" office:value-type="float" office:value="57" calcext:value-type="float">
            <text:p>57</text:p>
          </table:table-cell>
          <table:table-cell table:formula="of:=[$CohMetrixOutput.O58]" office:value-type="string" office:string-value="Positive connectives incidence" calcext:value-type="string">
            <text:p>Positive connectives incidence</text:p>
          </table:table-cell>
          <table:table-cell table:formula="of:=[$CohMetrixOutput.P58]" office:value-type="float" office:value="0" calcext:value-type="float">
            <text:p>0</text:p>
          </table:table-cell>
          <table:table-cell table:formula="of:=[$CohMetrixOutput.N58]" office:value-type="float" office:value="0" calcext:value-type="float">
            <text:p>0</text:p>
          </table:table-cell>
          <table:table-cell table:formula="of:=['file:///C:/Users/aagui/Dropbox/TFG/estadisticas/CohMetrixOutput_H_DBH1_l1-3.ods'#$CohMetrixOutput.G58]" office:value-type="float" office:value="0" calcext:value-type="float">
            <text:p>0,0000000</text:p>
          </table:table-cell>
          <table:table-cell table:number-columns-repeated="4"/>
        </table:table-row>
        <table:table-row table:style-name="ro1">
          <table:table-cell table:formula="of:=[$CohMetrixOutput.A59]" office:value-type="float" office:value="58" calcext:value-type="float">
            <text:p>58</text:p>
          </table:table-cell>
          <table:table-cell table:formula="of:=[$CohMetrixOutput.O59]" office:value-type="string" office:string-value="Negative connectives incidence" calcext:value-type="string">
            <text:p>Negative connectives incidence</text:p>
          </table:table-cell>
          <table:table-cell table:formula="of:=[$CohMetrixOutput.P59]" office:value-type="float" office:value="0" calcext:value-type="float">
            <text:p>0</text:p>
          </table:table-cell>
          <table:table-cell table:formula="of:=[$CohMetrixOutput.N59]" office:value-type="float" office:value="0" calcext:value-type="float">
            <text:p>0</text:p>
          </table:table-cell>
          <table:table-cell table:formula="of:=['file:///C:/Users/aagui/Dropbox/TFG/estadisticas/CohMetrixOutput_H_DBH1_l1-3.ods'#$CohMetrixOutput.G59]" office:value-type="float" office:value="0" calcext:value-type="float">
            <text:p>0,0000000</text:p>
          </table:table-cell>
          <table:table-cell table:number-columns-repeated="4"/>
        </table:table-row>
        <table:table-row table:style-name="ro1">
          <table:table-cell table:formula="of:=[$CohMetrixOutput.A60]" office:value-type="float" office:value="59" calcext:value-type="float">
            <text:p>59</text:p>
          </table:table-cell>
          <table:table-cell table:formula="of:=[$CohMetrixOutput.O60]" office:value-type="string" office:string-value="Causal verb incidence" calcext:value-type="string">
            <text:p>Causal verb incidence</text:p>
          </table:table-cell>
          <table:table-cell table:formula="of:=[$CohMetrixOutput.P60]" office:value-type="float" office:value="0" calcext:value-type="float">
            <text:p>0</text:p>
          </table:table-cell>
          <table:table-cell table:formula="of:=[$CohMetrixOutput.N60]" office:value-type="float" office:value="34.7979" calcext:value-type="float">
            <text:p>34,7979</text:p>
          </table:table-cell>
          <table:table-cell table:formula="of:=['file:///C:/Users/aagui/Dropbox/TFG/estadisticas/CohMetrixOutput_H_DBH1_l1-3.ods'#$CohMetrixOutput.G60]" office:value-type="float" office:value="29.4686666666667" calcext:value-type="float">
            <text:p>29,4686667</text:p>
          </table:table-cell>
          <table:table-cell table:number-columns-repeated="4"/>
        </table:table-row>
        <table:table-row table:style-name="ro1">
          <table:table-cell table:formula="of:=[$CohMetrixOutput.A61]" office:value-type="float" office:value="60" calcext:value-type="float">
            <text:p>60</text:p>
          </table:table-cell>
          <table:table-cell table:formula="of:=[$CohMetrixOutput.O61]" office:value-type="string" office:string-value="Causal verbs and causal particles incidence" calcext:value-type="string">
            <text:p>Causal verbs and causal particles incidence</text:p>
          </table:table-cell>
          <table:table-cell table:formula="of:=[$CohMetrixOutput.P61]" office:value-type="float" office:value="0" calcext:value-type="float">
            <text:p>0</text:p>
          </table:table-cell>
          <table:table-cell table:formula="of:=[$CohMetrixOutput.N61]" office:value-type="float" office:value="42.4438" calcext:value-type="float">
            <text:p>42,4438</text:p>
          </table:table-cell>
          <table:table-cell table:formula="of:=['file:///C:/Users/aagui/Dropbox/TFG/estadisticas/CohMetrixOutput_H_DBH1_l1-3.ods'#$CohMetrixOutput.G61]" office:value-type="float" office:value="40.11" calcext:value-type="float">
            <text:p>40,1100000</text:p>
          </table:table-cell>
          <table:table-cell table:formula="of:=[.E61]-[.D61]" office:value-type="float" office:value="-2.3338" calcext:value-type="float">
            <text:p>-2,3338</text:p>
          </table:table-cell>
          <table:table-cell table:formula="of:=[.F61]*100/[.D61]" office:value-type="float" office:value="-5.49856516146056" calcext:value-type="float">
            <text:p>-5,49856516146056</text:p>
          </table:table-cell>
          <table:table-cell office:value-type="string" calcext:value-type="string">
            <text:p>Slightly higher of CV and CP</text:p>
          </table:table-cell>
          <table:table-cell/>
        </table:table-row>
        <table:table-row table:style-name="ro1">
          <table:table-cell table:formula="of:=[$CohMetrixOutput.A62]" office:value-type="float" office:value="61" calcext:value-type="float">
            <text:p>61</text:p>
          </table:table-cell>
          <table:table-cell table:formula="of:=[$CohMetrixOutput.O62]" office:value-type="string" office:string-value="Intentional verbs incidence" calcext:value-type="string">
            <text:p>Intentional verbs incidence</text:p>
          </table:table-cell>
          <table:table-cell table:formula="of:=[$CohMetrixOutput.P62]" office:value-type="float" office:value="0" calcext:value-type="float">
            <text:p>0</text:p>
          </table:table-cell>
          <table:table-cell table:formula="of:=[$CohMetrixOutput.N62]" office:value-type="float" office:value="29.2162" calcext:value-type="float">
            <text:p>29,2162</text:p>
          </table:table-cell>
          <table:table-cell table:formula="of:=['file:///C:/Users/aagui/Dropbox/TFG/estadisticas/CohMetrixOutput_H_DBH1_l1-3.ods'#$CohMetrixOutput.G62]" office:value-type="float" office:value="12.4386666666667" calcext:value-type="float">
            <text:p>12,4386667</text:p>
          </table:table-cell>
          <table:table-cell table:formula="of:=[.E62]-[.D62]" office:value-type="float" office:value="-16.7775333333333" calcext:value-type="float">
            <text:p>-16,7775333333333</text:p>
          </table:table-cell>
          <table:table-cell/>
          <table:table-cell office:value-type="string" calcext:value-type="string">
            <text:p>Less intentional verbs</text:p>
          </table:table-cell>
          <table:table-cell/>
        </table:table-row>
        <table:table-row table:style-name="ro1">
          <table:table-cell table:formula="of:=[$CohMetrixOutput.A63]" office:value-type="float" office:value="62" calcext:value-type="float">
            <text:p>62</text:p>
          </table:table-cell>
          <table:table-cell table:formula="of:=[$CohMetrixOutput.O63]" office:value-type="string" office:string-value="Ratio of casual particles to causal verbs" calcext:value-type="string">
            <text:p>Ratio of casual particles to causal verbs</text:p>
          </table:table-cell>
          <table:table-cell table:formula="of:=[$CohMetrixOutput.P63]" office:value-type="float" office:value="0" calcext:value-type="float">
            <text:p>0</text:p>
          </table:table-cell>
          <table:table-cell table:formula="of:=[$CohMetrixOutput.N63]" office:value-type="float" office:value="0.1861" calcext:value-type="float">
            <text:p>0,1861</text:p>
          </table:table-cell>
          <table:table-cell table:formula="of:=['file:///C:/Users/aagui/Dropbox/TFG/estadisticas/CohMetrixOutput_H_DBH1_l1-3.ods'#$CohMetrixOutput.G63]" office:value-type="float" office:value="0.357" calcext:value-type="float">
            <text:p>0,3570000</text:p>
          </table:table-cell>
          <table:table-cell table:number-columns-repeated="4"/>
        </table:table-row>
        <table:table-row table:style-name="ro1">
          <table:table-cell table:formula="of:=[$CohMetrixOutput.A64]" office:value-type="float" office:value="63" calcext:value-type="float">
            <text:p>63</text:p>
          </table:table-cell>
          <table:table-cell table:formula="of:=[$CohMetrixOutput.O64]" office:value-type="string" office:string-value="Ratio of intentional particles to intentional verbs" calcext:value-type="string">
            <text:p>Ratio of intentional particles to intentional verbs</text:p>
          </table:table-cell>
          <table:table-cell table:formula="of:=[$CohMetrixOutput.P64]" office:value-type="float" office:value="0" calcext:value-type="float">
            <text:p>0</text:p>
          </table:table-cell>
          <table:table-cell table:formula="of:=[$CohMetrixOutput.N64]" office:value-type="float" office:value="0.5086" calcext:value-type="float">
            <text:p>0,5086</text:p>
          </table:table-cell>
          <table:table-cell table:formula="of:=['file:///C:/Users/aagui/Dropbox/TFG/estadisticas/CohMetrixOutput_H_DBH1_l1-3.ods'#$CohMetrixOutput.G64]" office:value-type="float" office:value="0.973" calcext:value-type="float">
            <text:p>0,9730000</text:p>
          </table:table-cell>
          <table:table-cell table:number-columns-repeated="4"/>
        </table:table-row>
        <table:table-row table:style-name="ro1">
          <table:table-cell table:formula="of:=[$CohMetrixOutput.A65]" office:value-type="float" office:value="64" calcext:value-type="float">
            <text:p>64</text:p>
          </table:table-cell>
          <table:table-cell table:formula="of:=[$CohMetrixOutput.O65]" office:value-type="string" office:string-value="LSA verb overlap" calcext:value-type="string">
            <text:p>LSA verb overlap</text:p>
          </table:table-cell>
          <table:table-cell table:formula="of:=[$CohMetrixOutput.P65]" office:value-type="float" office:value="0" calcext:value-type="float">
            <text:p>0</text:p>
          </table:table-cell>
          <table:table-cell table:formula="of:=[$CohMetrixOutput.N65]" office:value-type="float" office:value="0.1148" calcext:value-type="float">
            <text:p>0,1148</text:p>
          </table:table-cell>
          <table:table-cell table:formula="of:=['file:///C:/Users/aagui/Dropbox/TFG/estadisticas/CohMetrixOutput_H_DBH1_l1-3.ods'#$CohMetrixOutput.G65]" office:value-type="float" office:value="0.11" calcext:value-type="float">
            <text:p>0,1100000</text:p>
          </table:table-cell>
          <table:table-cell table:number-columns-repeated="4"/>
        </table:table-row>
        <table:table-row table:style-name="ro1">
          <table:table-cell table:formula="of:=[$CohMetrixOutput.A66]" office:value-type="float" office:value="65" calcext:value-type="float">
            <text:p>65</text:p>
          </table:table-cell>
          <table:table-cell table:formula="of:=[$CohMetrixOutput.O66]" office:value-type="string" office:string-value="WordNet verb overlap" calcext:value-type="string">
            <text:p>WordNet verb overlap</text:p>
          </table:table-cell>
          <table:table-cell table:formula="of:=[$CohMetrixOutput.P66]" office:value-type="float" office:value="0" calcext:value-type="float">
            <text:p>0</text:p>
          </table:table-cell>
          <table:table-cell table:formula="of:=[$CohMetrixOutput.N66]" office:value-type="float" office:value="0.4691" calcext:value-type="float">
            <text:p>0,4691</text:p>
          </table:table-cell>
          <table:table-cell table:formula="of:=['file:///C:/Users/aagui/Dropbox/TFG/estadisticas/CohMetrixOutput_H_DBH1_l1-3.ods'#$CohMetrixOutput.G66]" office:value-type="float" office:value="0.400666666666667" calcext:value-type="float">
            <text:p>0,4006667</text:p>
          </table:table-cell>
          <table:table-cell table:number-columns-repeated="4"/>
        </table:table-row>
        <table:table-row table:style-name="ro1">
          <table:table-cell table:formula="of:=[$CohMetrixOutput.A67]" office:value-type="float" office:value="66" calcext:value-type="float">
            <text:p>66</text:p>
          </table:table-cell>
          <table:table-cell table:formula="of:=[$CohMetrixOutput.O67]" office:value-type="string" office:string-value="Temporal cohesion" calcext:value-type="string">
            <text:p>Temporal cohesion</text:p>
          </table:table-cell>
          <table:table-cell table:formula="of:=[$CohMetrixOutput.P67]" office:value-type="string" office:string-value=" tense and aspect repetition" calcext:value-type="string">
            <text:p><text:s/>tense and aspect repetition</text:p>
          </table:table-cell>
          <table:table-cell table:formula="of:=[$CohMetrixOutput.N67]" office:value-type="float" office:value="0.8945" calcext:value-type="float">
            <text:p>0,8945</text:p>
          </table:table-cell>
          <table:table-cell table:formula="of:=['file:///C:/Users/aagui/Dropbox/TFG/estadisticas/CohMetrixOutput_H_DBH1_l1-3.ods'#$CohMetrixOutput.G67]" office:value-type="float" office:value="0.944666666666667" calcext:value-type="float">
            <text:p>0,9446667</text:p>
          </table:table-cell>
          <table:table-cell table:number-columns-repeated="4"/>
        </table:table-row>
        <table:table-row table:style-name="ro1">
          <table:table-cell table:formula="of:=[$CohMetrixOutput.A68]" office:value-type="float" office:value="67" calcext:value-type="float">
            <text:p>67</text:p>
          </table:table-cell>
          <table:table-cell table:formula="of:=[$CohMetrixOutput.O68]" office:value-type="string" office:string-value="Left embeddedness" calcext:value-type="string">
            <text:p>Left embeddedness</text:p>
          </table:table-cell>
          <table:table-cell table:formula="of:=[$CohMetrixOutput.P68]" office:value-type="string" office:string-value=" words before main verb" calcext:value-type="string">
            <text:p><text:s/>words before main verb</text:p>
          </table:table-cell>
          <table:table-cell table:formula="of:=[$CohMetrixOutput.N68]" office:value-type="float" office:value="2.7108" calcext:value-type="float">
            <text:p>2,7108</text:p>
          </table:table-cell>
          <table:table-cell table:formula="of:=['file:///C:/Users/aagui/Dropbox/TFG/estadisticas/CohMetrixOutput_H_DBH1_l1-3.ods'#$CohMetrixOutput.G68]" office:value-type="float" office:value="3.175" calcext:value-type="float">
            <text:p>3,1750000</text:p>
          </table:table-cell>
          <table:table-cell table:number-columns-repeated="4"/>
        </table:table-row>
        <table:table-row table:style-name="ro1">
          <table:table-cell table:formula="of:=[$CohMetrixOutput.A69]" office:value-type="float" office:value="68" calcext:value-type="float">
            <text:p>68</text:p>
          </table:table-cell>
          <table:table-cell table:formula="of:=[$CohMetrixOutput.O69]" office:value-type="string" office:string-value="Number of modifiers per noun phrase" calcext:value-type="string">
            <text:p>Number of modifiers per noun phrase</text:p>
          </table:table-cell>
          <table:table-cell table:formula="of:=[$CohMetrixOutput.P69]" office:value-type="string" office:string-value=" mean" calcext:value-type="string">
            <text:p><text:s/>mean</text:p>
          </table:table-cell>
          <table:table-cell table:formula="of:=[$CohMetrixOutput.N69]" office:value-type="float" office:value="0.7991" calcext:value-type="float">
            <text:p>0,7991</text:p>
          </table:table-cell>
          <table:table-cell table:formula="of:=['file:///C:/Users/aagui/Dropbox/TFG/estadisticas/CohMetrixOutput_H_DBH1_l1-3.ods'#$CohMetrixOutput.G69]" office:value-type="float" office:value="1.02333333333333" calcext:value-type="float">
            <text:p>1,0233333</text:p>
          </table:table-cell>
          <table:table-cell table:number-columns-repeated="2"/>
          <table:table-cell office:value-type="string" calcext:value-type="string">
            <text:p>Similar syntactic complexity</text:p>
          </table:table-cell>
          <table:table-cell/>
        </table:table-row>
        <table:table-row table:style-name="ro1">
          <table:table-cell table:formula="of:=[$CohMetrixOutput.A70]" office:value-type="float" office:value="69" calcext:value-type="float">
            <text:p>69</text:p>
          </table:table-cell>
          <table:table-cell table:formula="of:=[$CohMetrixOutput.O70]" office:value-type="string" office:string-value="Minimal Edit Distance" calcext:value-type="string">
            <text:p>Minimal Edit Distance</text:p>
          </table:table-cell>
          <table:table-cell table:formula="of:=[$CohMetrixOutput.P70]" office:value-type="string" office:string-value=" part of speech" calcext:value-type="string">
            <text:p><text:s/>part of speech</text:p>
          </table:table-cell>
          <table:table-cell table:formula="of:=[$CohMetrixOutput.N70]" office:value-type="float" office:value="0.68" calcext:value-type="float">
            <text:p>0,68</text:p>
          </table:table-cell>
          <table:table-cell table:formula="of:=['file:///C:/Users/aagui/Dropbox/TFG/estadisticas/CohMetrixOutput_H_DBH1_l1-3.ods'#$CohMetrixOutput.G70]" office:value-type="float" office:value="0.644333333333333" calcext:value-type="float">
            <text:p>0,6443333</text:p>
          </table:table-cell>
          <table:table-cell table:number-columns-repeated="4"/>
        </table:table-row>
        <table:table-row table:style-name="ro1">
          <table:table-cell table:formula="of:=[$CohMetrixOutput.A71]" office:value-type="float" office:value="70" calcext:value-type="float">
            <text:p>70</text:p>
          </table:table-cell>
          <table:table-cell table:formula="of:=[$CohMetrixOutput.O71]" office:value-type="string" office:string-value="Minimal Edit Distance" calcext:value-type="string">
            <text:p>Minimal Edit Distance</text:p>
          </table:table-cell>
          <table:table-cell table:formula="of:=[$CohMetrixOutput.P71]" office:value-type="string" office:string-value=" all words" calcext:value-type="string">
            <text:p><text:s/>all words</text:p>
          </table:table-cell>
          <table:table-cell table:formula="of:=[$CohMetrixOutput.N71]" office:value-type="float" office:value="0.8991" calcext:value-type="float">
            <text:p>0,8991</text:p>
          </table:table-cell>
          <table:table-cell table:formula="of:=['file:///C:/Users/aagui/Dropbox/TFG/estadisticas/CohMetrixOutput_H_DBH1_l1-3.ods'#$CohMetrixOutput.G71]" office:value-type="float" office:value="0.879666666666667" calcext:value-type="float">
            <text:p>0,8796667</text:p>
          </table:table-cell>
          <table:table-cell table:number-columns-repeated="4"/>
        </table:table-row>
        <table:table-row table:style-name="ro1">
          <table:table-cell table:formula="of:=[$CohMetrixOutput.A72]" office:value-type="float" office:value="71" calcext:value-type="float">
            <text:p>71</text:p>
          </table:table-cell>
          <table:table-cell table:formula="of:=[$CohMetrixOutput.O72]" office:value-type="string" office:string-value="Minimal Edit Distance" calcext:value-type="string">
            <text:p>Minimal Edit Distance</text:p>
          </table:table-cell>
          <table:table-cell table:formula="of:=[$CohMetrixOutput.P72]" office:value-type="string" office:string-value=" lemmas" calcext:value-type="string">
            <text:p><text:s/>lemmas</text:p>
          </table:table-cell>
          <table:table-cell table:formula="of:=[$CohMetrixOutput.N72]" office:value-type="float" office:value="0.8771" calcext:value-type="float">
            <text:p>0,8771</text:p>
          </table:table-cell>
          <table:table-cell table:formula="of:=['file:///C:/Users/aagui/Dropbox/TFG/estadisticas/CohMetrixOutput_H_DBH1_l1-3.ods'#$CohMetrixOutput.G72]" office:value-type="float" office:value="0.845333333333333" calcext:value-type="float">
            <text:p>0,8453333</text:p>
          </table:table-cell>
          <table:table-cell table:number-columns-repeated="4"/>
        </table:table-row>
        <table:table-row table:style-name="ro1">
          <table:table-cell table:formula="of:=[$CohMetrixOutput.A73]" office:value-type="float" office:value="72" calcext:value-type="float">
            <text:p>72</text:p>
          </table:table-cell>
          <table:table-cell table:formula="of:=[$CohMetrixOutput.O73]" office:value-type="string" office:string-value="Sentence syntax similarity" calcext:value-type="string">
            <text:p>Sentence syntax similarity</text:p>
          </table:table-cell>
          <table:table-cell table:formula="of:=[$CohMetrixOutput.P73]" office:value-type="string" office:string-value=" adjacent sentences" calcext:value-type="string">
            <text:p><text:s/>adjacent sentences</text:p>
          </table:table-cell>
          <table:table-cell table:formula="of:=[$CohMetrixOutput.N73]" office:value-type="float" office:value="0.1224" calcext:value-type="float">
            <text:p>0,1224</text:p>
          </table:table-cell>
          <table:table-cell table:formula="of:=['file:///C:/Users/aagui/Dropbox/TFG/estadisticas/CohMetrixOutput_H_DBH1_l1-3.ods'#$CohMetrixOutput.G73]" office:value-type="float" office:value="0.108333333333333" calcext:value-type="float">
            <text:p>0,1083333</text:p>
          </table:table-cell>
          <table:table-cell table:number-columns-repeated="4"/>
        </table:table-row>
        <table:table-row table:style-name="ro1">
          <table:table-cell table:formula="of:=[$CohMetrixOutput.A74]" office:value-type="float" office:value="73" calcext:value-type="float">
            <text:p>73</text:p>
          </table:table-cell>
          <table:table-cell table:formula="of:=[$CohMetrixOutput.O74]" office:value-type="string" office:string-value="Sentence syntax similarity" calcext:value-type="string">
            <text:p>Sentence syntax similarity</text:p>
          </table:table-cell>
          <table:table-cell table:formula="of:=[$CohMetrixOutput.P74]" office:value-type="string" office:string-value=" all combinations" calcext:value-type="string">
            <text:p><text:s/>all combinations</text:p>
          </table:table-cell>
          <table:table-cell table:formula="of:=[$CohMetrixOutput.N74]" office:value-type="float" office:value="0.1121" calcext:value-type="float">
            <text:p>0,1121</text:p>
          </table:table-cell>
          <table:table-cell table:formula="of:=['file:///C:/Users/aagui/Dropbox/TFG/estadisticas/CohMetrixOutput_H_DBH1_l1-3.ods'#$CohMetrixOutput.G74]" office:value-type="float" office:value="0.105" calcext:value-type="float">
            <text:p>0,1050000</text:p>
          </table:table-cell>
          <table:table-cell table:number-columns-repeated="2"/>
          <table:table-cell office:value-type="string" calcext:value-type="string">
            <text:p>Similar syntax</text:p>
          </table:table-cell>
          <table:table-cell/>
        </table:table-row>
        <table:table-row table:style-name="ro1">
          <table:table-cell table:formula="of:=[$CohMetrixOutput.A75]" office:value-type="float" office:value="74" calcext:value-type="float">
            <text:p>74</text:p>
          </table:table-cell>
          <table:table-cell table:formula="of:=[$CohMetrixOutput.O75]" office:value-type="string" office:string-value="Noun phrase density" calcext:value-type="string">
            <text:p>Noun phrase density</text:p>
          </table:table-cell>
          <table:table-cell table:formula="of:=[$CohMetrixOutput.P75]" office:value-type="string" office:string-value=" incidence" calcext:value-type="string">
            <text:p><text:s/>incidence</text:p>
          </table:table-cell>
          <table:table-cell table:formula="of:=[$CohMetrixOutput.N75]" office:value-type="float" office:value="366.2422" calcext:value-type="float">
            <text:p>366,2422</text:p>
          </table:table-cell>
          <table:table-cell table:formula="of:=['file:///C:/Users/aagui/Dropbox/TFG/estadisticas/CohMetrixOutput_H_DBH1_l1-3.ods'#$CohMetrixOutput.G75]" office:value-type="float" office:value="402.816666666667" calcext:value-type="float">
            <text:p>402,8166667</text:p>
          </table:table-cell>
          <table:table-cell table:formula="of:=[.E75]-[.D75]" office:value-type="float" office:value="36.574466666667" calcext:value-type="float">
            <text:p>36,574466666667</text:p>
          </table:table-cell>
          <table:table-cell table:formula="of:=[.F75]*100/[.D75]" office:value-type="float" office:value="9.98641518281262" calcext:value-type="float">
            <text:p>9,98641518281262</text:p>
          </table:table-cell>
          <table:table-cell office:value-type="string" calcext:value-type="string">
            <text:p>Higher noun phrase incidence</text:p>
          </table:table-cell>
          <table:table-cell office:value-type="string" calcext:value-type="string">
            <text:p>optional element describing the property of the head of the phrase. </text:p>
          </table:table-cell>
        </table:table-row>
        <table:table-row table:style-name="ro1">
          <table:table-cell table:formula="of:=[$CohMetrixOutput.A76]" office:value-type="float" office:value="75" calcext:value-type="float">
            <text:p>75</text:p>
          </table:table-cell>
          <table:table-cell table:formula="of:=[$CohMetrixOutput.O76]" office:value-type="string" office:string-value="Verb phrase density" calcext:value-type="string">
            <text:p>Verb phrase density</text:p>
          </table:table-cell>
          <table:table-cell table:formula="of:=[$CohMetrixOutput.P76]" office:value-type="string" office:string-value=" incidence" calcext:value-type="string">
            <text:p><text:s/>incidence</text:p>
          </table:table-cell>
          <table:table-cell table:formula="of:=[$CohMetrixOutput.N76]" office:value-type="float" office:value="207.3245" calcext:value-type="float">
            <text:p>207,3245</text:p>
          </table:table-cell>
          <table:table-cell table:formula="of:=['file:///C:/Users/aagui/Dropbox/TFG/estadisticas/CohMetrixOutput_H_DBH1_l1-3.ods'#$CohMetrixOutput.G76]" office:value-type="float" office:value="151.383333333333" calcext:value-type="float">
            <text:p>151,3833333</text:p>
          </table:table-cell>
          <table:table-cell table:formula="of:=[.E76]-[.D76]" office:value-type="float" office:value="-55.941166666667" calcext:value-type="float">
            <text:p>-55,941166666667</text:p>
          </table:table-cell>
          <table:table-cell table:formula="of:=[.F76]*100/[.D76]" office:value-type="float" office:value="-26.9824196690053" calcext:value-type="float">
            <text:p>-26,9824196690053</text:p>
          </table:table-cell>
          <table:table-cell office:value-type="string" calcext:value-type="string">
            <text:p>Less verb incidence</text:p>
          </table:table-cell>
          <table:table-cell/>
        </table:table-row>
        <table:table-row table:style-name="ro1">
          <table:table-cell table:formula="of:=[$CohMetrixOutput.A77]" office:value-type="float" office:value="76" calcext:value-type="float">
            <text:p>76</text:p>
          </table:table-cell>
          <table:table-cell table:formula="of:=[$CohMetrixOutput.O77]" office:value-type="string" office:string-value="Adverbial phrase density" calcext:value-type="string">
            <text:p>Adverbial phrase density</text:p>
          </table:table-cell>
          <table:table-cell table:formula="of:=[$CohMetrixOutput.P77]" office:value-type="string" office:string-value=" incidence" calcext:value-type="string">
            <text:p><text:s/>incidence</text:p>
          </table:table-cell>
          <table:table-cell table:formula="of:=[$CohMetrixOutput.N77]" office:value-type="float" office:value="28.8824" calcext:value-type="float">
            <text:p>28,8824</text:p>
          </table:table-cell>
          <table:table-cell table:formula="of:=['file:///C:/Users/aagui/Dropbox/TFG/estadisticas/CohMetrixOutput_H_DBH1_l1-3.ods'#$CohMetrixOutput.G77]" office:value-type="float" office:value="15.2676666666667" calcext:value-type="float">
            <text:p>15,2676667</text:p>
          </table:table-cell>
          <table:table-cell table:formula="of:=[.E77]-[.D77]" office:value-type="float" office:value="-13.6147333333333" calcext:value-type="float">
            <text:p>-13,6147333333333</text:p>
          </table:table-cell>
          <table:table-cell table:formula="of:=[.F77]*100/[.D77]" office:value-type="float" office:value="-47.1385111117265" calcext:value-type="float">
            <text:p>-47,1385111117265</text:p>
          </table:table-cell>
          <table:table-cell office:value-type="string" calcext:value-type="string">
            <text:p>Less adverbial incidence</text:p>
          </table:table-cell>
          <table:table-cell/>
        </table:table-row>
        <table:table-row table:style-name="ro1">
          <table:table-cell table:formula="of:=[$CohMetrixOutput.A78]" office:value-type="float" office:value="77" calcext:value-type="float">
            <text:p>77</text:p>
          </table:table-cell>
          <table:table-cell table:formula="of:=[$CohMetrixOutput.O78]" office:value-type="string" office:string-value="Preposition phrase density" calcext:value-type="string">
            <text:p>Preposition phrase density</text:p>
          </table:table-cell>
          <table:table-cell table:formula="of:=[$CohMetrixOutput.P78]" office:value-type="string" office:string-value=" incidence" calcext:value-type="string">
            <text:p><text:s/>incidence</text:p>
          </table:table-cell>
          <table:table-cell table:formula="of:=[$CohMetrixOutput.N78]" office:value-type="float" office:value="98.6176" calcext:value-type="float">
            <text:p>98,6176</text:p>
          </table:table-cell>
          <table:table-cell table:formula="of:=['file:///C:/Users/aagui/Dropbox/TFG/estadisticas/CohMetrixOutput_H_DBH1_l1-3.ods'#$CohMetrixOutput.G78]" office:value-type="float" office:value="127.774333333333" calcext:value-type="float">
            <text:p>127,7743333</text:p>
          </table:table-cell>
          <table:table-cell table:formula="of:=[.E78]-[.D78]" office:value-type="float" office:value="29.156733333333" calcext:value-type="float">
            <text:p>29,156733333333</text:p>
          </table:table-cell>
          <table:table-cell table:formula="of:=[.F78]*100/[.D78]" office:value-type="float" office:value="29.5654460596618" calcext:value-type="float">
            <text:p>29,5654460596618</text:p>
          </table:table-cell>
          <table:table-cell office:value-type="string" calcext:value-type="string">
            <text:p>Higher preprosition phrase (more difficult)</text:p>
          </table:table-cell>
          <table:table-cell/>
        </table:table-row>
        <table:table-row table:style-name="ro1">
          <table:table-cell table:formula="of:=[$CohMetrixOutput.A79]" office:value-type="float" office:value="78" calcext:value-type="float">
            <text:p>78</text:p>
          </table:table-cell>
          <table:table-cell table:formula="of:=[$CohMetrixOutput.O79]" office:value-type="string" office:string-value="Agentless passive voice density" calcext:value-type="string">
            <text:p>Agentless passive voice density</text:p>
          </table:table-cell>
          <table:table-cell table:formula="of:=[$CohMetrixOutput.P79]" office:value-type="string" office:string-value=" incidence" calcext:value-type="string">
            <text:p><text:s/>incidence</text:p>
          </table:table-cell>
          <table:table-cell table:formula="of:=[$CohMetrixOutput.N79]" office:value-type="float" office:value="1.0548" calcext:value-type="float">
            <text:p>1,0548</text:p>
          </table:table-cell>
          <table:table-cell table:formula="of:=['file:///C:/Users/aagui/Dropbox/TFG/estadisticas/CohMetrixOutput_H_DBH1_l1-3.ods'#$CohMetrixOutput.G79]" office:value-type="float" office:value="15.1603333333333" calcext:value-type="float">
            <text:p>15,1603333</text:p>
          </table:table-cell>
          <table:table-cell table:formula="of:=[.E79]-[.D79]" office:value-type="float" office:value="14.1055333333333" calcext:value-type="float">
            <text:p>14,1055333333333</text:p>
          </table:table-cell>
          <table:table-cell table:formula="of:=[.F79]*100/[.D79]" office:value-type="float" office:value="1337.27088863607" calcext:value-type="float">
            <text:p>1337,27088863607</text:p>
          </table:table-cell>
          <table:table-cell office:value-type="string" calcext:value-type="string">
            <text:p>Higher agentless passive voice density (PPM)</text:p>
          </table:table-cell>
          <table:table-cell/>
        </table:table-row>
        <table:table-row table:style-name="ro1">
          <table:table-cell table:formula="of:=[$CohMetrixOutput.A80]" office:value-type="float" office:value="79" calcext:value-type="float">
            <text:p>79</text:p>
          </table:table-cell>
          <table:table-cell table:formula="of:=[$CohMetrixOutput.O80]" office:value-type="string" office:string-value="Negation density" calcext:value-type="string">
            <text:p>Negation density</text:p>
          </table:table-cell>
          <table:table-cell table:formula="of:=[$CohMetrixOutput.P80]" office:value-type="string" office:string-value=" incidence" calcext:value-type="string">
            <text:p><text:s/>incidence</text:p>
          </table:table-cell>
          <table:table-cell table:formula="of:=[$CohMetrixOutput.N80]" office:value-type="float" office:value="13.927" calcext:value-type="float">
            <text:p>13,927</text:p>
          </table:table-cell>
          <table:table-cell table:formula="of:=['file:///C:/Users/aagui/Dropbox/TFG/estadisticas/CohMetrixOutput_H_DBH1_l1-3.ods'#$CohMetrixOutput.G80]" office:value-type="float" office:value="2.245" calcext:value-type="float">
            <text:p>2,2450000</text:p>
          </table:table-cell>
          <table:table-cell table:formula="of:=[.E80]-[.D80]" office:value-type="float" office:value="-11.682" calcext:value-type="float">
            <text:p>-11,682</text:p>
          </table:table-cell>
          <table:table-cell table:formula="of:=[.F80]*100/[.D80]" office:value-type="float" office:value="-83.8802326416314" calcext:value-type="float">
            <text:p>-83,8802326416314</text:p>
          </table:table-cell>
          <table:table-cell table:number-columns-repeated="2"/>
        </table:table-row>
        <table:table-row table:style-name="ro1">
          <table:table-cell table:formula="of:=[$CohMetrixOutput.A81]" office:value-type="float" office:value="80" calcext:value-type="float">
            <text:p>80</text:p>
          </table:table-cell>
          <table:table-cell table:formula="of:=[$CohMetrixOutput.O81]" office:value-type="string" office:string-value="Gerund density" calcext:value-type="string">
            <text:p>Gerund density</text:p>
          </table:table-cell>
          <table:table-cell table:formula="of:=[$CohMetrixOutput.P81]" office:value-type="string" office:string-value=" incidence" calcext:value-type="string">
            <text:p><text:s/>incidence</text:p>
          </table:table-cell>
          <table:table-cell table:formula="of:=[$CohMetrixOutput.N81]" office:value-type="float" office:value="19.4305" calcext:value-type="float">
            <text:p>19,4305</text:p>
          </table:table-cell>
          <table:table-cell table:formula="of:=['file:///C:/Users/aagui/Dropbox/TFG/estadisticas/CohMetrixOutput_H_DBH1_l1-3.ods'#$CohMetrixOutput.G81]" office:value-type="float" office:value="8.26666666666667" calcext:value-type="float">
            <text:p>8,2666667</text:p>
          </table:table-cell>
          <table:table-cell table:formula="of:=[.E81]-[.D81]" office:value-type="float" office:value="-11.1638333333333" calcext:value-type="float">
            <text:p>-11,1638333333333</text:p>
          </table:table-cell>
          <table:table-cell table:formula="of:=[.F81]*100/[.D81]" office:value-type="float" office:value="-57.4552035888594" calcext:value-type="float">
            <text:p>-57,4552035888594</text:p>
          </table:table-cell>
          <table:table-cell table:number-columns-repeated="2"/>
        </table:table-row>
        <table:table-row table:style-name="ro1">
          <table:table-cell table:formula="of:=[$CohMetrixOutput.A82]" office:value-type="float" office:value="81" calcext:value-type="float">
            <text:p>81</text:p>
          </table:table-cell>
          <table:table-cell table:formula="of:=[$CohMetrixOutput.O82]" office:value-type="string" office:string-value="Infinitive density" calcext:value-type="string">
            <text:p>Infinitive density</text:p>
          </table:table-cell>
          <table:table-cell table:formula="of:=[$CohMetrixOutput.P82]" office:value-type="string" office:string-value=" incidence" calcext:value-type="string">
            <text:p><text:s/>incidence</text:p>
          </table:table-cell>
          <table:table-cell table:formula="of:=[$CohMetrixOutput.N82]" office:value-type="float" office:value="17.4802" calcext:value-type="float">
            <text:p>17,4802</text:p>
          </table:table-cell>
          <table:table-cell table:formula="of:=['file:///C:/Users/aagui/Dropbox/TFG/estadisticas/CohMetrixOutput_H_DBH1_l1-3.ods'#$CohMetrixOutput.G82]" office:value-type="float" office:value="6.77466666666667" calcext:value-type="float">
            <text:p>6,7746667</text:p>
          </table:table-cell>
          <table:table-cell table:formula="of:=[.E82]-[.D82]" office:value-type="float" office:value="-10.7055333333333" calcext:value-type="float">
            <text:p>-10,7055333333333</text:p>
          </table:table-cell>
          <table:table-cell table:formula="of:=[.F82]*100/[.D82]" office:value-type="float" office:value="-61.2437691407039" calcext:value-type="float">
            <text:p>-61,2437691407039</text:p>
          </table:table-cell>
          <table:table-cell table:number-columns-repeated="2"/>
        </table:table-row>
        <table:table-row table:style-name="ro1">
          <table:table-cell table:formula="of:=[$CohMetrixOutput.A83]" office:value-type="float" office:value="82" calcext:value-type="float">
            <text:p>82</text:p>
          </table:table-cell>
          <table:table-cell table:formula="of:=[$CohMetrixOutput.O83]" office:value-type="string" office:string-value="Noun incidence" calcext:value-type="string">
            <text:p>Noun incidence</text:p>
          </table:table-cell>
          <table:table-cell table:formula="of:=[$CohMetrixOutput.P83]" office:value-type="float" office:value="0" calcext:value-type="float">
            <text:p>0</text:p>
          </table:table-cell>
          <table:table-cell table:formula="of:=[$CohMetrixOutput.N83]" office:value-type="float" office:value="289.4712" calcext:value-type="float">
            <text:p>289,4712</text:p>
          </table:table-cell>
          <table:table-cell table:formula="of:=['file:///C:/Users/aagui/Dropbox/TFG/estadisticas/CohMetrixOutput_H_DBH1_l1-3.ods'#$CohMetrixOutput.G83]" office:value-type="float" office:value="314.642333333333" calcext:value-type="float">
            <text:p>314,6423333</text:p>
          </table:table-cell>
          <table:table-cell table:formula="of:=[.E83]-[.D83]" office:value-type="float" office:value="25.171133333333" calcext:value-type="float">
            <text:p>25,171133333333</text:p>
          </table:table-cell>
          <table:table-cell table:formula="of:=[.F83]*100/[.D83]" office:value-type="float" office:value="8.69555704793188" calcext:value-type="float">
            <text:p>8,69555704793188</text:p>
          </table:table-cell>
          <table:table-cell office:value-type="string" calcext:value-type="string">
            <text:p>Slighly more nouns </text:p>
          </table:table-cell>
          <table:table-cell/>
        </table:table-row>
        <table:table-row table:style-name="ro1">
          <table:table-cell table:formula="of:=[$CohMetrixOutput.A84]" office:value-type="float" office:value="83" calcext:value-type="float">
            <text:p>83</text:p>
          </table:table-cell>
          <table:table-cell table:formula="of:=[$CohMetrixOutput.O84]" office:value-type="string" office:string-value="Verb incidence" calcext:value-type="string">
            <text:p>Verb incidence</text:p>
          </table:table-cell>
          <table:table-cell table:formula="of:=[$CohMetrixOutput.P84]" office:value-type="float" office:value="0" calcext:value-type="float">
            <text:p>0</text:p>
          </table:table-cell>
          <table:table-cell table:formula="of:=[$CohMetrixOutput.N84]" office:value-type="float" office:value="122.9589" calcext:value-type="float">
            <text:p>122,9589</text:p>
          </table:table-cell>
          <table:table-cell table:formula="of:=['file:///C:/Users/aagui/Dropbox/TFG/estadisticas/CohMetrixOutput_H_DBH1_l1-3.ods'#$CohMetrixOutput.G84]" office:value-type="float" office:value="88.4476666666667" calcext:value-type="float">
            <text:p>88,4476667</text:p>
          </table:table-cell>
          <table:table-cell table:formula="of:=[.E84]-[.D84]" office:value-type="float" office:value="-34.5112333333333" calcext:value-type="float">
            <text:p>-34,5112333333333</text:p>
          </table:table-cell>
          <table:table-cell table:formula="of:=[.F84]*100/[.D84]" office:value-type="float" office:value="-28.0672918620232" calcext:value-type="float">
            <text:p>-28,0672918620232</text:p>
          </table:table-cell>
          <table:table-cell office:value-type="string" calcext:value-type="string">
            <text:p>Less verbs</text:p>
          </table:table-cell>
          <table:table-cell/>
        </table:table-row>
        <table:table-row table:style-name="ro1">
          <table:table-cell table:formula="of:=[$CohMetrixOutput.A85]" office:value-type="float" office:value="84" calcext:value-type="float">
            <text:p>84</text:p>
          </table:table-cell>
          <table:table-cell table:formula="of:=[$CohMetrixOutput.O85]" office:value-type="string" office:string-value="Adjective incidence" calcext:value-type="string">
            <text:p>Adjective incidence</text:p>
          </table:table-cell>
          <table:table-cell table:formula="of:=[$CohMetrixOutput.P85]" office:value-type="float" office:value="0" calcext:value-type="float">
            <text:p>0</text:p>
          </table:table-cell>
          <table:table-cell table:formula="of:=[$CohMetrixOutput.N85]" office:value-type="float" office:value="79.8285" calcext:value-type="float">
            <text:p>79,8285</text:p>
          </table:table-cell>
          <table:table-cell table:formula="of:=['file:///C:/Users/aagui/Dropbox/TFG/estadisticas/CohMetrixOutput_H_DBH1_l1-3.ods'#$CohMetrixOutput.G85]" office:value-type="float" office:value="102.639333333333" calcext:value-type="float">
            <text:p>102,6393333</text:p>
          </table:table-cell>
          <table:table-cell table:formula="of:=[.E85]-[.D85]" office:value-type="float" office:value="22.810833333333" calcext:value-type="float">
            <text:p>22,810833333333</text:p>
          </table:table-cell>
          <table:table-cell table:formula="of:=[.F85]*100/[.D85]" office:value-type="float" office:value="28.5747988917905" calcext:value-type="float">
            <text:p>28,5747988917905</text:p>
          </table:table-cell>
          <table:table-cell office:value-type="string" calcext:value-type="string">
            <text:p>Incrementan 28% adj</text:p>
          </table:table-cell>
          <table:table-cell/>
        </table:table-row>
        <table:table-row table:style-name="ro1">
          <table:table-cell table:formula="of:=[$CohMetrixOutput.A86]" office:value-type="float" office:value="85" calcext:value-type="float">
            <text:p>85</text:p>
          </table:table-cell>
          <table:table-cell table:formula="of:=[$CohMetrixOutput.O86]" office:value-type="string" office:string-value="Adverb incidence" calcext:value-type="string">
            <text:p>Adverb incidence</text:p>
          </table:table-cell>
          <table:table-cell table:formula="of:=[$CohMetrixOutput.P86]" office:value-type="float" office:value="0" calcext:value-type="float">
            <text:p>0</text:p>
          </table:table-cell>
          <table:table-cell table:formula="of:=[$CohMetrixOutput.N86]" office:value-type="float" office:value="59.9455" calcext:value-type="float">
            <text:p>59,9455</text:p>
          </table:table-cell>
          <table:table-cell table:formula="of:=['file:///C:/Users/aagui/Dropbox/TFG/estadisticas/CohMetrixOutput_H_DBH1_l1-3.ods'#$CohMetrixOutput.G86]" office:value-type="float" office:value="29.7623333333333" calcext:value-type="float">
            <text:p>29,7623333</text:p>
          </table:table-cell>
          <table:table-cell table:formula="of:=[.E86]-[.D86]" office:value-type="float" office:value="-30.1831666666667" calcext:value-type="float">
            <text:p>-30,1831666666667</text:p>
          </table:table-cell>
          <table:table-cell table:formula="of:=[.F86]*100/[.D86]" office:value-type="float" office:value="-50.3510132815085" calcext:value-type="float">
            <text:p>-50,3510132815085</text:p>
          </table:table-cell>
          <table:table-cell office:value-type="string" calcext:value-type="string">
            <text:p>Less adverbial incidence</text:p>
          </table:table-cell>
          <table:table-cell/>
        </table:table-row>
        <table:table-row table:style-name="ro1">
          <table:table-cell table:formula="of:=[$CohMetrixOutput.A87]" office:value-type="float" office:value="86" calcext:value-type="float">
            <text:p>86</text:p>
          </table:table-cell>
          <table:table-cell table:formula="of:=[$CohMetrixOutput.O87]" office:value-type="string" office:string-value="Pronoun incidence" calcext:value-type="string">
            <text:p>Pronoun incidence</text:p>
          </table:table-cell>
          <table:table-cell table:formula="of:=[$CohMetrixOutput.P87]" office:value-type="float" office:value="0" calcext:value-type="float">
            <text:p>0</text:p>
          </table:table-cell>
          <table:table-cell table:formula="of:=[$CohMetrixOutput.N87]" office:value-type="float" office:value="76.3782" calcext:value-type="float">
            <text:p>76,3782</text:p>
          </table:table-cell>
          <table:table-cell table:formula="of:=['file:///C:/Users/aagui/Dropbox/TFG/estadisticas/CohMetrixOutput_H_DBH1_l1-3.ods'#$CohMetrixOutput.G87]" office:value-type="float" office:value="29.62" calcext:value-type="float">
            <text:p>29,6200000</text:p>
          </table:table-cell>
          <table:table-cell table:formula="of:=[.E87]-[.D87]" office:value-type="float" office:value="-46.7582" calcext:value-type="float">
            <text:p>-46,7582</text:p>
          </table:table-cell>
          <table:table-cell table:formula="of:=[.F87]*100/[.D87]" office:value-type="float" office:value="-61.2193007952531" calcext:value-type="float">
            <text:p>-61,2193007952531</text:p>
          </table:table-cell>
          <table:table-cell office:value-type="string" calcext:value-type="string">
            <text:p>Lower pronoun phrase (easier)</text:p>
          </table:table-cell>
          <table:table-cell/>
        </table:table-row>
        <table:table-row table:style-name="ro1">
          <table:table-cell table:formula="of:=[$CohMetrixOutput.A88]" office:value-type="float" office:value="87" calcext:value-type="float">
            <text:p>87</text:p>
          </table:table-cell>
          <table:table-cell table:formula="of:=[$CohMetrixOutput.O88]" office:value-type="string" office:string-value="First person singular pronoun incidence" calcext:value-type="string">
            <text:p>First person singular pronoun incidence</text:p>
          </table:table-cell>
          <table:table-cell table:formula="of:=[$CohMetrixOutput.P88]" office:value-type="float" office:value="0" calcext:value-type="float">
            <text:p>0</text:p>
          </table:table-cell>
          <table:table-cell table:formula="of:=[$CohMetrixOutput.N88]" office:value-type="float" office:value="4.8527" calcext:value-type="float">
            <text:p>4,8527</text:p>
          </table:table-cell>
          <table:table-cell table:formula="of:=['file:///C:/Users/aagui/Dropbox/TFG/estadisticas/CohMetrixOutput_H_DBH1_l1-3.ods'#$CohMetrixOutput.G88]" office:value-type="float" office:value="0.165666666666667" calcext:value-type="float">
            <text:p>0,1656667</text:p>
          </table:table-cell>
          <table:table-cell table:number-columns-repeated="4"/>
        </table:table-row>
        <table:table-row table:style-name="ro1">
          <table:table-cell table:formula="of:=[$CohMetrixOutput.A89]" office:value-type="float" office:value="88" calcext:value-type="float">
            <text:p>88</text:p>
          </table:table-cell>
          <table:table-cell table:formula="of:=[$CohMetrixOutput.O89]" office:value-type="string" office:string-value="First person plural pronoun incidence" calcext:value-type="string">
            <text:p>First person plural pronoun incidence</text:p>
          </table:table-cell>
          <table:table-cell table:formula="of:=[$CohMetrixOutput.P89]" office:value-type="float" office:value="0" calcext:value-type="float">
            <text:p>0</text:p>
          </table:table-cell>
          <table:table-cell table:formula="of:=[$CohMetrixOutput.N89]" office:value-type="float" office:value="7.3031" calcext:value-type="float">
            <text:p>7,3031</text:p>
          </table:table-cell>
          <table:table-cell table:formula="of:=['file:///C:/Users/aagui/Dropbox/TFG/estadisticas/CohMetrixOutput_H_DBH1_l1-3.ods'#$CohMetrixOutput.G89]" office:value-type="float" office:value="2.85033333333333" calcext:value-type="float">
            <text:p>2,8503333</text:p>
          </table:table-cell>
          <table:table-cell table:number-columns-repeated="4"/>
        </table:table-row>
        <table:table-row table:style-name="ro1">
          <table:table-cell table:formula="of:=[$CohMetrixOutput.A90]" office:value-type="float" office:value="89" calcext:value-type="float">
            <text:p>89</text:p>
          </table:table-cell>
          <table:table-cell table:formula="of:=[$CohMetrixOutput.O90]" office:value-type="string" office:string-value="Second person pronoun incidence" calcext:value-type="string">
            <text:p>Second person pronoun incidence</text:p>
          </table:table-cell>
          <table:table-cell table:formula="of:=[$CohMetrixOutput.P90]" office:value-type="float" office:value="0" calcext:value-type="float">
            <text:p>0</text:p>
          </table:table-cell>
          <table:table-cell table:formula="of:=[$CohMetrixOutput.N90]" office:value-type="float" office:value="7.7151" calcext:value-type="float">
            <text:p>7,7151</text:p>
          </table:table-cell>
          <table:table-cell table:formula="of:=['file:///C:/Users/aagui/Dropbox/TFG/estadisticas/CohMetrixOutput_H_DBH1_l1-3.ods'#$CohMetrixOutput.G90]" office:value-type="float" office:value="0.291" calcext:value-type="float">
            <text:p>0,2910000</text:p>
          </table:table-cell>
          <table:table-cell table:number-columns-repeated="4"/>
        </table:table-row>
        <table:table-row table:style-name="ro1">
          <table:table-cell table:formula="of:=[$CohMetrixOutput.A91]" office:value-type="float" office:value="90" calcext:value-type="float">
            <text:p>90</text:p>
          </table:table-cell>
          <table:table-cell table:formula="of:=[$CohMetrixOutput.O91]" office:value-type="string" office:string-value="Third person singular pronoun incidence" calcext:value-type="string">
            <text:p>Third person singular pronoun incidence</text:p>
          </table:table-cell>
          <table:table-cell table:formula="of:=[$CohMetrixOutput.P91]" office:value-type="float" office:value="0" calcext:value-type="float">
            <text:p>0</text:p>
          </table:table-cell>
          <table:table-cell table:formula="of:=[$CohMetrixOutput.N91]" office:value-type="float" office:value="23.224" calcext:value-type="float">
            <text:p>23,224</text:p>
          </table:table-cell>
          <table:table-cell table:formula="of:=['file:///C:/Users/aagui/Dropbox/TFG/estadisticas/CohMetrixOutput_H_DBH1_l1-3.ods'#$CohMetrixOutput.G91]" office:value-type="float" office:value="0" calcext:value-type="float">
            <text:p>0,0000000</text:p>
          </table:table-cell>
          <table:table-cell table:number-columns-repeated="2"/>
          <table:table-cell office:value-type="string" calcext:value-type="string">
            <text:p>Fewer third peron pronoun incidence (GOOD,subject is in the sentence)</text:p>
          </table:table-cell>
          <table:table-cell/>
        </table:table-row>
        <table:table-row table:style-name="ro1">
          <table:table-cell table:formula="of:=[$CohMetrixOutput.A92]" office:value-type="float" office:value="91" calcext:value-type="float">
            <text:p>91</text:p>
          </table:table-cell>
          <table:table-cell table:formula="of:=[$CohMetrixOutput.O92]" office:value-type="string" office:string-value="Third person plural pronoun incidence" calcext:value-type="string">
            <text:p>Third person plural pronoun incidence</text:p>
          </table:table-cell>
          <table:table-cell table:formula="of:=[$CohMetrixOutput.P92]" office:value-type="float" office:value="0" calcext:value-type="float">
            <text:p>0</text:p>
          </table:table-cell>
          <table:table-cell table:formula="of:=[$CohMetrixOutput.N92]" office:value-type="float" office:value="22.4537" calcext:value-type="float">
            <text:p>22,4537</text:p>
          </table:table-cell>
          <table:table-cell table:formula="of:=['file:///C:/Users/aagui/Dropbox/TFG/estadisticas/CohMetrixOutput_H_DBH1_l1-3.ods'#$CohMetrixOutput.G92]" office:value-type="float" office:value="11.8846666666667" calcext:value-type="float">
            <text:p>11,8846667</text:p>
          </table:table-cell>
          <table:table-cell table:number-columns-repeated="4"/>
        </table:table-row>
        <table:table-row table:style-name="ro1">
          <table:table-cell table:formula="of:=[$CohMetrixOutput.A93]" office:value-type="float" office:value="92" calcext:value-type="float">
            <text:p>92</text:p>
          </table:table-cell>
          <table:table-cell table:formula="of:=[$CohMetrixOutput.O93]" office:value-type="string" office:string-value="CELEX word frequency for content words" calcext:value-type="string">
            <text:p>CELEX word frequency for content words</text:p>
          </table:table-cell>
          <table:table-cell table:formula="of:=[$CohMetrixOutput.P93]" office:value-type="string" office:string-value=" mean" calcext:value-type="string">
            <text:p><text:s/>mean</text:p>
          </table:table-cell>
          <table:table-cell table:formula="of:=[$CohMetrixOutput.N93]" office:value-type="float" office:value="2.4098" calcext:value-type="float">
            <text:p>2,4098</text:p>
          </table:table-cell>
          <table:table-cell table:formula="of:=['file:///C:/Users/aagui/Dropbox/TFG/estadisticas/CohMetrixOutput_H_DBH1_l1-3.ods'#$CohMetrixOutput.G93]" office:value-type="float" office:value="2.03666666666667" calcext:value-type="float">
            <text:p>2,0366667</text:p>
          </table:table-cell>
          <table:table-cell table:formula="of:=[.E93]-[.D93]" office:value-type="float" office:value="-0.37313333333333" calcext:value-type="float">
            <text:p>-0,37313333333333</text:p>
          </table:table-cell>
          <table:table-cell/>
          <table:table-cell office:value-type="string" calcext:value-type="string">
            <text:p>Log (menos freq 0,5)</text:p>
          </table:table-cell>
          <table:table-cell/>
        </table:table-row>
        <table:table-row table:style-name="ro1">
          <table:table-cell table:formula="of:=[$CohMetrixOutput.A94]" office:value-type="float" office:value="93" calcext:value-type="float">
            <text:p>93</text:p>
          </table:table-cell>
          <table:table-cell table:formula="of:=[$CohMetrixOutput.O94]" office:value-type="string" office:string-value="CELEX Log frequency for all words" calcext:value-type="string">
            <text:p>CELEX Log frequency for all words</text:p>
          </table:table-cell>
          <table:table-cell table:formula="of:=[$CohMetrixOutput.P94]" office:value-type="string" office:string-value=" mean" calcext:value-type="string">
            <text:p><text:s/>mean</text:p>
          </table:table-cell>
          <table:table-cell table:formula="of:=[$CohMetrixOutput.N94]" office:value-type="float" office:value="3.0799" calcext:value-type="float">
            <text:p>3,0799</text:p>
          </table:table-cell>
          <table:table-cell table:formula="of:=['file:///C:/Users/aagui/Dropbox/TFG/estadisticas/CohMetrixOutput_H_DBH1_l1-3.ods'#$CohMetrixOutput.G94]" office:value-type="float" office:value="2.936" calcext:value-type="float">
            <text:p>2,9360000</text:p>
          </table:table-cell>
          <table:table-cell table:number-columns-repeated="4"/>
        </table:table-row>
        <table:table-row table:style-name="ro1">
          <table:table-cell table:formula="of:=[$CohMetrixOutput.A95]" office:value-type="float" office:value="94" calcext:value-type="float">
            <text:p>94</text:p>
          </table:table-cell>
          <table:table-cell table:formula="of:=[$CohMetrixOutput.O95]" office:value-type="string" office:string-value="CELEX Log minimum frequency for content words" calcext:value-type="string">
            <text:p>CELEX Log minimum frequency for content words</text:p>
          </table:table-cell>
          <table:table-cell table:formula="of:=[$CohMetrixOutput.P95]" office:value-type="string" office:string-value=" mean" calcext:value-type="string">
            <text:p><text:s/>mean</text:p>
          </table:table-cell>
          <table:table-cell table:formula="of:=[$CohMetrixOutput.N95]" office:value-type="float" office:value="1.3425" calcext:value-type="float">
            <text:p>1,3425</text:p>
          </table:table-cell>
          <table:table-cell table:formula="of:=['file:///C:/Users/aagui/Dropbox/TFG/estadisticas/CohMetrixOutput_H_DBH1_l1-3.ods'#$CohMetrixOutput.G95]" office:value-type="float" office:value="1.09566666666667" calcext:value-type="float">
            <text:p>1,0956667</text:p>
          </table:table-cell>
          <table:table-cell table:formula="of:=[.E95]-[.D95]" office:value-type="float" office:value="-0.24683333333333" calcext:value-type="float">
            <text:p>-0,24683333333333</text:p>
          </table:table-cell>
          <table:table-cell/>
          <table:table-cell office:value-type="string" calcext:value-type="string">
            <text:p>la minima tb <text:s/>es menor</text:p>
          </table:table-cell>
          <table:table-cell/>
        </table:table-row>
        <table:table-row table:style-name="ro1">
          <table:table-cell table:formula="of:=[$CohMetrixOutput.A96]" office:value-type="float" office:value="95" calcext:value-type="float">
            <text:p>95</text:p>
          </table:table-cell>
          <table:table-cell table:formula="of:=[$CohMetrixOutput.O96]" office:value-type="string" office:string-value="Age of acquisition for content words" calcext:value-type="string">
            <text:p>Age of acquisition for content words</text:p>
          </table:table-cell>
          <table:table-cell table:formula="of:=[$CohMetrixOutput.P96]" office:value-type="string" office:string-value=" mean" calcext:value-type="string">
            <text:p><text:s/>mean</text:p>
          </table:table-cell>
          <table:table-cell table:formula="of:=[$CohMetrixOutput.N96]" office:value-type="float" office:value="291.1439" calcext:value-type="float">
            <text:p>291,1439</text:p>
          </table:table-cell>
          <table:table-cell table:formula="of:=['file:///C:/Users/aagui/Dropbox/TFG/estadisticas/CohMetrixOutput_H_DBH1_l1-3.ods'#$CohMetrixOutput.G96]" office:value-type="float" office:value="344.828" calcext:value-type="float">
            <text:p>344,8280000</text:p>
          </table:table-cell>
          <table:table-cell table:formula="of:=[.E96]-[.D96]" office:value-type="float" office:value="53.6841" calcext:value-type="float">
            <text:p>53,6841</text:p>
          </table:table-cell>
          <table:table-cell/>
          <table:table-cell office:value-type="string" calcext:value-type="string">
            <text:p>Se adquieren más tarde</text:p>
          </table:table-cell>
          <table:table-cell/>
        </table:table-row>
        <table:table-row table:style-name="ro1">
          <table:table-cell table:formula="of:=[$CohMetrixOutput.A97]" office:value-type="float" office:value="96" calcext:value-type="float">
            <text:p>96</text:p>
          </table:table-cell>
          <table:table-cell table:formula="of:=[$CohMetrixOutput.O97]" office:value-type="string" office:string-value="Familiarity for content words" calcext:value-type="string">
            <text:p>Familiarity for content words</text:p>
          </table:table-cell>
          <table:table-cell table:formula="of:=[$CohMetrixOutput.P97]" office:value-type="string" office:string-value=" mean" calcext:value-type="string">
            <text:p><text:s/>mean</text:p>
          </table:table-cell>
          <table:table-cell table:formula="of:=[$CohMetrixOutput.N97]" office:value-type="float" office:value="586.6207" calcext:value-type="float">
            <text:p>586,6207</text:p>
          </table:table-cell>
          <table:table-cell table:formula="of:=['file:///C:/Users/aagui/Dropbox/TFG/estadisticas/CohMetrixOutput_H_DBH1_l1-3.ods'#$CohMetrixOutput.G97]" office:value-type="float" office:value="563.355" calcext:value-type="float">
            <text:p>563,3550000</text:p>
          </table:table-cell>
          <table:table-cell table:formula="of:=[.E97]-[.D97]" office:value-type="float" office:value="-23.2657000000002" calcext:value-type="float">
            <text:p>-23,2657000000002</text:p>
          </table:table-cell>
          <table:table-cell/>
          <table:table-cell office:value-type="string" calcext:value-type="string">
            <text:p>Lower familiarity</text:p>
          </table:table-cell>
          <table:table-cell/>
        </table:table-row>
        <table:table-row table:style-name="ro1">
          <table:table-cell table:formula="of:=[$CohMetrixOutput.A98]" office:value-type="float" office:value="97" calcext:value-type="float">
            <text:p>97</text:p>
          </table:table-cell>
          <table:table-cell table:formula="of:=[$CohMetrixOutput.O98]" office:value-type="string" office:string-value="Concreteness for content words" calcext:value-type="string">
            <text:p>Concreteness for content words</text:p>
          </table:table-cell>
          <table:table-cell table:formula="of:=[$CohMetrixOutput.P98]" office:value-type="string" office:string-value=" mean" calcext:value-type="string">
            <text:p><text:s/>mean</text:p>
          </table:table-cell>
          <table:table-cell table:formula="of:=[$CohMetrixOutput.N98]" office:value-type="float" office:value="396.5433" calcext:value-type="float">
            <text:p>396,5433</text:p>
          </table:table-cell>
          <table:table-cell table:formula="of:=['file:///C:/Users/aagui/Dropbox/TFG/estadisticas/CohMetrixOutput_H_DBH1_l1-3.ods'#$CohMetrixOutput.G98]" office:value-type="float" office:value="416.708" calcext:value-type="float">
            <text:p>416,7080000</text:p>
          </table:table-cell>
          <table:table-cell table:formula="of:=[.E98]-[.D98]" office:value-type="float" office:value="20.1647" calcext:value-type="float">
            <text:p>20,1647</text:p>
          </table:table-cell>
          <table:table-cell/>
          <table:table-cell office:value-type="string" calcext:value-type="string">
            <text:p>Less concrete</text:p>
          </table:table-cell>
          <table:table-cell/>
        </table:table-row>
        <table:table-row table:style-name="ro1">
          <table:table-cell table:formula="of:=[$CohMetrixOutput.A99]" office:value-type="float" office:value="98" calcext:value-type="float">
            <text:p>98</text:p>
          </table:table-cell>
          <table:table-cell table:formula="of:=[$CohMetrixOutput.O99]" office:value-type="string" office:string-value="Imagability for content words" calcext:value-type="string">
            <text:p>Imagability for content words</text:p>
          </table:table-cell>
          <table:table-cell table:formula="of:=[$CohMetrixOutput.P99]" office:value-type="string" office:string-value=" mean" calcext:value-type="string">
            <text:p><text:s/>mean</text:p>
          </table:table-cell>
          <table:table-cell table:formula="of:=[$CohMetrixOutput.N99]" office:value-type="float" office:value="432.0925" calcext:value-type="float">
            <text:p>432,0925</text:p>
          </table:table-cell>
          <table:table-cell table:formula="of:=['file:///C:/Users/aagui/Dropbox/TFG/estadisticas/CohMetrixOutput_H_DBH1_l1-3.ods'#$CohMetrixOutput.G99]" office:value-type="float" office:value="445.559666666667" calcext:value-type="float">
            <text:p>445,5596667</text:p>
          </table:table-cell>
          <table:table-cell table:number-columns-repeated="4"/>
        </table:table-row>
        <table:table-row table:style-name="ro1">
          <table:table-cell table:formula="of:=[$CohMetrixOutput.A100]" office:value-type="float" office:value="99" calcext:value-type="float">
            <text:p>99</text:p>
          </table:table-cell>
          <table:table-cell table:formula="of:=[$CohMetrixOutput.O100]" office:value-type="string" office:string-value="Meaningfulness" calcext:value-type="string">
            <text:p>Meaningfulness</text:p>
          </table:table-cell>
          <table:table-cell table:formula="of:=[$CohMetrixOutput.P100]" office:value-type="string" office:string-value=" Colorado norms" calcext:value-type="string">
            <text:p><text:s/>Colorado norms</text:p>
          </table:table-cell>
          <table:table-cell table:formula="of:=[$CohMetrixOutput.N100]" office:value-type="float" office:value="445.7674" calcext:value-type="float">
            <text:p>445,7674</text:p>
          </table:table-cell>
          <table:table-cell table:formula="of:=['file:///C:/Users/aagui/Dropbox/TFG/estadisticas/CohMetrixOutput_H_DBH1_l1-3.ods'#$CohMetrixOutput.G100]" office:value-type="float" office:value="433.518333333333" calcext:value-type="float">
            <text:p>433,5183333</text:p>
          </table:table-cell>
          <table:table-cell table:formula="of:=[.E100]-[.D100]" office:value-type="float" office:value="-12.2490666666669" calcext:value-type="float">
            <text:p>-12,2490666666669</text:p>
          </table:table-cell>
          <table:table-cell table:formula="of:=[.F100]*100/[.D100]" office:value-type="float" office:value="-2.74786058080221" calcext:value-type="float">
            <text:p>-2,74786058080221</text:p>
          </table:table-cell>
          <table:table-cell table:number-columns-repeated="2"/>
        </table:table-row>
        <table:table-row table:style-name="ro1">
          <table:table-cell table:formula="of:=[$CohMetrixOutput.A101]" office:value-type="float" office:value="100" calcext:value-type="float">
            <text:p>100</text:p>
          </table:table-cell>
          <table:table-cell table:formula="of:=[$CohMetrixOutput.O101]" office:value-type="string" office:string-value="Polysemy for content words" calcext:value-type="string">
            <text:p>Polysemy for content words</text:p>
          </table:table-cell>
          <table:table-cell table:formula="of:=[$CohMetrixOutput.P101]" office:value-type="string" office:string-value=" mean" calcext:value-type="string">
            <text:p><text:s/>mean</text:p>
          </table:table-cell>
          <table:table-cell table:formula="of:=[$CohMetrixOutput.N101]" office:value-type="float" office:value="4.0429" calcext:value-type="float">
            <text:p>4,0429</text:p>
          </table:table-cell>
          <table:table-cell table:formula="of:=['file:///C:/Users/aagui/Dropbox/TFG/estadisticas/CohMetrixOutput_H_DBH1_l1-3.ods'#$CohMetrixOutput.G101]" office:value-type="float" office:value="3.85566666666667" calcext:value-type="float">
            <text:p>3,8556667</text:p>
          </table:table-cell>
          <table:table-cell table:number-columns-repeated="2"/>
          <table:table-cell office:value-type="string" calcext:value-type="string">
            <text:p>More polysemy with easier words (logical)</text:p>
          </table:table-cell>
          <table:table-cell/>
        </table:table-row>
        <table:table-row table:style-name="ro1">
          <table:table-cell table:formula="of:=[$CohMetrixOutput.A102]" office:value-type="float" office:value="101" calcext:value-type="float">
            <text:p>101</text:p>
          </table:table-cell>
          <table:table-cell table:formula="of:=[$CohMetrixOutput.O102]" office:value-type="string" office:string-value="Hypernymy for nouns" calcext:value-type="string">
            <text:p>Hypernymy for nouns</text:p>
          </table:table-cell>
          <table:table-cell table:formula="of:=[$CohMetrixOutput.P102]" office:value-type="string" office:string-value=" mean" calcext:value-type="string">
            <text:p><text:s/>mean</text:p>
          </table:table-cell>
          <table:table-cell table:formula="of:=[$CohMetrixOutput.N102]" office:value-type="float" office:value="5.9907" calcext:value-type="float">
            <text:p>5,9907</text:p>
          </table:table-cell>
          <table:table-cell table:formula="of:=['file:///C:/Users/aagui/Dropbox/TFG/estadisticas/CohMetrixOutput_H_DBH1_l1-3.ods'#$CohMetrixOutput.G102]" office:value-type="float" office:value="6.039" calcext:value-type="float">
            <text:p>6,0390000</text:p>
          </table:table-cell>
          <table:table-cell table:number-columns-repeated="4"/>
        </table:table-row>
        <table:table-row table:style-name="ro1">
          <table:table-cell table:formula="of:=[$CohMetrixOutput.A103]" office:value-type="float" office:value="102" calcext:value-type="float">
            <text:p>102</text:p>
          </table:table-cell>
          <table:table-cell table:formula="of:=[$CohMetrixOutput.O103]" office:value-type="string" office:string-value="Hypernymy for verbs" calcext:value-type="string">
            <text:p>Hypernymy for verbs</text:p>
          </table:table-cell>
          <table:table-cell table:formula="of:=[$CohMetrixOutput.P103]" office:value-type="string" office:string-value=" mean" calcext:value-type="string">
            <text:p><text:s/>mean</text:p>
          </table:table-cell>
          <table:table-cell table:formula="of:=[$CohMetrixOutput.N103]" office:value-type="float" office:value="1.466" calcext:value-type="float">
            <text:p>1,466</text:p>
          </table:table-cell>
          <table:table-cell table:formula="of:=['file:///C:/Users/aagui/Dropbox/TFG/estadisticas/CohMetrixOutput_H_DBH1_l1-3.ods'#$CohMetrixOutput.G103]" office:value-type="float" office:value="1.39066666666667" calcext:value-type="float">
            <text:p>1,3906667</text:p>
          </table:table-cell>
          <table:table-cell table:number-columns-repeated="4"/>
        </table:table-row>
        <table:table-row table:style-name="ro1">
          <table:table-cell table:formula="of:=[$CohMetrixOutput.A104]" office:value-type="float" office:value="103" calcext:value-type="float">
            <text:p>103</text:p>
          </table:table-cell>
          <table:table-cell table:formula="of:=[$CohMetrixOutput.O104]" office:value-type="string" office:string-value="Hypernymy for nouns and verbs" calcext:value-type="string">
            <text:p>Hypernymy for nouns and verbs</text:p>
          </table:table-cell>
          <table:table-cell table:formula="of:=[$CohMetrixOutput.P104]" office:value-type="string" office:string-value=" mean" calcext:value-type="string">
            <text:p><text:s/>mean</text:p>
          </table:table-cell>
          <table:table-cell table:formula="of:=[$CohMetrixOutput.N104]" office:value-type="float" office:value="1.7744" calcext:value-type="float">
            <text:p>1,7744</text:p>
          </table:table-cell>
          <table:table-cell table:formula="of:=['file:///C:/Users/aagui/Dropbox/TFG/estadisticas/CohMetrixOutput_H_DBH1_l1-3.ods'#$CohMetrixOutput.G104]" office:value-type="float" office:value="1.87566666666667" calcext:value-type="float">
            <text:p>1,8756667</text:p>
          </table:table-cell>
          <table:table-cell table:number-columns-repeated="4"/>
        </table:table-row>
        <table:table-row table:style-name="ro1">
          <table:table-cell table:formula="of:=[$CohMetrixOutput.A105]" office:value-type="float" office:value="104" calcext:value-type="float">
            <text:p>104</text:p>
          </table:table-cell>
          <table:table-cell table:formula="of:=[$CohMetrixOutput.O105]" office:value-type="string" office:string-value="Flesch Reading Ease" calcext:value-type="string">
            <text:p>Flesch Reading Ease</text:p>
          </table:table-cell>
          <table:table-cell table:formula="of:=[$CohMetrixOutput.P105]" office:value-type="float" office:value="0" calcext:value-type="float">
            <text:p>0</text:p>
          </table:table-cell>
          <table:table-cell table:formula="of:=[$CohMetrixOutput.N105]" office:value-type="float" office:value="70.8343" calcext:value-type="float">
            <text:p>70,8343</text:p>
          </table:table-cell>
          <table:table-cell table:formula="of:=['file:///C:/Users/aagui/Dropbox/TFG/estadisticas/CohMetrixOutput_H_DBH1_l1-3.ods'#$CohMetrixOutput.G105]" office:value-type="float" office:value="57.5773333333333" calcext:value-type="float">
            <text:p>57,5773333</text:p>
          </table:table-cell>
          <table:table-cell table:number-columns-repeated="2"/>
          <table:table-cell office:value-type="string" calcext:value-type="string">
            <text:p>Easier to read</text:p>
          </table:table-cell>
          <table:table-cell/>
        </table:table-row>
        <table:table-row table:style-name="ro1">
          <table:table-cell table:formula="of:=[$CohMetrixOutput.A106]" office:value-type="float" office:value="105" calcext:value-type="float">
            <text:p>105</text:p>
          </table:table-cell>
          <table:table-cell table:formula="of:=[$CohMetrixOutput.O106]" office:value-type="string" office:string-value="Flesch-Kincaid Grade level" calcext:value-type="string">
            <text:p>Flesch-Kincaid Grade level</text:p>
          </table:table-cell>
          <table:table-cell table:formula="of:=[$CohMetrixOutput.P106]" office:value-type="float" office:value="0" calcext:value-type="float">
            <text:p>0</text:p>
          </table:table-cell>
          <table:table-cell table:formula="of:=[$CohMetrixOutput.N106]" office:value-type="float" office:value="6.5529" calcext:value-type="float">
            <text:p>6,5529</text:p>
          </table:table-cell>
          <table:table-cell table:formula="of:=['file:///C:/Users/aagui/Dropbox/TFG/estadisticas/CohMetrixOutput_H_DBH1_l1-3.ods'#$CohMetrixOutput.G106]" office:value-type="float" office:value="8.74033333333333" calcext:value-type="float">
            <text:p>8,7403333</text:p>
          </table:table-cell>
          <table:table-cell table:number-columns-repeated="2"/>
          <table:table-cell office:value-type="string" calcext:value-type="string">
            <text:p>Higher level</text:p>
          </table:table-cell>
          <table:table-cell/>
        </table:table-row>
        <table:table-row table:style-name="ro1">
          <table:table-cell table:formula="of:=[$CohMetrixOutput.A107]" office:value-type="float" office:value="106" calcext:value-type="float">
            <text:p>106</text:p>
          </table:table-cell>
          <table:table-cell table:formula="of:=[$CohMetrixOutput.O107]" office:value-type="string" office:string-value="Coh-Metrix L2 Readability" calcext:value-type="string">
            <text:p>Coh-Metrix L2 Readability</text:p>
          </table:table-cell>
          <table:table-cell table:formula="of:=[$CohMetrixOutput.P107]" office:value-type="float" office:value="0" calcext:value-type="float">
            <text:p>0</text:p>
          </table:table-cell>
          <table:table-cell table:formula="of:=[$CohMetrixOutput.N107]" office:value-type="float" office:value="21.9651" calcext:value-type="float">
            <text:p>21,9651</text:p>
          </table:table-cell>
          <table:table-cell table:formula="of:=['file:///C:/Users/aagui/Dropbox/TFG/estadisticas/CohMetrixOutput_H_DBH1_l1-3.ods'#$CohMetrixOutput.G107]" office:value-type="float" office:value="12.9273333333333" calcext:value-type="float">
            <text:p>12,9273333</text:p>
          </table:table-cell>
          <table:table-cell table:number-columns-repeated="2"/>
          <table:table-cell office:value-type="string" calcext:value-type="string">
            <text:p>Lower readability</text:p>
          </table:table-cell>
          <table:table-cell/>
        </table:table-row>
        <table:table-row table:style-name="ro1" table:number-rows-repeated="10484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mparative dbh1_E_H_1 to 5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3" table:default-cell-style-name="ce6"/>
        <table:table-column table:style-name="co14" table:number-columns-repeated="2" table:default-cell-style-name="ce7"/>
        <table:table-column table:style-name="co15" table:default-cell-style-name="ce7"/>
        <table:table-column table:style-name="co11" table:default-cell-style-name="Default"/>
        <table:table-row table:style-name="ro1">
          <table:table-cell table:formula="of:=[$CohMetrixOutput.A1]" office:value-type="string" office:string-value="e_" calcext:value-type="string">
            <text:p>e_</text:p>
          </table:table-cell>
          <table:table-cell table:formula="of:=[$CohMetrixOutput.O1]" office:value-type="string" office:string-value="Full description" calcext:value-type="string">
            <text:p>Full description</text:p>
          </table:table-cell>
          <table:table-cell table:formula="of:=[$CohMetrixOutput.P1]" office:value-type="float" office:value="0" calcext:value-type="float">
            <text:p>0</text:p>
          </table:table-cell>
          <table:table-cell office:value-type="string" calcext:value-type="string">
            <text:p>media edbh1</text:p>
          </table:table-cell>
          <table:table-cell office:value-type="string" calcext:value-type="string">
            <text:p>media Hdbh1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formula="of:=[$CohMetrixOutput.A2]" office:value-type="float" office:value="1" calcext:value-type="float">
            <text:p>1</text:p>
          </table:table-cell>
          <table:table-cell table:formula="of:=[$CohMetrixOutput.O2]" office:value-type="string" office:string-value="Paragraph count" calcext:value-type="string">
            <text:p>Paragraph count</text:p>
          </table:table-cell>
          <table:table-cell table:formula="of:=[$CohMetrixOutput.P2]" office:value-type="string" office:string-value=" number of paragraphs" calcext:value-type="string">
            <text:p><text:s/>number of paragraphs</text:p>
          </table:table-cell>
          <table:table-cell table:formula="of:=[$CohMetrixOutput.N2]" office:value-type="float" office:value="4.5" calcext:value-type="float">
            <text:p>4,5</text:p>
          </table:table-cell>
          <table:table-cell table:formula="of:=['file:///C:/Users/aagui/Dropbox/TFG/estadisticas/CohMetrixOutput_H_DBH1_l1-3.ods'#$CohMetrixOutput.G2]" office:value-type="float" office:value="78.3333333333333" calcext:value-type="float">
            <text:p>78,3333333</text:p>
          </table:table-cell>
          <table:table-cell table:number-columns-repeated="4"/>
        </table:table-row>
        <table:table-row table:style-name="ro1">
          <table:table-cell table:formula="of:=[$CohMetrixOutput.A3]" office:value-type="float" office:value="2" calcext:value-type="float">
            <text:p>2</text:p>
          </table:table-cell>
          <table:table-cell table:formula="of:=[$CohMetrixOutput.O3]" office:value-type="string" office:string-value="Sentence count" calcext:value-type="string">
            <text:p>Sentence count</text:p>
          </table:table-cell>
          <table:table-cell table:formula="of:=[$CohMetrixOutput.P3]" office:value-type="string" office:string-value=" number of sentences" calcext:value-type="string">
            <text:p><text:s/>number of sentences</text:p>
          </table:table-cell>
          <table:table-cell table:formula="of:=[$CohMetrixOutput.N3]" office:value-type="float" office:value="19.9" calcext:value-type="float">
            <text:p>19,9</text:p>
          </table:table-cell>
          <table:table-cell table:formula="of:=['file:///C:/Users/aagui/Dropbox/TFG/estadisticas/CohMetrixOutput_H_DBH1_l1-3.ods'#$CohMetrixOutput.G3]" office:value-type="float" office:value="158.333333333333" calcext:value-type="float">
            <text:p>158,3333333</text:p>
          </table:table-cell>
          <table:table-cell table:number-columns-repeated="4"/>
        </table:table-row>
        <table:table-row table:style-name="ro1">
          <table:table-cell table:formula="of:=[$CohMetrixOutput.A4]" office:value-type="float" office:value="3" calcext:value-type="float">
            <text:p>3</text:p>
          </table:table-cell>
          <table:table-cell table:formula="of:=[$CohMetrixOutput.O4]" office:value-type="string" office:string-value="Word count" calcext:value-type="string">
            <text:p>Word count</text:p>
          </table:table-cell>
          <table:table-cell table:formula="of:=[$CohMetrixOutput.P4]" office:value-type="string" office:string-value=" number of words" calcext:value-type="string">
            <text:p><text:s/>number of words</text:p>
          </table:table-cell>
          <table:table-cell table:formula="of:=[$CohMetrixOutput.N4]" office:value-type="float" office:value="252.7" calcext:value-type="float">
            <text:p>252,7</text:p>
          </table:table-cell>
          <table:table-cell table:formula="of:=['file:///C:/Users/aagui/Dropbox/TFG/estadisticas/CohMetrixOutput_H_DBH1_l1-3.ods'#$CohMetrixOutput.G4]" office:value-type="float" office:value="2240" calcext:value-type="float">
            <text:p>2240,0000000</text:p>
          </table:table-cell>
          <table:table-cell table:number-columns-repeated="4"/>
        </table:table-row>
        <table:table-row table:style-name="ro1">
          <table:table-cell table:formula="of:=[$CohMetrixOutput.A5]" office:value-type="float" office:value="4" calcext:value-type="float">
            <text:p>4</text:p>
          </table:table-cell>
          <table:table-cell table:formula="of:=[$CohMetrixOutput.O5]" office:value-type="string" office:string-value="Paragraph length" calcext:value-type="string">
            <text:p>Paragraph length</text:p>
          </table:table-cell>
          <table:table-cell table:formula="of:=[$CohMetrixOutput.P5]" office:value-type="string" office:string-value=" number of sentences in a paragraph" calcext:value-type="string">
            <text:p><text:s/>number of sentences in a paragraph</text:p>
          </table:table-cell>
          <table:table-cell table:formula="of:=[$CohMetrixOutput.N5]" office:value-type="float" office:value="4.6325" calcext:value-type="float">
            <text:p>4,6325</text:p>
          </table:table-cell>
          <table:table-cell table:formula="of:=['file:///C:/Users/aagui/Dropbox/TFG/estadisticas/CohMetrixOutput_H_DBH1_l1-3.ods'#$CohMetrixOutput.G5]" office:value-type="float" office:value="2.018" calcext:value-type="float">
            <text:p>2,0180000</text:p>
          </table:table-cell>
          <table:table-cell table:formula="of:=[.E5]-[.D5]" office:value-type="float" office:value="-2.6145" calcext:value-type="float">
            <text:p>-2,6145</text:p>
          </table:table-cell>
          <table:table-cell table:formula="of:=[.F5]*100/[.D5]" office:value-type="float" office:value="-56.4382083108473" calcext:value-type="float">
            <text:p>-56,4382083108473</text:p>
          </table:table-cell>
          <table:table-cell office:value-type="string" calcext:value-type="string">
            <text:p>Menos sentencias por parrafo</text:p>
          </table:table-cell>
          <table:table-cell/>
        </table:table-row>
        <table:table-row table:style-name="ro1">
          <table:table-cell table:formula="of:=[$CohMetrixOutput.A6]" office:value-type="float" office:value="5" calcext:value-type="float">
            <text:p>5</text:p>
          </table:table-cell>
          <table:table-cell table:formula="of:=[$CohMetrixOutput.O6]" office:value-type="string" office:string-value="Paragraph length" calcext:value-type="string">
            <text:p>Paragraph length</text:p>
          </table:table-cell>
          <table:table-cell table:formula="of:=[$CohMetrixOutput.P6]" office:value-type="string" office:string-value=" number of sentences in a pragraph" calcext:value-type="string">
            <text:p><text:s/>number of sentences in a pragraph</text:p>
          </table:table-cell>
          <table:table-cell table:formula="of:=[$CohMetrixOutput.N6]" office:value-type="float" office:value="3.8628" calcext:value-type="float">
            <text:p>3,8628</text:p>
          </table:table-cell>
          <table:table-cell table:formula="of:=['file:///C:/Users/aagui/Dropbox/TFG/estadisticas/CohMetrixOutput_H_DBH1_l1-3.ods'#$CohMetrixOutput.G6]" office:value-type="float" office:value="1.25033333333333" calcext:value-type="float">
            <text:p>1,2503333</text:p>
          </table:table-cell>
          <table:table-cell table:number-columns-repeated="4"/>
        </table:table-row>
        <table:table-row table:style-name="ro1">
          <table:table-cell table:formula="of:=[$CohMetrixOutput.A7]" office:value-type="float" office:value="6" calcext:value-type="float">
            <text:p>6</text:p>
          </table:table-cell>
          <table:table-cell table:formula="of:=[$CohMetrixOutput.O7]" office:value-type="string" office:string-value="Sentence length" calcext:value-type="string">
            <text:p>Sentence length</text:p>
          </table:table-cell>
          <table:table-cell table:formula="of:=[$CohMetrixOutput.P7]" office:value-type="string" office:string-value=" number of words" calcext:value-type="string">
            <text:p><text:s/>number of words</text:p>
          </table:table-cell>
          <table:table-cell table:formula="of:=[$CohMetrixOutput.N7]" office:value-type="float" office:value="12.7751" calcext:value-type="float">
            <text:p>12,7751</text:p>
          </table:table-cell>
          <table:table-cell table:formula="of:=['file:///C:/Users/aagui/Dropbox/TFG/estadisticas/CohMetrixOutput_H_DBH1_l1-3.ods'#$CohMetrixOutput.G7]" office:value-type="float" office:value="14.1366666666667" calcext:value-type="float">
            <text:p>14,1366667</text:p>
          </table:table-cell>
          <table:table-cell table:formula="of:=[.E7]-[.D7]" office:value-type="float" office:value="1.3615666666667" calcext:value-type="float">
            <text:p>1,3615666666667</text:p>
          </table:table-cell>
          <table:table-cell table:formula="of:=[.F7]*100/[.D7]" office:value-type="float" office:value="10.6579726707948" calcext:value-type="float">
            <text:p>10,6579726707948</text:p>
          </table:table-cell>
          <table:table-cell office:value-type="string" calcext:value-type="string">
            <text:p>Similar sentences </text:p>
          </table:table-cell>
          <table:table-cell/>
        </table:table-row>
        <table:table-row table:style-name="ro1">
          <table:table-cell table:formula="of:=[$CohMetrixOutput.A8]" office:value-type="float" office:value="7" calcext:value-type="float">
            <text:p>7</text:p>
          </table:table-cell>
          <table:table-cell table:formula="of:=[$CohMetrixOutput.O8]" office:value-type="string" office:string-value="Sentence length" calcext:value-type="string">
            <text:p>Sentence length</text:p>
          </table:table-cell>
          <table:table-cell table:formula="of:=[$CohMetrixOutput.P8]" office:value-type="string" office:string-value=" number of words" calcext:value-type="string">
            <text:p><text:s/>number of words</text:p>
          </table:table-cell>
          <table:table-cell table:formula="of:=[$CohMetrixOutput.N8]" office:value-type="float" office:value="6.7677" calcext:value-type="float">
            <text:p>6,7677</text:p>
          </table:table-cell>
          <table:table-cell table:formula="of:=['file:///C:/Users/aagui/Dropbox/TFG/estadisticas/CohMetrixOutput_H_DBH1_l1-3.ods'#$CohMetrixOutput.G8]" office:value-type="float" office:value="8.52566666666667" calcext:value-type="float">
            <text:p>8,5256667</text:p>
          </table:table-cell>
          <table:table-cell table:number-columns-repeated="4"/>
        </table:table-row>
        <table:table-row table:style-name="ro1">
          <table:table-cell table:formula="of:=[$CohMetrixOutput.A9]" office:value-type="float" office:value="8" calcext:value-type="float">
            <text:p>8</text:p>
          </table:table-cell>
          <table:table-cell table:formula="of:=[$CohMetrixOutput.O9]" office:value-type="string" office:string-value="Word length" calcext:value-type="string">
            <text:p>Word length</text:p>
          </table:table-cell>
          <table:table-cell table:formula="of:=[$CohMetrixOutput.P9]" office:value-type="string" office:string-value=" number of syllables" calcext:value-type="string">
            <text:p><text:s/>number of syllables</text:p>
          </table:table-cell>
          <table:table-cell table:formula="of:=[$CohMetrixOutput.N9]" office:value-type="float" office:value="1.4543" calcext:value-type="float">
            <text:p>1,4543</text:p>
          </table:table-cell>
          <table:table-cell table:formula="of:=['file:///C:/Users/aagui/Dropbox/TFG/estadisticas/CohMetrixOutput_H_DBH1_l1-3.ods'#$CohMetrixOutput.G9]" office:value-type="float" office:value="1.59466666666667" calcext:value-type="float">
            <text:p>1,5946667</text:p>
          </table:table-cell>
          <table:table-cell table:number-columns-repeated="4"/>
        </table:table-row>
        <table:table-row table:style-name="ro1">
          <table:table-cell table:formula="of:=[$CohMetrixOutput.A10]" office:value-type="float" office:value="9" calcext:value-type="float">
            <text:p>9</text:p>
          </table:table-cell>
          <table:table-cell table:formula="of:=[$CohMetrixOutput.O10]" office:value-type="string" office:string-value="Word length" calcext:value-type="string">
            <text:p>Word length</text:p>
          </table:table-cell>
          <table:table-cell table:formula="of:=[$CohMetrixOutput.P10]" office:value-type="string" office:string-value=" number of syllables" calcext:value-type="string">
            <text:p><text:s/>number of syllables</text:p>
          </table:table-cell>
          <table:table-cell table:formula="of:=[$CohMetrixOutput.N10]" office:value-type="float" office:value="0.7694" calcext:value-type="float">
            <text:p>0,7694</text:p>
          </table:table-cell>
          <table:table-cell table:formula="of:=['file:///C:/Users/aagui/Dropbox/TFG/estadisticas/CohMetrixOutput_H_DBH1_l1-3.ods'#$CohMetrixOutput.G10]" office:value-type="float" office:value="0.934666666666667" calcext:value-type="float">
            <text:p>0,9346667</text:p>
          </table:table-cell>
          <table:table-cell table:number-columns-repeated="4"/>
        </table:table-row>
        <table:table-row table:style-name="ro1">
          <table:table-cell table:formula="of:=[$CohMetrixOutput.A11]" office:value-type="float" office:value="10" calcext:value-type="float">
            <text:p>10</text:p>
          </table:table-cell>
          <table:table-cell table:formula="of:=[$CohMetrixOutput.O11]" office:value-type="string" office:string-value="Word length" calcext:value-type="string">
            <text:p>Word length</text:p>
          </table:table-cell>
          <table:table-cell table:formula="of:=[$CohMetrixOutput.P11]" office:value-type="string" office:string-value=" number of letters" calcext:value-type="string">
            <text:p><text:s/>number of letters</text:p>
          </table:table-cell>
          <table:table-cell table:formula="of:=[$CohMetrixOutput.N11]" office:value-type="float" office:value="4.4523" calcext:value-type="float">
            <text:p>4,4523</text:p>
          </table:table-cell>
          <table:table-cell table:formula="of:=['file:///C:/Users/aagui/Dropbox/TFG/estadisticas/CohMetrixOutput_H_DBH1_l1-3.ods'#$CohMetrixOutput.G11]" office:value-type="float" office:value="4.817" calcext:value-type="float">
            <text:p>4,8170000</text:p>
          </table:table-cell>
          <table:table-cell table:number-columns-repeated="4"/>
        </table:table-row>
        <table:table-row table:style-name="ro1">
          <table:table-cell table:formula="of:=[$CohMetrixOutput.A12]" office:value-type="float" office:value="11" calcext:value-type="float">
            <text:p>11</text:p>
          </table:table-cell>
          <table:table-cell table:formula="of:=[$CohMetrixOutput.O12]" office:value-type="string" office:string-value="Word length" calcext:value-type="string">
            <text:p>Word length</text:p>
          </table:table-cell>
          <table:table-cell table:formula="of:=[$CohMetrixOutput.P12]" office:value-type="string" office:string-value=" number of letters" calcext:value-type="string">
            <text:p><text:s/>number of letters</text:p>
          </table:table-cell>
          <table:table-cell table:formula="of:=[$CohMetrixOutput.N12]" office:value-type="float" office:value="2.3241" calcext:value-type="float">
            <text:p>2,3241</text:p>
          </table:table-cell>
          <table:table-cell table:formula="of:=['file:///C:/Users/aagui/Dropbox/TFG/estadisticas/CohMetrixOutput_H_DBH1_l1-3.ods'#$CohMetrixOutput.G12]" office:value-type="float" office:value="2.666" calcext:value-type="float">
            <text:p>2,6660000</text:p>
          </table:table-cell>
          <table:table-cell table:number-columns-repeated="4"/>
        </table:table-row>
        <table:table-row table:style-name="ro1">
          <table:table-cell table:formula="of:=[$CohMetrixOutput.A13]" office:value-type="float" office:value="12" calcext:value-type="float">
            <text:p>12</text:p>
          </table:table-cell>
          <table:table-cell table:formula="of:=[$CohMetrixOutput.O13]" office:value-type="string" office:string-value="Text Easability PC Narrativity" calcext:value-type="string">
            <text:p>Text Easability PC Narrativity</text:p>
          </table:table-cell>
          <table:table-cell table:formula="of:=[$CohMetrixOutput.P13]" office:value-type="string" office:string-value=" z score" calcext:value-type="string">
            <text:p><text:s/>z score</text:p>
          </table:table-cell>
          <table:table-cell table:formula="of:=[$CohMetrixOutput.N13]" office:value-type="float" office:value="0.2743" calcext:value-type="float">
            <text:p>0,2743</text:p>
          </table:table-cell>
          <table:table-cell table:formula="of:=['file:///C:/Users/aagui/Dropbox/TFG/estadisticas/CohMetrixOutput_H_DBH1_l1-3.ods'#$CohMetrixOutput.G13]" office:value-type="float" office:value="-1.155" calcext:value-type="float">
            <text:p>-1,1550000</text:p>
          </table:table-cell>
          <table:table-cell table:number-columns-repeated="4"/>
        </table:table-row>
        <table:table-row table:style-name="ro1">
          <table:table-cell table:formula="of:=[$CohMetrixOutput.A14]" office:value-type="float" office:value="13" calcext:value-type="float">
            <text:p>13</text:p>
          </table:table-cell>
          <table:table-cell table:formula="of:=[$CohMetrixOutput.O14]" office:value-type="string" office:string-value="Text Easability PC Narrativity" calcext:value-type="string">
            <text:p>Text Easability PC Narrativity</text:p>
          </table:table-cell>
          <table:table-cell table:formula="of:=[$CohMetrixOutput.P14]" office:value-type="string" office:string-value=" percentile" calcext:value-type="string">
            <text:p><text:s/>percentile</text:p>
          </table:table-cell>
          <table:table-cell table:formula="of:=[$CohMetrixOutput.N14]" office:value-type="float" office:value="59.891" calcext:value-type="float">
            <text:p>59,891</text:p>
          </table:table-cell>
          <table:table-cell table:formula="of:=['file:///C:/Users/aagui/Dropbox/TFG/estadisticas/CohMetrixOutput_H_DBH1_l1-3.ods'#$CohMetrixOutput.G14]" office:value-type="float" office:value="13.3633333333333" calcext:value-type="float">
            <text:p>13,3633333</text:p>
          </table:table-cell>
          <table:table-cell table:number-columns-repeated="4"/>
        </table:table-row>
        <table:table-row table:style-name="ro1">
          <table:table-cell table:formula="of:=[$CohMetrixOutput.A15]" office:value-type="float" office:value="14" calcext:value-type="float">
            <text:p>14</text:p>
          </table:table-cell>
          <table:table-cell table:formula="of:=[$CohMetrixOutput.O15]" office:value-type="string" office:string-value="Text Easability PC Syntactic simplicity" calcext:value-type="string">
            <text:p>Text Easability PC Syntactic simplicity</text:p>
          </table:table-cell>
          <table:table-cell table:formula="of:=[$CohMetrixOutput.P15]" office:value-type="string" office:string-value=" z score" calcext:value-type="string">
            <text:p><text:s/>z score</text:p>
          </table:table-cell>
          <table:table-cell table:formula="of:=[$CohMetrixOutput.N15]" office:value-type="float" office:value="0.3809" calcext:value-type="float">
            <text:p>0,3809</text:p>
          </table:table-cell>
          <table:table-cell table:formula="of:=['file:///C:/Users/aagui/Dropbox/TFG/estadisticas/CohMetrixOutput_H_DBH1_l1-3.ods'#$CohMetrixOutput.G15]" office:value-type="float" office:value="0.713666666666667" calcext:value-type="float">
            <text:p>0,7136667</text:p>
          </table:table-cell>
          <table:table-cell table:number-columns-repeated="4"/>
        </table:table-row>
        <table:table-row table:style-name="ro1">
          <table:table-cell table:formula="of:=[$CohMetrixOutput.A16]" office:value-type="float" office:value="15" calcext:value-type="float">
            <text:p>15</text:p>
          </table:table-cell>
          <table:table-cell table:formula="of:=[$CohMetrixOutput.O16]" office:value-type="string" office:string-value="Text Easability PC Syntactic simplicity" calcext:value-type="string">
            <text:p>Text Easability PC Syntactic simplicity</text:p>
          </table:table-cell>
          <table:table-cell table:formula="of:=[$CohMetrixOutput.P16]" office:value-type="string" office:string-value=" percentile" calcext:value-type="string">
            <text:p><text:s/>percentile</text:p>
          </table:table-cell>
          <table:table-cell table:formula="of:=[$CohMetrixOutput.N16]" office:value-type="float" office:value="63.872" calcext:value-type="float">
            <text:p>63,872</text:p>
          </table:table-cell>
          <table:table-cell table:formula="of:=['file:///C:/Users/aagui/Dropbox/TFG/estadisticas/CohMetrixOutput_H_DBH1_l1-3.ods'#$CohMetrixOutput.G16]" office:value-type="float" office:value="75.6" calcext:value-type="float">
            <text:p>75,6000000</text:p>
          </table:table-cell>
          <table:table-cell table:number-columns-repeated="4"/>
        </table:table-row>
        <table:table-row table:style-name="ro1">
          <table:table-cell table:formula="of:=[$CohMetrixOutput.A17]" office:value-type="float" office:value="16" calcext:value-type="float">
            <text:p>16</text:p>
          </table:table-cell>
          <table:table-cell table:formula="of:=[$CohMetrixOutput.O17]" office:value-type="string" office:string-value="Text Easability PC Word concreteness" calcext:value-type="string">
            <text:p>Text Easability PC Word concreteness</text:p>
          </table:table-cell>
          <table:table-cell table:formula="of:=[$CohMetrixOutput.P17]" office:value-type="string" office:string-value=" z score" calcext:value-type="string">
            <text:p><text:s/>z score</text:p>
          </table:table-cell>
          <table:table-cell table:formula="of:=[$CohMetrixOutput.N17]" office:value-type="float" office:value="0.7662" calcext:value-type="float">
            <text:p>0,7662</text:p>
          </table:table-cell>
          <table:table-cell table:formula="of:=['file:///C:/Users/aagui/Dropbox/TFG/estadisticas/CohMetrixOutput_H_DBH1_l1-3.ods'#$CohMetrixOutput.G17]" office:value-type="float" office:value="0.723" calcext:value-type="float">
            <text:p>0,7230000</text:p>
          </table:table-cell>
          <table:table-cell table:number-columns-repeated="4"/>
        </table:table-row>
        <table:table-row table:style-name="ro1">
          <table:table-cell table:formula="of:=[$CohMetrixOutput.A18]" office:value-type="float" office:value="17" calcext:value-type="float">
            <text:p>17</text:p>
          </table:table-cell>
          <table:table-cell table:formula="of:=[$CohMetrixOutput.O18]" office:value-type="string" office:string-value="Text Easability PC Word concreteness" calcext:value-type="string">
            <text:p>Text Easability PC Word concreteness</text:p>
          </table:table-cell>
          <table:table-cell table:formula="of:=[$CohMetrixOutput.P18]" office:value-type="string" office:string-value=" percentile" calcext:value-type="string">
            <text:p><text:s/>percentile</text:p>
          </table:table-cell>
          <table:table-cell table:formula="of:=[$CohMetrixOutput.N18]" office:value-type="float" office:value="73.959" calcext:value-type="float">
            <text:p>73,959</text:p>
          </table:table-cell>
          <table:table-cell table:formula="of:=['file:///C:/Users/aagui/Dropbox/TFG/estadisticas/CohMetrixOutput_H_DBH1_l1-3.ods'#$CohMetrixOutput.G18]" office:value-type="float" office:value="72.7433333333333" calcext:value-type="float">
            <text:p>72,7433333</text:p>
          </table:table-cell>
          <table:table-cell table:number-columns-repeated="4"/>
        </table:table-row>
        <table:table-row table:style-name="ro1">
          <table:table-cell table:formula="of:=[$CohMetrixOutput.A19]" office:value-type="float" office:value="18" calcext:value-type="float">
            <text:p>18</text:p>
          </table:table-cell>
          <table:table-cell table:formula="of:=[$CohMetrixOutput.O19]" office:value-type="string" office:string-value="Text Easability PC Referential cohesion" calcext:value-type="string">
            <text:p>Text Easability PC Referential cohesion</text:p>
          </table:table-cell>
          <table:table-cell table:formula="of:=[$CohMetrixOutput.P19]" office:value-type="string" office:string-value=" z score" calcext:value-type="string">
            <text:p><text:s/>z score</text:p>
          </table:table-cell>
          <table:table-cell table:formula="of:=[$CohMetrixOutput.N19]" office:value-type="float" office:value="-0.0677" calcext:value-type="float">
            <text:p>-0,0677</text:p>
          </table:table-cell>
          <table:table-cell table:formula="of:=['file:///C:/Users/aagui/Dropbox/TFG/estadisticas/CohMetrixOutput_H_DBH1_l1-3.ods'#$CohMetrixOutput.G19]" office:value-type="float" office:value="0.0963333333333333" calcext:value-type="float">
            <text:p>0,0963333</text:p>
          </table:table-cell>
          <table:table-cell table:number-columns-repeated="4"/>
        </table:table-row>
        <table:table-row table:style-name="ro1">
          <table:table-cell table:formula="of:=[$CohMetrixOutput.A20]" office:value-type="float" office:value="19" calcext:value-type="float">
            <text:p>19</text:p>
          </table:table-cell>
          <table:table-cell table:formula="of:=[$CohMetrixOutput.O20]" office:value-type="string" office:string-value="Text Easability PC Referential cohesion" calcext:value-type="string">
            <text:p>Text Easability PC Referential cohesion</text:p>
          </table:table-cell>
          <table:table-cell table:formula="of:=[$CohMetrixOutput.P20]" office:value-type="string" office:string-value=" percentile" calcext:value-type="string">
            <text:p><text:s/>percentile</text:p>
          </table:table-cell>
          <table:table-cell table:formula="of:=[$CohMetrixOutput.N20]" office:value-type="float" office:value="46.996" calcext:value-type="float">
            <text:p>46,996</text:p>
          </table:table-cell>
          <table:table-cell table:formula="of:=['file:///C:/Users/aagui/Dropbox/TFG/estadisticas/CohMetrixOutput_H_DBH1_l1-3.ods'#$CohMetrixOutput.G20]" office:value-type="float" office:value="53.4266666666667" calcext:value-type="float">
            <text:p>53,4266667</text:p>
          </table:table-cell>
          <table:table-cell table:number-columns-repeated="4"/>
        </table:table-row>
        <table:table-row table:style-name="ro1">
          <table:table-cell table:formula="of:=[$CohMetrixOutput.A21]" office:value-type="float" office:value="20" calcext:value-type="float">
            <text:p>20</text:p>
          </table:table-cell>
          <table:table-cell table:formula="of:=[$CohMetrixOutput.O21]" office:value-type="string" office:string-value="Text Easability PC Deep cohesion" calcext:value-type="string">
            <text:p>Text Easability PC Deep cohesion</text:p>
          </table:table-cell>
          <table:table-cell table:formula="of:=[$CohMetrixOutput.P21]" office:value-type="string" office:string-value=" z score" calcext:value-type="string">
            <text:p><text:s/>z score</text:p>
          </table:table-cell>
          <table:table-cell table:formula="of:=[$CohMetrixOutput.N21]" office:value-type="float" office:value="-0.3125" calcext:value-type="float">
            <text:p>-0,3125</text:p>
          </table:table-cell>
          <table:table-cell table:formula="of:=['file:///C:/Users/aagui/Dropbox/TFG/estadisticas/CohMetrixOutput_H_DBH1_l1-3.ods'#$CohMetrixOutput.G21]" office:value-type="float" office:value="-0.05" calcext:value-type="float">
            <text:p>-0,0500000</text:p>
          </table:table-cell>
          <table:table-cell table:number-columns-repeated="4"/>
        </table:table-row>
        <table:table-row table:style-name="ro1">
          <table:table-cell table:formula="of:=[$CohMetrixOutput.A22]" office:value-type="float" office:value="21" calcext:value-type="float">
            <text:p>21</text:p>
          </table:table-cell>
          <table:table-cell table:formula="of:=[$CohMetrixOutput.O22]" office:value-type="string" office:string-value="Text Easability PC Deep cohesion" calcext:value-type="string">
            <text:p>Text Easability PC Deep cohesion</text:p>
          </table:table-cell>
          <table:table-cell table:formula="of:=[$CohMetrixOutput.P22]" office:value-type="string" office:string-value=" percentile" calcext:value-type="string">
            <text:p><text:s/>percentile</text:p>
          </table:table-cell>
          <table:table-cell table:formula="of:=[$CohMetrixOutput.N22]" office:value-type="float" office:value="41.637" calcext:value-type="float">
            <text:p>41,637</text:p>
          </table:table-cell>
          <table:table-cell table:formula="of:=['file:///C:/Users/aagui/Dropbox/TFG/estadisticas/CohMetrixOutput_H_DBH1_l1-3.ods'#$CohMetrixOutput.G22]" office:value-type="float" office:value="48.2933333333333" calcext:value-type="float">
            <text:p>48,2933333</text:p>
          </table:table-cell>
          <table:table-cell table:number-columns-repeated="4"/>
        </table:table-row>
        <table:table-row table:style-name="ro1">
          <table:table-cell table:formula="of:=[$CohMetrixOutput.A23]" office:value-type="float" office:value="22" calcext:value-type="float">
            <text:p>22</text:p>
          </table:table-cell>
          <table:table-cell table:formula="of:=[$CohMetrixOutput.O23]" office:value-type="string" office:string-value="Text Easability PC Verb cohesion" calcext:value-type="string">
            <text:p>Text Easability PC Verb cohesion</text:p>
          </table:table-cell>
          <table:table-cell table:formula="of:=[$CohMetrixOutput.P23]" office:value-type="string" office:string-value=" z score" calcext:value-type="string">
            <text:p><text:s/>z score</text:p>
          </table:table-cell>
          <table:table-cell table:formula="of:=[$CohMetrixOutput.N23]" office:value-type="float" office:value="0.4149" calcext:value-type="float">
            <text:p>0,4149</text:p>
          </table:table-cell>
          <table:table-cell table:formula="of:=['file:///C:/Users/aagui/Dropbox/TFG/estadisticas/CohMetrixOutput_H_DBH1_l1-3.ods'#$CohMetrixOutput.G23]" office:value-type="float" office:value="-0.113666666666667" calcext:value-type="float">
            <text:p>-0,1136667</text:p>
          </table:table-cell>
          <table:table-cell table:number-columns-repeated="4"/>
        </table:table-row>
        <table:table-row table:style-name="ro1">
          <table:table-cell table:formula="of:=[$CohMetrixOutput.A24]" office:value-type="float" office:value="23" calcext:value-type="float">
            <text:p>23</text:p>
          </table:table-cell>
          <table:table-cell table:formula="of:=[$CohMetrixOutput.O24]" office:value-type="string" office:string-value="Text Easability PC Verb cohesion" calcext:value-type="string">
            <text:p>Text Easability PC Verb cohesion</text:p>
          </table:table-cell>
          <table:table-cell table:formula="of:=[$CohMetrixOutput.P24]" office:value-type="string" office:string-value=" percentile" calcext:value-type="string">
            <text:p><text:s/>percentile</text:p>
          </table:table-cell>
          <table:table-cell table:formula="of:=[$CohMetrixOutput.N24]" office:value-type="float" office:value="62.92" calcext:value-type="float">
            <text:p>62,92</text:p>
          </table:table-cell>
          <table:table-cell table:formula="of:=['file:///C:/Users/aagui/Dropbox/TFG/estadisticas/CohMetrixOutput_H_DBH1_l1-3.ods'#$CohMetrixOutput.G24]" office:value-type="float" office:value="45.6533333333333" calcext:value-type="float">
            <text:p>45,6533333</text:p>
          </table:table-cell>
          <table:table-cell table:number-columns-repeated="4"/>
        </table:table-row>
        <table:table-row table:style-name="ro1">
          <table:table-cell table:formula="of:=[$CohMetrixOutput.A25]" office:value-type="float" office:value="24" calcext:value-type="float">
            <text:p>24</text:p>
          </table:table-cell>
          <table:table-cell table:formula="of:=[$CohMetrixOutput.O25]" office:value-type="string" office:string-value="Text Easability PC Connectivity" calcext:value-type="string">
            <text:p>Text Easability PC Connectivity</text:p>
          </table:table-cell>
          <table:table-cell table:formula="of:=[$CohMetrixOutput.P25]" office:value-type="string" office:string-value=" z score" calcext:value-type="string">
            <text:p><text:s/>z score</text:p>
          </table:table-cell>
          <table:table-cell table:formula="of:=[$CohMetrixOutput.N25]" office:value-type="float" office:value="-3.2504" calcext:value-type="float">
            <text:p>-3,2504</text:p>
          </table:table-cell>
          <table:table-cell table:formula="of:=['file:///C:/Users/aagui/Dropbox/TFG/estadisticas/CohMetrixOutput_H_DBH1_l1-3.ods'#$CohMetrixOutput.G25]" office:value-type="float" office:value="-3.40733333333333" calcext:value-type="float">
            <text:p>-3,4073333</text:p>
          </table:table-cell>
          <table:table-cell table:number-columns-repeated="4"/>
        </table:table-row>
        <table:table-row table:style-name="ro1">
          <table:table-cell table:formula="of:=[$CohMetrixOutput.A26]" office:value-type="float" office:value="25" calcext:value-type="float">
            <text:p>25</text:p>
          </table:table-cell>
          <table:table-cell table:formula="of:=[$CohMetrixOutput.O26]" office:value-type="string" office:string-value="Text Easability PC Connectivity" calcext:value-type="string">
            <text:p>Text Easability PC Connectivity</text:p>
          </table:table-cell>
          <table:table-cell table:formula="of:=[$CohMetrixOutput.P26]" office:value-type="string" office:string-value=" percentile" calcext:value-type="string">
            <text:p><text:s/>percentile</text:p>
          </table:table-cell>
          <table:table-cell table:formula="of:=[$CohMetrixOutput.N26]" office:value-type="float" office:value="0.489" calcext:value-type="float">
            <text:p>0,489</text:p>
          </table:table-cell>
          <table:table-cell table:formula="of:=['file:///C:/Users/aagui/Dropbox/TFG/estadisticas/CohMetrixOutput_H_DBH1_l1-3.ods'#$CohMetrixOutput.G26]" office:value-type="float" office:value="0.123333333333333" calcext:value-type="float">
            <text:p>0,1233333</text:p>
          </table:table-cell>
          <table:table-cell table:number-columns-repeated="4"/>
        </table:table-row>
        <table:table-row table:style-name="ro1">
          <table:table-cell table:formula="of:=[$CohMetrixOutput.A27]" office:value-type="float" office:value="26" calcext:value-type="float">
            <text:p>26</text:p>
          </table:table-cell>
          <table:table-cell table:formula="of:=[$CohMetrixOutput.O27]" office:value-type="string" office:string-value="Text Easability PC Temporality" calcext:value-type="string">
            <text:p>Text Easability PC Temporality</text:p>
          </table:table-cell>
          <table:table-cell table:formula="of:=[$CohMetrixOutput.P27]" office:value-type="string" office:string-value=" z score" calcext:value-type="string">
            <text:p><text:s/>z score</text:p>
          </table:table-cell>
          <table:table-cell table:formula="of:=[$CohMetrixOutput.N27]" office:value-type="float" office:value="0.3633" calcext:value-type="float">
            <text:p>0,3633</text:p>
          </table:table-cell>
          <table:table-cell table:formula="of:=['file:///C:/Users/aagui/Dropbox/TFG/estadisticas/CohMetrixOutput_H_DBH1_l1-3.ods'#$CohMetrixOutput.G27]" office:value-type="float" office:value="1.02766666666667" calcext:value-type="float">
            <text:p>1,0276667</text:p>
          </table:table-cell>
          <table:table-cell table:number-columns-repeated="4"/>
        </table:table-row>
        <table:table-row table:style-name="ro1">
          <table:table-cell table:formula="of:=[$CohMetrixOutput.A28]" office:value-type="float" office:value="27" calcext:value-type="float">
            <text:p>27</text:p>
          </table:table-cell>
          <table:table-cell table:formula="of:=[$CohMetrixOutput.O28]" office:value-type="string" office:string-value="Text Easability PC Temporality" calcext:value-type="string">
            <text:p>Text Easability PC Temporality</text:p>
          </table:table-cell>
          <table:table-cell table:formula="of:=[$CohMetrixOutput.P28]" office:value-type="string" office:string-value=" percentile" calcext:value-type="string">
            <text:p><text:s/>percentile</text:p>
          </table:table-cell>
          <table:table-cell table:formula="of:=[$CohMetrixOutput.N28]" office:value-type="float" office:value="61.963" calcext:value-type="float">
            <text:p>61,963</text:p>
          </table:table-cell>
          <table:table-cell table:formula="of:=['file:///C:/Users/aagui/Dropbox/TFG/estadisticas/CohMetrixOutput_H_DBH1_l1-3.ods'#$CohMetrixOutput.G28]" office:value-type="float" office:value="84.0233333333333" calcext:value-type="float">
            <text:p>84,0233333</text:p>
          </table:table-cell>
          <table:table-cell table:number-columns-repeated="4"/>
        </table:table-row>
        <table:table-row table:style-name="ro1">
          <table:table-cell table:formula="of:=[$CohMetrixOutput.A29]" office:value-type="float" office:value="28" calcext:value-type="float">
            <text:p>28</text:p>
          </table:table-cell>
          <table:table-cell table:formula="of:=[$CohMetrixOutput.O29]" office:value-type="string" office:string-value="Noun overlap" calcext:value-type="string">
            <text:p>Noun overlap</text:p>
          </table:table-cell>
          <table:table-cell table:formula="of:=[$CohMetrixOutput.P29]" office:value-type="string" office:string-value=" adjacent sentences" calcext:value-type="string">
            <text:p><text:s/>adjacent sentences</text:p>
          </table:table-cell>
          <table:table-cell table:formula="of:=[$CohMetrixOutput.N29]" office:value-type="float" office:value="0.3756" calcext:value-type="float">
            <text:p>0,3756</text:p>
          </table:table-cell>
          <table:table-cell table:formula="of:=['file:///C:/Users/aagui/Dropbox/TFG/estadisticas/CohMetrixOutput_H_DBH1_l1-3.ods'#$CohMetrixOutput.G29]" office:value-type="float" office:value="0.438333333333333" calcext:value-type="float">
            <text:p>0,4383333</text:p>
          </table:table-cell>
          <table:table-cell table:number-columns-repeated="2"/>
          <table:table-cell office:value-type="string" calcext:value-type="string">
            <text:p>SIMILAR overlap (correference and cohesion)</text:p>
          </table:table-cell>
          <table:table-cell/>
        </table:table-row>
        <table:table-row table:style-name="ro1">
          <table:table-cell table:formula="of:=[$CohMetrixOutput.A30]" office:value-type="float" office:value="29" calcext:value-type="float">
            <text:p>29</text:p>
          </table:table-cell>
          <table:table-cell table:formula="of:=[$CohMetrixOutput.O30]" office:value-type="string" office:string-value="Argument overlap" calcext:value-type="string">
            <text:p>Argument overlap</text:p>
          </table:table-cell>
          <table:table-cell table:formula="of:=[$CohMetrixOutput.P30]" office:value-type="string" office:string-value=" adjacent sentences" calcext:value-type="string">
            <text:p><text:s/>adjacent sentences</text:p>
          </table:table-cell>
          <table:table-cell table:formula="of:=[$CohMetrixOutput.N30]" office:value-type="float" office:value="0.4949" calcext:value-type="float">
            <text:p>0,4949</text:p>
          </table:table-cell>
          <table:table-cell table:formula="of:=['file:///C:/Users/aagui/Dropbox/TFG/estadisticas/CohMetrixOutput_H_DBH1_l1-3.ods'#$CohMetrixOutput.G30]" office:value-type="float" office:value="0.526666666666667" calcext:value-type="float">
            <text:p>0,5266667</text:p>
          </table:table-cell>
          <table:table-cell table:number-columns-repeated="4"/>
        </table:table-row>
        <table:table-row table:style-name="ro1">
          <table:table-cell table:formula="of:=[$CohMetrixOutput.A31]" office:value-type="float" office:value="30" calcext:value-type="float">
            <text:p>30</text:p>
          </table:table-cell>
          <table:table-cell table:formula="of:=[$CohMetrixOutput.O31]" office:value-type="string" office:string-value="Stem overlap" calcext:value-type="string">
            <text:p>Stem overlap</text:p>
          </table:table-cell>
          <table:table-cell table:formula="of:=[$CohMetrixOutput.P31]" office:value-type="string" office:string-value=" adjacent sentences" calcext:value-type="string">
            <text:p><text:s/>adjacent sentences</text:p>
          </table:table-cell>
          <table:table-cell table:formula="of:=[$CohMetrixOutput.N31]" office:value-type="float" office:value="0.4434" calcext:value-type="float">
            <text:p>0,4434</text:p>
          </table:table-cell>
          <table:table-cell table:formula="of:=['file:///C:/Users/aagui/Dropbox/TFG/estadisticas/CohMetrixOutput_H_DBH1_l1-3.ods'#$CohMetrixOutput.G31]" office:value-type="float" office:value="0.525" calcext:value-type="float">
            <text:p>0,5250000</text:p>
          </table:table-cell>
          <table:table-cell table:number-columns-repeated="4"/>
        </table:table-row>
        <table:table-row table:style-name="ro1">
          <table:table-cell table:formula="of:=[$CohMetrixOutput.A32]" office:value-type="float" office:value="31" calcext:value-type="float">
            <text:p>31</text:p>
          </table:table-cell>
          <table:table-cell table:formula="of:=[$CohMetrixOutput.O32]" office:value-type="string" office:string-value="Noun overlap" calcext:value-type="string">
            <text:p>Noun overlap</text:p>
          </table:table-cell>
          <table:table-cell table:formula="of:=[$CohMetrixOutput.P32]" office:value-type="string" office:string-value=" all sentences" calcext:value-type="string">
            <text:p><text:s/>all sentences</text:p>
          </table:table-cell>
          <table:table-cell table:formula="of:=[$CohMetrixOutput.N32]" office:value-type="float" office:value="0.2713" calcext:value-type="float">
            <text:p>0,2713</text:p>
          </table:table-cell>
          <table:table-cell table:formula="of:=['file:///C:/Users/aagui/Dropbox/TFG/estadisticas/CohMetrixOutput_H_DBH1_l1-3.ods'#$CohMetrixOutput.G32]" office:value-type="float" office:value="0.295333333333333" calcext:value-type="float">
            <text:p>0,2953333</text:p>
          </table:table-cell>
          <table:table-cell table:number-columns-repeated="4"/>
        </table:table-row>
        <table:table-row table:style-name="ro1">
          <table:table-cell table:formula="of:=[$CohMetrixOutput.A33]" office:value-type="float" office:value="32" calcext:value-type="float">
            <text:p>32</text:p>
          </table:table-cell>
          <table:table-cell table:formula="of:=[$CohMetrixOutput.O33]" office:value-type="string" office:string-value="Argument overlap" calcext:value-type="string">
            <text:p>Argument overlap</text:p>
          </table:table-cell>
          <table:table-cell table:formula="of:=[$CohMetrixOutput.P33]" office:value-type="string" office:string-value=" all sentences" calcext:value-type="string">
            <text:p><text:s/>all sentences</text:p>
          </table:table-cell>
          <table:table-cell table:formula="of:=[$CohMetrixOutput.N33]" office:value-type="float" office:value="0.4141" calcext:value-type="float">
            <text:p>0,4141</text:p>
          </table:table-cell>
          <table:table-cell table:formula="of:=['file:///C:/Users/aagui/Dropbox/TFG/estadisticas/CohMetrixOutput_H_DBH1_l1-3.ods'#$CohMetrixOutput.G33]" office:value-type="float" office:value="0.381666666666667" calcext:value-type="float">
            <text:p>0,3816667</text:p>
          </table:table-cell>
          <table:table-cell table:number-columns-repeated="4"/>
        </table:table-row>
        <table:table-row table:style-name="ro1">
          <table:table-cell table:formula="of:=[$CohMetrixOutput.A34]" office:value-type="float" office:value="33" calcext:value-type="float">
            <text:p>33</text:p>
          </table:table-cell>
          <table:table-cell table:formula="of:=[$CohMetrixOutput.O34]" office:value-type="string" office:string-value="Stem overlap" calcext:value-type="string">
            <text:p>Stem overlap</text:p>
          </table:table-cell>
          <table:table-cell table:formula="of:=[$CohMetrixOutput.P34]" office:value-type="string" office:string-value=" all sentences" calcext:value-type="string">
            <text:p><text:s/>all sentences</text:p>
          </table:table-cell>
          <table:table-cell table:formula="of:=[$CohMetrixOutput.N34]" office:value-type="float" office:value="0.3542" calcext:value-type="float">
            <text:p>0,3542</text:p>
          </table:table-cell>
          <table:table-cell table:formula="of:=['file:///C:/Users/aagui/Dropbox/TFG/estadisticas/CohMetrixOutput_H_DBH1_l1-3.ods'#$CohMetrixOutput.G34]" office:value-type="float" office:value="0.384" calcext:value-type="float">
            <text:p>0,3840000</text:p>
          </table:table-cell>
          <table:table-cell table:number-columns-repeated="4"/>
        </table:table-row>
        <table:table-row table:style-name="ro1">
          <table:table-cell table:formula="of:=[$CohMetrixOutput.A35]" office:value-type="float" office:value="34" calcext:value-type="float">
            <text:p>34</text:p>
          </table:table-cell>
          <table:table-cell table:formula="of:=[$CohMetrixOutput.O35]" office:value-type="string" office:string-value="Content word overlap" calcext:value-type="string">
            <text:p>Content word overlap</text:p>
          </table:table-cell>
          <table:table-cell table:formula="of:=[$CohMetrixOutput.P35]" office:value-type="string" office:string-value=" adjacent sentences" calcext:value-type="string">
            <text:p><text:s/>adjacent sentences</text:p>
          </table:table-cell>
          <table:table-cell table:formula="of:=[$CohMetrixOutput.N35]" office:value-type="float" office:value="0.1146" calcext:value-type="float">
            <text:p>0,1146</text:p>
          </table:table-cell>
          <table:table-cell table:formula="of:=['file:///C:/Users/aagui/Dropbox/TFG/estadisticas/CohMetrixOutput_H_DBH1_l1-3.ods'#$CohMetrixOutput.G35]" office:value-type="float" office:value="0.116666666666667" calcext:value-type="float">
            <text:p>0,1166667</text:p>
          </table:table-cell>
          <table:table-cell table:number-columns-repeated="4"/>
        </table:table-row>
        <table:table-row table:style-name="ro1">
          <table:table-cell table:formula="of:=[$CohMetrixOutput.A36]" office:value-type="float" office:value="35" calcext:value-type="float">
            <text:p>35</text:p>
          </table:table-cell>
          <table:table-cell table:formula="of:=[$CohMetrixOutput.O36]" office:value-type="string" office:string-value="Content word overlap" calcext:value-type="string">
            <text:p>Content word overlap</text:p>
          </table:table-cell>
          <table:table-cell table:formula="of:=[$CohMetrixOutput.P36]" office:value-type="string" office:string-value=" adjacent sentences" calcext:value-type="string">
            <text:p><text:s/>adjacent sentences</text:p>
          </table:table-cell>
          <table:table-cell table:formula="of:=[$CohMetrixOutput.N36]" office:value-type="float" office:value="0.1401" calcext:value-type="float">
            <text:p>0,1401</text:p>
          </table:table-cell>
          <table:table-cell table:formula="of:=['file:///C:/Users/aagui/Dropbox/TFG/estadisticas/CohMetrixOutput_H_DBH1_l1-3.ods'#$CohMetrixOutput.G36]" office:value-type="float" office:value="0.147666666666667" calcext:value-type="float">
            <text:p>0,1476667</text:p>
          </table:table-cell>
          <table:table-cell table:number-columns-repeated="4"/>
        </table:table-row>
        <table:table-row table:style-name="ro1">
          <table:table-cell table:formula="of:=[$CohMetrixOutput.A37]" office:value-type="float" office:value="36" calcext:value-type="float">
            <text:p>36</text:p>
          </table:table-cell>
          <table:table-cell table:formula="of:=[$CohMetrixOutput.O37]" office:value-type="string" office:string-value="Content word overlap" calcext:value-type="string">
            <text:p>Content word overlap</text:p>
          </table:table-cell>
          <table:table-cell table:formula="of:=[$CohMetrixOutput.P37]" office:value-type="string" office:string-value=" all sentences" calcext:value-type="string">
            <text:p><text:s/>all sentences</text:p>
          </table:table-cell>
          <table:table-cell table:formula="of:=[$CohMetrixOutput.N37]" office:value-type="float" office:value="0.0846" calcext:value-type="float">
            <text:p>0,0846</text:p>
          </table:table-cell>
          <table:table-cell table:formula="of:=['file:///C:/Users/aagui/Dropbox/TFG/estadisticas/CohMetrixOutput_H_DBH1_l1-3.ods'#$CohMetrixOutput.G37]" office:value-type="float" office:value="0.074" calcext:value-type="float">
            <text:p>0,0740000</text:p>
          </table:table-cell>
          <table:table-cell table:number-columns-repeated="4"/>
        </table:table-row>
        <table:table-row table:style-name="ro1">
          <table:table-cell table:formula="of:=[$CohMetrixOutput.A38]" office:value-type="float" office:value="37" calcext:value-type="float">
            <text:p>37</text:p>
          </table:table-cell>
          <table:table-cell table:formula="of:=[$CohMetrixOutput.O38]" office:value-type="string" office:string-value="Content word overlap" calcext:value-type="string">
            <text:p>Content word overlap</text:p>
          </table:table-cell>
          <table:table-cell table:formula="of:=[$CohMetrixOutput.P38]" office:value-type="string" office:string-value=" all sentences" calcext:value-type="string">
            <text:p><text:s/>all sentences</text:p>
          </table:table-cell>
          <table:table-cell table:formula="of:=[$CohMetrixOutput.N38]" office:value-type="float" office:value="0.1108" calcext:value-type="float">
            <text:p>0,1108</text:p>
          </table:table-cell>
          <table:table-cell table:formula="of:=['file:///C:/Users/aagui/Dropbox/TFG/estadisticas/CohMetrixOutput_H_DBH1_l1-3.ods'#$CohMetrixOutput.G38]" office:value-type="float" office:value="0.114666666666667" calcext:value-type="float">
            <text:p>0,1146667</text:p>
          </table:table-cell>
          <table:table-cell table:number-columns-repeated="4"/>
        </table:table-row>
        <table:table-row table:style-name="ro1">
          <table:table-cell table:formula="of:=[$CohMetrixOutput.A39]" office:value-type="float" office:value="38" calcext:value-type="float">
            <text:p>38</text:p>
          </table:table-cell>
          <table:table-cell table:formula="of:=[$CohMetrixOutput.O39]" office:value-type="string" office:string-value="LSA overlap" calcext:value-type="string">
            <text:p>LSA overlap</text:p>
          </table:table-cell>
          <table:table-cell table:formula="of:=[$CohMetrixOutput.P39]" office:value-type="string" office:string-value=" adjacent sentences" calcext:value-type="string">
            <text:p><text:s/>adjacent sentences</text:p>
          </table:table-cell>
          <table:table-cell table:formula="of:=[$CohMetrixOutput.N39]" office:value-type="float" office:value="0.2458" calcext:value-type="float">
            <text:p>0,2458</text:p>
          </table:table-cell>
          <table:table-cell table:formula="of:=['file:///C:/Users/aagui/Dropbox/TFG/estadisticas/CohMetrixOutput_H_DBH1_l1-3.ods'#$CohMetrixOutput.G39]" office:value-type="float" office:value="0.321" calcext:value-type="float">
            <text:p>0,3210000</text:p>
          </table:table-cell>
          <table:table-cell table:number-columns-repeated="2"/>
          <table:table-cell office:value-type="string" calcext:value-type="string">
            <text:p>slightly higher, semantically closer</text:p>
          </table:table-cell>
          <table:table-cell table:style-name="ce7" office:value-type="string" calcext:value-type="string">
            <text:p>The closer to 1 , the closer the semantic relationships.</text:p>
          </table:table-cell>
        </table:table-row>
        <table:table-row table:style-name="ro1">
          <table:table-cell table:formula="of:=[$CohMetrixOutput.A40]" office:value-type="float" office:value="39" calcext:value-type="float">
            <text:p>39</text:p>
          </table:table-cell>
          <table:table-cell table:formula="of:=[$CohMetrixOutput.O40]" office:value-type="string" office:string-value="LSA overlap" calcext:value-type="string">
            <text:p>LSA overlap</text:p>
          </table:table-cell>
          <table:table-cell table:formula="of:=[$CohMetrixOutput.P40]" office:value-type="string" office:string-value=" adjacent sentences" calcext:value-type="string">
            <text:p><text:s/>adjacent sentences</text:p>
          </table:table-cell>
          <table:table-cell table:formula="of:=[$CohMetrixOutput.N40]" office:value-type="float" office:value="0.1971" calcext:value-type="float">
            <text:p>0,1971</text:p>
          </table:table-cell>
          <table:table-cell table:formula="of:=['file:///C:/Users/aagui/Dropbox/TFG/estadisticas/CohMetrixOutput_H_DBH1_l1-3.ods'#$CohMetrixOutput.G40]" office:value-type="float" office:value="0.216" calcext:value-type="float">
            <text:p>0,2160000</text:p>
          </table:table-cell>
          <table:table-cell table:number-columns-repeated="4"/>
        </table:table-row>
        <table:table-row table:style-name="ro1">
          <table:table-cell table:formula="of:=[$CohMetrixOutput.A41]" office:value-type="float" office:value="40" calcext:value-type="float">
            <text:p>40</text:p>
          </table:table-cell>
          <table:table-cell table:formula="of:=[$CohMetrixOutput.O41]" office:value-type="string" office:string-value="LSA overlap" calcext:value-type="string">
            <text:p>LSA overlap</text:p>
          </table:table-cell>
          <table:table-cell table:formula="of:=[$CohMetrixOutput.P41]" office:value-type="string" office:string-value=" all sentences in paragraph" calcext:value-type="string">
            <text:p><text:s/>all sentences in paragraph</text:p>
          </table:table-cell>
          <table:table-cell table:formula="of:=[$CohMetrixOutput.N41]" office:value-type="float" office:value="0.2122" calcext:value-type="float">
            <text:p>0,2122</text:p>
          </table:table-cell>
          <table:table-cell table:formula="of:=['file:///C:/Users/aagui/Dropbox/TFG/estadisticas/CohMetrixOutput_H_DBH1_l1-3.ods'#$CohMetrixOutput.G41]" office:value-type="float" office:value="0.287666666666667" calcext:value-type="float">
            <text:p>0,2876667</text:p>
          </table:table-cell>
          <table:table-cell table:number-columns-repeated="4"/>
        </table:table-row>
        <table:table-row table:style-name="ro1">
          <table:table-cell table:formula="of:=[$CohMetrixOutput.A42]" office:value-type="float" office:value="41" calcext:value-type="float">
            <text:p>41</text:p>
          </table:table-cell>
          <table:table-cell table:formula="of:=[$CohMetrixOutput.O42]" office:value-type="string" office:string-value="LSA overlap" calcext:value-type="string">
            <text:p>LSA overlap</text:p>
          </table:table-cell>
          <table:table-cell table:formula="of:=[$CohMetrixOutput.P42]" office:value-type="string" office:string-value=" all sentences in paragraph" calcext:value-type="string">
            <text:p><text:s/>all sentences in paragraph</text:p>
          </table:table-cell>
          <table:table-cell table:formula="of:=[$CohMetrixOutput.N42]" office:value-type="float" office:value="0.1803" calcext:value-type="float">
            <text:p>0,1803</text:p>
          </table:table-cell>
          <table:table-cell table:formula="of:=['file:///C:/Users/aagui/Dropbox/TFG/estadisticas/CohMetrixOutput_H_DBH1_l1-3.ods'#$CohMetrixOutput.G42]" office:value-type="float" office:value="0.19" calcext:value-type="float">
            <text:p>0,1900000</text:p>
          </table:table-cell>
          <table:table-cell table:number-columns-repeated="4"/>
        </table:table-row>
        <table:table-row table:style-name="ro1">
          <table:table-cell table:formula="of:=[$CohMetrixOutput.A43]" office:value-type="float" office:value="42" calcext:value-type="float">
            <text:p>42</text:p>
          </table:table-cell>
          <table:table-cell table:formula="of:=[$CohMetrixOutput.O43]" office:value-type="string" office:string-value="LSA overlap" calcext:value-type="string">
            <text:p>LSA overlap</text:p>
          </table:table-cell>
          <table:table-cell table:formula="of:=[$CohMetrixOutput.P43]" office:value-type="string" office:string-value=" adjacent paragraphs" calcext:value-type="string">
            <text:p><text:s/>adjacent paragraphs</text:p>
          </table:table-cell>
          <table:table-cell table:formula="of:=[$CohMetrixOutput.N43]" office:value-type="float" office:value="0.4004" calcext:value-type="float">
            <text:p>0,4004</text:p>
          </table:table-cell>
          <table:table-cell table:formula="of:=['file:///C:/Users/aagui/Dropbox/TFG/estadisticas/CohMetrixOutput_H_DBH1_l1-3.ods'#$CohMetrixOutput.G43]" office:value-type="float" office:value="0.430666666666667" calcext:value-type="float">
            <text:p>0,4306667</text:p>
          </table:table-cell>
          <table:table-cell table:number-columns-repeated="2"/>
          <table:table-cell office:value-type="string" calcext:value-type="string">
            <text:p>slightly higher, semantically closer</text:p>
          </table:table-cell>
          <table:table-cell/>
        </table:table-row>
        <table:table-row table:style-name="ro1">
          <table:table-cell table:formula="of:=[$CohMetrixOutput.A44]" office:value-type="float" office:value="43" calcext:value-type="float">
            <text:p>43</text:p>
          </table:table-cell>
          <table:table-cell table:formula="of:=[$CohMetrixOutput.O44]" office:value-type="string" office:string-value="LSA overlap" calcext:value-type="string">
            <text:p>LSA overlap</text:p>
          </table:table-cell>
          <table:table-cell table:formula="of:=[$CohMetrixOutput.P44]" office:value-type="string" office:string-value=" adjacent paragraphs" calcext:value-type="string">
            <text:p><text:s/>adjacent paragraphs</text:p>
          </table:table-cell>
          <table:table-cell table:formula="of:=[$CohMetrixOutput.N44]" office:value-type="float" office:value="0.1515" calcext:value-type="float">
            <text:p>0,1515</text:p>
          </table:table-cell>
          <table:table-cell table:formula="of:=['file:///C:/Users/aagui/Dropbox/TFG/estadisticas/CohMetrixOutput_H_DBH1_l1-3.ods'#$CohMetrixOutput.G44]" office:value-type="float" office:value="0.217666666666667" calcext:value-type="float">
            <text:p>0,2176667</text:p>
          </table:table-cell>
          <table:table-cell table:number-columns-repeated="4"/>
        </table:table-row>
        <table:table-row table:style-name="ro1">
          <table:table-cell table:formula="of:=[$CohMetrixOutput.A45]" office:value-type="float" office:value="44" calcext:value-type="float">
            <text:p>44</text:p>
          </table:table-cell>
          <table:table-cell table:formula="of:=[$CohMetrixOutput.O45]" office:value-type="string" office:string-value="LSA given/new" calcext:value-type="string">
            <text:p>LSA given/new</text:p>
          </table:table-cell>
          <table:table-cell table:formula="of:=[$CohMetrixOutput.P45]" office:value-type="string" office:string-value=" sentences" calcext:value-type="string">
            <text:p><text:s/>sentences</text:p>
          </table:table-cell>
          <table:table-cell table:formula="of:=[$CohMetrixOutput.N45]" office:value-type="float" office:value="0.3381" calcext:value-type="float">
            <text:p>0,3381</text:p>
          </table:table-cell>
          <table:table-cell table:formula="of:=['file:///C:/Users/aagui/Dropbox/TFG/estadisticas/CohMetrixOutput_H_DBH1_l1-3.ods'#$CohMetrixOutput.G45]" office:value-type="float" office:value="0.411333333333333" calcext:value-type="float">
            <text:p>0,4113333</text:p>
          </table:table-cell>
          <table:table-cell table:number-columns-repeated="2"/>
          <table:table-cell office:value-type="string" calcext:value-type="string">
            <text:p>slightly higher, semantically closer</text:p>
          </table:table-cell>
          <table:table-cell/>
        </table:table-row>
        <table:table-row table:style-name="ro1">
          <table:table-cell table:formula="of:=[$CohMetrixOutput.A46]" office:value-type="float" office:value="45" calcext:value-type="float">
            <text:p>45</text:p>
          </table:table-cell>
          <table:table-cell table:formula="of:=[$CohMetrixOutput.O46]" office:value-type="string" office:string-value="LSA given/new" calcext:value-type="string">
            <text:p>LSA given/new</text:p>
          </table:table-cell>
          <table:table-cell table:formula="of:=[$CohMetrixOutput.P46]" office:value-type="string" office:string-value=" sentences" calcext:value-type="string">
            <text:p><text:s/>sentences</text:p>
          </table:table-cell>
          <table:table-cell table:formula="of:=[$CohMetrixOutput.N46]" office:value-type="float" office:value="0.1499" calcext:value-type="float">
            <text:p>0,1499</text:p>
          </table:table-cell>
          <table:table-cell table:formula="of:=['file:///C:/Users/aagui/Dropbox/TFG/estadisticas/CohMetrixOutput_H_DBH1_l1-3.ods'#$CohMetrixOutput.G46]" office:value-type="float" office:value="0.120666666666667" calcext:value-type="float">
            <text:p>0,1206667</text:p>
          </table:table-cell>
          <table:table-cell table:number-columns-repeated="4"/>
        </table:table-row>
        <table:table-row table:style-name="ro1">
          <table:table-cell table:formula="of:=[$CohMetrixOutput.A47]" office:value-type="float" office:value="46" calcext:value-type="float">
            <text:p>46</text:p>
          </table:table-cell>
          <table:table-cell table:formula="of:=[$CohMetrixOutput.O47]" office:value-type="string" office:string-value="Lexical diversity" calcext:value-type="string">
            <text:p>Lexical diversity</text:p>
          </table:table-cell>
          <table:table-cell table:formula="of:=[$CohMetrixOutput.P47]" office:value-type="string" office:string-value=" type-token ratio" calcext:value-type="string">
            <text:p><text:s/>type-token ratio</text:p>
          </table:table-cell>
          <table:table-cell table:formula="of:=[$CohMetrixOutput.N47]" office:value-type="float" office:value="0.6947" calcext:value-type="float">
            <text:p>0,6947</text:p>
          </table:table-cell>
          <table:table-cell table:formula="of:=['file:///C:/Users/aagui/Dropbox/TFG/estadisticas/CohMetrixOutput_H_DBH1_l1-3.ods'#$CohMetrixOutput.G47]" office:value-type="float" office:value="0.459333333333333" calcext:value-type="float">
            <text:p>0,4593333</text:p>
          </table:table-cell>
          <table:table-cell table:number-columns-repeated="2"/>
          <table:table-cell office:value-type="string" calcext:value-type="string">
            <text:p>Lower TTR, less words to learn</text:p>
          </table:table-cell>
          <table:table-cell/>
        </table:table-row>
        <table:table-row table:style-name="ro1">
          <table:table-cell table:formula="of:=[$CohMetrixOutput.A48]" office:value-type="float" office:value="47" calcext:value-type="float">
            <text:p>47</text:p>
          </table:table-cell>
          <table:table-cell table:formula="of:=[$CohMetrixOutput.O48]" office:value-type="string" office:string-value="Lexical diversity" calcext:value-type="string">
            <text:p>Lexical diversity</text:p>
          </table:table-cell>
          <table:table-cell table:formula="of:=[$CohMetrixOutput.P48]" office:value-type="string" office:string-value=" type-token ratio" calcext:value-type="string">
            <text:p><text:s/>type-token ratio</text:p>
          </table:table-cell>
          <table:table-cell table:formula="of:=[$CohMetrixOutput.N48]" office:value-type="float" office:value="0.5242" calcext:value-type="float">
            <text:p>0,5242</text:p>
          </table:table-cell>
          <table:table-cell table:formula="of:=['file:///C:/Users/aagui/Dropbox/TFG/estadisticas/CohMetrixOutput_H_DBH1_l1-3.ods'#$CohMetrixOutput.G48]" office:value-type="float" office:value="0.279666666666667" calcext:value-type="float">
            <text:p>0,2796667</text:p>
          </table:table-cell>
          <table:table-cell table:number-columns-repeated="4"/>
        </table:table-row>
        <table:table-row table:style-name="ro1">
          <table:table-cell table:formula="of:=[$CohMetrixOutput.A49]" office:value-type="float" office:value="48" calcext:value-type="float">
            <text:p>48</text:p>
          </table:table-cell>
          <table:table-cell table:formula="of:=[$CohMetrixOutput.O49]" office:value-type="string" office:string-value="Lexical diversity" calcext:value-type="string">
            <text:p>Lexical diversity</text:p>
          </table:table-cell>
          <table:table-cell table:formula="of:=[$CohMetrixOutput.P49]" office:value-type="string" office:string-value=" MTLD" calcext:value-type="string">
            <text:p><text:s/>MTLD</text:p>
          </table:table-cell>
          <table:table-cell table:formula="of:=[$CohMetrixOutput.N49]" office:value-type="float" office:value="64.6808" calcext:value-type="float">
            <text:p>64,6808</text:p>
          </table:table-cell>
          <table:table-cell table:formula="of:=['file:///C:/Users/aagui/Dropbox/TFG/estadisticas/CohMetrixOutput_H_DBH1_l1-3.ods'#$CohMetrixOutput.G49]" office:value-type="float" office:value="55.268" calcext:value-type="float">
            <text:p>55,2680000</text:p>
          </table:table-cell>
          <table:table-cell table:number-columns-repeated="4"/>
        </table:table-row>
        <table:table-row table:style-name="ro1">
          <table:table-cell table:formula="of:=[$CohMetrixOutput.A50]" office:value-type="float" office:value="49" calcext:value-type="float">
            <text:p>49</text:p>
          </table:table-cell>
          <table:table-cell table:formula="of:=[$CohMetrixOutput.O50]" office:value-type="string" office:string-value="Lexical diversity" calcext:value-type="string">
            <text:p>Lexical diversity</text:p>
          </table:table-cell>
          <table:table-cell table:formula="of:=[$CohMetrixOutput.P50]" office:value-type="string" office:string-value=" VOCD" calcext:value-type="string">
            <text:p><text:s/>VOCD</text:p>
          </table:table-cell>
          <table:table-cell table:formula="of:=[$CohMetrixOutput.N50]" office:value-type="float" office:value="78.0097" calcext:value-type="float">
            <text:p>78,0097</text:p>
          </table:table-cell>
          <table:table-cell table:formula="of:=['file:///C:/Users/aagui/Dropbox/TFG/estadisticas/CohMetrixOutput_H_DBH1_l1-3.ods'#$CohMetrixOutput.G50]" office:value-type="float" office:value="74.024" calcext:value-type="float">
            <text:p>74,0240000</text:p>
          </table:table-cell>
          <table:table-cell table:formula="of:=[.E50]-[.D50]" office:value-type="float" office:value="-3.98569999999999" calcext:value-type="float">
            <text:p>-3,98569999999999</text:p>
          </table:table-cell>
          <table:table-cell table:formula="of:=[.F50]*100/[.D50]" office:value-type="float" office:value="-5.1092364154714" calcext:value-type="float">
            <text:p>-5,1092364154714</text:p>
          </table:table-cell>
          <table:table-cell office:value-type="string" calcext:value-type="string">
            <text:p>less lexical diversity (words are repeated)</text:p>
          </table:table-cell>
          <table:table-cell/>
        </table:table-row>
        <table:table-row table:style-name="ro1">
          <table:table-cell table:formula="of:=[$CohMetrixOutput.A51]" office:value-type="float" office:value="50" calcext:value-type="float">
            <text:p>50</text:p>
          </table:table-cell>
          <table:table-cell table:formula="of:=[$CohMetrixOutput.O51]" office:value-type="string" office:string-value="All connectives incidence" calcext:value-type="string">
            <text:p>All connectives incidence</text:p>
          </table:table-cell>
          <table:table-cell table:formula="of:=[$CohMetrixOutput.P51]" office:value-type="float" office:value="0" calcext:value-type="float">
            <text:p>0</text:p>
          </table:table-cell>
          <table:table-cell table:formula="of:=[$CohMetrixOutput.N51]" office:value-type="float" office:value="87.8652" calcext:value-type="float">
            <text:p>87,8652</text:p>
          </table:table-cell>
          <table:table-cell table:formula="of:=['file:///C:/Users/aagui/Dropbox/TFG/estadisticas/CohMetrixOutput_H_DBH1_l1-3.ods'#$CohMetrixOutput.G51]" office:value-type="float" office:value="92.5376666666667" calcext:value-type="float">
            <text:p>92,5376667</text:p>
          </table:table-cell>
          <table:table-cell table:formula="of:=[.E51]-[.D51]" office:value-type="float" office:value="4.67246666666669" calcext:value-type="float">
            <text:p>4,67246666666669</text:p>
          </table:table-cell>
          <table:table-cell table:formula="of:=[.F51]*100/[.D51]" office:value-type="float" office:value="5.31776706439716" calcext:value-type="float">
            <text:p>5,31776706439716</text:p>
          </table:table-cell>
          <table:table-cell table:number-columns-repeated="2"/>
        </table:table-row>
        <table:table-row table:style-name="ro1">
          <table:table-cell table:formula="of:=[$CohMetrixOutput.A52]" office:value-type="float" office:value="51" calcext:value-type="float">
            <text:p>51</text:p>
          </table:table-cell>
          <table:table-cell table:formula="of:=[$CohMetrixOutput.O52]" office:value-type="string" office:string-value="Causal connectives incidence" calcext:value-type="string">
            <text:p>Causal connectives incidence</text:p>
          </table:table-cell>
          <table:table-cell table:formula="of:=[$CohMetrixOutput.P52]" office:value-type="float" office:value="0" calcext:value-type="float">
            <text:p>0</text:p>
          </table:table-cell>
          <table:table-cell table:formula="of:=[$CohMetrixOutput.N52]" office:value-type="float" office:value="17.9846" calcext:value-type="float">
            <text:p>17,9846</text:p>
          </table:table-cell>
          <table:table-cell table:formula="of:=['file:///C:/Users/aagui/Dropbox/TFG/estadisticas/CohMetrixOutput_H_DBH1_l1-3.ods'#$CohMetrixOutput.G52]" office:value-type="float" office:value="21.4746666666667" calcext:value-type="float">
            <text:p>21,4746667</text:p>
          </table:table-cell>
          <table:table-cell table:formula="of:=[.E52]-[.D52]" office:value-type="float" office:value="3.4900666666667" calcext:value-type="float">
            <text:p>3,4900666666667</text:p>
          </table:table-cell>
          <table:table-cell table:formula="of:=[.F52]*100/[.D52]" office:value-type="float" office:value="19.4058620523486" calcext:value-type="float">
            <text:p>19,4058620523486</text:p>
          </table:table-cell>
          <table:table-cell office:value-type="string" calcext:value-type="string">
            <text:p>Slightly more causal but shouldn`t it be higher ?because thy have tried to simplify it?</text:p>
          </table:table-cell>
          <table:table-cell/>
        </table:table-row>
        <table:table-row table:style-name="ro1">
          <table:table-cell table:formula="of:=[$CohMetrixOutput.A53]" office:value-type="float" office:value="52" calcext:value-type="float">
            <text:p>52</text:p>
          </table:table-cell>
          <table:table-cell table:formula="of:=[$CohMetrixOutput.O53]" office:value-type="string" office:string-value="Logical connectives incidence" calcext:value-type="string">
            <text:p>Logical connectives incidence</text:p>
          </table:table-cell>
          <table:table-cell table:formula="of:=[$CohMetrixOutput.P53]" office:value-type="float" office:value="0" calcext:value-type="float">
            <text:p>0</text:p>
          </table:table-cell>
          <table:table-cell table:formula="of:=[$CohMetrixOutput.N53]" office:value-type="float" office:value="32.9085" calcext:value-type="float">
            <text:p>32,9085</text:p>
          </table:table-cell>
          <table:table-cell table:formula="of:=['file:///C:/Users/aagui/Dropbox/TFG/estadisticas/CohMetrixOutput_H_DBH1_l1-3.ods'#$CohMetrixOutput.G53]" office:value-type="float" office:value="32.2986666666667" calcext:value-type="float">
            <text:p>32,2986667</text:p>
          </table:table-cell>
          <table:table-cell table:formula="of:=[.E53]-[.D53]" office:value-type="float" office:value="-0.609833333333299" calcext:value-type="float">
            <text:p>-0,609833333333299</text:p>
          </table:table-cell>
          <table:table-cell table:formula="of:=[.F53]*100/[.D53]" office:value-type="float" office:value="-1.85311798876673" calcext:value-type="float">
            <text:p>-1,85311798876673</text:p>
          </table:table-cell>
          <table:table-cell office:value-type="string" calcext:value-type="string">
            <text:p>Shoouln´t it be higher , again?</text:p>
          </table:table-cell>
          <table:table-cell/>
        </table:table-row>
        <table:table-row table:style-name="ro1">
          <table:table-cell table:formula="of:=[$CohMetrixOutput.A54]" office:value-type="float" office:value="53" calcext:value-type="float">
            <text:p>53</text:p>
          </table:table-cell>
          <table:table-cell table:formula="of:=[$CohMetrixOutput.O54]" office:value-type="string" office:string-value="Adversative and contrastive connectives incidence" calcext:value-type="string">
            <text:p>Adversative and contrastive connectives incidence</text:p>
          </table:table-cell>
          <table:table-cell table:formula="of:=[$CohMetrixOutput.P54]" office:value-type="float" office:value="0" calcext:value-type="float">
            <text:p>0</text:p>
          </table:table-cell>
          <table:table-cell table:formula="of:=[$CohMetrixOutput.N54]" office:value-type="float" office:value="15.3412" calcext:value-type="float">
            <text:p>15,3412</text:p>
          </table:table-cell>
          <table:table-cell table:formula="of:=['file:///C:/Users/aagui/Dropbox/TFG/estadisticas/CohMetrixOutput_H_DBH1_l1-3.ods'#$CohMetrixOutput.G54]" office:value-type="float" office:value="16.045" calcext:value-type="float">
            <text:p>16,0450000</text:p>
          </table:table-cell>
          <table:table-cell table:formula="of:=[.E54]-[.D54]" office:value-type="float" office:value="0.703800000000005" calcext:value-type="float">
            <text:p>0,703800000000005</text:p>
          </table:table-cell>
          <table:table-cell table:formula="of:=[.F54]*100/[.D54]" office:value-type="float" office:value="4.58764633796577" calcext:value-type="float">
            <text:p>4,58764633796577</text:p>
          </table:table-cell>
          <table:table-cell table:number-columns-repeated="2"/>
        </table:table-row>
        <table:table-row table:style-name="ro1">
          <table:table-cell table:formula="of:=[$CohMetrixOutput.A55]" office:value-type="float" office:value="54" calcext:value-type="float">
            <text:p>54</text:p>
          </table:table-cell>
          <table:table-cell table:formula="of:=[$CohMetrixOutput.O55]" office:value-type="string" office:string-value="Temporal connectives incidence" calcext:value-type="string">
            <text:p>Temporal connectives incidence</text:p>
          </table:table-cell>
          <table:table-cell table:formula="of:=[$CohMetrixOutput.P55]" office:value-type="float" office:value="0" calcext:value-type="float">
            <text:p>0</text:p>
          </table:table-cell>
          <table:table-cell table:formula="of:=[$CohMetrixOutput.N55]" office:value-type="float" office:value="12.5302" calcext:value-type="float">
            <text:p>12,5302</text:p>
          </table:table-cell>
          <table:table-cell table:formula="of:=['file:///C:/Users/aagui/Dropbox/TFG/estadisticas/CohMetrixOutput_H_DBH1_l1-3.ods'#$CohMetrixOutput.G55]" office:value-type="float" office:value="16.42" calcext:value-type="float">
            <text:p>16,4200000</text:p>
          </table:table-cell>
          <table:table-cell table:formula="of:=[.E55]-[.D55]" office:value-type="float" office:value="3.8898" calcext:value-type="float">
            <text:p>3,8898</text:p>
          </table:table-cell>
          <table:table-cell table:formula="of:=[.F55]*100/[.D55]" office:value-type="float" office:value="31.0433991476593" calcext:value-type="float">
            <text:p>31,0433991476593</text:p>
          </table:table-cell>
          <table:table-cell office:value-type="string" calcext:value-type="string">
            <text:p>More temporal conncectiveness</text:p>
          </table:table-cell>
          <table:table-cell/>
        </table:table-row>
        <table:table-row table:style-name="ro1">
          <table:table-cell table:formula="of:=[$CohMetrixOutput.A56]" office:value-type="float" office:value="55" calcext:value-type="float">
            <text:p>55</text:p>
          </table:table-cell>
          <table:table-cell table:formula="of:=[$CohMetrixOutput.O56]" office:value-type="string" office:string-value="Expanded temporal connectives incidence" calcext:value-type="string">
            <text:p>Expanded temporal connectives incidence</text:p>
          </table:table-cell>
          <table:table-cell table:formula="of:=[$CohMetrixOutput.P56]" office:value-type="float" office:value="0" calcext:value-type="float">
            <text:p>0</text:p>
          </table:table-cell>
          <table:table-cell table:formula="of:=[$CohMetrixOutput.N56]" office:value-type="float" office:value="23.3885" calcext:value-type="float">
            <text:p>23,3885</text:p>
          </table:table-cell>
          <table:table-cell table:formula="of:=['file:///C:/Users/aagui/Dropbox/TFG/estadisticas/CohMetrixOutput_H_DBH1_l1-3.ods'#$CohMetrixOutput.G56]" office:value-type="float" office:value="14.493" calcext:value-type="float">
            <text:p>14,4930000</text:p>
          </table:table-cell>
          <table:table-cell table:formula="of:=[.E56]-[.D56]" office:value-type="float" office:value="-8.8955" calcext:value-type="float">
            <text:p>-8,8955</text:p>
          </table:table-cell>
          <table:table-cell table:formula="of:=[.F56]*100/[.D56]" office:value-type="float" office:value="-38.0336490155418" calcext:value-type="float">
            <text:p>-38,0336490155418</text:p>
          </table:table-cell>
          <table:table-cell office:value-type="string" calcext:value-type="string">
            <text:p>Less expanded temporal incidence</text:p>
          </table:table-cell>
          <table:table-cell/>
        </table:table-row>
        <table:table-row table:style-name="ro1">
          <table:table-cell table:formula="of:=[$CohMetrixOutput.A57]" office:value-type="float" office:value="56" calcext:value-type="float">
            <text:p>56</text:p>
          </table:table-cell>
          <table:table-cell table:formula="of:=[$CohMetrixOutput.O57]" office:value-type="string" office:string-value="Additive connectives incidence" calcext:value-type="string">
            <text:p>Additive connectives incidence</text:p>
          </table:table-cell>
          <table:table-cell table:formula="of:=[$CohMetrixOutput.P57]" office:value-type="float" office:value="0" calcext:value-type="float">
            <text:p>0</text:p>
          </table:table-cell>
          <table:table-cell table:formula="of:=[$CohMetrixOutput.N57]" office:value-type="float" office:value="58.0865" calcext:value-type="float">
            <text:p>58,0865</text:p>
          </table:table-cell>
          <table:table-cell table:formula="of:=['file:///C:/Users/aagui/Dropbox/TFG/estadisticas/CohMetrixOutput_H_DBH1_l1-3.ods'#$CohMetrixOutput.G57]" office:value-type="float" office:value="60.629" calcext:value-type="float">
            <text:p>60,6290000</text:p>
          </table:table-cell>
          <table:table-cell table:formula="of:=[.E57]-[.D57]" office:value-type="float" office:value="2.5425" calcext:value-type="float">
            <text:p>2,5425</text:p>
          </table:table-cell>
          <table:table-cell table:formula="of:=[.F57]*100/[.D57]" office:value-type="float" office:value="4.37709278403759" calcext:value-type="float">
            <text:p>4,37709278403759</text:p>
          </table:table-cell>
          <table:table-cell table:number-columns-repeated="2"/>
        </table:table-row>
        <table:table-row table:style-name="ro1">
          <table:table-cell table:formula="of:=[$CohMetrixOutput.A58]" office:value-type="float" office:value="57" calcext:value-type="float">
            <text:p>57</text:p>
          </table:table-cell>
          <table:table-cell table:formula="of:=[$CohMetrixOutput.O58]" office:value-type="string" office:string-value="Positive connectives incidence" calcext:value-type="string">
            <text:p>Positive connectives incidence</text:p>
          </table:table-cell>
          <table:table-cell table:formula="of:=[$CohMetrixOutput.P58]" office:value-type="float" office:value="0" calcext:value-type="float">
            <text:p>0</text:p>
          </table:table-cell>
          <table:table-cell table:formula="of:=[$CohMetrixOutput.N58]" office:value-type="float" office:value="0" calcext:value-type="float">
            <text:p>0</text:p>
          </table:table-cell>
          <table:table-cell table:formula="of:=['file:///C:/Users/aagui/Dropbox/TFG/estadisticas/CohMetrixOutput_H_DBH1_l1-3.ods'#$CohMetrixOutput.G58]" office:value-type="float" office:value="0" calcext:value-type="float">
            <text:p>0,0000000</text:p>
          </table:table-cell>
          <table:table-cell table:number-columns-repeated="4"/>
        </table:table-row>
        <table:table-row table:style-name="ro1">
          <table:table-cell table:formula="of:=[$CohMetrixOutput.A59]" office:value-type="float" office:value="58" calcext:value-type="float">
            <text:p>58</text:p>
          </table:table-cell>
          <table:table-cell table:formula="of:=[$CohMetrixOutput.O59]" office:value-type="string" office:string-value="Negative connectives incidence" calcext:value-type="string">
            <text:p>Negative connectives incidence</text:p>
          </table:table-cell>
          <table:table-cell table:formula="of:=[$CohMetrixOutput.P59]" office:value-type="float" office:value="0" calcext:value-type="float">
            <text:p>0</text:p>
          </table:table-cell>
          <table:table-cell table:formula="of:=[$CohMetrixOutput.N59]" office:value-type="float" office:value="0" calcext:value-type="float">
            <text:p>0</text:p>
          </table:table-cell>
          <table:table-cell table:formula="of:=['file:///C:/Users/aagui/Dropbox/TFG/estadisticas/CohMetrixOutput_H_DBH1_l1-3.ods'#$CohMetrixOutput.G59]" office:value-type="float" office:value="0" calcext:value-type="float">
            <text:p>0,0000000</text:p>
          </table:table-cell>
          <table:table-cell table:number-columns-repeated="4"/>
        </table:table-row>
        <table:table-row table:style-name="ro1">
          <table:table-cell table:formula="of:=[$CohMetrixOutput.A60]" office:value-type="float" office:value="59" calcext:value-type="float">
            <text:p>59</text:p>
          </table:table-cell>
          <table:table-cell table:formula="of:=[$CohMetrixOutput.O60]" office:value-type="string" office:string-value="Causal verb incidence" calcext:value-type="string">
            <text:p>Causal verb incidence</text:p>
          </table:table-cell>
          <table:table-cell table:formula="of:=[$CohMetrixOutput.P60]" office:value-type="float" office:value="0" calcext:value-type="float">
            <text:p>0</text:p>
          </table:table-cell>
          <table:table-cell table:formula="of:=[$CohMetrixOutput.N60]" office:value-type="float" office:value="34.7979" calcext:value-type="float">
            <text:p>34,7979</text:p>
          </table:table-cell>
          <table:table-cell table:formula="of:=['file:///C:/Users/aagui/Dropbox/TFG/estadisticas/CohMetrixOutput_H_DBH1_l1-3.ods'#$CohMetrixOutput.G60]" office:value-type="float" office:value="29.4686666666667" calcext:value-type="float">
            <text:p>29,4686667</text:p>
          </table:table-cell>
          <table:table-cell table:number-columns-repeated="4"/>
        </table:table-row>
        <table:table-row table:style-name="ro1">
          <table:table-cell table:formula="of:=[$CohMetrixOutput.A61]" office:value-type="float" office:value="60" calcext:value-type="float">
            <text:p>60</text:p>
          </table:table-cell>
          <table:table-cell table:formula="of:=[$CohMetrixOutput.O61]" office:value-type="string" office:string-value="Causal verbs and causal particles incidence" calcext:value-type="string">
            <text:p>Causal verbs and causal particles incidence</text:p>
          </table:table-cell>
          <table:table-cell table:formula="of:=[$CohMetrixOutput.P61]" office:value-type="float" office:value="0" calcext:value-type="float">
            <text:p>0</text:p>
          </table:table-cell>
          <table:table-cell table:formula="of:=[$CohMetrixOutput.N61]" office:value-type="float" office:value="42.4438" calcext:value-type="float">
            <text:p>42,4438</text:p>
          </table:table-cell>
          <table:table-cell table:formula="of:=['file:///C:/Users/aagui/Dropbox/TFG/estadisticas/CohMetrixOutput_H_DBH1_l1-3.ods'#$CohMetrixOutput.G61]" office:value-type="float" office:value="40.11" calcext:value-type="float">
            <text:p>40,1100000</text:p>
          </table:table-cell>
          <table:table-cell table:formula="of:=[.E61]-[.D61]" office:value-type="float" office:value="-2.3338" calcext:value-type="float">
            <text:p>-2,3338</text:p>
          </table:table-cell>
          <table:table-cell table:formula="of:=[.F61]*100/[.D61]" office:value-type="float" office:value="-5.49856516146056" calcext:value-type="float">
            <text:p>-5,49856516146056</text:p>
          </table:table-cell>
          <table:table-cell office:value-type="string" calcext:value-type="string">
            <text:p>Slightly higher of CV and CP</text:p>
          </table:table-cell>
          <table:table-cell/>
        </table:table-row>
        <table:table-row table:style-name="ro1">
          <table:table-cell table:formula="of:=[$CohMetrixOutput.A62]" office:value-type="float" office:value="61" calcext:value-type="float">
            <text:p>61</text:p>
          </table:table-cell>
          <table:table-cell table:formula="of:=[$CohMetrixOutput.O62]" office:value-type="string" office:string-value="Intentional verbs incidence" calcext:value-type="string">
            <text:p>Intentional verbs incidence</text:p>
          </table:table-cell>
          <table:table-cell table:formula="of:=[$CohMetrixOutput.P62]" office:value-type="float" office:value="0" calcext:value-type="float">
            <text:p>0</text:p>
          </table:table-cell>
          <table:table-cell table:formula="of:=[$CohMetrixOutput.N62]" office:value-type="float" office:value="29.2162" calcext:value-type="float">
            <text:p>29,2162</text:p>
          </table:table-cell>
          <table:table-cell table:formula="of:=['file:///C:/Users/aagui/Dropbox/TFG/estadisticas/CohMetrixOutput_H_DBH1_l1-3.ods'#$CohMetrixOutput.G62]" office:value-type="float" office:value="12.4386666666667" calcext:value-type="float">
            <text:p>12,4386667</text:p>
          </table:table-cell>
          <table:table-cell table:formula="of:=[.E62]-[.D62]" office:value-type="float" office:value="-16.7775333333333" calcext:value-type="float">
            <text:p>-16,7775333333333</text:p>
          </table:table-cell>
          <table:table-cell/>
          <table:table-cell office:value-type="string" calcext:value-type="string">
            <text:p>Less intentional verbs</text:p>
          </table:table-cell>
          <table:table-cell/>
        </table:table-row>
        <table:table-row table:style-name="ro1">
          <table:table-cell table:formula="of:=[$CohMetrixOutput.A63]" office:value-type="float" office:value="62" calcext:value-type="float">
            <text:p>62</text:p>
          </table:table-cell>
          <table:table-cell table:formula="of:=[$CohMetrixOutput.O63]" office:value-type="string" office:string-value="Ratio of casual particles to causal verbs" calcext:value-type="string">
            <text:p>Ratio of casual particles to causal verbs</text:p>
          </table:table-cell>
          <table:table-cell table:formula="of:=[$CohMetrixOutput.P63]" office:value-type="float" office:value="0" calcext:value-type="float">
            <text:p>0</text:p>
          </table:table-cell>
          <table:table-cell table:formula="of:=[$CohMetrixOutput.N63]" office:value-type="float" office:value="0.1861" calcext:value-type="float">
            <text:p>0,1861</text:p>
          </table:table-cell>
          <table:table-cell table:formula="of:=['file:///C:/Users/aagui/Dropbox/TFG/estadisticas/CohMetrixOutput_H_DBH1_l1-3.ods'#$CohMetrixOutput.G63]" office:value-type="float" office:value="0.357" calcext:value-type="float">
            <text:p>0,3570000</text:p>
          </table:table-cell>
          <table:table-cell table:number-columns-repeated="4"/>
        </table:table-row>
        <table:table-row table:style-name="ro1">
          <table:table-cell table:formula="of:=[$CohMetrixOutput.A64]" office:value-type="float" office:value="63" calcext:value-type="float">
            <text:p>63</text:p>
          </table:table-cell>
          <table:table-cell table:formula="of:=[$CohMetrixOutput.O64]" office:value-type="string" office:string-value="Ratio of intentional particles to intentional verbs" calcext:value-type="string">
            <text:p>Ratio of intentional particles to intentional verbs</text:p>
          </table:table-cell>
          <table:table-cell table:formula="of:=[$CohMetrixOutput.P64]" office:value-type="float" office:value="0" calcext:value-type="float">
            <text:p>0</text:p>
          </table:table-cell>
          <table:table-cell table:formula="of:=[$CohMetrixOutput.N64]" office:value-type="float" office:value="0.5086" calcext:value-type="float">
            <text:p>0,5086</text:p>
          </table:table-cell>
          <table:table-cell table:formula="of:=['file:///C:/Users/aagui/Dropbox/TFG/estadisticas/CohMetrixOutput_H_DBH1_l1-3.ods'#$CohMetrixOutput.G64]" office:value-type="float" office:value="0.973" calcext:value-type="float">
            <text:p>0,9730000</text:p>
          </table:table-cell>
          <table:table-cell table:number-columns-repeated="4"/>
        </table:table-row>
        <table:table-row table:style-name="ro1">
          <table:table-cell table:formula="of:=[$CohMetrixOutput.A65]" office:value-type="float" office:value="64" calcext:value-type="float">
            <text:p>64</text:p>
          </table:table-cell>
          <table:table-cell table:formula="of:=[$CohMetrixOutput.O65]" office:value-type="string" office:string-value="LSA verb overlap" calcext:value-type="string">
            <text:p>LSA verb overlap</text:p>
          </table:table-cell>
          <table:table-cell table:formula="of:=[$CohMetrixOutput.P65]" office:value-type="float" office:value="0" calcext:value-type="float">
            <text:p>0</text:p>
          </table:table-cell>
          <table:table-cell table:formula="of:=[$CohMetrixOutput.N65]" office:value-type="float" office:value="0.1148" calcext:value-type="float">
            <text:p>0,1148</text:p>
          </table:table-cell>
          <table:table-cell table:formula="of:=['file:///C:/Users/aagui/Dropbox/TFG/estadisticas/CohMetrixOutput_H_DBH1_l1-3.ods'#$CohMetrixOutput.G65]" office:value-type="float" office:value="0.11" calcext:value-type="float">
            <text:p>0,1100000</text:p>
          </table:table-cell>
          <table:table-cell table:number-columns-repeated="4"/>
        </table:table-row>
        <table:table-row table:style-name="ro1">
          <table:table-cell table:formula="of:=[$CohMetrixOutput.A66]" office:value-type="float" office:value="65" calcext:value-type="float">
            <text:p>65</text:p>
          </table:table-cell>
          <table:table-cell table:formula="of:=[$CohMetrixOutput.O66]" office:value-type="string" office:string-value="WordNet verb overlap" calcext:value-type="string">
            <text:p>WordNet verb overlap</text:p>
          </table:table-cell>
          <table:table-cell table:formula="of:=[$CohMetrixOutput.P66]" office:value-type="float" office:value="0" calcext:value-type="float">
            <text:p>0</text:p>
          </table:table-cell>
          <table:table-cell table:formula="of:=[$CohMetrixOutput.N66]" office:value-type="float" office:value="0.4691" calcext:value-type="float">
            <text:p>0,4691</text:p>
          </table:table-cell>
          <table:table-cell table:formula="of:=['file:///C:/Users/aagui/Dropbox/TFG/estadisticas/CohMetrixOutput_H_DBH1_l1-3.ods'#$CohMetrixOutput.G66]" office:value-type="float" office:value="0.400666666666667" calcext:value-type="float">
            <text:p>0,4006667</text:p>
          </table:table-cell>
          <table:table-cell table:number-columns-repeated="4"/>
        </table:table-row>
        <table:table-row table:style-name="ro1">
          <table:table-cell table:formula="of:=[$CohMetrixOutput.A67]" office:value-type="float" office:value="66" calcext:value-type="float">
            <text:p>66</text:p>
          </table:table-cell>
          <table:table-cell table:formula="of:=[$CohMetrixOutput.O67]" office:value-type="string" office:string-value="Temporal cohesion" calcext:value-type="string">
            <text:p>Temporal cohesion</text:p>
          </table:table-cell>
          <table:table-cell table:formula="of:=[$CohMetrixOutput.P67]" office:value-type="string" office:string-value=" tense and aspect repetition" calcext:value-type="string">
            <text:p><text:s/>tense and aspect repetition</text:p>
          </table:table-cell>
          <table:table-cell table:formula="of:=[$CohMetrixOutput.N67]" office:value-type="float" office:value="0.8945" calcext:value-type="float">
            <text:p>0,8945</text:p>
          </table:table-cell>
          <table:table-cell table:formula="of:=['file:///C:/Users/aagui/Dropbox/TFG/estadisticas/CohMetrixOutput_H_DBH1_l1-3.ods'#$CohMetrixOutput.G67]" office:value-type="float" office:value="0.944666666666667" calcext:value-type="float">
            <text:p>0,9446667</text:p>
          </table:table-cell>
          <table:table-cell table:number-columns-repeated="4"/>
        </table:table-row>
        <table:table-row table:style-name="ro1">
          <table:table-cell table:formula="of:=[$CohMetrixOutput.A68]" office:value-type="float" office:value="67" calcext:value-type="float">
            <text:p>67</text:p>
          </table:table-cell>
          <table:table-cell table:formula="of:=[$CohMetrixOutput.O68]" office:value-type="string" office:string-value="Left embeddedness" calcext:value-type="string">
            <text:p>Left embeddedness</text:p>
          </table:table-cell>
          <table:table-cell table:formula="of:=[$CohMetrixOutput.P68]" office:value-type="string" office:string-value=" words before main verb" calcext:value-type="string">
            <text:p><text:s/>words before main verb</text:p>
          </table:table-cell>
          <table:table-cell table:formula="of:=[$CohMetrixOutput.N68]" office:value-type="float" office:value="2.7108" calcext:value-type="float">
            <text:p>2,7108</text:p>
          </table:table-cell>
          <table:table-cell table:formula="of:=['file:///C:/Users/aagui/Dropbox/TFG/estadisticas/CohMetrixOutput_H_DBH1_l1-3.ods'#$CohMetrixOutput.G68]" office:value-type="float" office:value="3.175" calcext:value-type="float">
            <text:p>3,1750000</text:p>
          </table:table-cell>
          <table:table-cell table:number-columns-repeated="4"/>
        </table:table-row>
        <table:table-row table:style-name="ro1">
          <table:table-cell table:formula="of:=[$CohMetrixOutput.A69]" office:value-type="float" office:value="68" calcext:value-type="float">
            <text:p>68</text:p>
          </table:table-cell>
          <table:table-cell table:formula="of:=[$CohMetrixOutput.O69]" office:value-type="string" office:string-value="Number of modifiers per noun phrase" calcext:value-type="string">
            <text:p>Number of modifiers per noun phrase</text:p>
          </table:table-cell>
          <table:table-cell table:formula="of:=[$CohMetrixOutput.P69]" office:value-type="string" office:string-value=" mean" calcext:value-type="string">
            <text:p><text:s/>mean</text:p>
          </table:table-cell>
          <table:table-cell table:formula="of:=[$CohMetrixOutput.N69]" office:value-type="float" office:value="0.7991" calcext:value-type="float">
            <text:p>0,7991</text:p>
          </table:table-cell>
          <table:table-cell table:formula="of:=['file:///C:/Users/aagui/Dropbox/TFG/estadisticas/CohMetrixOutput_H_DBH1_l1-3.ods'#$CohMetrixOutput.G69]" office:value-type="float" office:value="1.02333333333333" calcext:value-type="float">
            <text:p>1,0233333</text:p>
          </table:table-cell>
          <table:table-cell table:number-columns-repeated="2"/>
          <table:table-cell office:value-type="string" calcext:value-type="string">
            <text:p>Similar syntactic complexity</text:p>
          </table:table-cell>
          <table:table-cell/>
        </table:table-row>
        <table:table-row table:style-name="ro1">
          <table:table-cell table:formula="of:=[$CohMetrixOutput.A70]" office:value-type="float" office:value="69" calcext:value-type="float">
            <text:p>69</text:p>
          </table:table-cell>
          <table:table-cell table:formula="of:=[$CohMetrixOutput.O70]" office:value-type="string" office:string-value="Minimal Edit Distance" calcext:value-type="string">
            <text:p>Minimal Edit Distance</text:p>
          </table:table-cell>
          <table:table-cell table:formula="of:=[$CohMetrixOutput.P70]" office:value-type="string" office:string-value=" part of speech" calcext:value-type="string">
            <text:p><text:s/>part of speech</text:p>
          </table:table-cell>
          <table:table-cell table:formula="of:=[$CohMetrixOutput.N70]" office:value-type="float" office:value="0.68" calcext:value-type="float">
            <text:p>0,68</text:p>
          </table:table-cell>
          <table:table-cell table:formula="of:=['file:///C:/Users/aagui/Dropbox/TFG/estadisticas/CohMetrixOutput_H_DBH1_l1-3.ods'#$CohMetrixOutput.G70]" office:value-type="float" office:value="0.644333333333333" calcext:value-type="float">
            <text:p>0,6443333</text:p>
          </table:table-cell>
          <table:table-cell table:number-columns-repeated="4"/>
        </table:table-row>
        <table:table-row table:style-name="ro1">
          <table:table-cell table:formula="of:=[$CohMetrixOutput.A71]" office:value-type="float" office:value="70" calcext:value-type="float">
            <text:p>70</text:p>
          </table:table-cell>
          <table:table-cell table:formula="of:=[$CohMetrixOutput.O71]" office:value-type="string" office:string-value="Minimal Edit Distance" calcext:value-type="string">
            <text:p>Minimal Edit Distance</text:p>
          </table:table-cell>
          <table:table-cell table:formula="of:=[$CohMetrixOutput.P71]" office:value-type="string" office:string-value=" all words" calcext:value-type="string">
            <text:p><text:s/>all words</text:p>
          </table:table-cell>
          <table:table-cell table:formula="of:=[$CohMetrixOutput.N71]" office:value-type="float" office:value="0.8991" calcext:value-type="float">
            <text:p>0,8991</text:p>
          </table:table-cell>
          <table:table-cell table:formula="of:=['file:///C:/Users/aagui/Dropbox/TFG/estadisticas/CohMetrixOutput_H_DBH1_l1-3.ods'#$CohMetrixOutput.G71]" office:value-type="float" office:value="0.879666666666667" calcext:value-type="float">
            <text:p>0,8796667</text:p>
          </table:table-cell>
          <table:table-cell table:number-columns-repeated="4"/>
        </table:table-row>
        <table:table-row table:style-name="ro1">
          <table:table-cell table:formula="of:=[$CohMetrixOutput.A72]" office:value-type="float" office:value="71" calcext:value-type="float">
            <text:p>71</text:p>
          </table:table-cell>
          <table:table-cell table:formula="of:=[$CohMetrixOutput.O72]" office:value-type="string" office:string-value="Minimal Edit Distance" calcext:value-type="string">
            <text:p>Minimal Edit Distance</text:p>
          </table:table-cell>
          <table:table-cell table:formula="of:=[$CohMetrixOutput.P72]" office:value-type="string" office:string-value=" lemmas" calcext:value-type="string">
            <text:p><text:s/>lemmas</text:p>
          </table:table-cell>
          <table:table-cell table:formula="of:=[$CohMetrixOutput.N72]" office:value-type="float" office:value="0.8771" calcext:value-type="float">
            <text:p>0,8771</text:p>
          </table:table-cell>
          <table:table-cell table:formula="of:=['file:///C:/Users/aagui/Dropbox/TFG/estadisticas/CohMetrixOutput_H_DBH1_l1-3.ods'#$CohMetrixOutput.G72]" office:value-type="float" office:value="0.845333333333333" calcext:value-type="float">
            <text:p>0,8453333</text:p>
          </table:table-cell>
          <table:table-cell table:number-columns-repeated="4"/>
        </table:table-row>
        <table:table-row table:style-name="ro1">
          <table:table-cell table:formula="of:=[$CohMetrixOutput.A73]" office:value-type="float" office:value="72" calcext:value-type="float">
            <text:p>72</text:p>
          </table:table-cell>
          <table:table-cell table:formula="of:=[$CohMetrixOutput.O73]" office:value-type="string" office:string-value="Sentence syntax similarity" calcext:value-type="string">
            <text:p>Sentence syntax similarity</text:p>
          </table:table-cell>
          <table:table-cell table:formula="of:=[$CohMetrixOutput.P73]" office:value-type="string" office:string-value=" adjacent sentences" calcext:value-type="string">
            <text:p><text:s/>adjacent sentences</text:p>
          </table:table-cell>
          <table:table-cell table:formula="of:=[$CohMetrixOutput.N73]" office:value-type="float" office:value="0.1224" calcext:value-type="float">
            <text:p>0,1224</text:p>
          </table:table-cell>
          <table:table-cell table:formula="of:=['file:///C:/Users/aagui/Dropbox/TFG/estadisticas/CohMetrixOutput_H_DBH1_l1-3.ods'#$CohMetrixOutput.G73]" office:value-type="float" office:value="0.108333333333333" calcext:value-type="float">
            <text:p>0,1083333</text:p>
          </table:table-cell>
          <table:table-cell table:number-columns-repeated="4"/>
        </table:table-row>
        <table:table-row table:style-name="ro1">
          <table:table-cell table:formula="of:=[$CohMetrixOutput.A74]" office:value-type="float" office:value="73" calcext:value-type="float">
            <text:p>73</text:p>
          </table:table-cell>
          <table:table-cell table:formula="of:=[$CohMetrixOutput.O74]" office:value-type="string" office:string-value="Sentence syntax similarity" calcext:value-type="string">
            <text:p>Sentence syntax similarity</text:p>
          </table:table-cell>
          <table:table-cell table:formula="of:=[$CohMetrixOutput.P74]" office:value-type="string" office:string-value=" all combinations" calcext:value-type="string">
            <text:p><text:s/>all combinations</text:p>
          </table:table-cell>
          <table:table-cell table:formula="of:=[$CohMetrixOutput.N74]" office:value-type="float" office:value="0.1121" calcext:value-type="float">
            <text:p>0,1121</text:p>
          </table:table-cell>
          <table:table-cell table:formula="of:=['file:///C:/Users/aagui/Dropbox/TFG/estadisticas/CohMetrixOutput_H_DBH1_l1-3.ods'#$CohMetrixOutput.G74]" office:value-type="float" office:value="0.105" calcext:value-type="float">
            <text:p>0,1050000</text:p>
          </table:table-cell>
          <table:table-cell table:number-columns-repeated="2"/>
          <table:table-cell office:value-type="string" calcext:value-type="string">
            <text:p>Similar syntax</text:p>
          </table:table-cell>
          <table:table-cell/>
        </table:table-row>
        <table:table-row table:style-name="ro1">
          <table:table-cell table:formula="of:=[$CohMetrixOutput.A75]" office:value-type="float" office:value="74" calcext:value-type="float">
            <text:p>74</text:p>
          </table:table-cell>
          <table:table-cell table:formula="of:=[$CohMetrixOutput.O75]" office:value-type="string" office:string-value="Noun phrase density" calcext:value-type="string">
            <text:p>Noun phrase density</text:p>
          </table:table-cell>
          <table:table-cell table:formula="of:=[$CohMetrixOutput.P75]" office:value-type="string" office:string-value=" incidence" calcext:value-type="string">
            <text:p><text:s/>incidence</text:p>
          </table:table-cell>
          <table:table-cell table:formula="of:=[$CohMetrixOutput.N75]" office:value-type="float" office:value="366.2422" calcext:value-type="float">
            <text:p>366,2422</text:p>
          </table:table-cell>
          <table:table-cell table:formula="of:=['file:///C:/Users/aagui/Dropbox/TFG/estadisticas/CohMetrixOutput_H_DBH1_l1-3.ods'#$CohMetrixOutput.G75]" office:value-type="float" office:value="402.816666666667" calcext:value-type="float">
            <text:p>402,8166667</text:p>
          </table:table-cell>
          <table:table-cell table:formula="of:=[.E75]-[.D75]" office:value-type="float" office:value="36.574466666667" calcext:value-type="float">
            <text:p>36,574466666667</text:p>
          </table:table-cell>
          <table:table-cell table:formula="of:=[.F75]*100/[.D75]" office:value-type="float" office:value="9.98641518281262" calcext:value-type="float">
            <text:p>9,98641518281262</text:p>
          </table:table-cell>
          <table:table-cell office:value-type="string" calcext:value-type="string">
            <text:p>Higher noun phrase incidence</text:p>
          </table:table-cell>
          <table:table-cell office:value-type="string" calcext:value-type="string">
            <text:p>optional element describing the property of the head of the phrase. </text:p>
          </table:table-cell>
        </table:table-row>
        <table:table-row table:style-name="ro1">
          <table:table-cell table:formula="of:=[$CohMetrixOutput.A76]" office:value-type="float" office:value="75" calcext:value-type="float">
            <text:p>75</text:p>
          </table:table-cell>
          <table:table-cell table:formula="of:=[$CohMetrixOutput.O76]" office:value-type="string" office:string-value="Verb phrase density" calcext:value-type="string">
            <text:p>Verb phrase density</text:p>
          </table:table-cell>
          <table:table-cell table:formula="of:=[$CohMetrixOutput.P76]" office:value-type="string" office:string-value=" incidence" calcext:value-type="string">
            <text:p><text:s/>incidence</text:p>
          </table:table-cell>
          <table:table-cell table:formula="of:=[$CohMetrixOutput.N76]" office:value-type="float" office:value="207.3245" calcext:value-type="float">
            <text:p>207,3245</text:p>
          </table:table-cell>
          <table:table-cell table:formula="of:=['file:///C:/Users/aagui/Dropbox/TFG/estadisticas/CohMetrixOutput_H_DBH1_l1-3.ods'#$CohMetrixOutput.G76]" office:value-type="float" office:value="151.383333333333" calcext:value-type="float">
            <text:p>151,3833333</text:p>
          </table:table-cell>
          <table:table-cell table:formula="of:=[.E76]-[.D76]" office:value-type="float" office:value="-55.941166666667" calcext:value-type="float">
            <text:p>-55,941166666667</text:p>
          </table:table-cell>
          <table:table-cell table:formula="of:=[.F76]*100/[.D76]" office:value-type="float" office:value="-26.9824196690053" calcext:value-type="float">
            <text:p>-26,9824196690053</text:p>
          </table:table-cell>
          <table:table-cell table:number-columns-repeated="2"/>
        </table:table-row>
        <table:table-row table:style-name="ro1">
          <table:table-cell table:formula="of:=[$CohMetrixOutput.A77]" office:value-type="float" office:value="76" calcext:value-type="float">
            <text:p>76</text:p>
          </table:table-cell>
          <table:table-cell table:formula="of:=[$CohMetrixOutput.O77]" office:value-type="string" office:string-value="Adverbial phrase density" calcext:value-type="string">
            <text:p>Adverbial phrase density</text:p>
          </table:table-cell>
          <table:table-cell table:formula="of:=[$CohMetrixOutput.P77]" office:value-type="string" office:string-value=" incidence" calcext:value-type="string">
            <text:p><text:s/>incidence</text:p>
          </table:table-cell>
          <table:table-cell table:formula="of:=[$CohMetrixOutput.N77]" office:value-type="float" office:value="28.8824" calcext:value-type="float">
            <text:p>28,8824</text:p>
          </table:table-cell>
          <table:table-cell table:formula="of:=['file:///C:/Users/aagui/Dropbox/TFG/estadisticas/CohMetrixOutput_H_DBH1_l1-3.ods'#$CohMetrixOutput.G77]" office:value-type="float" office:value="15.2676666666667" calcext:value-type="float">
            <text:p>15,2676667</text:p>
          </table:table-cell>
          <table:table-cell table:formula="of:=[.E77]-[.D77]" office:value-type="float" office:value="-13.6147333333333" calcext:value-type="float">
            <text:p>-13,6147333333333</text:p>
          </table:table-cell>
          <table:table-cell table:formula="of:=[.F77]*100/[.D77]" office:value-type="float" office:value="-47.1385111117265" calcext:value-type="float">
            <text:p>-47,1385111117265</text:p>
          </table:table-cell>
          <table:table-cell table:number-columns-repeated="2"/>
        </table:table-row>
        <table:table-row table:style-name="ro1">
          <table:table-cell table:formula="of:=[$CohMetrixOutput.A78]" office:value-type="float" office:value="77" calcext:value-type="float">
            <text:p>77</text:p>
          </table:table-cell>
          <table:table-cell table:formula="of:=[$CohMetrixOutput.O78]" office:value-type="string" office:string-value="Preposition phrase density" calcext:value-type="string">
            <text:p>Preposition phrase density</text:p>
          </table:table-cell>
          <table:table-cell table:formula="of:=[$CohMetrixOutput.P78]" office:value-type="string" office:string-value=" incidence" calcext:value-type="string">
            <text:p><text:s/>incidence</text:p>
          </table:table-cell>
          <table:table-cell table:formula="of:=[$CohMetrixOutput.N78]" office:value-type="float" office:value="98.6176" calcext:value-type="float">
            <text:p>98,6176</text:p>
          </table:table-cell>
          <table:table-cell table:formula="of:=['file:///C:/Users/aagui/Dropbox/TFG/estadisticas/CohMetrixOutput_H_DBH1_l1-3.ods'#$CohMetrixOutput.G78]" office:value-type="float" office:value="127.774333333333" calcext:value-type="float">
            <text:p>127,7743333</text:p>
          </table:table-cell>
          <table:table-cell table:formula="of:=[.E78]-[.D78]" office:value-type="float" office:value="29.156733333333" calcext:value-type="float">
            <text:p>29,156733333333</text:p>
          </table:table-cell>
          <table:table-cell table:formula="of:=[.F78]*100/[.D78]" office:value-type="float" office:value="29.5654460596618" calcext:value-type="float">
            <text:p>29,5654460596618</text:p>
          </table:table-cell>
          <table:table-cell office:value-type="string" calcext:value-type="string">
            <text:p>Higher preprosition phrase (more difficult)</text:p>
          </table:table-cell>
          <table:table-cell/>
        </table:table-row>
        <table:table-row table:style-name="ro1">
          <table:table-cell table:formula="of:=[$CohMetrixOutput.A79]" office:value-type="float" office:value="78" calcext:value-type="float">
            <text:p>78</text:p>
          </table:table-cell>
          <table:table-cell table:formula="of:=[$CohMetrixOutput.O79]" office:value-type="string" office:string-value="Agentless passive voice density" calcext:value-type="string">
            <text:p>Agentless passive voice density</text:p>
          </table:table-cell>
          <table:table-cell table:formula="of:=[$CohMetrixOutput.P79]" office:value-type="string" office:string-value=" incidence" calcext:value-type="string">
            <text:p><text:s/>incidence</text:p>
          </table:table-cell>
          <table:table-cell table:formula="of:=[$CohMetrixOutput.N79]" office:value-type="float" office:value="1.0548" calcext:value-type="float">
            <text:p>1,0548</text:p>
          </table:table-cell>
          <table:table-cell table:formula="of:=['file:///C:/Users/aagui/Dropbox/TFG/estadisticas/CohMetrixOutput_H_DBH1_l1-3.ods'#$CohMetrixOutput.G79]" office:value-type="float" office:value="15.1603333333333" calcext:value-type="float">
            <text:p>15,1603333</text:p>
          </table:table-cell>
          <table:table-cell table:formula="of:=[.E79]-[.D79]" office:value-type="float" office:value="14.1055333333333" calcext:value-type="float">
            <text:p>14,1055333333333</text:p>
          </table:table-cell>
          <table:table-cell table:formula="of:=[.F79]*100/[.D79]" office:value-type="float" office:value="1337.27088863607" calcext:value-type="float">
            <text:p>1337,27088863607</text:p>
          </table:table-cell>
          <table:table-cell office:value-type="string" calcext:value-type="string">
            <text:p>Higher agentless passive voice density (PPM)</text:p>
          </table:table-cell>
          <table:table-cell/>
        </table:table-row>
        <table:table-row table:style-name="ro1">
          <table:table-cell table:formula="of:=[$CohMetrixOutput.A80]" office:value-type="float" office:value="79" calcext:value-type="float">
            <text:p>79</text:p>
          </table:table-cell>
          <table:table-cell table:formula="of:=[$CohMetrixOutput.O80]" office:value-type="string" office:string-value="Negation density" calcext:value-type="string">
            <text:p>Negation density</text:p>
          </table:table-cell>
          <table:table-cell table:formula="of:=[$CohMetrixOutput.P80]" office:value-type="string" office:string-value=" incidence" calcext:value-type="string">
            <text:p><text:s/>incidence</text:p>
          </table:table-cell>
          <table:table-cell table:formula="of:=[$CohMetrixOutput.N80]" office:value-type="float" office:value="13.927" calcext:value-type="float">
            <text:p>13,927</text:p>
          </table:table-cell>
          <table:table-cell table:formula="of:=['file:///C:/Users/aagui/Dropbox/TFG/estadisticas/CohMetrixOutput_H_DBH1_l1-3.ods'#$CohMetrixOutput.G80]" office:value-type="float" office:value="2.245" calcext:value-type="float">
            <text:p>2,2450000</text:p>
          </table:table-cell>
          <table:table-cell table:formula="of:=[.E80]-[.D80]" office:value-type="float" office:value="-11.682" calcext:value-type="float">
            <text:p>-11,682</text:p>
          </table:table-cell>
          <table:table-cell table:formula="of:=[.F80]*100/[.D80]" office:value-type="float" office:value="-83.8802326416314" calcext:value-type="float">
            <text:p>-83,8802326416314</text:p>
          </table:table-cell>
          <table:table-cell table:number-columns-repeated="2"/>
        </table:table-row>
        <table:table-row table:style-name="ro1">
          <table:table-cell table:formula="of:=[$CohMetrixOutput.A81]" office:value-type="float" office:value="80" calcext:value-type="float">
            <text:p>80</text:p>
          </table:table-cell>
          <table:table-cell table:formula="of:=[$CohMetrixOutput.O81]" office:value-type="string" office:string-value="Gerund density" calcext:value-type="string">
            <text:p>Gerund density</text:p>
          </table:table-cell>
          <table:table-cell table:formula="of:=[$CohMetrixOutput.P81]" office:value-type="string" office:string-value=" incidence" calcext:value-type="string">
            <text:p><text:s/>incidence</text:p>
          </table:table-cell>
          <table:table-cell table:formula="of:=[$CohMetrixOutput.N81]" office:value-type="float" office:value="19.4305" calcext:value-type="float">
            <text:p>19,4305</text:p>
          </table:table-cell>
          <table:table-cell table:formula="of:=['file:///C:/Users/aagui/Dropbox/TFG/estadisticas/CohMetrixOutput_H_DBH1_l1-3.ods'#$CohMetrixOutput.G81]" office:value-type="float" office:value="8.26666666666667" calcext:value-type="float">
            <text:p>8,2666667</text:p>
          </table:table-cell>
          <table:table-cell table:formula="of:=[.E81]-[.D81]" office:value-type="float" office:value="-11.1638333333333" calcext:value-type="float">
            <text:p>-11,1638333333333</text:p>
          </table:table-cell>
          <table:table-cell table:formula="of:=[.F81]*100/[.D81]" office:value-type="float" office:value="-57.4552035888594" calcext:value-type="float">
            <text:p>-57,4552035888594</text:p>
          </table:table-cell>
          <table:table-cell table:number-columns-repeated="2"/>
        </table:table-row>
        <table:table-row table:style-name="ro1">
          <table:table-cell table:formula="of:=[$CohMetrixOutput.A82]" office:value-type="float" office:value="81" calcext:value-type="float">
            <text:p>81</text:p>
          </table:table-cell>
          <table:table-cell table:formula="of:=[$CohMetrixOutput.O82]" office:value-type="string" office:string-value="Infinitive density" calcext:value-type="string">
            <text:p>Infinitive density</text:p>
          </table:table-cell>
          <table:table-cell table:formula="of:=[$CohMetrixOutput.P82]" office:value-type="string" office:string-value=" incidence" calcext:value-type="string">
            <text:p><text:s/>incidence</text:p>
          </table:table-cell>
          <table:table-cell table:formula="of:=[$CohMetrixOutput.N82]" office:value-type="float" office:value="17.4802" calcext:value-type="float">
            <text:p>17,4802</text:p>
          </table:table-cell>
          <table:table-cell table:formula="of:=['file:///C:/Users/aagui/Dropbox/TFG/estadisticas/CohMetrixOutput_H_DBH1_l1-3.ods'#$CohMetrixOutput.G82]" office:value-type="float" office:value="6.77466666666667" calcext:value-type="float">
            <text:p>6,7746667</text:p>
          </table:table-cell>
          <table:table-cell table:formula="of:=[.E82]-[.D82]" office:value-type="float" office:value="-10.7055333333333" calcext:value-type="float">
            <text:p>-10,7055333333333</text:p>
          </table:table-cell>
          <table:table-cell table:formula="of:=[.F82]*100/[.D82]" office:value-type="float" office:value="-61.2437691407039" calcext:value-type="float">
            <text:p>-61,2437691407039</text:p>
          </table:table-cell>
          <table:table-cell table:number-columns-repeated="2"/>
        </table:table-row>
        <table:table-row table:style-name="ro1">
          <table:table-cell table:formula="of:=[$CohMetrixOutput.A83]" office:value-type="float" office:value="82" calcext:value-type="float">
            <text:p>82</text:p>
          </table:table-cell>
          <table:table-cell table:formula="of:=[$CohMetrixOutput.O83]" office:value-type="string" office:string-value="Noun incidence" calcext:value-type="string">
            <text:p>Noun incidence</text:p>
          </table:table-cell>
          <table:table-cell table:formula="of:=[$CohMetrixOutput.P83]" office:value-type="float" office:value="0" calcext:value-type="float">
            <text:p>0</text:p>
          </table:table-cell>
          <table:table-cell table:formula="of:=[$CohMetrixOutput.N83]" office:value-type="float" office:value="289.4712" calcext:value-type="float">
            <text:p>289,4712</text:p>
          </table:table-cell>
          <table:table-cell table:formula="of:=['file:///C:/Users/aagui/Dropbox/TFG/estadisticas/CohMetrixOutput_H_DBH1_l1-3.ods'#$CohMetrixOutput.G83]" office:value-type="float" office:value="314.642333333333" calcext:value-type="float">
            <text:p>314,6423333</text:p>
          </table:table-cell>
          <table:table-cell table:formula="of:=[.E83]-[.D83]" office:value-type="float" office:value="25.171133333333" calcext:value-type="float">
            <text:p>25,171133333333</text:p>
          </table:table-cell>
          <table:table-cell table:formula="of:=[.F83]*100/[.D83]" office:value-type="float" office:value="8.69555704793188" calcext:value-type="float">
            <text:p>8,69555704793188</text:p>
          </table:table-cell>
          <table:table-cell office:value-type="string" calcext:value-type="string">
            <text:p>Slighly more nouns </text:p>
          </table:table-cell>
          <table:table-cell/>
        </table:table-row>
        <table:table-row table:style-name="ro1">
          <table:table-cell table:formula="of:=[$CohMetrixOutput.A84]" office:value-type="float" office:value="83" calcext:value-type="float">
            <text:p>83</text:p>
          </table:table-cell>
          <table:table-cell table:formula="of:=[$CohMetrixOutput.O84]" office:value-type="string" office:string-value="Verb incidence" calcext:value-type="string">
            <text:p>Verb incidence</text:p>
          </table:table-cell>
          <table:table-cell table:formula="of:=[$CohMetrixOutput.P84]" office:value-type="float" office:value="0" calcext:value-type="float">
            <text:p>0</text:p>
          </table:table-cell>
          <table:table-cell table:formula="of:=[$CohMetrixOutput.N84]" office:value-type="float" office:value="122.9589" calcext:value-type="float">
            <text:p>122,9589</text:p>
          </table:table-cell>
          <table:table-cell table:formula="of:=['file:///C:/Users/aagui/Dropbox/TFG/estadisticas/CohMetrixOutput_H_DBH1_l1-3.ods'#$CohMetrixOutput.G84]" office:value-type="float" office:value="88.4476666666667" calcext:value-type="float">
            <text:p>88,4476667</text:p>
          </table:table-cell>
          <table:table-cell table:formula="of:=[.E84]-[.D84]" office:value-type="float" office:value="-34.5112333333333" calcext:value-type="float">
            <text:p>-34,5112333333333</text:p>
          </table:table-cell>
          <table:table-cell table:formula="of:=[.F84]*100/[.D84]" office:value-type="float" office:value="-28.0672918620232" calcext:value-type="float">
            <text:p>-28,0672918620232</text:p>
          </table:table-cell>
          <table:table-cell office:value-type="string" calcext:value-type="string">
            <text:p>Less verbs</text:p>
          </table:table-cell>
          <table:table-cell/>
        </table:table-row>
        <table:table-row table:style-name="ro1">
          <table:table-cell table:formula="of:=[$CohMetrixOutput.A85]" office:value-type="float" office:value="84" calcext:value-type="float">
            <text:p>84</text:p>
          </table:table-cell>
          <table:table-cell table:formula="of:=[$CohMetrixOutput.O85]" office:value-type="string" office:string-value="Adjective incidence" calcext:value-type="string">
            <text:p>Adjective incidence</text:p>
          </table:table-cell>
          <table:table-cell table:formula="of:=[$CohMetrixOutput.P85]" office:value-type="float" office:value="0" calcext:value-type="float">
            <text:p>0</text:p>
          </table:table-cell>
          <table:table-cell table:formula="of:=[$CohMetrixOutput.N85]" office:value-type="float" office:value="79.8285" calcext:value-type="float">
            <text:p>79,8285</text:p>
          </table:table-cell>
          <table:table-cell table:formula="of:=['file:///C:/Users/aagui/Dropbox/TFG/estadisticas/CohMetrixOutput_H_DBH1_l1-3.ods'#$CohMetrixOutput.G85]" office:value-type="float" office:value="102.639333333333" calcext:value-type="float">
            <text:p>102,6393333</text:p>
          </table:table-cell>
          <table:table-cell table:formula="of:=[.E85]-[.D85]" office:value-type="float" office:value="22.810833333333" calcext:value-type="float">
            <text:p>22,810833333333</text:p>
          </table:table-cell>
          <table:table-cell table:formula="of:=[.F85]*100/[.D85]" office:value-type="float" office:value="28.5747988917905" calcext:value-type="float">
            <text:p>28,5747988917905</text:p>
          </table:table-cell>
          <table:table-cell office:value-type="string" calcext:value-type="string">
            <text:p>Incrementan 30% adj</text:p>
          </table:table-cell>
          <table:table-cell/>
        </table:table-row>
        <table:table-row table:style-name="ro1">
          <table:table-cell table:formula="of:=[$CohMetrixOutput.A86]" office:value-type="float" office:value="85" calcext:value-type="float">
            <text:p>85</text:p>
          </table:table-cell>
          <table:table-cell table:formula="of:=[$CohMetrixOutput.O86]" office:value-type="string" office:string-value="Adverb incidence" calcext:value-type="string">
            <text:p>Adverb incidence</text:p>
          </table:table-cell>
          <table:table-cell table:formula="of:=[$CohMetrixOutput.P86]" office:value-type="float" office:value="0" calcext:value-type="float">
            <text:p>0</text:p>
          </table:table-cell>
          <table:table-cell table:formula="of:=[$CohMetrixOutput.N86]" office:value-type="float" office:value="59.9455" calcext:value-type="float">
            <text:p>59,9455</text:p>
          </table:table-cell>
          <table:table-cell table:formula="of:=['file:///C:/Users/aagui/Dropbox/TFG/estadisticas/CohMetrixOutput_H_DBH1_l1-3.ods'#$CohMetrixOutput.G86]" office:value-type="float" office:value="29.7623333333333" calcext:value-type="float">
            <text:p>29,7623333</text:p>
          </table:table-cell>
          <table:table-cell table:formula="of:=[.E86]-[.D86]" office:value-type="float" office:value="-30.1831666666667" calcext:value-type="float">
            <text:p>-30,1831666666667</text:p>
          </table:table-cell>
          <table:table-cell table:formula="of:=[.F86]*100/[.D86]" office:value-type="float" office:value="-50.3510132815085" calcext:value-type="float">
            <text:p>-50,3510132815085</text:p>
          </table:table-cell>
          <table:table-cell table:number-columns-repeated="2"/>
        </table:table-row>
        <table:table-row table:style-name="ro1">
          <table:table-cell table:formula="of:=[$CohMetrixOutput.A87]" office:value-type="float" office:value="86" calcext:value-type="float">
            <text:p>86</text:p>
          </table:table-cell>
          <table:table-cell table:formula="of:=[$CohMetrixOutput.O87]" office:value-type="string" office:string-value="Pronoun incidence" calcext:value-type="string">
            <text:p>Pronoun incidence</text:p>
          </table:table-cell>
          <table:table-cell table:formula="of:=[$CohMetrixOutput.P87]" office:value-type="float" office:value="0" calcext:value-type="float">
            <text:p>0</text:p>
          </table:table-cell>
          <table:table-cell table:formula="of:=[$CohMetrixOutput.N87]" office:value-type="float" office:value="76.3782" calcext:value-type="float">
            <text:p>76,3782</text:p>
          </table:table-cell>
          <table:table-cell table:formula="of:=['file:///C:/Users/aagui/Dropbox/TFG/estadisticas/CohMetrixOutput_H_DBH1_l1-3.ods'#$CohMetrixOutput.G87]" office:value-type="float" office:value="29.62" calcext:value-type="float">
            <text:p>29,6200000</text:p>
          </table:table-cell>
          <table:table-cell table:formula="of:=[.E87]-[.D87]" office:value-type="float" office:value="-46.7582" calcext:value-type="float">
            <text:p>-46,7582</text:p>
          </table:table-cell>
          <table:table-cell table:formula="of:=[.F87]*100/[.D87]" office:value-type="float" office:value="-61.2193007952531" calcext:value-type="float">
            <text:p>-61,2193007952531</text:p>
          </table:table-cell>
          <table:table-cell office:value-type="string" calcext:value-type="string">
            <text:p>Lower pronoun phrase (easier)</text:p>
          </table:table-cell>
          <table:table-cell/>
        </table:table-row>
        <table:table-row table:style-name="ro1">
          <table:table-cell table:formula="of:=[$CohMetrixOutput.A88]" office:value-type="float" office:value="87" calcext:value-type="float">
            <text:p>87</text:p>
          </table:table-cell>
          <table:table-cell table:formula="of:=[$CohMetrixOutput.O88]" office:value-type="string" office:string-value="First person singular pronoun incidence" calcext:value-type="string">
            <text:p>First person singular pronoun incidence</text:p>
          </table:table-cell>
          <table:table-cell table:formula="of:=[$CohMetrixOutput.P88]" office:value-type="float" office:value="0" calcext:value-type="float">
            <text:p>0</text:p>
          </table:table-cell>
          <table:table-cell table:formula="of:=[$CohMetrixOutput.N88]" office:value-type="float" office:value="4.8527" calcext:value-type="float">
            <text:p>4,8527</text:p>
          </table:table-cell>
          <table:table-cell table:formula="of:=['file:///C:/Users/aagui/Dropbox/TFG/estadisticas/CohMetrixOutput_H_DBH1_l1-3.ods'#$CohMetrixOutput.G88]" office:value-type="float" office:value="0.165666666666667" calcext:value-type="float">
            <text:p>0,1656667</text:p>
          </table:table-cell>
          <table:table-cell table:number-columns-repeated="4"/>
        </table:table-row>
        <table:table-row table:style-name="ro1">
          <table:table-cell table:formula="of:=[$CohMetrixOutput.A89]" office:value-type="float" office:value="88" calcext:value-type="float">
            <text:p>88</text:p>
          </table:table-cell>
          <table:table-cell table:formula="of:=[$CohMetrixOutput.O89]" office:value-type="string" office:string-value="First person plural pronoun incidence" calcext:value-type="string">
            <text:p>First person plural pronoun incidence</text:p>
          </table:table-cell>
          <table:table-cell table:formula="of:=[$CohMetrixOutput.P89]" office:value-type="float" office:value="0" calcext:value-type="float">
            <text:p>0</text:p>
          </table:table-cell>
          <table:table-cell table:formula="of:=[$CohMetrixOutput.N89]" office:value-type="float" office:value="7.3031" calcext:value-type="float">
            <text:p>7,3031</text:p>
          </table:table-cell>
          <table:table-cell table:formula="of:=['file:///C:/Users/aagui/Dropbox/TFG/estadisticas/CohMetrixOutput_H_DBH1_l1-3.ods'#$CohMetrixOutput.G89]" office:value-type="float" office:value="2.85033333333333" calcext:value-type="float">
            <text:p>2,8503333</text:p>
          </table:table-cell>
          <table:table-cell table:number-columns-repeated="4"/>
        </table:table-row>
        <table:table-row table:style-name="ro1">
          <table:table-cell table:formula="of:=[$CohMetrixOutput.A90]" office:value-type="float" office:value="89" calcext:value-type="float">
            <text:p>89</text:p>
          </table:table-cell>
          <table:table-cell table:formula="of:=[$CohMetrixOutput.O90]" office:value-type="string" office:string-value="Second person pronoun incidence" calcext:value-type="string">
            <text:p>Second person pronoun incidence</text:p>
          </table:table-cell>
          <table:table-cell table:formula="of:=[$CohMetrixOutput.P90]" office:value-type="float" office:value="0" calcext:value-type="float">
            <text:p>0</text:p>
          </table:table-cell>
          <table:table-cell table:formula="of:=[$CohMetrixOutput.N90]" office:value-type="float" office:value="7.7151" calcext:value-type="float">
            <text:p>7,7151</text:p>
          </table:table-cell>
          <table:table-cell table:formula="of:=['file:///C:/Users/aagui/Dropbox/TFG/estadisticas/CohMetrixOutput_H_DBH1_l1-3.ods'#$CohMetrixOutput.G90]" office:value-type="float" office:value="0.291" calcext:value-type="float">
            <text:p>0,2910000</text:p>
          </table:table-cell>
          <table:table-cell table:number-columns-repeated="4"/>
        </table:table-row>
        <table:table-row table:style-name="ro1">
          <table:table-cell table:formula="of:=[$CohMetrixOutput.A91]" office:value-type="float" office:value="90" calcext:value-type="float">
            <text:p>90</text:p>
          </table:table-cell>
          <table:table-cell table:formula="of:=[$CohMetrixOutput.O91]" office:value-type="string" office:string-value="Third person singular pronoun incidence" calcext:value-type="string">
            <text:p>Third person singular pronoun incidence</text:p>
          </table:table-cell>
          <table:table-cell table:formula="of:=[$CohMetrixOutput.P91]" office:value-type="float" office:value="0" calcext:value-type="float">
            <text:p>0</text:p>
          </table:table-cell>
          <table:table-cell table:formula="of:=[$CohMetrixOutput.N91]" office:value-type="float" office:value="23.224" calcext:value-type="float">
            <text:p>23,224</text:p>
          </table:table-cell>
          <table:table-cell table:formula="of:=['file:///C:/Users/aagui/Dropbox/TFG/estadisticas/CohMetrixOutput_H_DBH1_l1-3.ods'#$CohMetrixOutput.G91]" office:value-type="float" office:value="0" calcext:value-type="float">
            <text:p>0,0000000</text:p>
          </table:table-cell>
          <table:table-cell table:number-columns-repeated="4"/>
        </table:table-row>
        <table:table-row table:style-name="ro1">
          <table:table-cell table:formula="of:=[$CohMetrixOutput.A92]" office:value-type="float" office:value="91" calcext:value-type="float">
            <text:p>91</text:p>
          </table:table-cell>
          <table:table-cell table:formula="of:=[$CohMetrixOutput.O92]" office:value-type="string" office:string-value="Third person plural pronoun incidence" calcext:value-type="string">
            <text:p>Third person plural pronoun incidence</text:p>
          </table:table-cell>
          <table:table-cell table:formula="of:=[$CohMetrixOutput.P92]" office:value-type="float" office:value="0" calcext:value-type="float">
            <text:p>0</text:p>
          </table:table-cell>
          <table:table-cell table:formula="of:=[$CohMetrixOutput.N92]" office:value-type="float" office:value="22.4537" calcext:value-type="float">
            <text:p>22,4537</text:p>
          </table:table-cell>
          <table:table-cell table:formula="of:=['file:///C:/Users/aagui/Dropbox/TFG/estadisticas/CohMetrixOutput_H_DBH1_l1-3.ods'#$CohMetrixOutput.G92]" office:value-type="float" office:value="11.8846666666667" calcext:value-type="float">
            <text:p>11,8846667</text:p>
          </table:table-cell>
          <table:table-cell table:number-columns-repeated="4"/>
        </table:table-row>
        <table:table-row table:style-name="ro1">
          <table:table-cell table:formula="of:=[$CohMetrixOutput.A93]" office:value-type="float" office:value="92" calcext:value-type="float">
            <text:p>92</text:p>
          </table:table-cell>
          <table:table-cell table:formula="of:=[$CohMetrixOutput.O93]" office:value-type="string" office:string-value="CELEX word frequency for content words" calcext:value-type="string">
            <text:p>CELEX word frequency for content words</text:p>
          </table:table-cell>
          <table:table-cell table:formula="of:=[$CohMetrixOutput.P93]" office:value-type="string" office:string-value=" mean" calcext:value-type="string">
            <text:p><text:s/>mean</text:p>
          </table:table-cell>
          <table:table-cell table:formula="of:=[$CohMetrixOutput.N93]" office:value-type="float" office:value="2.4098" calcext:value-type="float">
            <text:p>2,4098</text:p>
          </table:table-cell>
          <table:table-cell table:formula="of:=['file:///C:/Users/aagui/Dropbox/TFG/estadisticas/CohMetrixOutput_H_DBH1_l1-3.ods'#$CohMetrixOutput.G93]" office:value-type="float" office:value="2.03666666666667" calcext:value-type="float">
            <text:p>2,0366667</text:p>
          </table:table-cell>
          <table:table-cell table:formula="of:=[.E93]-[.D93]" office:value-type="float" office:value="-0.37313333333333" calcext:value-type="float">
            <text:p>-0,37313333333333</text:p>
          </table:table-cell>
          <table:table-cell/>
          <table:table-cell office:value-type="string" calcext:value-type="string">
            <text:p>Log (menos freq 0,5)</text:p>
          </table:table-cell>
          <table:table-cell/>
        </table:table-row>
        <table:table-row table:style-name="ro1">
          <table:table-cell table:formula="of:=[$CohMetrixOutput.A94]" office:value-type="float" office:value="93" calcext:value-type="float">
            <text:p>93</text:p>
          </table:table-cell>
          <table:table-cell table:formula="of:=[$CohMetrixOutput.O94]" office:value-type="string" office:string-value="CELEX Log frequency for all words" calcext:value-type="string">
            <text:p>CELEX Log frequency for all words</text:p>
          </table:table-cell>
          <table:table-cell table:formula="of:=[$CohMetrixOutput.P94]" office:value-type="string" office:string-value=" mean" calcext:value-type="string">
            <text:p><text:s/>mean</text:p>
          </table:table-cell>
          <table:table-cell table:formula="of:=[$CohMetrixOutput.N94]" office:value-type="float" office:value="3.0799" calcext:value-type="float">
            <text:p>3,0799</text:p>
          </table:table-cell>
          <table:table-cell table:formula="of:=['file:///C:/Users/aagui/Dropbox/TFG/estadisticas/CohMetrixOutput_H_DBH1_l1-3.ods'#$CohMetrixOutput.G94]" office:value-type="float" office:value="2.936" calcext:value-type="float">
            <text:p>2,9360000</text:p>
          </table:table-cell>
          <table:table-cell table:number-columns-repeated="4"/>
        </table:table-row>
        <table:table-row table:style-name="ro1">
          <table:table-cell table:formula="of:=[$CohMetrixOutput.A95]" office:value-type="float" office:value="94" calcext:value-type="float">
            <text:p>94</text:p>
          </table:table-cell>
          <table:table-cell table:formula="of:=[$CohMetrixOutput.O95]" office:value-type="string" office:string-value="CELEX Log minimum frequency for content words" calcext:value-type="string">
            <text:p>CELEX Log minimum frequency for content words</text:p>
          </table:table-cell>
          <table:table-cell table:formula="of:=[$CohMetrixOutput.P95]" office:value-type="string" office:string-value=" mean" calcext:value-type="string">
            <text:p><text:s/>mean</text:p>
          </table:table-cell>
          <table:table-cell table:formula="of:=[$CohMetrixOutput.N95]" office:value-type="float" office:value="1.3425" calcext:value-type="float">
            <text:p>1,3425</text:p>
          </table:table-cell>
          <table:table-cell table:formula="of:=['file:///C:/Users/aagui/Dropbox/TFG/estadisticas/CohMetrixOutput_H_DBH1_l1-3.ods'#$CohMetrixOutput.G95]" office:value-type="float" office:value="1.09566666666667" calcext:value-type="float">
            <text:p>1,0956667</text:p>
          </table:table-cell>
          <table:table-cell table:formula="of:=[.E95]-[.D95]" office:value-type="float" office:value="-0.24683333333333" calcext:value-type="float">
            <text:p>-0,24683333333333</text:p>
          </table:table-cell>
          <table:table-cell/>
          <table:table-cell office:value-type="string" calcext:value-type="string">
            <text:p>la minima tb <text:s/>es menor</text:p>
          </table:table-cell>
          <table:table-cell/>
        </table:table-row>
        <table:table-row table:style-name="ro1">
          <table:table-cell table:formula="of:=[$CohMetrixOutput.A96]" office:value-type="float" office:value="95" calcext:value-type="float">
            <text:p>95</text:p>
          </table:table-cell>
          <table:table-cell table:formula="of:=[$CohMetrixOutput.O96]" office:value-type="string" office:string-value="Age of acquisition for content words" calcext:value-type="string">
            <text:p>Age of acquisition for content words</text:p>
          </table:table-cell>
          <table:table-cell table:formula="of:=[$CohMetrixOutput.P96]" office:value-type="string" office:string-value=" mean" calcext:value-type="string">
            <text:p><text:s/>mean</text:p>
          </table:table-cell>
          <table:table-cell table:formula="of:=[$CohMetrixOutput.N96]" office:value-type="float" office:value="291.1439" calcext:value-type="float">
            <text:p>291,1439</text:p>
          </table:table-cell>
          <table:table-cell table:formula="of:=['file:///C:/Users/aagui/Dropbox/TFG/estadisticas/CohMetrixOutput_H_DBH1_l1-3.ods'#$CohMetrixOutput.G96]" office:value-type="float" office:value="344.828" calcext:value-type="float">
            <text:p>344,8280000</text:p>
          </table:table-cell>
          <table:table-cell table:formula="of:=[.E96]-[.D96]" office:value-type="float" office:value="53.6841" calcext:value-type="float">
            <text:p>53,6841</text:p>
          </table:table-cell>
          <table:table-cell/>
          <table:table-cell office:value-type="string" calcext:value-type="string">
            <text:p>Se adquieren más tarde</text:p>
          </table:table-cell>
          <table:table-cell/>
        </table:table-row>
        <table:table-row table:style-name="ro1">
          <table:table-cell table:formula="of:=[$CohMetrixOutput.A97]" office:value-type="float" office:value="96" calcext:value-type="float">
            <text:p>96</text:p>
          </table:table-cell>
          <table:table-cell table:formula="of:=[$CohMetrixOutput.O97]" office:value-type="string" office:string-value="Familiarity for content words" calcext:value-type="string">
            <text:p>Familiarity for content words</text:p>
          </table:table-cell>
          <table:table-cell table:formula="of:=[$CohMetrixOutput.P97]" office:value-type="string" office:string-value=" mean" calcext:value-type="string">
            <text:p><text:s/>mean</text:p>
          </table:table-cell>
          <table:table-cell table:formula="of:=[$CohMetrixOutput.N97]" office:value-type="float" office:value="586.6207" calcext:value-type="float">
            <text:p>586,6207</text:p>
          </table:table-cell>
          <table:table-cell table:formula="of:=['file:///C:/Users/aagui/Dropbox/TFG/estadisticas/CohMetrixOutput_H_DBH1_l1-3.ods'#$CohMetrixOutput.G97]" office:value-type="float" office:value="563.355" calcext:value-type="float">
            <text:p>563,3550000</text:p>
          </table:table-cell>
          <table:table-cell table:formula="of:=[.E97]-[.D97]" office:value-type="float" office:value="-23.2657000000002" calcext:value-type="float">
            <text:p>-23,2657000000002</text:p>
          </table:table-cell>
          <table:table-cell/>
          <table:table-cell office:value-type="string" calcext:value-type="string">
            <text:p>Lower familiarity</text:p>
          </table:table-cell>
          <table:table-cell/>
        </table:table-row>
        <table:table-row table:style-name="ro1">
          <table:table-cell table:formula="of:=[$CohMetrixOutput.A98]" office:value-type="float" office:value="97" calcext:value-type="float">
            <text:p>97</text:p>
          </table:table-cell>
          <table:table-cell table:formula="of:=[$CohMetrixOutput.O98]" office:value-type="string" office:string-value="Concreteness for content words" calcext:value-type="string">
            <text:p>Concreteness for content words</text:p>
          </table:table-cell>
          <table:table-cell table:formula="of:=[$CohMetrixOutput.P98]" office:value-type="string" office:string-value=" mean" calcext:value-type="string">
            <text:p><text:s/>mean</text:p>
          </table:table-cell>
          <table:table-cell table:formula="of:=[$CohMetrixOutput.N98]" office:value-type="float" office:value="396.5433" calcext:value-type="float">
            <text:p>396,5433</text:p>
          </table:table-cell>
          <table:table-cell table:formula="of:=['file:///C:/Users/aagui/Dropbox/TFG/estadisticas/CohMetrixOutput_H_DBH1_l1-3.ods'#$CohMetrixOutput.G98]" office:value-type="float" office:value="416.708" calcext:value-type="float">
            <text:p>416,7080000</text:p>
          </table:table-cell>
          <table:table-cell table:formula="of:=[.E98]-[.D98]" office:value-type="float" office:value="20.1647" calcext:value-type="float">
            <text:p>20,1647</text:p>
          </table:table-cell>
          <table:table-cell/>
          <table:table-cell office:value-type="string" calcext:value-type="string">
            <text:p>Less concrete</text:p>
          </table:table-cell>
          <table:table-cell/>
        </table:table-row>
        <table:table-row table:style-name="ro1">
          <table:table-cell table:formula="of:=[$CohMetrixOutput.A99]" office:value-type="float" office:value="98" calcext:value-type="float">
            <text:p>98</text:p>
          </table:table-cell>
          <table:table-cell table:formula="of:=[$CohMetrixOutput.O99]" office:value-type="string" office:string-value="Imagability for content words" calcext:value-type="string">
            <text:p>Imagability for content words</text:p>
          </table:table-cell>
          <table:table-cell table:formula="of:=[$CohMetrixOutput.P99]" office:value-type="string" office:string-value=" mean" calcext:value-type="string">
            <text:p><text:s/>mean</text:p>
          </table:table-cell>
          <table:table-cell table:formula="of:=[$CohMetrixOutput.N99]" office:value-type="float" office:value="432.0925" calcext:value-type="float">
            <text:p>432,0925</text:p>
          </table:table-cell>
          <table:table-cell table:formula="of:=['file:///C:/Users/aagui/Dropbox/TFG/estadisticas/CohMetrixOutput_H_DBH1_l1-3.ods'#$CohMetrixOutput.G99]" office:value-type="float" office:value="445.559666666667" calcext:value-type="float">
            <text:p>445,5596667</text:p>
          </table:table-cell>
          <table:table-cell table:number-columns-repeated="4"/>
        </table:table-row>
        <table:table-row table:style-name="ro1">
          <table:table-cell table:formula="of:=[$CohMetrixOutput.A100]" office:value-type="float" office:value="99" calcext:value-type="float">
            <text:p>99</text:p>
          </table:table-cell>
          <table:table-cell table:formula="of:=[$CohMetrixOutput.O100]" office:value-type="string" office:string-value="Meaningfulness" calcext:value-type="string">
            <text:p>Meaningfulness</text:p>
          </table:table-cell>
          <table:table-cell table:formula="of:=[$CohMetrixOutput.P100]" office:value-type="string" office:string-value=" Colorado norms" calcext:value-type="string">
            <text:p><text:s/>Colorado norms</text:p>
          </table:table-cell>
          <table:table-cell table:formula="of:=[$CohMetrixOutput.N100]" office:value-type="float" office:value="445.7674" calcext:value-type="float">
            <text:p>445,7674</text:p>
          </table:table-cell>
          <table:table-cell table:formula="of:=['file:///C:/Users/aagui/Dropbox/TFG/estadisticas/CohMetrixOutput_H_DBH1_l1-3.ods'#$CohMetrixOutput.G100]" office:value-type="float" office:value="433.518333333333" calcext:value-type="float">
            <text:p>433,5183333</text:p>
          </table:table-cell>
          <table:table-cell table:formula="of:=[.E100]-[.D100]" office:value-type="float" office:value="-12.2490666666669" calcext:value-type="float">
            <text:p>-12,2490666666669</text:p>
          </table:table-cell>
          <table:table-cell table:formula="of:=[.F100]*100/[.D100]" office:value-type="float" office:value="-2.74786058080221" calcext:value-type="float">
            <text:p>-2,74786058080221</text:p>
          </table:table-cell>
          <table:table-cell table:number-columns-repeated="2"/>
        </table:table-row>
        <table:table-row table:style-name="ro1">
          <table:table-cell table:formula="of:=[$CohMetrixOutput.A101]" office:value-type="float" office:value="100" calcext:value-type="float">
            <text:p>100</text:p>
          </table:table-cell>
          <table:table-cell table:formula="of:=[$CohMetrixOutput.O101]" office:value-type="string" office:string-value="Polysemy for content words" calcext:value-type="string">
            <text:p>Polysemy for content words</text:p>
          </table:table-cell>
          <table:table-cell table:formula="of:=[$CohMetrixOutput.P101]" office:value-type="string" office:string-value=" mean" calcext:value-type="string">
            <text:p><text:s/>mean</text:p>
          </table:table-cell>
          <table:table-cell table:formula="of:=[$CohMetrixOutput.N101]" office:value-type="float" office:value="4.0429" calcext:value-type="float">
            <text:p>4,0429</text:p>
          </table:table-cell>
          <table:table-cell table:formula="of:=['file:///C:/Users/aagui/Dropbox/TFG/estadisticas/CohMetrixOutput_H_DBH1_l1-3.ods'#$CohMetrixOutput.G101]" office:value-type="float" office:value="3.85566666666667" calcext:value-type="float">
            <text:p>3,8556667</text:p>
          </table:table-cell>
          <table:table-cell table:number-columns-repeated="2"/>
          <table:table-cell office:value-type="string" calcext:value-type="string">
            <text:p>More polysemy with easier words (logical)</text:p>
          </table:table-cell>
          <table:table-cell/>
        </table:table-row>
        <table:table-row table:style-name="ro1">
          <table:table-cell table:formula="of:=[$CohMetrixOutput.A102]" office:value-type="float" office:value="101" calcext:value-type="float">
            <text:p>101</text:p>
          </table:table-cell>
          <table:table-cell table:formula="of:=[$CohMetrixOutput.O102]" office:value-type="string" office:string-value="Hypernymy for nouns" calcext:value-type="string">
            <text:p>Hypernymy for nouns</text:p>
          </table:table-cell>
          <table:table-cell table:formula="of:=[$CohMetrixOutput.P102]" office:value-type="string" office:string-value=" mean" calcext:value-type="string">
            <text:p><text:s/>mean</text:p>
          </table:table-cell>
          <table:table-cell table:formula="of:=[$CohMetrixOutput.N102]" office:value-type="float" office:value="5.9907" calcext:value-type="float">
            <text:p>5,9907</text:p>
          </table:table-cell>
          <table:table-cell table:formula="of:=['file:///C:/Users/aagui/Dropbox/TFG/estadisticas/CohMetrixOutput_H_DBH1_l1-3.ods'#$CohMetrixOutput.G102]" office:value-type="float" office:value="6.039" calcext:value-type="float">
            <text:p>6,0390000</text:p>
          </table:table-cell>
          <table:table-cell table:number-columns-repeated="4"/>
        </table:table-row>
        <table:table-row table:style-name="ro1">
          <table:table-cell table:formula="of:=[$CohMetrixOutput.A103]" office:value-type="float" office:value="102" calcext:value-type="float">
            <text:p>102</text:p>
          </table:table-cell>
          <table:table-cell table:formula="of:=[$CohMetrixOutput.O103]" office:value-type="string" office:string-value="Hypernymy for verbs" calcext:value-type="string">
            <text:p>Hypernymy for verbs</text:p>
          </table:table-cell>
          <table:table-cell table:formula="of:=[$CohMetrixOutput.P103]" office:value-type="string" office:string-value=" mean" calcext:value-type="string">
            <text:p><text:s/>mean</text:p>
          </table:table-cell>
          <table:table-cell table:formula="of:=[$CohMetrixOutput.N103]" office:value-type="float" office:value="1.466" calcext:value-type="float">
            <text:p>1,466</text:p>
          </table:table-cell>
          <table:table-cell table:formula="of:=['file:///C:/Users/aagui/Dropbox/TFG/estadisticas/CohMetrixOutput_H_DBH1_l1-3.ods'#$CohMetrixOutput.G103]" office:value-type="float" office:value="1.39066666666667" calcext:value-type="float">
            <text:p>1,3906667</text:p>
          </table:table-cell>
          <table:table-cell table:number-columns-repeated="4"/>
        </table:table-row>
        <table:table-row table:style-name="ro1">
          <table:table-cell table:formula="of:=[$CohMetrixOutput.A104]" office:value-type="float" office:value="103" calcext:value-type="float">
            <text:p>103</text:p>
          </table:table-cell>
          <table:table-cell table:formula="of:=[$CohMetrixOutput.O104]" office:value-type="string" office:string-value="Hypernymy for nouns and verbs" calcext:value-type="string">
            <text:p>Hypernymy for nouns and verbs</text:p>
          </table:table-cell>
          <table:table-cell table:formula="of:=[$CohMetrixOutput.P104]" office:value-type="string" office:string-value=" mean" calcext:value-type="string">
            <text:p><text:s/>mean</text:p>
          </table:table-cell>
          <table:table-cell table:formula="of:=[$CohMetrixOutput.N104]" office:value-type="float" office:value="1.7744" calcext:value-type="float">
            <text:p>1,7744</text:p>
          </table:table-cell>
          <table:table-cell table:formula="of:=['file:///C:/Users/aagui/Dropbox/TFG/estadisticas/CohMetrixOutput_H_DBH1_l1-3.ods'#$CohMetrixOutput.G104]" office:value-type="float" office:value="1.87566666666667" calcext:value-type="float">
            <text:p>1,8756667</text:p>
          </table:table-cell>
          <table:table-cell table:number-columns-repeated="4"/>
        </table:table-row>
        <table:table-row table:style-name="ro1">
          <table:table-cell table:formula="of:=[$CohMetrixOutput.A105]" office:value-type="float" office:value="104" calcext:value-type="float">
            <text:p>104</text:p>
          </table:table-cell>
          <table:table-cell table:formula="of:=[$CohMetrixOutput.O105]" office:value-type="string" office:string-value="Flesch Reading Ease" calcext:value-type="string">
            <text:p>Flesch Reading Ease</text:p>
          </table:table-cell>
          <table:table-cell table:formula="of:=[$CohMetrixOutput.P105]" office:value-type="float" office:value="0" calcext:value-type="float">
            <text:p>0</text:p>
          </table:table-cell>
          <table:table-cell table:formula="of:=[$CohMetrixOutput.N105]" office:value-type="float" office:value="70.8343" calcext:value-type="float">
            <text:p>70,8343</text:p>
          </table:table-cell>
          <table:table-cell table:formula="of:=['file:///C:/Users/aagui/Dropbox/TFG/estadisticas/CohMetrixOutput_H_DBH1_l1-3.ods'#$CohMetrixOutput.G105]" office:value-type="float" office:value="57.5773333333333" calcext:value-type="float">
            <text:p>57,5773333</text:p>
          </table:table-cell>
          <table:table-cell table:number-columns-repeated="2"/>
          <table:table-cell office:value-type="string" calcext:value-type="string">
            <text:p>Easier to read</text:p>
          </table:table-cell>
          <table:table-cell/>
        </table:table-row>
        <table:table-row table:style-name="ro1">
          <table:table-cell table:formula="of:=[$CohMetrixOutput.A106]" office:value-type="float" office:value="105" calcext:value-type="float">
            <text:p>105</text:p>
          </table:table-cell>
          <table:table-cell table:formula="of:=[$CohMetrixOutput.O106]" office:value-type="string" office:string-value="Flesch-Kincaid Grade level" calcext:value-type="string">
            <text:p>Flesch-Kincaid Grade level</text:p>
          </table:table-cell>
          <table:table-cell table:formula="of:=[$CohMetrixOutput.P106]" office:value-type="float" office:value="0" calcext:value-type="float">
            <text:p>0</text:p>
          </table:table-cell>
          <table:table-cell table:formula="of:=[$CohMetrixOutput.N106]" office:value-type="float" office:value="6.5529" calcext:value-type="float">
            <text:p>6,5529</text:p>
          </table:table-cell>
          <table:table-cell table:formula="of:=['file:///C:/Users/aagui/Dropbox/TFG/estadisticas/CohMetrixOutput_H_DBH1_l1-3.ods'#$CohMetrixOutput.G106]" office:value-type="float" office:value="8.74033333333333" calcext:value-type="float">
            <text:p>8,7403333</text:p>
          </table:table-cell>
          <table:table-cell table:number-columns-repeated="2"/>
          <table:table-cell office:value-type="string" calcext:value-type="string">
            <text:p>Higher level</text:p>
          </table:table-cell>
          <table:table-cell/>
        </table:table-row>
        <table:table-row table:style-name="ro1">
          <table:table-cell table:formula="of:=[$CohMetrixOutput.A107]" office:value-type="float" office:value="106" calcext:value-type="float">
            <text:p>106</text:p>
          </table:table-cell>
          <table:table-cell table:formula="of:=[$CohMetrixOutput.O107]" office:value-type="string" office:string-value="Coh-Metrix L2 Readability" calcext:value-type="string">
            <text:p>Coh-Metrix L2 Readability</text:p>
          </table:table-cell>
          <table:table-cell table:formula="of:=[$CohMetrixOutput.P107]" office:value-type="float" office:value="0" calcext:value-type="float">
            <text:p>0</text:p>
          </table:table-cell>
          <table:table-cell table:formula="of:=[$CohMetrixOutput.N107]" office:value-type="float" office:value="21.9651" calcext:value-type="float">
            <text:p>21,9651</text:p>
          </table:table-cell>
          <table:table-cell table:formula="of:=['file:///C:/Users/aagui/Dropbox/TFG/estadisticas/CohMetrixOutput_H_DBH1_l1-3.ods'#$CohMetrixOutput.G107]" office:value-type="float" office:value="12.9273333333333" calcext:value-type="float">
            <text:p>12,9273333</text:p>
          </table:table-cell>
          <table:table-cell table:number-columns-repeated="2"/>
          <table:table-cell office:value-type="string" calcext:value-type="string">
            <text:p>Lower readability</text:p>
          </table:table-cell>
          <table:table-cell/>
        </table:table-row>
        <table:table-row table:style-name="ro1" table:number-rows-repeated="104846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'file:///C:/Users/aagui/Dropbox/TFG/estadisticas/CohMetrixOutput_H_DBH1_l1-3.ods'#CohMetrixOutput" table:print="false" table:style-name="ta_extref">
        <table:table-source xlink:type="simple" xlink:href="../CohMetrixOutput_H_DBH1_l1-3.ods" table:table-name="CohMetrixOutput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5" office:value-type="float" office:value="78.3333333333333">
            <text:p>78.3333333333333</text:p>
          </table:table-cell>
        </table:table-row>
        <table:table-row>
          <table:table-cell table:number-columns-repeated="6"/>
          <table:table-cell table:style-name="ce5" office:value-type="float" office:value="158.333333333333">
            <text:p>158.333333333333</text:p>
          </table:table-cell>
        </table:table-row>
        <table:table-row>
          <table:table-cell table:number-columns-repeated="6"/>
          <table:table-cell table:style-name="ce5" office:value-type="float" office:value="2240">
            <text:p>2240</text:p>
          </table:table-cell>
        </table:table-row>
        <table:table-row>
          <table:table-cell table:number-columns-repeated="6"/>
          <table:table-cell table:style-name="ce5" office:value-type="float" office:value="2.018">
            <text:p>2.018</text:p>
          </table:table-cell>
        </table:table-row>
        <table:table-row>
          <table:table-cell table:number-columns-repeated="6"/>
          <table:table-cell table:style-name="ce5" office:value-type="float" office:value="1.25033333333333">
            <text:p>1.25033333333333</text:p>
          </table:table-cell>
        </table:table-row>
        <table:table-row>
          <table:table-cell table:number-columns-repeated="6"/>
          <table:table-cell table:style-name="ce5" office:value-type="float" office:value="14.1366666666667">
            <text:p>14.1366666666667</text:p>
          </table:table-cell>
        </table:table-row>
        <table:table-row>
          <table:table-cell table:number-columns-repeated="6"/>
          <table:table-cell table:style-name="ce5" office:value-type="float" office:value="8.52566666666667">
            <text:p>8.52566666666667</text:p>
          </table:table-cell>
        </table:table-row>
        <table:table-row>
          <table:table-cell table:number-columns-repeated="6"/>
          <table:table-cell table:style-name="ce5" office:value-type="float" office:value="1.59466666666667">
            <text:p>1.59466666666667</text:p>
          </table:table-cell>
        </table:table-row>
        <table:table-row>
          <table:table-cell table:number-columns-repeated="6"/>
          <table:table-cell table:style-name="ce5" office:value-type="float" office:value="0.934666666666667">
            <text:p>0.934666666666667</text:p>
          </table:table-cell>
        </table:table-row>
        <table:table-row>
          <table:table-cell table:number-columns-repeated="6"/>
          <table:table-cell table:style-name="ce5" office:value-type="float" office:value="4.817">
            <text:p>4.817</text:p>
          </table:table-cell>
        </table:table-row>
        <table:table-row>
          <table:table-cell table:number-columns-repeated="6"/>
          <table:table-cell table:style-name="ce5" office:value-type="float" office:value="2.666">
            <text:p>2.666</text:p>
          </table:table-cell>
        </table:table-row>
        <table:table-row>
          <table:table-cell table:number-columns-repeated="6"/>
          <table:table-cell table:style-name="ce5" office:value-type="float" office:value="-1.155">
            <text:p>-1.155</text:p>
          </table:table-cell>
        </table:table-row>
        <table:table-row>
          <table:table-cell table:number-columns-repeated="6"/>
          <table:table-cell table:style-name="ce5" office:value-type="float" office:value="13.3633333333333">
            <text:p>13.3633333333333</text:p>
          </table:table-cell>
        </table:table-row>
        <table:table-row>
          <table:table-cell table:number-columns-repeated="6"/>
          <table:table-cell table:style-name="ce5" office:value-type="float" office:value="0.713666666666667">
            <text:p>0.713666666666667</text:p>
          </table:table-cell>
        </table:table-row>
        <table:table-row>
          <table:table-cell table:number-columns-repeated="6"/>
          <table:table-cell table:style-name="ce5" office:value-type="float" office:value="75.6">
            <text:p>75.6</text:p>
          </table:table-cell>
        </table:table-row>
        <table:table-row>
          <table:table-cell table:number-columns-repeated="6"/>
          <table:table-cell table:style-name="ce5" office:value-type="float" office:value="0.723">
            <text:p>0.723</text:p>
          </table:table-cell>
        </table:table-row>
        <table:table-row>
          <table:table-cell table:number-columns-repeated="6"/>
          <table:table-cell table:style-name="ce5" office:value-type="float" office:value="72.7433333333333">
            <text:p>72.7433333333333</text:p>
          </table:table-cell>
        </table:table-row>
        <table:table-row>
          <table:table-cell table:number-columns-repeated="6"/>
          <table:table-cell table:style-name="ce5" office:value-type="float" office:value="0.0963333333333333">
            <text:p>0.0963333333333333</text:p>
          </table:table-cell>
        </table:table-row>
        <table:table-row>
          <table:table-cell table:number-columns-repeated="6"/>
          <table:table-cell table:style-name="ce5" office:value-type="float" office:value="53.4266666666667">
            <text:p>53.4266666666667</text:p>
          </table:table-cell>
        </table:table-row>
        <table:table-row>
          <table:table-cell table:number-columns-repeated="6"/>
          <table:table-cell table:style-name="ce5" office:value-type="float" office:value="-0.05">
            <text:p>-0.05</text:p>
          </table:table-cell>
        </table:table-row>
        <table:table-row>
          <table:table-cell table:number-columns-repeated="6"/>
          <table:table-cell table:style-name="ce5" office:value-type="float" office:value="48.2933333333333">
            <text:p>48.2933333333333</text:p>
          </table:table-cell>
        </table:table-row>
        <table:table-row>
          <table:table-cell table:number-columns-repeated="6"/>
          <table:table-cell table:style-name="ce5" office:value-type="float" office:value="-0.113666666666667">
            <text:p>-0.113666666666667</text:p>
          </table:table-cell>
        </table:table-row>
        <table:table-row>
          <table:table-cell table:number-columns-repeated="6"/>
          <table:table-cell table:style-name="ce5" office:value-type="float" office:value="45.6533333333333">
            <text:p>45.6533333333333</text:p>
          </table:table-cell>
        </table:table-row>
        <table:table-row>
          <table:table-cell table:number-columns-repeated="6"/>
          <table:table-cell table:style-name="ce5" office:value-type="float" office:value="-3.40733333333333">
            <text:p>-3.40733333333333</text:p>
          </table:table-cell>
        </table:table-row>
        <table:table-row>
          <table:table-cell table:number-columns-repeated="6"/>
          <table:table-cell table:style-name="ce5" office:value-type="float" office:value="0.123333333333333">
            <text:p>0.123333333333333</text:p>
          </table:table-cell>
        </table:table-row>
        <table:table-row>
          <table:table-cell table:number-columns-repeated="6"/>
          <table:table-cell table:style-name="ce5" office:value-type="float" office:value="1.02766666666667">
            <text:p>1.02766666666667</text:p>
          </table:table-cell>
        </table:table-row>
        <table:table-row>
          <table:table-cell table:number-columns-repeated="6"/>
          <table:table-cell table:style-name="ce5" office:value-type="float" office:value="84.0233333333333">
            <text:p>84.0233333333333</text:p>
          </table:table-cell>
        </table:table-row>
        <table:table-row>
          <table:table-cell table:number-columns-repeated="6"/>
          <table:table-cell table:style-name="ce5" office:value-type="float" office:value="0.438333333333333">
            <text:p>0.438333333333333</text:p>
          </table:table-cell>
        </table:table-row>
        <table:table-row>
          <table:table-cell table:number-columns-repeated="6"/>
          <table:table-cell table:style-name="ce5" office:value-type="float" office:value="0.526666666666667">
            <text:p>0.526666666666667</text:p>
          </table:table-cell>
        </table:table-row>
        <table:table-row>
          <table:table-cell table:number-columns-repeated="6"/>
          <table:table-cell table:style-name="ce5" office:value-type="float" office:value="0.525">
            <text:p>0.525</text:p>
          </table:table-cell>
        </table:table-row>
        <table:table-row>
          <table:table-cell table:number-columns-repeated="6"/>
          <table:table-cell table:style-name="ce5" office:value-type="float" office:value="0.295333333333333">
            <text:p>0.295333333333333</text:p>
          </table:table-cell>
        </table:table-row>
        <table:table-row>
          <table:table-cell table:number-columns-repeated="6"/>
          <table:table-cell table:style-name="ce5" office:value-type="float" office:value="0.381666666666667">
            <text:p>0.381666666666667</text:p>
          </table:table-cell>
        </table:table-row>
        <table:table-row>
          <table:table-cell table:number-columns-repeated="6"/>
          <table:table-cell table:style-name="ce5" office:value-type="float" office:value="0.384">
            <text:p>0.384</text:p>
          </table:table-cell>
        </table:table-row>
        <table:table-row>
          <table:table-cell table:number-columns-repeated="6"/>
          <table:table-cell table:style-name="ce5" office:value-type="float" office:value="0.116666666666667">
            <text:p>0.116666666666667</text:p>
          </table:table-cell>
        </table:table-row>
        <table:table-row>
          <table:table-cell table:number-columns-repeated="6"/>
          <table:table-cell table:style-name="ce5" office:value-type="float" office:value="0.147666666666667">
            <text:p>0.147666666666667</text:p>
          </table:table-cell>
        </table:table-row>
        <table:table-row>
          <table:table-cell table:number-columns-repeated="6"/>
          <table:table-cell table:style-name="ce5" office:value-type="float" office:value="0.074">
            <text:p>0.074</text:p>
          </table:table-cell>
        </table:table-row>
        <table:table-row>
          <table:table-cell table:number-columns-repeated="6"/>
          <table:table-cell table:style-name="ce5" office:value-type="float" office:value="0.114666666666667">
            <text:p>0.114666666666667</text:p>
          </table:table-cell>
        </table:table-row>
        <table:table-row>
          <table:table-cell table:number-columns-repeated="6"/>
          <table:table-cell table:style-name="ce5" office:value-type="float" office:value="0.321">
            <text:p>0.321</text:p>
          </table:table-cell>
        </table:table-row>
        <table:table-row>
          <table:table-cell table:number-columns-repeated="6"/>
          <table:table-cell table:style-name="ce5" office:value-type="float" office:value="0.216">
            <text:p>0.216</text:p>
          </table:table-cell>
        </table:table-row>
        <table:table-row>
          <table:table-cell table:number-columns-repeated="6"/>
          <table:table-cell table:style-name="ce5" office:value-type="float" office:value="0.287666666666667">
            <text:p>0.287666666666667</text:p>
          </table:table-cell>
        </table:table-row>
        <table:table-row>
          <table:table-cell table:number-columns-repeated="6"/>
          <table:table-cell table:style-name="ce5" office:value-type="float" office:value="0.19">
            <text:p>0.19</text:p>
          </table:table-cell>
        </table:table-row>
        <table:table-row>
          <table:table-cell table:number-columns-repeated="6"/>
          <table:table-cell table:style-name="ce5" office:value-type="float" office:value="0.430666666666667">
            <text:p>0.430666666666667</text:p>
          </table:table-cell>
        </table:table-row>
        <table:table-row>
          <table:table-cell table:number-columns-repeated="6"/>
          <table:table-cell table:style-name="ce5" office:value-type="float" office:value="0.217666666666667">
            <text:p>0.217666666666667</text:p>
          </table:table-cell>
        </table:table-row>
        <table:table-row>
          <table:table-cell table:number-columns-repeated="6"/>
          <table:table-cell table:style-name="ce5" office:value-type="float" office:value="0.411333333333333">
            <text:p>0.411333333333333</text:p>
          </table:table-cell>
        </table:table-row>
        <table:table-row>
          <table:table-cell table:number-columns-repeated="6"/>
          <table:table-cell table:style-name="ce5" office:value-type="float" office:value="0.120666666666667">
            <text:p>0.120666666666667</text:p>
          </table:table-cell>
        </table:table-row>
        <table:table-row>
          <table:table-cell table:number-columns-repeated="6"/>
          <table:table-cell table:style-name="ce5" office:value-type="float" office:value="0.459333333333333">
            <text:p>0.459333333333333</text:p>
          </table:table-cell>
        </table:table-row>
        <table:table-row>
          <table:table-cell table:number-columns-repeated="6"/>
          <table:table-cell table:style-name="ce5" office:value-type="float" office:value="0.279666666666667">
            <text:p>0.279666666666667</text:p>
          </table:table-cell>
        </table:table-row>
        <table:table-row>
          <table:table-cell table:number-columns-repeated="6"/>
          <table:table-cell table:style-name="ce5" office:value-type="float" office:value="55.268">
            <text:p>55.268</text:p>
          </table:table-cell>
        </table:table-row>
        <table:table-row>
          <table:table-cell table:number-columns-repeated="6"/>
          <table:table-cell table:style-name="ce5" office:value-type="float" office:value="74.024">
            <text:p>74.024</text:p>
          </table:table-cell>
        </table:table-row>
        <table:table-row>
          <table:table-cell table:number-columns-repeated="6"/>
          <table:table-cell table:style-name="ce5" office:value-type="float" office:value="92.5376666666667">
            <text:p>92.5376666666667</text:p>
          </table:table-cell>
        </table:table-row>
        <table:table-row>
          <table:table-cell table:number-columns-repeated="6"/>
          <table:table-cell table:style-name="ce5" office:value-type="float" office:value="21.4746666666667">
            <text:p>21.4746666666667</text:p>
          </table:table-cell>
        </table:table-row>
        <table:table-row>
          <table:table-cell table:number-columns-repeated="6"/>
          <table:table-cell table:style-name="ce5" office:value-type="float" office:value="32.2986666666667">
            <text:p>32.2986666666667</text:p>
          </table:table-cell>
        </table:table-row>
        <table:table-row>
          <table:table-cell table:number-columns-repeated="6"/>
          <table:table-cell table:style-name="ce5" office:value-type="float" office:value="16.045">
            <text:p>16.045</text:p>
          </table:table-cell>
        </table:table-row>
        <table:table-row>
          <table:table-cell table:number-columns-repeated="6"/>
          <table:table-cell table:style-name="ce5" office:value-type="float" office:value="16.42">
            <text:p>16.42</text:p>
          </table:table-cell>
        </table:table-row>
        <table:table-row>
          <table:table-cell table:number-columns-repeated="6"/>
          <table:table-cell table:style-name="ce5" office:value-type="float" office:value="14.493">
            <text:p>14.493</text:p>
          </table:table-cell>
        </table:table-row>
        <table:table-row>
          <table:table-cell table:number-columns-repeated="6"/>
          <table:table-cell table:style-name="ce5" office:value-type="float" office:value="60.629">
            <text:p>60.629</text:p>
          </table:table-cell>
        </table:table-row>
        <table:table-row>
          <table:table-cell table:number-columns-repeated="6"/>
          <table:table-cell table:style-name="ce5" office:value-type="float" office:value="0">
            <text:p>0</text:p>
          </table:table-cell>
        </table:table-row>
        <table:table-row>
          <table:table-cell table:number-columns-repeated="6"/>
          <table:table-cell table:style-name="ce5" office:value-type="float" office:value="0">
            <text:p>0</text:p>
          </table:table-cell>
        </table:table-row>
        <table:table-row>
          <table:table-cell table:number-columns-repeated="6"/>
          <table:table-cell table:style-name="ce5" office:value-type="float" office:value="29.4686666666667">
            <text:p>29.4686666666667</text:p>
          </table:table-cell>
        </table:table-row>
        <table:table-row>
          <table:table-cell table:number-columns-repeated="6"/>
          <table:table-cell table:style-name="ce5" office:value-type="float" office:value="40.11">
            <text:p>40.11</text:p>
          </table:table-cell>
        </table:table-row>
        <table:table-row>
          <table:table-cell table:number-columns-repeated="6"/>
          <table:table-cell table:style-name="ce5" office:value-type="float" office:value="12.4386666666667">
            <text:p>12.4386666666667</text:p>
          </table:table-cell>
        </table:table-row>
        <table:table-row>
          <table:table-cell table:number-columns-repeated="6"/>
          <table:table-cell table:style-name="ce5" office:value-type="float" office:value="0.357">
            <text:p>0.357</text:p>
          </table:table-cell>
        </table:table-row>
        <table:table-row>
          <table:table-cell table:number-columns-repeated="6"/>
          <table:table-cell table:style-name="ce5" office:value-type="float" office:value="0.973">
            <text:p>0.973</text:p>
          </table:table-cell>
        </table:table-row>
        <table:table-row>
          <table:table-cell table:number-columns-repeated="6"/>
          <table:table-cell table:style-name="ce5" office:value-type="float" office:value="0.11">
            <text:p>0.11</text:p>
          </table:table-cell>
        </table:table-row>
        <table:table-row>
          <table:table-cell table:number-columns-repeated="6"/>
          <table:table-cell table:style-name="ce5" office:value-type="float" office:value="0.400666666666667">
            <text:p>0.400666666666667</text:p>
          </table:table-cell>
        </table:table-row>
        <table:table-row>
          <table:table-cell table:number-columns-repeated="6"/>
          <table:table-cell table:style-name="ce5" office:value-type="float" office:value="0.944666666666667">
            <text:p>0.944666666666667</text:p>
          </table:table-cell>
        </table:table-row>
        <table:table-row>
          <table:table-cell table:number-columns-repeated="6"/>
          <table:table-cell table:style-name="ce5" office:value-type="float" office:value="3.175">
            <text:p>3.175</text:p>
          </table:table-cell>
        </table:table-row>
        <table:table-row>
          <table:table-cell table:number-columns-repeated="6"/>
          <table:table-cell table:style-name="ce5" office:value-type="float" office:value="1.02333333333333">
            <text:p>1.02333333333333</text:p>
          </table:table-cell>
        </table:table-row>
        <table:table-row>
          <table:table-cell table:number-columns-repeated="6"/>
          <table:table-cell table:style-name="ce5" office:value-type="float" office:value="0.644333333333333">
            <text:p>0.644333333333333</text:p>
          </table:table-cell>
        </table:table-row>
        <table:table-row>
          <table:table-cell table:number-columns-repeated="6"/>
          <table:table-cell table:style-name="ce5" office:value-type="float" office:value="0.879666666666667">
            <text:p>0.879666666666667</text:p>
          </table:table-cell>
        </table:table-row>
        <table:table-row>
          <table:table-cell table:number-columns-repeated="6"/>
          <table:table-cell table:style-name="ce5" office:value-type="float" office:value="0.845333333333333">
            <text:p>0.845333333333333</text:p>
          </table:table-cell>
        </table:table-row>
        <table:table-row>
          <table:table-cell table:number-columns-repeated="6"/>
          <table:table-cell table:style-name="ce5" office:value-type="float" office:value="0.108333333333333">
            <text:p>0.108333333333333</text:p>
          </table:table-cell>
        </table:table-row>
        <table:table-row>
          <table:table-cell table:number-columns-repeated="6"/>
          <table:table-cell table:style-name="ce5" office:value-type="float" office:value="0.105">
            <text:p>0.105</text:p>
          </table:table-cell>
        </table:table-row>
        <table:table-row>
          <table:table-cell table:number-columns-repeated="6"/>
          <table:table-cell table:style-name="ce5" office:value-type="float" office:value="402.816666666667">
            <text:p>402.816666666667</text:p>
          </table:table-cell>
        </table:table-row>
        <table:table-row>
          <table:table-cell table:number-columns-repeated="6"/>
          <table:table-cell table:style-name="ce5" office:value-type="float" office:value="151.383333333333">
            <text:p>151.383333333333</text:p>
          </table:table-cell>
        </table:table-row>
        <table:table-row>
          <table:table-cell table:number-columns-repeated="6"/>
          <table:table-cell table:style-name="ce5" office:value-type="float" office:value="15.2676666666667">
            <text:p>15.2676666666667</text:p>
          </table:table-cell>
        </table:table-row>
        <table:table-row>
          <table:table-cell table:number-columns-repeated="6"/>
          <table:table-cell table:style-name="ce5" office:value-type="float" office:value="127.774333333333">
            <text:p>127.774333333333</text:p>
          </table:table-cell>
        </table:table-row>
        <table:table-row>
          <table:table-cell table:number-columns-repeated="6"/>
          <table:table-cell table:style-name="ce5" office:value-type="float" office:value="15.1603333333333">
            <text:p>15.1603333333333</text:p>
          </table:table-cell>
        </table:table-row>
        <table:table-row>
          <table:table-cell table:number-columns-repeated="6"/>
          <table:table-cell table:style-name="ce5" office:value-type="float" office:value="2.245">
            <text:p>2.245</text:p>
          </table:table-cell>
        </table:table-row>
        <table:table-row>
          <table:table-cell table:number-columns-repeated="6"/>
          <table:table-cell table:style-name="ce5" office:value-type="float" office:value="8.26666666666667">
            <text:p>8.26666666666667</text:p>
          </table:table-cell>
        </table:table-row>
        <table:table-row>
          <table:table-cell table:number-columns-repeated="6"/>
          <table:table-cell table:style-name="ce5" office:value-type="float" office:value="6.77466666666667">
            <text:p>6.77466666666667</text:p>
          </table:table-cell>
        </table:table-row>
        <table:table-row>
          <table:table-cell table:number-columns-repeated="6"/>
          <table:table-cell table:style-name="ce5" office:value-type="float" office:value="314.642333333333">
            <text:p>314.642333333333</text:p>
          </table:table-cell>
        </table:table-row>
        <table:table-row>
          <table:table-cell table:number-columns-repeated="6"/>
          <table:table-cell table:style-name="ce5" office:value-type="float" office:value="88.4476666666667">
            <text:p>88.4476666666667</text:p>
          </table:table-cell>
        </table:table-row>
        <table:table-row>
          <table:table-cell table:number-columns-repeated="6"/>
          <table:table-cell table:style-name="ce5" office:value-type="float" office:value="102.639333333333">
            <text:p>102.639333333333</text:p>
          </table:table-cell>
        </table:table-row>
        <table:table-row>
          <table:table-cell table:number-columns-repeated="6"/>
          <table:table-cell table:style-name="ce5" office:value-type="float" office:value="29.7623333333333">
            <text:p>29.7623333333333</text:p>
          </table:table-cell>
        </table:table-row>
        <table:table-row>
          <table:table-cell table:number-columns-repeated="6"/>
          <table:table-cell table:style-name="ce5" office:value-type="float" office:value="29.62">
            <text:p>29.62</text:p>
          </table:table-cell>
        </table:table-row>
        <table:table-row>
          <table:table-cell table:number-columns-repeated="6"/>
          <table:table-cell table:style-name="ce5" office:value-type="float" office:value="0.165666666666667">
            <text:p>0.165666666666667</text:p>
          </table:table-cell>
        </table:table-row>
        <table:table-row>
          <table:table-cell table:number-columns-repeated="6"/>
          <table:table-cell table:style-name="ce5" office:value-type="float" office:value="2.85033333333333">
            <text:p>2.85033333333333</text:p>
          </table:table-cell>
        </table:table-row>
        <table:table-row>
          <table:table-cell table:number-columns-repeated="6"/>
          <table:table-cell table:style-name="ce5" office:value-type="float" office:value="0.291">
            <text:p>0.291</text:p>
          </table:table-cell>
        </table:table-row>
        <table:table-row>
          <table:table-cell table:number-columns-repeated="6"/>
          <table:table-cell table:style-name="ce5" office:value-type="float" office:value="0">
            <text:p>0</text:p>
          </table:table-cell>
        </table:table-row>
        <table:table-row>
          <table:table-cell table:number-columns-repeated="6"/>
          <table:table-cell table:style-name="ce5" office:value-type="float" office:value="11.8846666666667">
            <text:p>11.8846666666667</text:p>
          </table:table-cell>
        </table:table-row>
        <table:table-row>
          <table:table-cell table:number-columns-repeated="6"/>
          <table:table-cell table:style-name="ce5" office:value-type="float" office:value="2.03666666666667">
            <text:p>2.03666666666667</text:p>
          </table:table-cell>
        </table:table-row>
        <table:table-row>
          <table:table-cell table:number-columns-repeated="6"/>
          <table:table-cell table:style-name="ce5" office:value-type="float" office:value="2.936">
            <text:p>2.936</text:p>
          </table:table-cell>
        </table:table-row>
        <table:table-row>
          <table:table-cell table:number-columns-repeated="6"/>
          <table:table-cell table:style-name="ce5" office:value-type="float" office:value="1.09566666666667">
            <text:p>1.09566666666667</text:p>
          </table:table-cell>
        </table:table-row>
        <table:table-row>
          <table:table-cell table:number-columns-repeated="6"/>
          <table:table-cell table:style-name="ce5" office:value-type="float" office:value="344.828">
            <text:p>344.828</text:p>
          </table:table-cell>
        </table:table-row>
        <table:table-row>
          <table:table-cell table:number-columns-repeated="6"/>
          <table:table-cell table:style-name="ce5" office:value-type="float" office:value="563.355">
            <text:p>563.355</text:p>
          </table:table-cell>
        </table:table-row>
        <table:table-row>
          <table:table-cell table:number-columns-repeated="6"/>
          <table:table-cell table:style-name="ce5" office:value-type="float" office:value="416.708">
            <text:p>416.708</text:p>
          </table:table-cell>
        </table:table-row>
        <table:table-row>
          <table:table-cell table:number-columns-repeated="6"/>
          <table:table-cell table:style-name="ce5" office:value-type="float" office:value="445.559666666667">
            <text:p>445.559666666667</text:p>
          </table:table-cell>
        </table:table-row>
        <table:table-row>
          <table:table-cell table:number-columns-repeated="6"/>
          <table:table-cell table:style-name="ce5" office:value-type="float" office:value="433.518333333333">
            <text:p>433.518333333333</text:p>
          </table:table-cell>
        </table:table-row>
        <table:table-row>
          <table:table-cell table:number-columns-repeated="6"/>
          <table:table-cell table:style-name="ce5" office:value-type="float" office:value="3.85566666666667">
            <text:p>3.85566666666667</text:p>
          </table:table-cell>
        </table:table-row>
        <table:table-row>
          <table:table-cell table:number-columns-repeated="6"/>
          <table:table-cell table:style-name="ce5" office:value-type="float" office:value="6.039">
            <text:p>6.039</text:p>
          </table:table-cell>
        </table:table-row>
        <table:table-row>
          <table:table-cell table:number-columns-repeated="6"/>
          <table:table-cell table:style-name="ce5" office:value-type="float" office:value="1.39066666666667">
            <text:p>1.39066666666667</text:p>
          </table:table-cell>
        </table:table-row>
        <table:table-row>
          <table:table-cell table:number-columns-repeated="6"/>
          <table:table-cell table:style-name="ce5" office:value-type="float" office:value="1.87566666666667">
            <text:p>1.87566666666667</text:p>
          </table:table-cell>
        </table:table-row>
        <table:table-row>
          <table:table-cell table:number-columns-repeated="6"/>
          <table:table-cell table:style-name="ce5" office:value-type="float" office:value="57.5773333333333">
            <text:p>57.5773333333333</text:p>
          </table:table-cell>
        </table:table-row>
        <table:table-row>
          <table:table-cell table:number-columns-repeated="6"/>
          <table:table-cell table:style-name="ce5" office:value-type="float" office:value="8.74033333333333">
            <text:p>8.74033333333333</text:p>
          </table:table-cell>
        </table:table-row>
        <table:table-row>
          <table:table-cell table:number-columns-repeated="6"/>
          <table:table-cell table:style-name="ce5" office:value-type="float" office:value="12.9273333333333">
            <text:p>12.927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loext:min-decimal-places="12" number:min-integer-digits="1"/>
    </number:number-style>
    <number:number-style style:name="N105">
      <number:number number:decimal-places="11" loext:min-decimal-places="11" number:min-integer-digits="1"/>
    </number:number-style>
    <number:number-style style:name="N106">
      <number:number number:decimal-places="10" loext:min-decimal-places="10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10:57:01.51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4T10:57:49.412000000</dc:date>
    <meta:editing-duration>PT35M4S</meta:editing-duration>
    <meta:editing-cycles>6</meta:editing-cycles>
    <meta:generator>LibreOffice/5.4.2.2$Windows_x86 LibreOffice_project/22b09f6418e8c2d508a9eaf86b2399209b0990f4</meta:generator>
    <meta:document-statistic meta:table-count="3" meta:cell-count="2988" meta:object-count="0"/>
  </office:meta>
</office:document-meta>
</file>